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2.3543in"/>
    </style:style>
    <style:style style:name="co9" style:family="table-column">
      <style:table-column-properties fo:break-before="auto" style:column-width="1.5937in"/>
    </style:style>
    <style:style style:name="co10" style:family="table-column">
      <style:table-column-properties fo:break-before="auto" style:column-width="2.8335in"/>
    </style:style>
    <style:style style:name="co11" style:family="table-column">
      <style:table-column-properties fo:break-before="auto" style:column-width="7.1457in"/>
    </style:style>
    <style:style style:name="co12" style:family="table-column">
      <style:table-column-properties fo:break-before="auto" style:column-width="3.8543in"/>
    </style:style>
    <style:style style:name="co32" style:family="table-column">
      <style:table-column-properties fo:break-before="auto" style:column-width="2.4374in"/>
    </style:style>
    <style:style style:name="co33" style:family="table-column">
      <style:table-column-properties fo:break-before="auto" style:column-width="2.5209in"/>
    </style:style>
    <style:style style:name="co34" style:family="table-column">
      <style:table-column-properties fo:break-before="auto" style:column-width="5.3126in"/>
    </style:style>
    <style:style style:name="co35" style:family="table-column">
      <style:table-column-properties fo:break-before="auto" style:column-width="2.9898in"/>
    </style:style>
    <style:style style:name="co36" style:family="table-column">
      <style:table-column-properties fo:break-before="auto" style:column-width="3.1043in"/>
    </style:style>
    <style:style style:name="co37" style:family="table-column">
      <style:table-column-properties fo:break-before="auto" style:column-width="6.4583in"/>
    </style:style>
    <style:style style:name="co38" style:family="table-column">
      <style:table-column-properties fo:break-before="auto" style:column-width="2.302in"/>
    </style:style>
    <style:style style:name="co39" style:family="table-column">
      <style:table-column-properties fo:break-before="auto" style:column-width="3.4165in"/>
    </style:style>
    <style:style style:name="co50" style:family="table-column">
      <style:table-column-properties fo:break-before="auto" style:column-width="1.9165in"/>
    </style:style>
    <style:style style:name="co51" style:family="table-column">
      <style:table-column-properties fo:break-before="auto" style:column-width="0.8126in"/>
    </style:style>
    <style:style style:name="co52" style:family="table-column">
      <style:table-column-properties fo:break-before="auto" style:column-width="0.7602in"/>
    </style:style>
    <style:style style:name="co53" style:family="table-column">
      <style:table-column-properties fo:break-before="auto" style:column-width="3.2811in"/>
    </style:style>
    <style:style style:name="co54" style:family="table-column">
      <style:table-column-properties fo:break-before="auto" style:column-width="2.5626in"/>
    </style:style>
    <style:style style:name="co55" style:family="table-column">
      <style:table-column-properties fo:break-before="auto" style:column-width="5.7709in"/>
    </style:style>
    <style:style style:name="co18" style:family="table-column">
      <style:table-column-properties fo:break-before="auto" style:column-width="0.75in"/>
    </style:style>
    <style:style style:name="co56" style:family="table-column">
      <style:table-column-properties fo:break-before="auto" style:column-width="1.0835in"/>
    </style:style>
    <style:style style:name="co29" style:family="table-column">
      <style:table-column-properties fo:break-before="auto" style:column-width="0.889in"/>
    </style:style>
    <style:style style:name="co30" style:family="table-column">
      <style:table-column-properties fo:break-before="auto" style:column-width="0.25in"/>
    </style:style>
    <style:style style:name="co31" style:family="table-column">
      <style:table-column-properties fo:break-before="auto" style:column-width="3.5728in"/>
    </style:style>
    <style:style style:name="co40" style:family="table-column">
      <style:table-column-properties fo:break-before="auto" style:column-width="0.9689in"/>
    </style:style>
    <style:style style:name="co41" style:family="table-column">
      <style:table-column-properties fo:break-before="auto" style:column-width="1.9689in"/>
    </style:style>
    <style:style style:name="co42" style:family="table-column">
      <style:table-column-properties fo:break-before="auto" style:column-width="1.1665in"/>
    </style:style>
    <style:style style:name="co43" style:family="table-column">
      <style:table-column-properties fo:break-before="auto" style:column-width="1.8854in"/>
    </style:style>
    <style:style style:name="co44" style:family="table-column">
      <style:table-column-properties fo:break-before="auto" style:column-width="1.9063in"/>
    </style:style>
    <style:style style:name="co45" style:family="table-column">
      <style:table-column-properties fo:break-before="auto" style:column-width="2.2398in"/>
    </style:style>
    <style:style style:name="co46" style:family="table-column">
      <style:table-column-properties fo:break-before="auto" style:column-width="2.2811in"/>
    </style:style>
    <style:style style:name="co47" style:family="table-column">
      <style:table-column-properties fo:break-before="auto" style:column-width="0.9374in"/>
    </style:style>
    <style:style style:name="co48" style:family="table-column">
      <style:table-column-properties fo:break-before="auto" style:column-width="1.1252in"/>
    </style:style>
    <style:style style:name="co49" style:family="table-column">
      <style:table-column-properties fo:break-before="auto" style:column-width="1.1043in"/>
    </style:style>
    <style:style style:name="co57" style:family="table-column">
      <style:table-column-properties fo:break-before="auto" style:column-width="1.1354in"/>
    </style:style>
    <style:style style:name="co58" style:family="table-column">
      <style:table-column-properties fo:break-before="auto" style:column-width="1.1772in"/>
    </style:style>
    <style:style style:name="co59" style:family="table-column">
      <style:table-column-properties fo:break-before="auto" style:column-width="1.8957in"/>
    </style:style>
    <style:style style:name="co60" style:family="table-column">
      <style:table-column-properties fo:break-before="auto" style:column-width="1.2602in"/>
    </style:style>
    <style:style style:name="co61" style:family="table-column">
      <style:table-column-properties fo:break-before="auto" style:column-width="1.6354in"/>
    </style:style>
    <style:style style:name="co62" style:family="table-column">
      <style:table-column-properties fo:break-before="auto" style:column-width="1.7602in"/>
    </style:style>
    <style:style style:name="co63" style:family="table-column">
      <style:table-column-properties fo:break-before="auto" style:column-width="3.1457in"/>
    </style:style>
    <style:style style:name="co64" style:family="table-column">
      <style:table-column-properties fo:break-before="auto" style:column-width="2.6043in"/>
    </style:style>
    <style:style style:name="co65" style:family="table-column">
      <style:table-column-properties fo:break-before="auto" style:column-width="2.052in"/>
    </style:style>
    <style:style style:name="co66" style:family="table-column">
      <style:table-column-properties fo:break-before="auto" style:column-width="5.7602in"/>
    </style:style>
    <style:style style:name="co67" style:family="table-column">
      <style:table-column-properties fo:break-before="auto" style:column-width="1.5417in"/>
    </style:style>
    <style:style style:name="co68" style:family="table-column">
      <style:table-column-properties fo:break-before="auto" style:column-width="2.7189in"/>
    </style:style>
    <style:style style:name="co69" style:family="table-column">
      <style:table-column-properties fo:break-before="auto" style:column-width="3.7189in"/>
    </style:style>
    <style:style style:name="co70" style:family="table-column">
      <style:table-column-properties fo:break-before="auto" style:column-width="5.4063in"/>
    </style:style>
    <style:style style:name="co71" style:family="table-column">
      <style:table-column-properties fo:break-before="auto" style:column-width="4.4898in"/>
    </style:style>
    <style:style style:name="co72"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78in" fo:break-before="auto" style:use-optimal-row-height="false"/>
    </style:style>
    <style:style style:name="ta1" style:family="table" style:master-page-name="mp1">
      <style:table-properties table:display="true" style:writing-mode="lr-tb"/>
    </style:style>
    <style:style style:name="ta3" style:family="table" style:master-page-name="mp3">
      <style:table-properties table:display="true" style:writing-mode="lr-tb"/>
    </style:style>
    <style:style style:name="ta6" style:family="table" style:master-page-name="mp5">
      <style:table-properties table:display="false" style:writing-mode="lr-tb"/>
    </style:style>
    <style:style style:name="ta5" style:family="table" style:master-page-name="mp2">
      <style:table-properties table:display="true" style:writing-mode="lr-tb"/>
    </style:style>
    <style:style style:name="ta7" style:family="table" style:master-page-name="mp4">
      <style:table-properties table:display="true" style:writing-mode="lr-tb"/>
    </style:style>
    <style:style style:name="ta8" style:family="table" style:master-page-name="mp5">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1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fo:background-color="#efefef" style:vertical-align="automatic"/>
    </style:style>
    <style:style style:name="ce9"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1"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12" style:family="table-cell" style:parent-style-name="Default" style:data-style-name="N0">
      <style:table-cell-properties style:vertical-align="automatic"/>
      <style:text-properties style:font-name="Cambria" style:font-name-asian="Cambria1" style:font-name-complex="Cambria1"/>
    </style:style>
    <style:style style:name="ce14" style:family="table-cell" style:parent-style-name="Default" style:data-style-name="N0">
      <style:table-cell-properties style:vertical-align="top"/>
    </style:style>
    <style:style style:name="ce28" style:family="table-cell" style:parent-style-name="Default" style:data-style-name="N0">
      <style:table-cell-properties style:vertical-align="automatic"/>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15" style:family="table-cell" style:parent-style-name="Default" style:data-style-name="N0">
      <style:table-cell-properties fo:background-color="#ffffff" style:vertical-align="top"/>
      <style:text-properties style:font-name="Roboto" style:font-name-asian="Roboto" style:font-name-complex="Roboto"/>
    </style:style>
    <style:style style:name="ce33" style:family="table-cell" style:parent-style-name="Default" style:data-style-name="N0"/>
    <style:style style:name="ce34"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5" style:family="table-cell" style:parent-style-name="Default" style:data-style-name="N0">
      <style:table-cell-properties style:vertical-align="automatic"/>
    </style:style>
    <style:style style:name="ce36" style:family="table-cell" style:parent-style-name="Default" style:data-style-name="N0">
      <style:text-properties fo:font-size="14pt" fo:font-weight="bold" style:font-size-asian="14pt" style:font-weight-asian="bold" style:font-size-complex="14pt" style:font-weight-complex="bold"/>
    </style:style>
    <style:style style:name="ce37"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39" style:family="table-cell" style:parent-style-name="Default" style:data-style-name="N0">
      <style:table-cell-properties fo:background-color="#efefef" style:vertical-align="automatic"/>
    </style:style>
    <style:style style:name="ce4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1"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2" style:family="table-cell" style:parent-style-name="Default" style:data-style-name="N0">
      <style:text-properties fo:font-weight="bold" style:font-weight-asian="bold" style:font-weight-complex="bold"/>
    </style:style>
    <style:style style:name="ce43" style:family="table-cell" style:parent-style-name="Default" style:data-style-name="N0">
      <style:table-cell-properties style:vertical-align="top"/>
    </style:style>
    <style:style style:name="ce44" style:family="table-cell" style:parent-style-name="Default" style:data-style-name="N0">
      <style:table-cell-properties style:vertical-align="automatic"/>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46" style:family="table-cell" style:parent-style-name="Default" style:data-style-name="N0">
      <style:table-cell-properties style:vertical-align="automatic"/>
      <style:text-properties style:font-name="Cambria" style:font-name-asian="Cambria1" style:font-name-complex="Cambria1"/>
    </style:style>
    <style:style style:name="ce47" style:family="table-cell" style:parent-style-name="Default" style:data-style-name="N0">
      <style:table-cell-properties fo:background-color="#ffffff" style:vertical-align="top"/>
      <style:text-properties style:font-name="Roboto" style:font-name-asian="Roboto" style:font-name-complex="Roboto"/>
    </style:style>
    <style:style style:name="ce48"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Opportunities.D2">
          <table:error-message table:message-type="stop" table:display="true"/>
        </table:content-validation>
        <table:content-validation table:name="val2"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3" table:condition="of:cell-content-is-in-list(OPPORTUNITIES)" table:allow-empty-cell="true" table:display-list="unsorted" table:base-cell-address="Actors.C2">
          <table:help-message table:display="true"/>
          <table:error-message table:message-type="stop" table:display="true"/>
        </table:content-validation>
        <table:content-validation table:name="val4" table:condition="of:cell-content-is-in-list(ActorGroups)" table:allow-empty-cell="true" table:display-list="unsorted" table:base-cell-address="Actors.D2">
          <table:help-message table:display="true"/>
          <table:error-message table:message-type="stop" table:display="true"/>
        </table:content-validation>
        <table:content-validation table:name="val5" table:condition="of:cell-content-is-in-list(RelationTypes)" table:allow-empty-cell="true" table:display-list="unsorted" table:base-cell-address="Relations.A2">
          <table:help-message table:display="true"/>
          <table:error-message table:message-type="stop" table:display="true"/>
        </table:content-validation>
        <table:content-validation table:name="val6" table:condition="of:cell-content-is-in-list(OPPORTUNITIES)" table:allow-empty-cell="true" table:display-list="unsorted" table:base-cell-address="Relations.F2">
          <table:help-message table:display="true"/>
          <table:error-message table:message-type="stop" table:display="true"/>
        </table:content-validation>
        <table:content-validation table:name="val7" table:condition="of:cell-content-is-in-list(OPPORTUNITIES)" table:allow-empty-cell="true" table:display-list="unsorted" table:base-cell-address="Aspects.D2">
          <table:help-message table:display="true"/>
          <table:error-message table:message-type="stop" table:display="true"/>
        </table:content-validation>
        <table:content-validation table:name="val8" table:condition="of:cell-content-is-in-list(CHALLENGES)" table:allow-empty-cell="true" table:display-list="unsorted" table:base-cell-address="Users.D2">
          <table:help-message table:display="true"/>
          <table:error-message table:message-type="stop" table:display="true"/>
        </table:content-validation>
        <table:content-validation table:name="val9" table:condition="of:cell-content-is-in-list(GROUPS)" table:allow-empty-cell="true" table:display-list="unsorted" table:base-cell-address="Users.F2">
          <table:error-message table:message-type="stop" table:display="true"/>
        </table:content-validation>
        <table:content-validation table:name="val10" table:condition="of:cell-content-is-in-list([Groups.$A$2:.$A$4])" table:allow-empty-cell="true" table:display-list="unsorted" table:base-cell-address="Users.F400">
          <table:error-message table:message-type="stop" table:display="true"/>
        </table:content-validation>
        <table:content-validation table:name="val11" table:condition="of:cell-content-is-in-list([Challenges.$A$2:.$A$20])" table:allow-empty-cell="true" table:display-list="unsorted" table:base-cell-address="Users.R2"/>
      </table:content-validations>
      <table:table table:name="Information"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3" table:number-columns-repeated="60" table:default-cell-style-name="ce33"/>
        <table:table-row table:style-name="ro1">
          <table:table-cell table:number-columns-repeated="64"/>
        </table:table-row>
        <table:table-row table:style-name="ro2">
          <table:table-cell table:style-name="ce34"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5" office:value-type="string" calcext:value-type="string">
            <text:p>Ecoverse</text:p>
          </table:table-cell>
          <table:table-cell table:style-name="ce35" office:value-type="string" calcext:value-type="string">
            <text:p>Information about the Ecoverse</text:p>
          </table:table-cell>
          <table:table-cell table:number-columns-repeated="62"/>
        </table:table-row>
        <table:table-row table:style-name="ro3">
          <table:table-cell table:style-name="ce35" office:value-type="string" calcext:value-type="string">
            <text:p>Groups</text:p>
          </table:table-cell>
          <table:table-cell table:style-name="ce35" office:value-type="string" calcext:value-type="string">
            <text:p>The list of user groups at the ecoverse level</text:p>
          </table:table-cell>
          <table:table-cell table:number-columns-repeated="62"/>
        </table:table-row>
        <table:table-row table:style-name="ro3">
          <table:table-cell table:style-name="ce35" office:value-type="string" calcext:value-type="string">
            <text:p>Challenges</text:p>
          </table:table-cell>
          <table:table-cell table:style-name="ce35" office:value-type="string" calcext:value-type="string">
            <text:p>List of challenges</text:p>
          </table:table-cell>
          <table:table-cell table:number-columns-repeated="62"/>
        </table:table-row>
        <table:table-row table:style-name="ro3">
          <table:table-cell table:style-name="ce35" office:value-type="string" calcext:value-type="string">
            <text:p>Opportunities</text:p>
          </table:table-cell>
          <table:table-cell table:style-name="ce35" office:value-type="string" calcext:value-type="string">
            <text:p>List of opportunities, plus which challenge each belongs to</text:p>
          </table:table-cell>
          <table:table-cell table:number-columns-repeated="62"/>
        </table:table-row>
        <table:table-row table:style-name="ro1">
          <table:table-cell table:style-name="ce35" office:value-type="string" calcext:value-type="string">
            <text:p>Organisations</text:p>
          </table:table-cell>
          <table:table-cell table:style-name="ce35" office:value-type="string" calcext:value-type="string">
            <text:p>The list of organisations for the ecoverse. First entry is the Ecoverse Host. </text:p>
          </table:table-cell>
          <table:table-cell table:number-columns-repeated="62"/>
        </table:table-row>
        <table:table-row table:style-name="ro3">
          <table:table-cell table:style-name="ce35" office:value-type="string" calcext:value-type="string">
            <text:p>Users</text:p>
          </table:table-cell>
          <table:table-cell table:style-name="ce35"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number-rows-repeated="2">
          <table:table-cell table:number-columns-repeated="64"/>
        </table:table-row>
        <table:table-row table:style-name="ro1">
          <table:table-cell table:style-name="ce36"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7" office:value-type="string" calcext:value-type="string">
            <text:p><text:a xlink:href="https://prod-v3.odyssey.ninja/backend/storage/" xlink:type="simple">https://prod-v3.odyssey.ninja/backend/storage/</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Ecoverse" table:style-name="ta1">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3" table:number-columns-repeated="2" table:default-cell-style-name="ce33"/>
        <table:table-column table:style-name="co10" table:default-cell-style-name="ce33"/>
        <table:table-column table:style-name="co11" table:number-columns-repeated="2" table:default-cell-style-name="ce33"/>
        <table:table-column table:style-name="co3" table:number-columns-repeated="54" table:default-cell-style-name="ce33"/>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REF_WEBSITE</text:p>
          </table:table-cell>
          <table:table-cell table:style-name="ce38" office:value-type="string" calcext:value-type="string">
            <text:p>REF_LOGO</text:p>
          </table:table-cell>
          <table:table-cell table:style-name="ce38" office:value-type="string" calcext:value-type="string">
            <text:p>REF_REPO</text:p>
          </table:table-cell>
          <table:table-cell table:style-name="ce42" table:number-columns-repeated="15"/>
          <table:table-cell table:number-columns-repeated="39"/>
        </table:table-row>
        <table:table-row table:style-name="ro3">
          <table:table-cell table:style-name="ce39" office:value-type="string" calcext:value-type="string">
            <text:p>Cherrytwist Dogfood 2</text:p>
          </table:table-cell>
          <table:table-cell table:style-name="ce35" office:value-type="string" calcext:value-type="string">
            <text:p>cherrytwist</text:p>
          </table:table-cell>
          <table:table-cell table:style-name="ce35" office:value-type="string" calcext:value-type="string">
            <text:p>Open source Challenge Management Platform</text:p>
          </table:table-cell>
          <table:table-cell table:style-name="ce35" office:value-type="string" calcext:value-type="string">
            <text:p>The challenges facing our society are ever more complex, interdependent and multilateral.</text:p>
          </table:table-cell>
          <table:table-cell table:style-name="ce35"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5" office:value-type="string" calcext:value-type="string">
            <text:p>A step change in how complex challenges are managed and our ability as society to collaborate in creating solutions to our problems</text:p>
          </table:table-cell>
          <table:table-cell table:style-name="ce35" office:value-type="string" calcext:value-type="string">
            <text:p>Everyone</text:p>
          </table:table-cell>
          <table:table-cell table:style-name="ce37" office:value-type="string" calcext:value-type="string">
            <text:p><text:a xlink:href="http://cherrytwist.org/" xlink:type="simple">http://cherrytwist.org</text:a></text:p>
          </table:table-cell>
          <table:table-cell table:style-name="ce40" table:formula="of:=CONTENT_BASE_URL&amp;&quot;organisation_logos/cherrytwist.png&quot;" office:value-type="string" office:string-value="organisation_logos/cherrytwist.png" calcext:value-type="string">
            <text:p>organisation_logos/cherrytwist.png</text:p>
          </table:table-cell>
          <table:table-cell table:style-name="ce41" office:value-type="string" calcext:value-type="string">
            <text:p>http://github.com/cherrytwist</text:p>
          </table:table-cell>
          <table:table-cell table:number-columns-repeated="54"/>
        </table:table-row>
        <table:table-row table:style-name="ro3" table:number-rows-repeated="978">
          <table:table-cell table:number-columns-repeated="64"/>
        </table:table-row>
        <table:table-row table:style-name="ro1" table:number-rows-repeated="1047595">
          <table:table-cell table:number-columns-repeated="64"/>
        </table:table-row>
        <table:table-row table:style-name="ro1">
          <table:table-cell table:number-columns-repeated="64"/>
        </table:table-row>
      </table:table>
      <table:table table:name="Challenges" table:style-name="ta1">
        <table:table-column table:style-name="co12" table:default-cell-style-name="ce33"/>
        <table:table-column table:style-name="co6" table:default-cell-style-name="ce33"/>
        <table:table-column table:style-name="co7" table:number-columns-repeated="2" table:default-cell-style-name="ce33"/>
        <table:table-column table:style-name="co8" table:default-cell-style-name="ce33"/>
        <table:table-column table:style-name="co9" table:default-cell-style-name="ce33"/>
        <table:table-column table:style-name="co3" table:number-columns-repeated="3" table:default-cell-style-name="ce33"/>
        <table:table-column table:style-name="co11" table:number-columns-repeated="3" table:default-cell-style-name="ce33"/>
        <table:table-column table:style-name="co3" table:number-columns-repeated="52" table:default-cell-style-name="ce33"/>
        <table:table-column table:style-name="co3" table:default-cell-style-name="Default"/>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DEO</text:p>
          </table:table-cell>
          <table:table-cell table:style-name="ce38" office:value-type="string" calcext:value-type="string">
            <text:p>IMAGE_FILE</text:p>
          </table:table-cell>
          <table:table-cell table:style-name="ce38" office:value-type="string" calcext:value-type="string">
            <text:p>IMAGE</text:p>
          </table:table-cell>
          <table:table-cell table:style-name="ce38" office:value-type="string" calcext:value-type="string">
            <text:p>VISUAL</text:p>
          </table:table-cell>
          <table:table-cell table:style-name="ce42" table:number-columns-repeated="15"/>
          <table:table-cell table:number-columns-repeated="38"/>
        </table:table-row>
        <table:table-row table:style-name="ro4">
          <table:table-cell table:style-name="ce39" office:value-type="string" calcext:value-type="string">
            <text:p>Balance the grid</text:p>
          </table:table-cell>
          <table:table-cell table:style-name="ce35" office:value-type="string" calcext:value-type="string">
            <text:p>balance-grid</text:p>
          </table:table-cell>
          <table:table-cell table:style-name="ce35" office:value-type="string" calcext:value-type="string">
            <text:p>Vattenfall</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41" office:value-type="string" calcext:value-type="string">
            <text:p><text:a xlink:href="https://youtu.be/-wGlzcjs9CI" xlink:type="simple">https://youtu.be/-wGlzcjs9CI</text:a></text:p>
          </table:table-cell>
          <table:table-cell table:style-name="ce35" office:value-type="string" calcext:value-type="string">
            <text:p>balance-the-grid.jpeg</text:p>
          </table:table-cell>
          <table:table-cell table:style-name="ce40" table:formula="of:=CONTENT_BASE_URL&amp;&quot;challenges/&quot;&amp;[.J2]" office:value-type="string" office:string-value="challenges/balance-the-grid.jpeg" calcext:value-type="string">
            <text:p>challenges/balance-the-grid.jpeg</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53"/>
        </table:table-row>
        <table:table-row table:style-name="ro4">
          <table:table-cell table:style-name="ce39" office:value-type="string" calcext:value-type="string">
            <text:p>Building critical infrastructures</text:p>
          </table:table-cell>
          <table:table-cell table:style-name="ce35" office:value-type="string" calcext:value-type="string">
            <text:p>nature-2</text:p>
          </table:table-cell>
          <table:table-cell table:style-name="ce43" office:value-type="string" calcext:value-type="string">
            <text:p>Enexi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35" office:value-type="string" calcext:value-type="string">
            <text:p>nature-20.jpeg</text:p>
          </table:table-cell>
          <table:table-cell table:style-name="ce40" table:formula="of:=CONTENT_BASE_URL&amp;&quot;challenges/&quot;&amp;[.J3]" office:value-type="string" office:string-value="challenges/nature-20.jpeg" calcext:value-type="string">
            <text:p>challenges/nature-20.jpeg</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number-columns-repeated="53"/>
        </table:table-row>
        <table:table-row table:style-name="ro4">
          <table:table-cell table:style-name="ce39" office:value-type="string" calcext:value-type="string">
            <text:p>Circular economy for freight packaging</text:p>
          </table:table-cell>
          <table:table-cell table:style-name="ce35" office:value-type="string" calcext:value-type="string">
            <text:p>circular</text:p>
          </table:table-cell>
          <table:table-cell table:style-name="ce35" office:value-type="string" calcext:value-type="string">
            <text:p>TVM</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35" office:value-type="string" calcext:value-type="string">
            <text:p>circular-economy-for-freight-packaging.jpeg</text:p>
          </table:table-cell>
          <table:table-cell table:style-name="ce40" table:formula="of:=CONTENT_BASE_URL&amp;&quot;challenges/&quot;&amp;[.J4]" office:value-type="string" office:string-value="challenges/circular-economy-for-freight-packaging.jpeg" calcext:value-type="string">
            <text:p>challenges/circular-economy-for-freight-packaging.jpeg</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3"/>
        </table:table-row>
        <table:table-row table:style-name="ro4">
          <table:table-cell table:style-name="ce39" office:value-type="string" calcext:value-type="string">
            <text:p>Compliant air cargo flow</text:p>
          </table:table-cell>
          <table:table-cell table:style-name="ce35" office:value-type="string" calcext:value-type="string">
            <text:p>air-cargo</text:p>
          </table:table-cell>
          <table:table-cell table:style-name="ce44" office:value-type="string" calcext:value-type="string">
            <text:p>KLM Cargo</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35" office:value-type="string" calcext:value-type="string">
            <text:p>compliant-air-cargo-flow.jpg</text:p>
          </table:table-cell>
          <table:table-cell table:style-name="ce40" table:formula="of:=CONTENT_BASE_URL&amp;&quot;challenges/&quot;&amp;[.J5]" office:value-type="string" office:string-value="challenges/compliant-air-cargo-flow.jpg" calcext:value-type="string">
            <text:p>challenges/compliant-air-cargo-flow.jpg</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3"/>
        </table:table-row>
        <table:table-row table:style-name="ro4">
          <table:table-cell table:style-name="ce39" office:value-type="string" calcext:value-type="string">
            <text:p>Consumer- and organization driven decarbonization</text:p>
          </table:table-cell>
          <table:table-cell table:style-name="ce35" office:value-type="string" calcext:value-type="string">
            <text:p>decarbonization</text:p>
          </table:table-cell>
          <table:table-cell table:style-name="ce35" office:value-type="string" calcext:value-type="string">
            <text:p>DAML Digital Asset, Dell Boomi, Vmware</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35" office:value-type="string" calcext:value-type="string">
            <text:p>consumer-and-organization-driven-decarbonization.jpeg</text:p>
          </table:table-cell>
          <table:table-cell table:style-name="ce40" table:formula="of:=CONTENT_BASE_URL&amp;&quot;challenges/&quot;&amp;[.J6]" office:value-type="string" office:string-value="challenges/consumer-and-organization-driven-decarbonization.jpeg" calcext:value-type="string">
            <text:p>challenges/consumer-and-organization-driven-decarbonization.jpeg</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3"/>
        </table:table-row>
        <table:table-row table:style-name="ro4">
          <table:table-cell table:style-name="ce39" office:value-type="string" calcext:value-type="string">
            <text:p>Digital architecture for peace</text:p>
          </table:table-cell>
          <table:table-cell table:style-name="ce35" office:value-type="string" calcext:value-type="string">
            <text:p>conflict-prev</text:p>
          </table:table-cell>
          <table:table-cell table:style-name="ce35" office:value-type="string" calcext:value-type="string">
            <text:p>Powering Innovation, Dutch Ministry of Defense </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35" office:value-type="string" calcext:value-type="string">
            <text:p>conflict-prevention.jpeg</text:p>
          </table:table-cell>
          <table:table-cell table:style-name="ce40" table:formula="of:=CONTENT_BASE_URL&amp;&quot;challenges/&quot;&amp;[.J7]" office:value-type="string" office:string-value="challenges/conflict-prevention.jpeg" calcext:value-type="string">
            <text:p>challenges/conflict-prevention.jpeg</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table:style-name="ce39" office:value-type="string" calcext:value-type="string">
            <text:p>Driving the adoption of living labs</text:p>
          </table:table-cell>
          <table:table-cell table:style-name="ce35" office:value-type="string" calcext:value-type="string">
            <text:p>living-labs-1</text:p>
          </table:table-cell>
          <table:table-cell table:style-name="ce35" office:value-type="string" calcext:value-type="string">
            <text:p>Gemeente Den Haag</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35" office:value-type="string" calcext:value-type="string">
            <text:p>driving-adoption-of-living-labs.jpeg</text:p>
          </table:table-cell>
          <table:table-cell table:style-name="ce40" table:formula="of:=CONTENT_BASE_URL&amp;&quot;challenges/&quot;&amp;[.J8]" office:value-type="string" office:string-value="challenges/driving-adoption-of-living-labs.jpeg" calcext:value-type="string">
            <text:p>challenges/driving-adoption-of-living-labs.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9" office:value-type="string" calcext:value-type="string">
            <text:p>Future of acute healthcare</text:p>
          </table:table-cell>
          <table:table-cell table:style-name="ce35" office:value-type="string" calcext:value-type="string">
            <text:p>healthcare</text:p>
          </table:table-cell>
          <table:table-cell table:style-name="ce44" office:value-type="string" calcext:value-type="string">
            <text:p>Gemeente Groningen, RUG, UMCG, Odyssey</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35" office:value-type="string" calcext:value-type="string">
            <text:p>healthcare.jpeg</text:p>
          </table:table-cell>
          <table:table-cell table:style-name="ce40" table:formula="of:=CONTENT_BASE_URL&amp;&quot;challenges/&quot;&amp;[.J9]" office:value-type="string" office:string-value="challenges/healthcare.jpeg" calcext:value-type="string">
            <text:p>challenges/healthcare.jpeg</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3"/>
        </table:table-row>
        <table:table-row table:style-name="ro4">
          <table:table-cell table:style-name="ce39" office:value-type="string" calcext:value-type="string">
            <text:p>Generation Now</text:p>
          </table:table-cell>
          <table:table-cell table:style-name="ce35" office:value-type="string" calcext:value-type="string">
            <text:p>generation-now</text:p>
          </table:table-cell>
          <table:table-cell table:style-name="ce35" office:value-type="string" calcext:value-type="string">
            <text:p>Odyssey</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35" office:value-type="string" calcext:value-type="string">
            <text:p>generation-now.jpg</text:p>
          </table:table-cell>
          <table:table-cell table:style-name="ce40" table:formula="of:=CONTENT_BASE_URL&amp;&quot;challenges/&quot;&amp;[.J10]" office:value-type="string" office:string-value="challenges/generation-now.jpg" calcext:value-type="string">
            <text:p>challenges/generation-now.jpg</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number-columns-repeated="53"/>
        </table:table-row>
        <table:table-row table:style-name="ro4">
          <table:table-cell table:style-name="ce39" office:value-type="string" calcext:value-type="string">
            <text:p>Inclusive safety communities</text:p>
          </table:table-cell>
          <table:table-cell table:style-name="ce35" office:value-type="string" calcext:value-type="string">
            <text:p>safety</text:p>
          </table:table-cell>
          <table:table-cell table:style-name="ce43" office:value-type="string" calcext:value-type="string">
            <text:p>Dutch Police, IFV</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35" office:value-type="string" calcext:value-type="string">
            <text:p>inclusive-safety-communities.jpeg</text:p>
          </table:table-cell>
          <table:table-cell table:style-name="ce40" table:formula="of:=CONTENT_BASE_URL&amp;&quot;challenges/&quot;&amp;[.J11]" office:value-type="string" office:string-value="challenges/inclusive-safety-communities.jpeg" calcext:value-type="string">
            <text:p>challenges/inclusive-safety-communities.jpeg</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3"/>
        </table:table-row>
        <table:table-row table:style-name="ro4">
          <table:table-cell table:style-name="ce39" office:value-type="string" calcext:value-type="string">
            <text:p>Interact with digital twins</text:p>
          </table:table-cell>
          <table:table-cell table:style-name="ce35" office:value-type="string" calcext:value-type="string">
            <text:p>digital-twins</text:p>
          </table:table-cell>
          <table:table-cell table:style-name="ce35" office:value-type="string" calcext:value-type="string">
            <text:p>Grid Singularity , Engie</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35" office:value-type="string" calcext:value-type="string">
            <text:p>energy-singularity.jpeg</text:p>
          </table:table-cell>
          <table:table-cell table:style-name="ce40" table:formula="of:=CONTENT_BASE_URL&amp;&quot;challenges/&quot;&amp;[.J12]" office:value-type="string" office:string-value="challenges/energy-singularity.jpeg" calcext:value-type="string">
            <text:p>challenges/energy-singularity.jpeg</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3"/>
        </table:table-row>
        <table:table-row table:style-name="ro4">
          <table:table-cell table:style-name="ce39" office:value-type="string" calcext:value-type="string">
            <text:p>Open-source 911 for digital space</text:p>
          </table:table-cell>
          <table:table-cell table:style-name="ce35" office:value-type="string" calcext:value-type="string">
            <text:p>open-source-911</text:p>
          </table:table-cell>
          <table:table-cell table:style-name="ce43" office:value-type="string" calcext:value-type="string">
            <text:p>Cybersecurity North-Netherlands, Province of Groningen</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35" office:value-type="string" calcext:value-type="string">
            <text:p>open-source-911-for-digital-space.jpeg</text:p>
          </table:table-cell>
          <table:table-cell table:style-name="ce40" table:formula="of:=CONTENT_BASE_URL&amp;&quot;challenges/&quot;&amp;[.J13]" office:value-type="string" office:string-value="challenges/open-source-911-for-digital-space.jpeg" calcext:value-type="string">
            <text:p>challenges/open-source-911-for-digital-space.jpeg</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3"/>
        </table:table-row>
        <table:table-row table:style-name="ro4">
          <table:table-cell table:style-name="ce39" office:value-type="string" calcext:value-type="string">
            <text:p>Opening up Real Estate</text:p>
          </table:table-cell>
          <table:table-cell table:style-name="ce35" office:value-type="string" calcext:value-type="string">
            <text:p>real-estate</text:p>
          </table:table-cell>
          <table:table-cell table:style-name="ce35" office:value-type="string" calcext:value-type="string">
            <text:p>Dutch Blockchain Coalition, Fibree, Kadaster</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35" office:value-type="string" calcext:value-type="string">
            <text:p>opening-up-real-estate.jpeg</text:p>
          </table:table-cell>
          <table:table-cell table:style-name="ce40" table:formula="of:=CONTENT_BASE_URL&amp;&quot;challenges/&quot;&amp;[.J14]" office:value-type="string" office:string-value="challenges/opening-up-real-estate.jpeg" calcext:value-type="string">
            <text:p>challenges/opening-up-real-estate.jpeg</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3"/>
        </table:table-row>
        <table:table-row table:style-name="ro4">
          <table:table-cell table:style-name="ce39" office:value-type="string" calcext:value-type="string">
            <text:p>Plastic pollution to upcycling economy</text:p>
          </table:table-cell>
          <table:table-cell table:style-name="ce35" office:value-type="string" calcext:value-type="string">
            <text:p>upcycling</text:p>
          </table:table-cell>
          <table:table-cell table:style-name="ce43" office:value-type="string" calcext:value-type="string">
            <text:p>DAML Digital Asset, Vmware, Dell Boomi</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35" office:value-type="string" calcext:value-type="string">
            <text:p>from-plastic-pollution-to-upcycling-economy.jpeg</text:p>
          </table:table-cell>
          <table:table-cell table:style-name="ce40" table:formula="of:=CONTENT_BASE_URL&amp;&quot;challenges/&quot;&amp;[.J15]" office:value-type="string" office:string-value="challenges/from-plastic-pollution-to-upcycling-economy.jpeg" calcext:value-type="string">
            <text:p>challenges/from-plastic-pollution-to-upcycling-economy.jpeg</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3"/>
        </table:table-row>
        <table:table-row table:style-name="ro4">
          <table:table-cell table:style-name="ce39" office:value-type="string" calcext:value-type="string">
            <text:p>Protecting marine biodiversity</text:p>
          </table:table-cell>
          <table:table-cell table:style-name="ce35" office:value-type="string" calcext:value-type="string">
            <text:p>marine-life</text:p>
          </table:table-cell>
          <table:table-cell table:style-name="ce35" office:value-type="string" calcext:value-type="string">
            <text:p>Sargasso Sea Commission, Odyssey</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35" office:value-type="string" calcext:value-type="string">
            <text:p>scalable-and-inclusive-living-labs.jpg</text:p>
          </table:table-cell>
          <table:table-cell table:style-name="ce40" table:formula="of:=CONTENT_BASE_URL&amp;&quot;challenges/&quot;&amp;[.J16]" office:value-type="string" office:string-value="challenges/scalable-and-inclusive-living-labs.jpg" calcext:value-type="string">
            <text:p>challenges/scalable-and-inclusive-living-labs.jpg</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3"/>
        </table:table-row>
        <table:table-row table:style-name="ro4">
          <table:table-cell table:style-name="ce39" office:value-type="string" calcext:value-type="string">
            <text:p>Scalable and inclusive living labs</text:p>
          </table:table-cell>
          <table:table-cell table:style-name="ce35" office:value-type="string" calcext:value-type="string">
            <text:p>living-labs-2</text:p>
          </table:table-cell>
          <table:table-cell table:style-name="ce35" office:value-type="string" calcext:value-type="string">
            <text:p>Gemeente Den Haag</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35" office:value-type="string" calcext:value-type="string">
            <text:p>sovereign-nature.jpeg</text:p>
          </table:table-cell>
          <table:table-cell table:style-name="ce40" table:formula="of:=CONTENT_BASE_URL&amp;&quot;challenges/&quot;&amp;[.J17]" office:value-type="string" office:string-value="challenges/sovereign-nature.jpeg" calcext:value-type="string">
            <text:p>challenges/sovereign-nature.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9" office:value-type="string" calcext:value-type="string">
            <text:p>Self-sovereign identity in action</text:p>
          </table:table-cell>
          <table:table-cell table:style-name="ce35" office:value-type="string" calcext:value-type="string">
            <text:p>ssi</text:p>
          </table:table-cell>
          <table:table-cell table:style-name="ce35" office:value-type="string" calcext:value-type="string">
            <text:p>Dutch Blockchain Coalition, Dutch Ministry of the Interior and Kingdom Relations </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35" office:value-type="string" calcext:value-type="string">
            <text:p>ssi.jpeg</text:p>
          </table:table-cell>
          <table:table-cell table:style-name="ce40" table:formula="of:=CONTENT_BASE_URL&amp;&quot;challenges/&quot;&amp;[.J18]" office:value-type="string" office:string-value="challenges/ssi.jpeg" calcext:value-type="string">
            <text:p>challenges/ssi.jpeg</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3"/>
        </table:table-row>
        <table:table-row table:style-name="ro4">
          <table:table-cell table:style-name="ce39" office:value-type="string" calcext:value-type="string">
            <text:p>Smart meter data</text:p>
          </table:table-cell>
          <table:table-cell table:style-name="ce35" office:value-type="string" calcext:value-type="string">
            <text:p>smart-meters</text:p>
          </table:table-cell>
          <table:table-cell table:style-name="ce35" office:value-type="string" calcext:value-type="string">
            <text:p>Vattenfall</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35" office:value-type="string" calcext:value-type="string">
            <text:p>infrastructure-for-smart-meter-data.jpeg</text:p>
          </table:table-cell>
          <table:table-cell table:style-name="ce40" table:formula="of:=CONTENT_BASE_URL&amp;&quot;challenges/&quot;&amp;[.J19]" office:value-type="string" office:string-value="challenges/infrastructure-for-smart-meter-data.jpeg" calcext:value-type="string">
            <text:p>challenges/infrastructure-for-smart-meter-data.jpeg</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3"/>
        </table:table-row>
        <table:table-row table:style-name="ro4">
          <table:table-cell table:style-name="ce39" office:value-type="string" calcext:value-type="string">
            <text:p>Sovereign Nature</text:p>
          </table:table-cell>
          <table:table-cell table:style-name="ce35" office:value-type="string" calcext:value-type="string">
            <text:p>sovereign-nat</text:p>
          </table:table-cell>
          <table:table-cell table:style-name="ce35" office:value-type="string" calcext:value-type="string">
            <text:p>Sovereign Nature Initiative </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35" office:value-type="string" calcext:value-type="string">
            <text:p>sovereign-nature.jpeg</text:p>
          </table:table-cell>
          <table:table-cell table:style-name="ce40" table:formula="of:=CONTENT_BASE_URL&amp;&quot;challenges/&quot;&amp;[.J20]" office:value-type="string" office:string-value="challenges/sovereign-nature.jpeg" calcext:value-type="string">
            <text:p>challenges/sovereign-nature.jpeg</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3"/>
        </table:table-row>
        <table:table-row table:style-name="ro3" table:number-rows-repeated="978">
          <table:table-cell table:number-columns-repeated="65"/>
        </table:table-row>
        <table:table-row table:style-name="ro1" table:number-rows-repeated="1047577">
          <table:table-cell table:number-columns-repeated="65"/>
        </table:table-row>
        <table:table-row table:style-name="ro5">
          <table:table-cell table:number-columns-repeated="65"/>
        </table:table-row>
      </table:table>
      <table:table table:name="Opportunities" table:style-name="ta1">
        <table:table-column table:style-name="co30" table:default-cell-style-name="ce33"/>
        <table:table-column table:style-name="co12" table:default-cell-style-name="ce33"/>
        <table:table-column table:style-name="co6" table:number-columns-repeated="2" table:default-cell-style-name="ce33"/>
        <table:table-column table:style-name="co7" table:default-cell-style-name="ce33"/>
        <table:table-column table:style-name="co8" table:default-cell-style-name="ce33"/>
        <table:table-column table:style-name="co9" table:default-cell-style-name="ce33"/>
        <table:table-column table:style-name="co3" table:number-columns-repeated="2" table:default-cell-style-name="ce33"/>
        <table:table-column table:style-name="co31" table:default-cell-style-name="ce33"/>
        <table:table-column table:style-name="co11" table:default-cell-style-name="ce33"/>
        <table:table-column table:style-name="co3" table:number-columns-repeated="53" table:default-cell-style-name="ce33"/>
        <table:table-row table:style-name="ro3">
          <table:table-cell table:style-name="ce38" office:value-type="string" calcext:value-type="string">
            <text:p>ID</text:p>
          </table:table-cell>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CHALLENG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DEO</text:p>
          </table:table-cell>
          <table:table-cell table:style-name="ce38" office:value-type="string" calcext:value-type="string">
            <text:p>IMAGE</text:p>
          </table:table-cell>
          <table:table-cell table:style-name="ce42" table:number-columns-repeated="15"/>
          <table:table-cell table:number-columns-repeated="38"/>
        </table:table-row>
        <table:table-row table:style-name="ro4">
          <table:table-cell table:style-name="ce35" office:value-type="float" office:value="1" calcext:value-type="float">
            <text:p>1</text:p>
          </table:table-cell>
          <table:table-cell table:style-name="ce35" table:formula="of:=&quot;grid&quot;&amp;[.A2]" office:value-type="string" office:string-value="grid1" calcext:value-type="string">
            <text:p>grid1</text:p>
          </table:table-cell>
          <table:table-cell table:style-name="ce35" table:formula="of:=[.B2]" office:value-type="string" office:string-value="grid1" calcext:value-type="string">
            <text:p>grid1</text:p>
          </table:table-cell>
          <table:table-cell table:style-name="ce35" table:content-validation-name="val1" office:value-type="string" calcext:value-type="string">
            <text:p>Balance the grid</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41" office:value-type="string" calcext:value-type="string">
            <text:p><text:a xlink:href="https://youtu.be/-wGlzcjs9CI" xlink:type="simple">https://youtu.be/-wGlzcjs9CI</text:a></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53"/>
        </table:table-row>
        <table:table-row table:style-name="ro4">
          <table:table-cell table:style-name="ce35" office:value-type="float" office:value="2" calcext:value-type="float">
            <text:p>2</text:p>
          </table:table-cell>
          <table:table-cell table:style-name="ce35" table:formula="of:=&quot;grid&quot;&amp;[.A3]" office:value-type="string" office:string-value="grid2" calcext:value-type="string">
            <text:p>grid2</text:p>
          </table:table-cell>
          <table:table-cell table:style-name="ce35" table:formula="of:=[.B3]" office:value-type="string" office:string-value="grid2" calcext:value-type="string">
            <text:p>grid2</text:p>
          </table:table-cell>
          <table:table-cell table:style-name="ce35" table:content-validation-name="val1" office:value-type="string" calcext:value-type="string">
            <text:p>Balance the grid</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3"/>
        </table:table-row>
        <table:table-row table:style-name="ro4">
          <table:table-cell table:style-name="ce35" office:value-type="float" office:value="3" calcext:value-type="float">
            <text:p>3</text:p>
          </table:table-cell>
          <table:table-cell table:style-name="ce35" table:formula="of:=&quot;grid&quot;&amp;[.A4]" office:value-type="string" office:string-value="grid3" calcext:value-type="string">
            <text:p>grid3</text:p>
          </table:table-cell>
          <table:table-cell table:style-name="ce35" table:formula="of:=[.B4]" office:value-type="string" office:string-value="grid3" calcext:value-type="string">
            <text:p>grid3</text:p>
          </table:table-cell>
          <table:table-cell table:style-name="ce35" table:content-validation-name="val1" office:value-type="string" calcext:value-type="string">
            <text:p>Balance the grid</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3"/>
        </table:table-row>
        <table:table-row table:style-name="ro4">
          <table:table-cell table:style-name="ce35" office:value-type="float" office:value="4" calcext:value-type="float">
            <text:p>4</text:p>
          </table:table-cell>
          <table:table-cell table:style-name="ce35" table:formula="of:=&quot;grid&quot;&amp;[.A5]" office:value-type="string" office:string-value="grid4" calcext:value-type="string">
            <text:p>grid4</text:p>
          </table:table-cell>
          <table:table-cell table:style-name="ce35" table:formula="of:=[.B5]" office:value-type="string" office:string-value="grid4" calcext:value-type="string">
            <text:p>grid4</text:p>
          </table:table-cell>
          <table:table-cell table:style-name="ce35" table:content-validation-name="val1" office:value-type="string" calcext:value-type="string">
            <text:p>Balance the grid</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table:style-name="ce35" office:value-type="float" office:value="5" calcext:value-type="float">
            <text:p>5</text:p>
          </table:table-cell>
          <table:table-cell table:style-name="ce35" table:formula="of:=&quot;grid&quot;&amp;[.A6]" office:value-type="string" office:string-value="grid5" calcext:value-type="string">
            <text:p>grid5</text:p>
          </table:table-cell>
          <table:table-cell table:style-name="ce35" table:formula="of:=[.B6]" office:value-type="string" office:string-value="grid5" calcext:value-type="string">
            <text:p>grid5</text:p>
          </table:table-cell>
          <table:table-cell table:style-name="ce35" table:content-validation-name="val1" office:value-type="string" calcext:value-type="string">
            <text:p>Balance the grid</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3"/>
        </table:table-row>
        <table:table-row table:style-name="ro4">
          <table:table-cell table:style-name="ce35" office:value-type="float" office:value="6" calcext:value-type="float">
            <text:p>6</text:p>
          </table:table-cell>
          <table:table-cell table:style-name="ce35" table:formula="of:=&quot;meters&quot;&amp;[.A7]" office:value-type="string" office:string-value="meters6" calcext:value-type="string">
            <text:p>meters6</text:p>
          </table:table-cell>
          <table:table-cell table:style-name="ce35" table:formula="of:=[.B7]" office:value-type="string" office:string-value="meters6" calcext:value-type="string">
            <text:p>meters6</text:p>
          </table:table-cell>
          <table:table-cell table:style-name="ce35" table:content-validation-name="val1" office:value-type="string" calcext:value-type="string">
            <text:p>Smart meter data</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table:style-name="ce35" office:value-type="float" office:value="7" calcext:value-type="float">
            <text:p>7</text:p>
          </table:table-cell>
          <table:table-cell table:style-name="ce35" table:formula="of:=&quot;meters&quot;&amp;[.A8]" office:value-type="string" office:string-value="meters7" calcext:value-type="string">
            <text:p>meters7</text:p>
          </table:table-cell>
          <table:table-cell table:style-name="ce35" table:formula="of:=[.B8]" office:value-type="string" office:string-value="meters7" calcext:value-type="string">
            <text:p>meters7</text:p>
          </table:table-cell>
          <table:table-cell table:style-name="ce35" table:content-validation-name="val1" office:value-type="string" calcext:value-type="string">
            <text:p>Smart meter data</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5" office:value-type="float" office:value="8" calcext:value-type="float">
            <text:p>8</text:p>
          </table:table-cell>
          <table:table-cell table:style-name="ce35" table:formula="of:=&quot;meters&quot;&amp;[.A9]" office:value-type="string" office:string-value="meters8" calcext:value-type="string">
            <text:p>meters8</text:p>
          </table:table-cell>
          <table:table-cell table:style-name="ce35" table:formula="of:=[.B9]" office:value-type="string" office:string-value="meters8" calcext:value-type="string">
            <text:p>meters8</text:p>
          </table:table-cell>
          <table:table-cell table:style-name="ce35" table:content-validation-name="val1" office:value-type="string" calcext:value-type="string">
            <text:p>Smart meter data</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number-columns-repeated="53"/>
        </table:table-row>
        <table:table-row table:style-name="ro4">
          <table:table-cell table:style-name="ce35" office:value-type="float" office:value="9" calcext:value-type="float">
            <text:p>9</text:p>
          </table:table-cell>
          <table:table-cell table:style-name="ce35" table:formula="of:=&quot;meters&quot;&amp;[.A10]" office:value-type="string" office:string-value="meters9" calcext:value-type="string">
            <text:p>meters9</text:p>
          </table:table-cell>
          <table:table-cell table:style-name="ce35" table:formula="of:=[.B10]" office:value-type="string" office:string-value="meters9" calcext:value-type="string">
            <text:p>meters9</text:p>
          </table:table-cell>
          <table:table-cell table:style-name="ce35" table:content-validation-name="val1" office:value-type="string" calcext:value-type="string">
            <text:p>Smart meter data</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53"/>
        </table:table-row>
        <table:table-row table:style-name="ro4">
          <table:table-cell table:style-name="ce35" office:value-type="float" office:value="10" calcext:value-type="float">
            <text:p>10</text:p>
          </table:table-cell>
          <table:table-cell table:style-name="ce35" table:formula="of:=&quot;meters&quot;&amp;[.A11]" office:value-type="string" office:string-value="meters10" calcext:value-type="string">
            <text:p>meters10</text:p>
          </table:table-cell>
          <table:table-cell table:style-name="ce35" table:formula="of:=[.B11]" office:value-type="string" office:string-value="meters10" calcext:value-type="string">
            <text:p>meters10</text:p>
          </table:table-cell>
          <table:table-cell table:style-name="ce35" table:content-validation-name="val1" office:value-type="string" calcext:value-type="string">
            <text:p>Smart meter data</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3"/>
        </table:table-row>
        <table:table-row table:style-name="ro4">
          <table:table-cell table:style-name="ce35" office:value-type="float" office:value="11" calcext:value-type="float">
            <text:p>11</text:p>
          </table:table-cell>
          <table:table-cell table:style-name="ce35" table:formula="of:=&quot;living-labs&quot;&amp;[.A12]" office:value-type="string" office:string-value="living-labs11" calcext:value-type="string">
            <text:p>living-labs11</text:p>
          </table:table-cell>
          <table:table-cell table:style-name="ce35" table:formula="of:=[.B12]" office:value-type="string" office:string-value="living-labs11" calcext:value-type="string">
            <text:p>living-labs11</text:p>
          </table:table-cell>
          <table:table-cell table:style-name="ce35" table:content-validation-name="val1" office:value-type="string" calcext:value-type="string">
            <text:p>Scalable and inclusive living labs</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3"/>
        </table:table-row>
        <table:table-row table:style-name="ro4">
          <table:table-cell table:style-name="ce35" office:value-type="float" office:value="12" calcext:value-type="float">
            <text:p>12</text:p>
          </table:table-cell>
          <table:table-cell table:style-name="ce35" table:formula="of:=&quot;living-labs&quot;&amp;[.A13]" office:value-type="string" office:string-value="living-labs12" calcext:value-type="string">
            <text:p>living-labs12</text:p>
          </table:table-cell>
          <table:table-cell table:style-name="ce35" table:formula="of:=[.B13]" office:value-type="string" office:string-value="living-labs12" calcext:value-type="string">
            <text:p>living-labs12</text:p>
          </table:table-cell>
          <table:table-cell table:style-name="ce35" table:content-validation-name="val1" office:value-type="string" calcext:value-type="string">
            <text:p>Scalable and inclusive living labs</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3"/>
        </table:table-row>
        <table:table-row table:style-name="ro4">
          <table:table-cell table:style-name="ce35" office:value-type="float" office:value="13" calcext:value-type="float">
            <text:p>13</text:p>
          </table:table-cell>
          <table:table-cell table:style-name="ce35" table:formula="of:=&quot;living-labs&quot;&amp;[.A14]" office:value-type="string" office:string-value="living-labs13" calcext:value-type="string">
            <text:p>living-labs13</text:p>
          </table:table-cell>
          <table:table-cell table:style-name="ce35" table:formula="of:=[.B14]" office:value-type="string" office:string-value="living-labs13" calcext:value-type="string">
            <text:p>living-labs13</text:p>
          </table:table-cell>
          <table:table-cell table:style-name="ce35" table:content-validation-name="val1" office:value-type="string" calcext:value-type="string">
            <text:p>Scalable and inclusive living lab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number-columns-repeated="53"/>
        </table:table-row>
        <table:table-row table:style-name="ro4">
          <table:table-cell table:style-name="ce35" office:value-type="float" office:value="14" calcext:value-type="float">
            <text:p>14</text:p>
          </table:table-cell>
          <table:table-cell table:style-name="ce35" table:formula="of:=&quot;living-labs&quot;&amp;[.A15]" office:value-type="string" office:string-value="living-labs14" calcext:value-type="string">
            <text:p>living-labs14</text:p>
          </table:table-cell>
          <table:table-cell table:style-name="ce35" table:formula="of:=[.B15]" office:value-type="string" office:string-value="living-labs14" calcext:value-type="string">
            <text:p>living-labs14</text:p>
          </table:table-cell>
          <table:table-cell table:style-name="ce35" table:content-validation-name="val1" office:value-type="string" calcext:value-type="string">
            <text:p>Scalable and inclusive living labs</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3"/>
        </table:table-row>
        <table:table-row table:style-name="ro4">
          <table:table-cell table:style-name="ce35" office:value-type="float" office:value="15" calcext:value-type="float">
            <text:p>15</text:p>
          </table:table-cell>
          <table:table-cell table:style-name="ce35" table:formula="of:=&quot;living-labs&quot;&amp;[.A16]" office:value-type="string" office:string-value="living-labs15" calcext:value-type="string">
            <text:p>living-labs15</text:p>
          </table:table-cell>
          <table:table-cell table:style-name="ce35" table:formula="of:=[.B16]" office:value-type="string" office:string-value="living-labs15" calcext:value-type="string">
            <text:p>living-labs15</text:p>
          </table:table-cell>
          <table:table-cell table:style-name="ce35" table:content-validation-name="val1" office:value-type="string" calcext:value-type="string">
            <text:p>Scalable and inclusive living labs</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3"/>
        </table:table-row>
        <table:table-row table:style-name="ro4">
          <table:table-cell table:style-name="ce35" office:value-type="float" office:value="16" calcext:value-type="float">
            <text:p>16</text:p>
          </table:table-cell>
          <table:table-cell table:style-name="ce35" table:formula="of:=&quot;ll-adoption&quot;&amp;[.A17]" office:value-type="string" office:string-value="ll-adoption16" calcext:value-type="string">
            <text:p>ll-adoption16</text:p>
          </table:table-cell>
          <table:table-cell table:style-name="ce35" table:formula="of:=[.B17]" office:value-type="string" office:string-value="ll-adoption16" calcext:value-type="string">
            <text:p>ll-adoption16</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3"/>
        </table:table-row>
        <table:table-row table:style-name="ro4">
          <table:table-cell table:style-name="ce35" office:value-type="float" office:value="17" calcext:value-type="float">
            <text:p>17</text:p>
          </table:table-cell>
          <table:table-cell table:style-name="ce35" table:formula="of:=&quot;ll-adoption&quot;&amp;[.A18]" office:value-type="string" office:string-value="ll-adoption17" calcext:value-type="string">
            <text:p>ll-adoption17</text:p>
          </table:table-cell>
          <table:table-cell table:style-name="ce35" table:formula="of:=[.B18]" office:value-type="string" office:string-value="ll-adoption17" calcext:value-type="string">
            <text:p>ll-adoption17</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3"/>
        </table:table-row>
        <table:table-row table:style-name="ro4">
          <table:table-cell table:style-name="ce35" office:value-type="float" office:value="18" calcext:value-type="float">
            <text:p>18</text:p>
          </table:table-cell>
          <table:table-cell table:style-name="ce35" table:formula="of:=&quot;ll-adoption&quot;&amp;[.A19]" office:value-type="string" office:string-value="ll-adoption18" calcext:value-type="string">
            <text:p>ll-adoption18</text:p>
          </table:table-cell>
          <table:table-cell table:style-name="ce35" table:formula="of:=[.B19]" office:value-type="string" office:string-value="ll-adoption18" calcext:value-type="string">
            <text:p>ll-adoption18</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5" office:value-type="float" office:value="19" calcext:value-type="float">
            <text:p>19</text:p>
          </table:table-cell>
          <table:table-cell table:style-name="ce35" table:formula="of:=&quot;ll-adoption&quot;&amp;[.A20]" office:value-type="string" office:string-value="ll-adoption19" calcext:value-type="string">
            <text:p>ll-adoption19</text:p>
          </table:table-cell>
          <table:table-cell table:style-name="ce35" table:formula="of:=[.B20]" office:value-type="string" office:string-value="ll-adoption19" calcext:value-type="string">
            <text:p>ll-adoption19</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3"/>
        </table:table-row>
        <table:table-row table:style-name="ro4">
          <table:table-cell table:style-name="ce35" office:value-type="float" office:value="20" calcext:value-type="float">
            <text:p>20</text:p>
          </table:table-cell>
          <table:table-cell table:style-name="ce35" table:formula="of:=&quot;ll-adoption&quot;&amp;[.A21]" office:value-type="string" office:string-value="ll-adoption20" calcext:value-type="string">
            <text:p>ll-adoption20</text:p>
          </table:table-cell>
          <table:table-cell table:style-name="ce35" table:formula="of:=[.B21]" office:value-type="string" office:string-value="ll-adoption20" calcext:value-type="string">
            <text:p>ll-adoption20</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3"/>
        </table:table-row>
        <table:table-row table:style-name="ro4">
          <table:table-cell office:value-type="float" office:value="21" calcext:value-type="float">
            <text:p>21</text:p>
          </table:table-cell>
          <table:table-cell table:style-name="ce35" table:formula="of:=&quot;ll-adoption&quot;&amp;[.A22]" office:value-type="string" office:string-value="ll-adoption21" calcext:value-type="string">
            <text:p>ll-adoption21</text:p>
          </table:table-cell>
          <table:table-cell table:style-name="ce35" table:formula="of:=[.B22]" office:value-type="string" office:string-value="ll-adoption21" calcext:value-type="string">
            <text:p>ll-adoption21</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3"/>
        </table:table-row>
        <table:table-row table:style-name="ro4">
          <table:table-cell office:value-type="float" office:value="22" calcext:value-type="float">
            <text:p>22</text:p>
          </table:table-cell>
          <table:table-cell table:style-name="ce35" table:formula="of:=&quot;infra&quot;&amp;[.A23]" office:value-type="string" office:string-value="infra22" calcext:value-type="string">
            <text:p>infra22</text:p>
          </table:table-cell>
          <table:table-cell table:style-name="ce35" table:formula="of:=[.B23]" office:value-type="string" office:string-value="infra22" calcext:value-type="string">
            <text:p>infra22</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3"/>
        </table:table-row>
        <table:table-row table:style-name="ro4">
          <table:table-cell office:value-type="float" office:value="23" calcext:value-type="float">
            <text:p>23</text:p>
          </table:table-cell>
          <table:table-cell table:style-name="ce35" table:formula="of:=&quot;infra&quot;&amp;[.A24]" office:value-type="string" office:string-value="infra23" calcext:value-type="string">
            <text:p>infra23</text:p>
          </table:table-cell>
          <table:table-cell table:style-name="ce35" table:formula="of:=[.B24]" office:value-type="string" office:string-value="infra23" calcext:value-type="string">
            <text:p>infra23</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3"/>
        </table:table-row>
        <table:table-row table:style-name="ro4">
          <table:table-cell office:value-type="float" office:value="24" calcext:value-type="float">
            <text:p>24</text:p>
          </table:table-cell>
          <table:table-cell table:style-name="ce35" table:formula="of:=&quot;infra&quot;&amp;[.A25]" office:value-type="string" office:string-value="infra24" calcext:value-type="string">
            <text:p>infra24</text:p>
          </table:table-cell>
          <table:table-cell table:style-name="ce35" table:formula="of:=[.B25]" office:value-type="string" office:string-value="infra24" calcext:value-type="string">
            <text:p>infra24</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office:value-type="float" office:value="25" calcext:value-type="float">
            <text:p>25</text:p>
          </table:table-cell>
          <table:table-cell table:style-name="ce35" table:formula="of:=&quot;infra&quot;&amp;[.A26]" office:value-type="string" office:string-value="infra25" calcext:value-type="string">
            <text:p>infra25</text:p>
          </table:table-cell>
          <table:table-cell table:style-name="ce35" table:formula="of:=[.B26]" office:value-type="string" office:string-value="infra25" calcext:value-type="string">
            <text:p>infra25</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3"/>
        </table:table-row>
        <table:table-row table:style-name="ro4">
          <table:table-cell office:value-type="float" office:value="26" calcext:value-type="float">
            <text:p>26</text:p>
          </table:table-cell>
          <table:table-cell table:style-name="ce35" table:formula="of:=&quot;infra&quot;&amp;[.A27]" office:value-type="string" office:string-value="infra26" calcext:value-type="string">
            <text:p>infra26</text:p>
          </table:table-cell>
          <table:table-cell table:style-name="ce35" table:formula="of:=[.B27]" office:value-type="string" office:string-value="infra26" calcext:value-type="string">
            <text:p>infra26</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office:value-type="float" office:value="27" calcext:value-type="float">
            <text:p>27</text:p>
          </table:table-cell>
          <table:table-cell table:style-name="ce35" table:formula="of:=&quot;peace&quot;&amp;[.A28]" office:value-type="string" office:string-value="peace27" calcext:value-type="string">
            <text:p>peace27</text:p>
          </table:table-cell>
          <table:table-cell table:style-name="ce35" table:formula="of:=[.B28]" office:value-type="string" office:string-value="peace27" calcext:value-type="string">
            <text:p>peace27</text:p>
          </table:table-cell>
          <table:table-cell table:style-name="ce35" table:content-validation-name="val1" office:value-type="string" calcext:value-type="string">
            <text:p>Digital architecture for peace</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office:value-type="float" office:value="28" calcext:value-type="float">
            <text:p>28</text:p>
          </table:table-cell>
          <table:table-cell table:style-name="ce35" table:formula="of:=&quot;peace&quot;&amp;[.A29]" office:value-type="string" office:string-value="peace28" calcext:value-type="string">
            <text:p>peace28</text:p>
          </table:table-cell>
          <table:table-cell table:style-name="ce35" table:formula="of:=[.B29]" office:value-type="string" office:string-value="peace28" calcext:value-type="string">
            <text:p>peace28</text:p>
          </table:table-cell>
          <table:table-cell table:style-name="ce35" table:content-validation-name="val1" office:value-type="string" calcext:value-type="string">
            <text:p>Digital architecture for peace</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number-columns-repeated="53"/>
        </table:table-row>
        <table:table-row table:style-name="ro4">
          <table:table-cell office:value-type="float" office:value="29" calcext:value-type="float">
            <text:p>29</text:p>
          </table:table-cell>
          <table:table-cell table:style-name="ce35" table:formula="of:=&quot;peace&quot;&amp;[.A30]" office:value-type="string" office:string-value="peace29" calcext:value-type="string">
            <text:p>peace29</text:p>
          </table:table-cell>
          <table:table-cell table:style-name="ce35" table:formula="of:=[.B30]" office:value-type="string" office:string-value="peace29" calcext:value-type="string">
            <text:p>peace29</text:p>
          </table:table-cell>
          <table:table-cell table:style-name="ce35" table:content-validation-name="val1" office:value-type="string" calcext:value-type="string">
            <text:p>Digital architecture for peace</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53"/>
        </table:table-row>
        <table:table-row table:style-name="ro4">
          <table:table-cell office:value-type="float" office:value="30" calcext:value-type="float">
            <text:p>30</text:p>
          </table:table-cell>
          <table:table-cell table:style-name="ce35" table:formula="of:=&quot;peace&quot;&amp;[.A31]" office:value-type="string" office:string-value="peace30" calcext:value-type="string">
            <text:p>peace30</text:p>
          </table:table-cell>
          <table:table-cell table:style-name="ce35" table:formula="of:=[.B31]" office:value-type="string" office:string-value="peace30" calcext:value-type="string">
            <text:p>peace30</text:p>
          </table:table-cell>
          <table:table-cell table:style-name="ce35" table:content-validation-name="val1" office:value-type="string" calcext:value-type="string">
            <text:p>Digital architecture for peace</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3"/>
        </table:table-row>
        <table:table-row table:style-name="ro4">
          <table:table-cell office:value-type="float" office:value="31" calcext:value-type="float">
            <text:p>31</text:p>
          </table:table-cell>
          <table:table-cell table:style-name="ce35" table:formula="of:=&quot;peace&quot;&amp;[.A32]" office:value-type="string" office:string-value="peace31" calcext:value-type="string">
            <text:p>peace31</text:p>
          </table:table-cell>
          <table:table-cell table:style-name="ce35" table:formula="of:=[.B32]" office:value-type="string" office:string-value="peace31" calcext:value-type="string">
            <text:p>peace31</text:p>
          </table:table-cell>
          <table:table-cell table:style-name="ce35" table:content-validation-name="val1" office:value-type="string" calcext:value-type="string">
            <text:p>Digital architecture for peace</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3"/>
        </table:table-row>
        <table:table-row table:style-name="ro4">
          <table:table-cell office:value-type="float" office:value="32" calcext:value-type="float">
            <text:p>32</text:p>
          </table:table-cell>
          <table:table-cell table:style-name="ce35" table:formula="of:=&quot;peace&quot;&amp;[.A33]" office:value-type="string" office:string-value="peace32" calcext:value-type="string">
            <text:p>peace32</text:p>
          </table:table-cell>
          <table:table-cell table:style-name="ce35" table:formula="of:=[.B33]" office:value-type="string" office:string-value="peace32" calcext:value-type="string">
            <text:p>peace32</text:p>
          </table:table-cell>
          <table:table-cell table:style-name="ce35" table:content-validation-name="val1" office:value-type="string" calcext:value-type="string">
            <text:p>Digital architecture for peace</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3"/>
        </table:table-row>
        <table:table-row table:style-name="ro4">
          <table:table-cell office:value-type="float" office:value="33" calcext:value-type="float">
            <text:p>33</text:p>
          </table:table-cell>
          <table:table-cell table:style-name="ce35" table:formula="of:=&quot;safe-society&quot;&amp;[.A34]" office:value-type="string" office:string-value="safe-society33" calcext:value-type="string">
            <text:p>safe-society33</text:p>
          </table:table-cell>
          <table:table-cell table:style-name="ce35" table:formula="of:=[.B34]" office:value-type="string" office:string-value="safe-society33" calcext:value-type="string">
            <text:p>safe-society33</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number-columns-repeated="53"/>
        </table:table-row>
        <table:table-row table:style-name="ro4">
          <table:table-cell office:value-type="float" office:value="34" calcext:value-type="float">
            <text:p>34</text:p>
          </table:table-cell>
          <table:table-cell table:style-name="ce35" table:formula="of:=&quot;safe-society&quot;&amp;[.A35]" office:value-type="string" office:string-value="safe-society34" calcext:value-type="string">
            <text:p>safe-society34</text:p>
          </table:table-cell>
          <table:table-cell table:style-name="ce35" table:formula="of:=[.B35]" office:value-type="string" office:string-value="safe-society34" calcext:value-type="string">
            <text:p>safe-society34</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3"/>
        </table:table-row>
        <table:table-row table:style-name="ro4">
          <table:table-cell office:value-type="float" office:value="35" calcext:value-type="float">
            <text:p>35</text:p>
          </table:table-cell>
          <table:table-cell table:style-name="ce35" table:formula="of:=&quot;safe-society&quot;&amp;[.A36]" office:value-type="string" office:string-value="safe-society35" calcext:value-type="string">
            <text:p>safe-society35</text:p>
          </table:table-cell>
          <table:table-cell table:style-name="ce35" table:formula="of:=[.B36]" office:value-type="string" office:string-value="safe-society35" calcext:value-type="string">
            <text:p>safe-society35</text:p>
          </table:table-cell>
          <table:table-cell table:style-name="ce35" table:content-validation-name="val1" office:value-type="string" calcext:value-type="string">
            <text:p>Inclusive safety communities</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3"/>
        </table:table-row>
        <table:table-row table:style-name="ro4">
          <table:table-cell office:value-type="float" office:value="36" calcext:value-type="float">
            <text:p>36</text:p>
          </table:table-cell>
          <table:table-cell table:style-name="ce35" table:formula="of:=&quot;safe-society&quot;&amp;[.A37]" office:value-type="string" office:string-value="safe-society36" calcext:value-type="string">
            <text:p>safe-society36</text:p>
          </table:table-cell>
          <table:table-cell table:style-name="ce35" table:formula="of:=[.B37]" office:value-type="string" office:string-value="safe-society36" calcext:value-type="string">
            <text:p>safe-society36</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3"/>
        </table:table-row>
        <table:table-row table:style-name="ro4">
          <table:table-cell office:value-type="float" office:value="37" calcext:value-type="float">
            <text:p>37</text:p>
          </table:table-cell>
          <table:table-cell table:style-name="ce35" table:formula="of:=&quot;safe-society&quot;&amp;[.A38]" office:value-type="string" office:string-value="safe-society37" calcext:value-type="string">
            <text:p>safe-society37</text:p>
          </table:table-cell>
          <table:table-cell table:style-name="ce35" table:formula="of:=[.B38]" office:value-type="string" office:string-value="safe-society37" calcext:value-type="string">
            <text:p>safe-society37</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3"/>
        </table:table-row>
        <table:table-row table:style-name="ro4">
          <table:table-cell office:value-type="float" office:value="38" calcext:value-type="float">
            <text:p>38</text:p>
          </table:table-cell>
          <table:table-cell table:style-name="ce35" table:formula="of:=&quot;safe-society&quot;&amp;[.A39]" office:value-type="string" office:string-value="safe-society38" calcext:value-type="string">
            <text:p>safe-society38</text:p>
          </table:table-cell>
          <table:table-cell table:style-name="ce35" table:formula="of:=[.B39]" office:value-type="string" office:string-value="safe-society38" calcext:value-type="string">
            <text:p>safe-society38</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office:value-type="float" office:value="39" calcext:value-type="float">
            <text:p>39</text:p>
          </table:table-cell>
          <table:table-cell table:style-name="ce35" table:formula="of:=&quot;safe-society&quot;&amp;[.A40]" office:value-type="string" office:string-value="safe-society39" calcext:value-type="string">
            <text:p>safe-society39</text:p>
          </table:table-cell>
          <table:table-cell table:style-name="ce35" table:formula="of:=[.B40]" office:value-type="string" office:string-value="safe-society39" calcext:value-type="string">
            <text:p>safe-society39</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3"/>
        </table:table-row>
        <table:table-row table:style-name="ro4">
          <table:table-cell office:value-type="float" office:value="40" calcext:value-type="float">
            <text:p>40</text:p>
          </table:table-cell>
          <table:table-cell table:style-name="ce35" table:formula="of:=&quot;safe-society&quot;&amp;[.A41]" office:value-type="string" office:string-value="safe-society40" calcext:value-type="string">
            <text:p>safe-society40</text:p>
          </table:table-cell>
          <table:table-cell table:style-name="ce35" table:formula="of:=[.B41]" office:value-type="string" office:string-value="safe-society40" calcext:value-type="string">
            <text:p>safe-society40</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3"/>
        </table:table-row>
        <table:table-row table:style-name="ro4">
          <table:table-cell office:value-type="float" office:value="41" calcext:value-type="float">
            <text:p>41</text:p>
          </table:table-cell>
          <table:table-cell table:style-name="ce35" table:formula="of:=&quot;safe-society&quot;&amp;[.A42]" office:value-type="string" office:string-value="safe-society41" calcext:value-type="string">
            <text:p>safe-society41</text:p>
          </table:table-cell>
          <table:table-cell table:style-name="ce35" table:formula="of:=[.B42]" office:value-type="string" office:string-value="safe-society41" calcext:value-type="string">
            <text:p>safe-society41</text:p>
          </table:table-cell>
          <table:table-cell table:style-name="ce35" table:content-validation-name="val1" office:value-type="string" calcext:value-type="string">
            <text:p>Inclusive safety communities</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3"/>
        </table:table-row>
        <table:table-row table:style-name="ro1" table:number-rows-repeated="1048533">
          <table:table-cell table:number-columns-repeated="64"/>
        </table:table-row>
        <table:table-row table:style-name="ro1">
          <table:table-cell table:number-columns-repeated="64"/>
        </table:table-row>
      </table:table>
      <table:table table:name="ActorGroups" table:style-name="ta5">
        <table:table-column table:style-name="co40" table:default-cell-style-name="ce33"/>
        <table:table-column table:style-name="co41" table:default-cell-style-name="ce33"/>
        <table:table-column table:style-name="co42" table:default-cell-style-name="ce33"/>
        <table:table-column table:style-name="co18" table:number-columns-repeated="61"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1</text:p>
          </table:table-cell>
          <table:table-cell table:number-columns-repeated="61"/>
        </table:table-row>
        <table:table-row table:style-name="ro3">
          <table:table-cell table:number-columns-repeated="2" office:value-type="string" calcext:value-type="string">
            <text:p>Stakeholders</text:p>
          </table:table-cell>
          <table:table-cell table:content-validation-name="val2" office:value-type="string" calcext:value-type="string">
            <text:p>grid1</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2</text:p>
          </table:table-cell>
          <table:table-cell table:number-columns-repeated="61"/>
        </table:table-row>
        <table:table-row table:style-name="ro3">
          <table:table-cell table:number-columns-repeated="2" office:value-type="string" calcext:value-type="string">
            <text:p>Stakeholders</text:p>
          </table:table-cell>
          <table:table-cell table:content-validation-name="val2" office:value-type="string" calcext:value-type="string">
            <text:p>grid2</text:p>
          </table:table-cell>
          <table:table-cell table:number-columns-repeated="61"/>
        </table:table-row>
        <table:table-row table:style-name="ro3" table:number-rows-repeated="1048570">
          <table:table-cell table:number-columns-repeated="2"/>
          <table:table-cell table:content-validation-name="val2"/>
          <table:table-cell table:number-columns-repeated="61"/>
        </table:table-row>
        <table:table-row table:style-name="ro3">
          <table:table-cell table:number-columns-repeated="2"/>
          <table:table-cell table:content-validation-name="val2"/>
          <table:table-cell table:number-columns-repeated="61"/>
        </table:table-row>
      </table:table>
      <table:table table:name="Actors" table:style-name="ta3">
        <table:table-column table:style-name="co43" table:default-cell-style-name="ce33"/>
        <table:table-column table:style-name="co44" table:number-columns-repeated="2" table:default-cell-style-name="ce33"/>
        <table:table-column table:style-name="co45" table:default-cell-style-name="ce33"/>
        <table:table-column table:style-name="co5" table:default-cell-style-name="ce33"/>
        <table:table-column table:style-name="co46" table:default-cell-style-name="ce33"/>
        <table:table-column table:style-name="co18" table:number-columns-repeated="58"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OPPORTUNITY</text:p>
          </table:table-cell>
          <table:table-cell table:style-name="ce42" office:value-type="string" calcext:value-type="string">
            <text:p>ACTOR_GROUP</text:p>
          </table:table-cell>
          <table:table-cell table:style-name="ce42" office:value-type="string" calcext:value-type="string">
            <text:p>VALUE</text:p>
          </table:table-cell>
          <table:table-cell table:style-name="ce42"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3"/>
          <table:table-cell table:content-validation-name="val4"/>
          <table:table-cell table:number-columns-repeated="60"/>
        </table:table-row>
        <table:table-row table:style-name="ro3">
          <table:table-cell table:number-columns-repeated="2"/>
          <table:table-cell table:content-validation-name="val3"/>
          <table:table-cell table:content-validation-name="val4"/>
          <table:table-cell table:number-columns-repeated="60"/>
        </table:table-row>
      </table:table>
      <table:table table:name="Relations" table:style-name="ta7">
        <table:table-column table:style-name="co47" table:default-cell-style-name="ce33"/>
        <table:table-column table:style-name="co48" table:default-cell-style-name="ce33"/>
        <table:table-column table:style-name="co49" table:default-cell-style-name="ce33"/>
        <table:table-column table:style-name="co57" table:default-cell-style-name="ce33"/>
        <table:table-column table:style-name="co48" table:default-cell-style-name="ce33"/>
        <table:table-column table:style-name="co58" table:default-cell-style-name="ce33"/>
        <table:table-column table:style-name="co18" table:number-columns-repeated="58" table:default-cell-style-name="ce33"/>
        <table:table-row table:style-name="ro3">
          <table:table-cell table:style-name="ce42" office:value-type="string" calcext:value-type="string">
            <text:p>TYPE</text:p>
          </table:table-cell>
          <table:table-cell table:style-name="ce42" office:value-type="string" calcext:value-type="string">
            <text:p>ACTOR_NAME</text:p>
          </table:table-cell>
          <table:table-cell table:style-name="ce42" office:value-type="string" calcext:value-type="string">
            <text:p>ACTOR_TYPE</text:p>
          </table:table-cell>
          <table:table-cell table:style-name="ce42" office:value-type="string" calcext:value-type="string">
            <text:p>ACTOR_ROLE</text:p>
          </table:table-cell>
          <table:table-cell table:style-name="ce42" office:value-type="string" calcext:value-type="string">
            <text:p>DESCRIPTION</text:p>
          </table:table-cell>
          <table:table-cell table:style-name="ce42" office:value-type="string" calcext:value-type="string">
            <text:p>OPPORTUNITY</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content-validation-name="val6" office:value-type="string" calcext:value-type="string">
            <text:p>grid2</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content-validation-name="val6" office:value-type="string" calcext:value-type="string">
            <text:p>grid3</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content-validation-name="val6" office:value-type="string" calcext:value-type="string">
            <text:p>grid4</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content-validation-name="val6" office:value-type="string" calcext:value-type="string">
            <text:p>grid5</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content-validation-name="val6" office:value-type="string" calcext:value-type="string">
            <text:p>grid1</text:p>
          </table:table-cell>
          <table:table-cell table:number-columns-repeated="58"/>
        </table:table-row>
        <table:table-row table:style-name="ro3" table:number-rows-repeated="1048567">
          <table:table-cell table:content-validation-name="val5"/>
          <table:table-cell table:number-columns-repeated="4"/>
          <table:table-cell table:content-validation-name="val6"/>
          <table:table-cell table:number-columns-repeated="58"/>
        </table:table-row>
        <table:table-row table:style-name="ro3">
          <table:table-cell table:content-validation-name="val5"/>
          <table:table-cell table:number-columns-repeated="4"/>
          <table:table-cell table:content-validation-name="val6"/>
          <table:table-cell table:number-columns-repeated="58"/>
        </table:table-row>
      </table:table>
      <table:table table:name="Aspects" table:style-name="ta8">
        <table:table-column table:style-name="co59" table:default-cell-style-name="ce33"/>
        <table:table-column table:style-name="co60" table:default-cell-style-name="ce33"/>
        <table:table-column table:style-name="co3" table:default-cell-style-name="ce33"/>
        <table:table-column table:style-name="co61" table:default-cell-style-name="ce33"/>
        <table:table-column table:style-name="co62" table:default-cell-style-name="ce33"/>
        <table:table-column table:style-name="co18" table:number-columns-repeated="59" table:default-cell-style-name="ce33"/>
        <table:table-row table:style-name="ro3">
          <table:table-cell table:style-name="ce42" office:value-type="string" calcext:value-type="string">
            <text:p>TITLE</text:p>
          </table:table-cell>
          <table:table-cell table:style-name="ce42" office:value-type="string" calcext:value-type="string">
            <text:p>FRAMING</text:p>
          </table:table-cell>
          <table:table-cell table:style-name="ce42" office:value-type="string" calcext:value-type="string">
            <text:p>EXPLANATION</text:p>
          </table:table-cell>
          <table:table-cell table:style-name="ce42" office:value-type="string" calcext:value-type="string">
            <text:p>OPPORTUNITY</text:p>
          </table:table-cell>
          <table:table-cell table:style-name="ce42"/>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content-validation-name="val7" office:value-type="string" calcext:value-type="string">
            <text:p>grid1</text:p>
          </table:table-cell>
          <table:table-cell table:number-columns-repeated="60"/>
        </table:table-row>
        <table:table-row table:style-name="ro3" table:number-rows-repeated="1048573">
          <table:table-cell table:number-columns-repeated="3"/>
          <table:table-cell table:content-validation-name="val7"/>
          <table:table-cell table:number-columns-repeated="60"/>
        </table:table-row>
        <table:table-row table:style-name="ro3">
          <table:table-cell table:number-columns-repeated="3"/>
          <table:table-cell table:content-validation-name="val7"/>
          <table:table-cell table:number-columns-repeated="60"/>
        </table:table-row>
      </table:table>
      <table:table table:name="Organisations" table:style-name="ta1">
        <table:table-column table:style-name="co32" table:default-cell-style-name="ce33"/>
        <table:table-column table:style-name="co33" table:default-cell-style-name="ce33"/>
        <table:table-column table:style-name="co34" table:default-cell-style-name="ce33"/>
        <table:table-column table:style-name="co35" table:default-cell-style-name="ce33"/>
        <table:table-column table:style-name="co36" table:default-cell-style-name="ce33"/>
        <table:table-column table:style-name="co37" table:default-cell-style-name="ce33"/>
        <table:table-column table:style-name="co3" table:number-columns-repeated="57" table:default-cell-style-name="ce33"/>
        <table:table-column table:style-name="co3" table:default-cell-style-name="Default"/>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38" office:value-type="string" calcext:value-type="string">
            <text:p>LOGO_FILE</text:p>
          </table:table-cell>
          <table:table-cell table:style-name="ce38" office:value-type="string" calcext:value-type="string">
            <text:p>LOGO</text:p>
          </table:table-cell>
          <table:table-cell table:style-name="ce42" table:number-columns-repeated="14"/>
          <table:table-cell table:number-columns-repeated="44"/>
        </table:table-row>
        <table:table-row table:style-name="ro3">
          <table:table-cell table:style-name="ce35" office:value-type="string" calcext:value-type="string">
            <text:p>Odyssey</text:p>
          </table:table-cell>
          <table:table-cell table:style-name="ce35" office:value-type="string" calcext:value-type="string">
            <text:p>odyssey</text:p>
          </table:table-cell>
          <table:table-cell table:style-name="ce35"/>
          <table:table-cell table:style-name="ce35" office:value-type="string" calcext:value-type="string">
            <text:p>Collaboration, Momentum</text:p>
          </table:table-cell>
          <table:table-cell table:style-name="ce35" office:value-type="string" calcext:value-type="string">
            <text:p>odyssey.png</text:p>
          </table:table-cell>
          <table:table-cell table:style-name="ce48" table:formula="of:=CONTENT_BASE_URL&amp;&quot;organisation_logos/&quot;&amp;[.E2]" office:value-type="string" office:string-value="organisation_logos/odyssey.png" calcext:value-type="string">
            <text:p>organisation_logos/odyssey.png</text:p>
          </table:table-cell>
          <table:table-cell table:number-columns-repeated="58"/>
        </table:table-row>
        <table:table-row table:style-name="ro3">
          <table:table-cell table:style-name="ce35" office:value-type="string" calcext:value-type="string">
            <text:p>Business Plan for Peace</text:p>
          </table:table-cell>
          <table:table-cell table:style-name="ce35" office:value-type="string" calcext:value-type="string">
            <text:p>peace_plans</text:p>
          </table:table-cell>
          <table:table-cell table:style-name="ce35" office:value-type="string" calcext:value-type="string">
            <text:p>How do we solve conflict without war?</text:p>
          </table:table-cell>
          <table:table-cell table:style-name="ce35" office:value-type="string" calcext:value-type="string">
            <text:p>Peace, Plans, Conflict, War, Defense, Arms</text:p>
          </table:table-cell>
          <table:table-cell table:style-name="ce35" office:value-type="string" calcext:value-type="string">
            <text:p>business_plan_for_peace.png</text:p>
          </table:table-cell>
          <table:table-cell table:style-name="ce48" table:formula="of:=CONTENT_BASE_URL&amp;&quot;organisation_logos/&quot;&amp;[.E3]" office:value-type="string" office:string-value="organisation_logos/business_plan_for_peace.png" calcext:value-type="string">
            <text:p>organisation_logos/business_plan_for_peace.png</text:p>
          </table:table-cell>
          <table:table-cell table:number-columns-repeated="58"/>
        </table:table-row>
        <table:table-row table:style-name="ro3">
          <table:table-cell table:style-name="ce43" office:value-type="string" calcext:value-type="string">
            <text:p>Cybersecurity North-Netherlands</text:p>
          </table:table-cell>
          <table:table-cell table:style-name="ce35" office:value-type="string" calcext:value-type="string">
            <text:p>cybersecurity_nl</text:p>
          </table:table-cell>
          <table:table-cell table:style-name="ce35" office:value-type="string" calcext:value-type="string">
            <text:p>Protect Northern Netherlands against cyberattacks</text:p>
          </table:table-cell>
          <table:table-cell table:style-name="ce35" office:value-type="string" calcext:value-type="string">
            <text:p>Safety, Security, Police, Politie, Cyber, Attack, Threat, Intrusion, Protections, Digital</text:p>
          </table:table-cell>
          <table:table-cell table:style-name="ce35" office:value-type="string" calcext:value-type="string">
            <text:p>cybersecurity_nnl.jpg</text:p>
          </table:table-cell>
          <table:table-cell table:style-name="ce48" table:formula="of:=CONTENT_BASE_URL&amp;&quot;organisation_logos/&quot;&amp;[.E4]" office:value-type="string" office:string-value="organisation_logos/cybersecurity_nnl.jpg" calcext:value-type="string">
            <text:p>organisation_logos/cybersecurity_nnl.jpg</text:p>
          </table:table-cell>
          <table:table-cell table:number-columns-repeated="58"/>
        </table:table-row>
        <table:table-row table:style-name="ro3">
          <table:table-cell table:style-name="ce43" office:value-type="string" calcext:value-type="string">
            <text:p>DAML Digital Asset</text:p>
          </table:table-cell>
          <table:table-cell table:style-name="ce35" office:value-type="string" calcext:value-type="string">
            <text:p>daml</text:p>
          </table:table-cell>
          <table:table-cell table:style-name="ce35" office:value-type="string" calcext:value-type="string">
            <text:p>Build full-stack, distributed applications for DLT, Blockchain, or databases in days.</text:p>
          </table:table-cell>
          <table:table-cell table:style-name="ce35" office:value-type="string" calcext:value-type="string">
            <text:p>Web3, DLT, Blockchain, Distributed, API, Develop, IDE Sandbox</text:p>
          </table:table-cell>
          <table:table-cell table:style-name="ce35" office:value-type="string" calcext:value-type="string">
            <text:p>daml.svg</text:p>
          </table:table-cell>
          <table:table-cell table:style-name="ce48" table:formula="of:=CONTENT_BASE_URL&amp;&quot;organisation_logos/&quot;&amp;[.E5]" office:value-type="string" office:string-value="organisation_logos/daml.svg" calcext:value-type="string">
            <text:p>organisation_logos/daml.svg</text:p>
          </table:table-cell>
          <table:table-cell table:number-columns-repeated="58"/>
        </table:table-row>
        <table:table-row table:style-name="ro3">
          <table:table-cell table:style-name="ce43" office:value-type="string" calcext:value-type="string">
            <text:p>Dell Boomi</text:p>
          </table:table-cell>
          <table:table-cell table:style-name="ce35" office:value-type="string" calcext:value-type="string">
            <text:p>dell</text:p>
          </table:table-cell>
          <table:table-cell table:style-name="ce35" office:value-type="string" calcext:value-type="string">
            <text:p>Instantly Connect People to What They Want</text:p>
          </table:table-cell>
          <table:table-cell table:style-name="ce35" office:value-type="string" calcext:value-type="string">
            <text:p>Enterprise, IT, PaaS, Data, API, Cloud</text:p>
          </table:table-cell>
          <table:table-cell table:style-name="ce35" office:value-type="string" calcext:value-type="string">
            <text:p>dell_boomi.png</text:p>
          </table:table-cell>
          <table:table-cell table:style-name="ce48" table:formula="of:=CONTENT_BASE_URL&amp;&quot;organisation_logos/&quot;&amp;[.E6]" office:value-type="string" office:string-value="organisation_logos/dell_boomi.png" calcext:value-type="string">
            <text:p>organisation_logos/dell_boomi.png</text:p>
          </table:table-cell>
          <table:table-cell table:number-columns-repeated="58"/>
        </table:table-row>
        <table:table-row table:style-name="ro3">
          <table:table-cell table:style-name="ce43" office:value-type="string" calcext:value-type="string">
            <text:p>Dutch Blockchain Coalition</text:p>
          </table:table-cell>
          <table:table-cell table:style-name="ce35" office:value-type="string" calcext:value-type="string">
            <text:p>dbc</text:p>
          </table:table-cell>
          <table:table-cell table:style-name="ce35" office:value-type="string" calcext:value-type="string">
            <text:p>Advance reliable, robust and socially accepted blockchain applications</text:p>
          </table:table-cell>
          <table:table-cell table:style-name="ce35" office:value-type="string" calcext:value-type="string">
            <text:p>Blockchain, Coalition</text:p>
          </table:table-cell>
          <table:table-cell table:style-name="ce35" office:value-type="string" calcext:value-type="string">
            <text:p>dbc.png</text:p>
          </table:table-cell>
          <table:table-cell table:style-name="ce48" table:formula="of:=CONTENT_BASE_URL&amp;&quot;organisation_logos/&quot;&amp;[.E7]" office:value-type="string" office:string-value="organisation_logos/dbc.png" calcext:value-type="string">
            <text:p>organisation_logos/dbc.png</text:p>
          </table:table-cell>
          <table:table-cell table:number-columns-repeated="58"/>
        </table:table-row>
        <table:table-row table:style-name="ro3">
          <table:table-cell table:style-name="ce47" office:value-type="string" calcext:value-type="string">
            <text:p>Dutch Ministry of Defense</text:p>
          </table:table-cell>
          <table:table-cell table:style-name="ce35" office:value-type="string" calcext:value-type="string">
            <text:p>min_defensie</text:p>
          </table:table-cell>
          <table:table-cell table:style-name="ce35"/>
          <table:table-cell table:style-name="ce35" office:value-type="string" calcext:value-type="string">
            <text:p>Dutch, Government, Defence</text:p>
          </table:table-cell>
          <table:table-cell table:style-name="ce35" office:value-type="string" calcext:value-type="string">
            <text:p>min_defence.png</text:p>
          </table:table-cell>
          <table:table-cell table:style-name="ce48" table:formula="of:=CONTENT_BASE_URL&amp;&quot;organisation_logos/&quot;&amp;[.E8]" office:value-type="string" office:string-value="organisation_logos/min_defence.png" calcext:value-type="string">
            <text:p>organisation_logos/min_defence.png</text:p>
          </table:table-cell>
          <table:table-cell table:number-columns-repeated="58"/>
        </table:table-row>
        <table:table-row table:style-name="ro3">
          <table:table-cell table:style-name="ce43" office:value-type="string" calcext:value-type="string">
            <text:p>Dutch Ministry of the Interior and Kingdom Relations</text:p>
          </table:table-cell>
          <table:table-cell table:style-name="ce35" office:value-type="string" calcext:value-type="string">
            <text:p>min_bzk</text:p>
          </table:table-cell>
          <table:table-cell table:style-name="ce35"/>
          <table:table-cell table:style-name="ce35" office:value-type="string" calcext:value-type="string">
            <text:p>SSI, Dutch, Government</text:p>
          </table:table-cell>
          <table:table-cell table:style-name="ce35" office:value-type="string" calcext:value-type="string">
            <text:p>min_bzk.svg</text:p>
          </table:table-cell>
          <table:table-cell table:style-name="ce48" table:formula="of:=CONTENT_BASE_URL&amp;&quot;organisation_logos/&quot;&amp;[.E9]" office:value-type="string" office:string-value="organisation_logos/min_bzk.svg" calcext:value-type="string">
            <text:p>organisation_logos/min_bzk.svg</text:p>
          </table:table-cell>
          <table:table-cell table:number-columns-repeated="58"/>
        </table:table-row>
        <table:table-row table:style-name="ro3">
          <table:table-cell table:style-name="ce43" office:value-type="string" calcext:value-type="string">
            <text:p>Dutch Police</text:p>
          </table:table-cell>
          <table:table-cell table:style-name="ce35" office:value-type="string" calcext:value-type="string">
            <text:p>politie_nl</text:p>
          </table:table-cell>
          <table:table-cell table:style-name="ce35"/>
          <table:table-cell table:style-name="ce35" office:value-type="string" calcext:value-type="string">
            <text:p>Safety, Security, Police, Politie</text:p>
          </table:table-cell>
          <table:table-cell table:style-name="ce35" office:value-type="string" calcext:value-type="string">
            <text:p>politie.png</text:p>
          </table:table-cell>
          <table:table-cell table:style-name="ce48" table:formula="of:=CONTENT_BASE_URL&amp;&quot;organisation_logos/&quot;&amp;[.E10]" office:value-type="string" office:string-value="organisation_logos/politie.png" calcext:value-type="string">
            <text:p>organisation_logos/politie.png</text:p>
          </table:table-cell>
          <table:table-cell table:number-columns-repeated="58"/>
        </table:table-row>
        <table:table-row table:style-name="ro3">
          <table:table-cell table:style-name="ce43" office:value-type="string" calcext:value-type="string">
            <text:p>Enexis</text:p>
          </table:table-cell>
          <table:table-cell table:style-name="ce35" office:value-type="string" calcext:value-type="string">
            <text:p>enexis</text:p>
          </table:table-cell>
          <table:table-cell table:style-name="ce35"/>
          <table:table-cell table:style-name="ce35" office:value-type="string" calcext:value-type="string">
            <text:p>Energy</text:p>
          </table:table-cell>
          <table:table-cell table:style-name="ce35" office:value-type="string" calcext:value-type="string">
            <text:p>enexis.png</text:p>
          </table:table-cell>
          <table:table-cell table:style-name="ce48" table:formula="of:=CONTENT_BASE_URL&amp;&quot;organisation_logos/&quot;&amp;[.E11]" office:value-type="string" office:string-value="organisation_logos/enexis.png" calcext:value-type="string">
            <text:p>organisation_logos/enexis.png</text:p>
          </table:table-cell>
          <table:table-cell table:number-columns-repeated="58"/>
        </table:table-row>
        <table:table-row table:style-name="ro3">
          <table:table-cell table:style-name="ce43" office:value-type="string" calcext:value-type="string">
            <text:p>Engie</text:p>
          </table:table-cell>
          <table:table-cell table:style-name="ce35" office:value-type="string" calcext:value-type="string">
            <text:p>engie</text:p>
          </table:table-cell>
          <table:table-cell table:style-name="ce35"/>
          <table:table-cell table:style-name="ce35" office:value-type="string" calcext:value-type="string">
            <text:p>Energy</text:p>
          </table:table-cell>
          <table:table-cell table:style-name="ce35" office:value-type="string" calcext:value-type="string">
            <text:p>engie.png</text:p>
          </table:table-cell>
          <table:table-cell table:style-name="ce48" table:formula="of:=CONTENT_BASE_URL&amp;&quot;organisation_logos/&quot;&amp;[.E12]" office:value-type="string" office:string-value="organisation_logos/engie.png" calcext:value-type="string">
            <text:p>organisation_logos/engie.png</text:p>
          </table:table-cell>
          <table:table-cell table:number-columns-repeated="58"/>
        </table:table-row>
        <table:table-row table:style-name="ro3">
          <table:table-cell table:style-name="ce43" office:value-type="string" calcext:value-type="string">
            <text:p>Fibree</text:p>
          </table:table-cell>
          <table:table-cell table:style-name="ce35" office:value-type="string" calcext:value-type="string">
            <text:p>fibree</text:p>
          </table:table-cell>
          <table:table-cell table:style-name="ce35"/>
          <table:table-cell table:style-name="ce35" office:value-type="string" calcext:value-type="string">
            <text:p>RealEstate</text:p>
          </table:table-cell>
          <table:table-cell table:style-name="ce35" office:value-type="string" calcext:value-type="string">
            <text:p>fibree.svg</text:p>
          </table:table-cell>
          <table:table-cell table:style-name="ce48" table:formula="of:=CONTENT_BASE_URL&amp;&quot;organisation_logos/&quot;&amp;[.E13]" office:value-type="string" office:string-value="organisation_logos/fibree.svg" calcext:value-type="string">
            <text:p>organisation_logos/fibree.svg</text:p>
          </table:table-cell>
          <table:table-cell table:number-columns-repeated="58"/>
        </table:table-row>
        <table:table-row table:style-name="ro3">
          <table:table-cell table:style-name="ce35" office:value-type="string" calcext:value-type="string">
            <text:p>Gemeente Den Haag</text:p>
          </table:table-cell>
          <table:table-cell table:style-name="ce35" office:value-type="string" calcext:value-type="string">
            <text:p>gem_den_haag</text:p>
          </table:table-cell>
          <table:table-cell table:style-name="ce35" office:value-type="string" calcext:value-type="string">
            <text:p>City of peace, justice and international relations</text:p>
          </table:table-cell>
          <table:table-cell table:style-name="ce35" office:value-type="string" calcext:value-type="string">
            <text:p>Peace, Justice, Sea, Conscious Cities</text:p>
          </table:table-cell>
          <table:table-cell table:style-name="ce35" office:value-type="string" calcext:value-type="string">
            <text:p>den_haag.png</text:p>
          </table:table-cell>
          <table:table-cell table:style-name="ce48" table:formula="of:=CONTENT_BASE_URL&amp;&quot;organisation_logos/&quot;&amp;[.E14]" office:value-type="string" office:string-value="organisation_logos/den_haag.png" calcext:value-type="string">
            <text:p>organisation_logos/den_haag.png</text:p>
          </table:table-cell>
          <table:table-cell table:number-columns-repeated="58"/>
        </table:table-row>
        <table:table-row table:style-name="ro3">
          <table:table-cell table:style-name="ce43" office:value-type="string" calcext:value-type="string">
            <text:p>Gemeente Groningen</text:p>
          </table:table-cell>
          <table:table-cell table:style-name="ce35" office:value-type="string" calcext:value-type="string">
            <text:p>groningen_gem</text:p>
          </table:table-cell>
          <table:table-cell table:style-name="ce35"/>
          <table:table-cell table:style-name="ce35" office:value-type="string" calcext:value-type="string">
            <text:p>Groningen, Gemeente</text:p>
          </table:table-cell>
          <table:table-cell table:style-name="ce35" office:value-type="string" calcext:value-type="string">
            <text:p>gemeente_groningen.jpg</text:p>
          </table:table-cell>
          <table:table-cell table:style-name="ce48" table:formula="of:=CONTENT_BASE_URL&amp;&quot;organisation_logos/&quot;&amp;[.E15]" office:value-type="string" office:string-value="organisation_logos/gemeente_groningen.jpg" calcext:value-type="string">
            <text:p>organisation_logos/gemeente_groningen.jpg</text:p>
          </table:table-cell>
          <table:table-cell table:number-columns-repeated="58"/>
        </table:table-row>
        <table:table-row table:style-name="ro3">
          <table:table-cell table:style-name="ce43" office:value-type="string" calcext:value-type="string">
            <text:p>Grid Singularity</text:p>
          </table:table-cell>
          <table:table-cell table:style-name="ce35" office:value-type="string" calcext:value-type="string">
            <text:p>grid_singularity</text:p>
          </table:table-cell>
          <table:table-cell table:style-name="ce35"/>
          <table:table-cell table:style-name="ce35" office:value-type="string" calcext:value-type="string">
            <text:p>Energy</text:p>
          </table:table-cell>
          <table:table-cell table:style-name="ce35" office:value-type="string" calcext:value-type="string">
            <text:p>grid_singularity.png</text:p>
          </table:table-cell>
          <table:table-cell table:style-name="ce48" table:formula="of:=CONTENT_BASE_URL&amp;&quot;organisation_logos/&quot;&amp;[.E16]" office:value-type="string" office:string-value="organisation_logos/grid_singularity.png" calcext:value-type="string">
            <text:p>organisation_logos/grid_singularity.png</text:p>
          </table:table-cell>
          <table:table-cell table:number-columns-repeated="58"/>
        </table:table-row>
        <table:table-row table:style-name="ro3">
          <table:table-cell table:style-name="ce43" office:value-type="string" calcext:value-type="string">
            <text:p>Hanzehogeschool Groningen</text:p>
          </table:table-cell>
          <table:table-cell table:style-name="ce35" office:value-type="string" calcext:value-type="string">
            <text:p>hanzehogeschool</text:p>
          </table:table-cell>
          <table:table-cell table:style-name="ce35"/>
          <table:table-cell table:style-name="ce35" office:value-type="string" calcext:value-type="string">
            <text:p>Healthcare</text:p>
          </table:table-cell>
          <table:table-cell table:style-name="ce35" office:value-type="string" calcext:value-type="string">
            <text:p>hanze.png</text:p>
          </table:table-cell>
          <table:table-cell table:style-name="ce48" table:formula="of:=CONTENT_BASE_URL&amp;&quot;organisation_logos/&quot;&amp;[.E17]" office:value-type="string" office:string-value="organisation_logos/hanze.png" calcext:value-type="string">
            <text:p>organisation_logos/hanze.png</text:p>
          </table:table-cell>
          <table:table-cell table:number-columns-repeated="58"/>
        </table:table-row>
        <table:table-row table:style-name="ro3">
          <table:table-cell table:style-name="ce43" office:value-type="string" calcext:value-type="string">
            <text:p>ICEL</text:p>
          </table:table-cell>
          <table:table-cell table:style-name="ce35" office:value-type="string" calcext:value-type="string">
            <text:p>icel</text:p>
          </table:table-cell>
          <table:table-cell table:style-name="ce35"/>
          <table:table-cell table:style-name="ce35" office:value-type="string" calcext:value-type="string">
            <text:p>Nature</text:p>
          </table:table-cell>
          <table:table-cell table:style-name="ce35" office:value-type="string" calcext:value-type="string">
            <text:p>icel.png</text:p>
          </table:table-cell>
          <table:table-cell table:style-name="ce48" table:formula="of:=CONTENT_BASE_URL&amp;&quot;organisation_logos/&quot;&amp;[.E18]" office:value-type="string" office:string-value="organisation_logos/icel.png" calcext:value-type="string">
            <text:p>organisation_logos/icel.png</text:p>
          </table:table-cell>
          <table:table-cell table:number-columns-repeated="58"/>
        </table:table-row>
        <table:table-row table:style-name="ro3">
          <table:table-cell table:style-name="ce43" office:value-type="string" calcext:value-type="string">
            <text:p>IFV</text:p>
          </table:table-cell>
          <table:table-cell table:style-name="ce35" office:value-type="string" calcext:value-type="string">
            <text:p>ifv</text:p>
          </table:table-cell>
          <table:table-cell table:style-name="ce35"/>
          <table:table-cell table:style-name="ce35" office:value-type="string" calcext:value-type="string">
            <text:p>Safety, Security</text:p>
          </table:table-cell>
          <table:table-cell table:style-name="ce35" office:value-type="string" calcext:value-type="string">
            <text:p>ifv.svg</text:p>
          </table:table-cell>
          <table:table-cell table:style-name="ce48" table:formula="of:=CONTENT_BASE_URL&amp;&quot;organisation_logos/&quot;&amp;[.E19]" office:value-type="string" office:string-value="organisation_logos/ifv.svg" calcext:value-type="string">
            <text:p>organisation_logos/ifv.svg</text:p>
          </table:table-cell>
          <table:table-cell table:number-columns-repeated="58"/>
        </table:table-row>
        <table:table-row table:style-name="ro3">
          <table:table-cell table:style-name="ce43" office:value-type="string" calcext:value-type="string">
            <text:p>IUCN</text:p>
          </table:table-cell>
          <table:table-cell table:style-name="ce35" office:value-type="string" calcext:value-type="string">
            <text:p>iucn</text:p>
          </table:table-cell>
          <table:table-cell table:style-name="ce35"/>
          <table:table-cell table:style-name="ce35" office:value-type="string" calcext:value-type="string">
            <text:p>Nature</text:p>
          </table:table-cell>
          <table:table-cell table:style-name="ce35" office:value-type="string" calcext:value-type="string">
            <text:p>iucn.png</text:p>
          </table:table-cell>
          <table:table-cell table:style-name="ce48" table:formula="of:=CONTENT_BASE_URL&amp;&quot;organisation_logos/&quot;&amp;[.E20]" office:value-type="string" office:string-value="organisation_logos/iucn.png" calcext:value-type="string">
            <text:p>organisation_logos/iucn.png</text:p>
          </table:table-cell>
          <table:table-cell table:number-columns-repeated="58"/>
        </table:table-row>
        <table:table-row table:style-name="ro3">
          <table:table-cell table:style-name="ce43" office:value-type="string" calcext:value-type="string">
            <text:p>Kadaster</text:p>
          </table:table-cell>
          <table:table-cell table:style-name="ce35" office:value-type="string" calcext:value-type="string">
            <text:p>kadaster</text:p>
          </table:table-cell>
          <table:table-cell table:style-name="ce35"/>
          <table:table-cell table:style-name="ce35" office:value-type="string" calcext:value-type="string">
            <text:p>Registry</text:p>
          </table:table-cell>
          <table:table-cell table:style-name="ce35" office:value-type="string" calcext:value-type="string">
            <text:p>kadaster.svg</text:p>
          </table:table-cell>
          <table:table-cell table:style-name="ce48" table:formula="of:=CONTENT_BASE_URL&amp;&quot;organisation_logos/&quot;&amp;[.E21]" office:value-type="string" office:string-value="organisation_logos/kadaster.svg" calcext:value-type="string">
            <text:p>organisation_logos/kadaster.svg</text:p>
          </table:table-cell>
          <table:table-cell table:number-columns-repeated="58"/>
        </table:table-row>
        <table:table-row table:style-name="ro3">
          <table:table-cell table:style-name="ce35" office:value-type="string" calcext:value-type="string">
            <text:p>Kamer van Koophandel</text:p>
          </table:table-cell>
          <table:table-cell table:style-name="ce35" office:value-type="string" calcext:value-type="string">
            <text:p>kvk</text:p>
          </table:table-cell>
          <table:table-cell table:style-name="ce35" office:value-type="string" calcext:value-type="string">
            <text:p>Dutch chamber of commerce</text:p>
          </table:table-cell>
          <table:table-cell table:style-name="ce35" office:value-type="string" calcext:value-type="string">
            <text:p>Innovation, Companies, Netherlands, Registration</text:p>
          </table:table-cell>
          <table:table-cell table:style-name="ce35" office:value-type="string" calcext:value-type="string">
            <text:p>kvk.jpg</text:p>
          </table:table-cell>
          <table:table-cell table:style-name="ce48" table:formula="of:=CONTENT_BASE_URL&amp;&quot;organisation_logos/&quot;&amp;[.E22]" office:value-type="string" office:string-value="organisation_logos/kvk.jpg" calcext:value-type="string">
            <text:p>organisation_logos/kvk.jpg</text:p>
          </table:table-cell>
          <table:table-cell table:number-columns-repeated="58"/>
        </table:table-row>
        <table:table-row table:style-name="ro3">
          <table:table-cell table:style-name="ce43" office:value-type="string" calcext:value-type="string">
            <text:p>KLM Cargo</text:p>
          </table:table-cell>
          <table:table-cell table:style-name="ce35" office:value-type="string" calcext:value-type="string">
            <text:p>klm</text:p>
          </table:table-cell>
          <table:table-cell table:style-name="ce35"/>
          <table:table-cell table:style-name="ce35" office:value-type="string" calcext:value-type="string">
            <text:p>Transport, Logistics</text:p>
          </table:table-cell>
          <table:table-cell table:style-name="ce35" office:value-type="string" calcext:value-type="string">
            <text:p>klm_cargo.jpg</text:p>
          </table:table-cell>
          <table:table-cell table:style-name="ce48" table:formula="of:=CONTENT_BASE_URL&amp;&quot;organisation_logos/&quot;&amp;[.E23]" office:value-type="string" office:string-value="organisation_logos/klm_cargo.jpg" calcext:value-type="string">
            <text:p>organisation_logos/klm_cargo.jpg</text:p>
          </table:table-cell>
          <table:table-cell table:number-columns-repeated="58"/>
        </table:table-row>
        <table:table-row table:style-name="ro3">
          <table:table-cell table:style-name="ce43" office:value-type="string" calcext:value-type="string">
            <text:p>Nature 2.0</text:p>
          </table:table-cell>
          <table:table-cell table:style-name="ce35" office:value-type="string" calcext:value-type="string">
            <text:p>nature2</text:p>
          </table:table-cell>
          <table:table-cell table:style-name="ce35"/>
          <table:table-cell table:style-name="ce35" office:value-type="string" calcext:value-type="string">
            <text:p>Nature</text:p>
          </table:table-cell>
          <table:table-cell table:style-name="ce35" office:value-type="string" calcext:value-type="string">
            <text:p>nature_20.svg</text:p>
          </table:table-cell>
          <table:table-cell table:style-name="ce48" table:formula="of:=CONTENT_BASE_URL&amp;&quot;organisation_logos/&quot;&amp;[.E24]" office:value-type="string" office:string-value="organisation_logos/nature_20.svg" calcext:value-type="string">
            <text:p>organisation_logos/nature_20.svg</text:p>
          </table:table-cell>
          <table:table-cell table:number-columns-repeated="58"/>
        </table:table-row>
        <table:table-row table:style-name="ro3">
          <table:table-cell table:style-name="ce35" office:value-type="string" calcext:value-type="string">
            <text:p>Powering Innovation</text:p>
          </table:table-cell>
          <table:table-cell table:style-name="ce35" office:value-type="string" calcext:value-type="string">
            <text:p>powering_innov</text:p>
          </table:table-cell>
          <table:table-cell table:style-name="ce35"/>
          <table:table-cell table:style-name="ce35" office:value-type="string" calcext:value-type="string">
            <text:p>Peace, Innovation</text:p>
          </table:table-cell>
          <table:table-cell table:style-name="ce35" office:value-type="string" calcext:value-type="string">
            <text:p>powering_innovation.png</text:p>
          </table:table-cell>
          <table:table-cell table:style-name="ce48" table:formula="of:=CONTENT_BASE_URL&amp;&quot;organisation_logos/&quot;&amp;[.E25]" office:value-type="string" office:string-value="organisation_logos/powering_innovation.png" calcext:value-type="string">
            <text:p>organisation_logos/powering_innovation.png</text:p>
          </table:table-cell>
          <table:table-cell table:number-columns-repeated="58"/>
        </table:table-row>
        <table:table-row table:style-name="ro3">
          <table:table-cell table:style-name="ce43" office:value-type="string" calcext:value-type="string">
            <text:p>Province of Groningen</text:p>
          </table:table-cell>
          <table:table-cell table:style-name="ce35" office:value-type="string" calcext:value-type="string">
            <text:p>groningen_prov</text:p>
          </table:table-cell>
          <table:table-cell table:style-name="ce35"/>
          <table:table-cell table:style-name="ce35" office:value-type="string" calcext:value-type="string">
            <text:p>Groningen, Safety, Province</text:p>
          </table:table-cell>
          <table:table-cell table:style-name="ce35" office:value-type="string" calcext:value-type="string">
            <text:p>provincie_groningen.png</text:p>
          </table:table-cell>
          <table:table-cell table:style-name="ce48" table:formula="of:=CONTENT_BASE_URL&amp;&quot;organisation_logos/&quot;&amp;[.E26]" office:value-type="string" office:string-value="organisation_logos/provincie_groningen.png" calcext:value-type="string">
            <text:p>organisation_logos/provincie_groningen.png</text:p>
          </table:table-cell>
          <table:table-cell table:number-columns-repeated="58"/>
        </table:table-row>
        <table:table-row table:style-name="ro3">
          <table:table-cell table:style-name="ce43" office:value-type="string" calcext:value-type="string">
            <text:p>RUG</text:p>
          </table:table-cell>
          <table:table-cell table:style-name="ce35" office:value-type="string" calcext:value-type="string">
            <text:p>rug</text:p>
          </table:table-cell>
          <table:table-cell table:style-name="ce35"/>
          <table:table-cell table:style-name="ce35" office:value-type="string" calcext:value-type="string">
            <text:p>Healthcare</text:p>
          </table:table-cell>
          <table:table-cell table:style-name="ce35" office:value-type="string" calcext:value-type="string">
            <text:p>rugr.svg</text:p>
          </table:table-cell>
          <table:table-cell table:style-name="ce48" table:formula="of:=CONTENT_BASE_URL&amp;&quot;organisation_logos/&quot;&amp;[.E27]" office:value-type="string" office:string-value="organisation_logos/rugr.svg" calcext:value-type="string">
            <text:p>organisation_logos/rugr.svg</text:p>
          </table:table-cell>
          <table:table-cell table:number-columns-repeated="58"/>
        </table:table-row>
        <table:table-row table:style-name="ro3">
          <table:table-cell table:style-name="ce43" office:value-type="string" calcext:value-type="string">
            <text:p>Sargasso Sea Commission</text:p>
          </table:table-cell>
          <table:table-cell table:style-name="ce35" office:value-type="string" calcext:value-type="string">
            <text:p>sargasso_sea</text:p>
          </table:table-cell>
          <table:table-cell table:style-name="ce35"/>
          <table:table-cell table:style-name="ce35" office:value-type="string" calcext:value-type="string">
            <text:p>Nature</text:p>
          </table:table-cell>
          <table:table-cell table:style-name="ce35" office:value-type="string" calcext:value-type="string">
            <text:p>sargasso_sea.png</text:p>
          </table:table-cell>
          <table:table-cell table:style-name="ce48" table:formula="of:=CONTENT_BASE_URL&amp;&quot;organisation_logos/&quot;&amp;[.E28]" office:value-type="string" office:string-value="organisation_logos/sargasso_sea.png" calcext:value-type="string">
            <text:p>organisation_logos/sargasso_sea.png</text:p>
          </table:table-cell>
          <table:table-cell table:number-columns-repeated="58"/>
        </table:table-row>
        <table:table-row table:style-name="ro3">
          <table:table-cell table:style-name="ce43" office:value-type="string" calcext:value-type="string">
            <text:p>Sovereign Nature Initiative</text:p>
          </table:table-cell>
          <table:table-cell table:style-name="ce35" office:value-type="string" calcext:value-type="string">
            <text:p>sovereign_nature</text:p>
          </table:table-cell>
          <table:table-cell table:style-name="ce35"/>
          <table:table-cell table:style-name="ce35" office:value-type="string" calcext:value-type="string">
            <text:p>Nature</text:p>
          </table:table-cell>
          <table:table-cell table:style-name="ce35" office:value-type="string" calcext:value-type="string">
            <text:p>sni.png</text:p>
          </table:table-cell>
          <table:table-cell table:style-name="ce48" table:formula="of:=CONTENT_BASE_URL&amp;&quot;organisation_logos/&quot;&amp;[.E29]" office:value-type="string" office:string-value="organisation_logos/sni.png" calcext:value-type="string">
            <text:p>organisation_logos/sni.png</text:p>
          </table:table-cell>
          <table:table-cell table:number-columns-repeated="58"/>
        </table:table-row>
        <table:table-row table:style-name="ro3">
          <table:table-cell table:style-name="ce43" office:value-type="string" calcext:value-type="string">
            <text:p>TVM</text:p>
          </table:table-cell>
          <table:table-cell table:style-name="ce35" office:value-type="string" calcext:value-type="string">
            <text:p>tvm</text:p>
          </table:table-cell>
          <table:table-cell table:style-name="ce35"/>
          <table:table-cell table:style-name="ce35" office:value-type="string" calcext:value-type="string">
            <text:p>Transport, Logistics, Insurance</text:p>
          </table:table-cell>
          <table:table-cell table:style-name="ce35" office:value-type="string" calcext:value-type="string">
            <text:p>tvm.jpg</text:p>
          </table:table-cell>
          <table:table-cell table:style-name="ce48" table:formula="of:=CONTENT_BASE_URL&amp;&quot;organisation_logos/&quot;&amp;[.E30]" office:value-type="string" office:string-value="organisation_logos/tvm.jpg" calcext:value-type="string">
            <text:p>organisation_logos/tvm.jpg</text:p>
          </table:table-cell>
          <table:table-cell table:number-columns-repeated="58"/>
        </table:table-row>
        <table:table-row table:style-name="ro3">
          <table:table-cell table:style-name="ce43" office:value-type="string" calcext:value-type="string">
            <text:p>UMCG</text:p>
          </table:table-cell>
          <table:table-cell table:style-name="ce35" office:value-type="string" calcext:value-type="string">
            <text:p>umcg</text:p>
          </table:table-cell>
          <table:table-cell table:style-name="ce35"/>
          <table:table-cell table:style-name="ce35" office:value-type="string" calcext:value-type="string">
            <text:p>Healthcare</text:p>
          </table:table-cell>
          <table:table-cell table:style-name="ce35" office:value-type="string" calcext:value-type="string">
            <text:p>umcg.jpg</text:p>
          </table:table-cell>
          <table:table-cell table:style-name="ce48" table:formula="of:=CONTENT_BASE_URL&amp;&quot;organisation_logos/&quot;&amp;[.E31]" office:value-type="string" office:string-value="organisation_logos/umcg.jpg" calcext:value-type="string">
            <text:p>organisation_logos/umcg.jpg</text:p>
          </table:table-cell>
          <table:table-cell table:number-columns-repeated="58"/>
        </table:table-row>
        <table:table-row table:style-name="ro3">
          <table:table-cell table:style-name="ce43" office:value-type="string" calcext:value-type="string">
            <text:p>Vattenfall</text:p>
          </table:table-cell>
          <table:table-cell table:style-name="ce35" office:value-type="string" calcext:value-type="string">
            <text:p>vattenfall</text:p>
          </table:table-cell>
          <table:table-cell table:style-name="ce35"/>
          <table:table-cell table:style-name="ce35" office:value-type="string" calcext:value-type="string">
            <text:p>Energy</text:p>
          </table:table-cell>
          <table:table-cell table:style-name="ce35" office:value-type="string" calcext:value-type="string">
            <text:p>vattenfall.png</text:p>
          </table:table-cell>
          <table:table-cell table:style-name="ce48" table:formula="of:=CONTENT_BASE_URL&amp;&quot;organisation_logos/&quot;&amp;[.E32]" office:value-type="string" office:string-value="organisation_logos/vattenfall.png" calcext:value-type="string">
            <text:p>organisation_logos/vattenfall.png</text:p>
          </table:table-cell>
          <table:table-cell table:number-columns-repeated="58"/>
        </table:table-row>
        <table:table-row table:style-name="ro3">
          <table:table-cell table:style-name="ce43" office:value-type="string" calcext:value-type="string">
            <text:p>VMware</text:p>
          </table:table-cell>
          <table:table-cell table:style-name="ce35" office:value-type="string" calcext:value-type="string">
            <text:p>vmware</text:p>
          </table:table-cell>
          <table:table-cell table:style-name="ce35"/>
          <table:table-cell table:style-name="ce35" office:value-type="string" calcext:value-type="string">
            <text:p>Software, Enterprice, Virtualisation</text:p>
          </table:table-cell>
          <table:table-cell table:style-name="ce35" office:value-type="string" calcext:value-type="string">
            <text:p>vmware.png</text:p>
          </table:table-cell>
          <table:table-cell table:style-name="ce48" table:formula="of:=CONTENT_BASE_URL&amp;&quot;organisation_logos/&quot;&amp;[.E33]" office:value-type="string" office:string-value="organisation_logos/vmware.png" calcext:value-type="string">
            <text:p>organisation_logos/vmware.png</text:p>
          </table:table-cell>
          <table:table-cell table:number-columns-repeated="58"/>
        </table:table-row>
        <table:table-row table:style-name="ro3">
          <table:table-cell table:style-name="ce35" office:value-type="string" calcext:value-type="string">
            <text:p>YES!Delft</text:p>
          </table:table-cell>
          <table:table-cell table:style-name="ce35" office:value-type="string" calcext:value-type="string">
            <text:p>yesdelft</text:p>
          </table:table-cell>
          <table:table-cell table:style-name="ce35" office:value-type="string" calcext:value-type="string">
            <text:p>Tech Incubator</text:p>
          </table:table-cell>
          <table:table-cell table:style-name="ce35" office:value-type="string" calcext:value-type="string">
            <text:p>Delft, Incubator, Digital, Hague, Blockchain</text:p>
          </table:table-cell>
          <table:table-cell table:style-name="ce35" office:value-type="string" calcext:value-type="string">
            <text:p>yes_delft.jpg</text:p>
          </table:table-cell>
          <table:table-cell table:style-name="ce48" table:formula="of:=CONTENT_BASE_URL&amp;&quot;organisation_logos/&quot;&amp;[.E34]" office:value-type="string" office:string-value="organisation_logos/yes_delft.jpg" calcext:value-type="string">
            <text:p>organisation_logos/yes_delft.jpg</text:p>
          </table:table-cell>
          <table:table-cell table:number-columns-repeated="58"/>
        </table:table-row>
        <table:table-row table:style-name="ro3" table:number-rows-repeated="70">
          <table:table-cell table:style-name="ce35" table:number-columns-repeated="6"/>
          <table:table-cell table:number-columns-repeated="58"/>
        </table:table-row>
        <table:table-row table:style-name="ro1" table:number-rows-repeated="1048471">
          <table:table-cell table:number-columns-repeated="64"/>
        </table:table-row>
        <table:table-row table:style-name="ro1">
          <table:table-cell table:number-columns-repeated="64"/>
        </table:table-row>
      </table:table>
      <table:table table:name="Groups" table:style-name="ta1">
        <table:table-column table:style-name="co38" table:default-cell-style-name="ce33"/>
        <table:table-column table:style-name="co39" table:default-cell-style-name="ce33"/>
        <table:table-column table:style-name="co3" table:number-columns-repeated="62" table:default-cell-style-name="ce33"/>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42" table:number-columns-repeated="22"/>
          <table:table-cell table:number-columns-repeated="40"/>
        </table:table-row>
        <table:table-row table:style-name="ro3">
          <table:table-cell table:style-name="ce35" office:value-type="string" calcext:value-type="string">
            <text:p>Jedis</text:p>
          </table:table-cell>
          <table:table-cell table:style-name="ce35" office:value-type="string" calcext:value-type="string">
            <text:p>Specialists who are assisting</text:p>
          </table:table-cell>
          <table:table-cell table:number-columns-repeated="62"/>
        </table:table-row>
        <table:table-row table:style-name="ro3">
          <table:table-cell table:style-name="ce35" office:value-type="string" calcext:value-type="string">
            <text:p>Stakeholders</text:p>
          </table:table-cell>
          <table:table-cell table:style-name="ce35" office:value-type="string" calcext:value-type="string">
            <text:p>Users getting a tour</text:p>
          </table:table-cell>
          <table:table-cell table:number-columns-repeated="62"/>
        </table:table-row>
        <table:table-row table:style-name="ro3">
          <table:table-cell table:style-name="ce35" office:value-type="string" calcext:value-type="string">
            <text:p>Admins</text:p>
          </table:table-cell>
          <table:table-cell table:style-name="ce35" office:value-type="string" calcext:value-type="string">
            <text:p>Administrators</text:p>
          </table:table-cell>
          <table:table-cell table:number-columns-repeated="62"/>
        </table:table-row>
        <table:table-row table:style-name="ro3">
          <table:table-cell table:style-name="ce35" office:value-type="string" calcext:value-type="string">
            <text:p>ChallengeLeads</text:p>
          </table:table-cell>
          <table:table-cell table:style-name="ce35" office:value-type="string" calcext:value-type="string">
            <text:p>Leader of a challenge</text:p>
          </table:table-cell>
          <table:table-cell table:number-columns-repeated="62"/>
        </table:table-row>
        <table:table-row table:style-name="ro1" table:number-rows-repeated="1048570">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3"/>
        <table:table-column table:style-name="co44" table:default-cell-style-name="ce33"/>
        <table:table-column table:style-name="co63" table:number-columns-repeated="2" table:default-cell-style-name="ce33"/>
        <table:table-column table:style-name="co64" table:default-cell-style-name="ce33"/>
        <table:table-column table:style-name="co65" table:default-cell-style-name="ce33"/>
        <table:table-column table:style-name="co3" table:number-columns-repeated="4" table:default-cell-style-name="ce33"/>
        <table:table-column table:style-name="co66" table:default-cell-style-name="ce33"/>
        <table:table-column table:style-name="co67" table:default-cell-style-name="ce33"/>
        <table:table-column table:style-name="co68" table:default-cell-style-name="ce33"/>
        <table:table-column table:style-name="co69" table:default-cell-style-name="ce33"/>
        <table:table-column table:style-name="co70" table:default-cell-style-name="ce33"/>
        <table:table-column table:style-name="co3" table:default-cell-style-name="ce33"/>
        <table:table-column table:style-name="co71" table:default-cell-style-name="ce33"/>
        <table:table-column table:style-name="co72" table:default-cell-style-name="ce33"/>
        <table:table-column table:style-name="co3" table:number-columns-repeated="45" table:default-cell-style-name="ce33"/>
        <table:table-row table:style-name="ro3">
          <table:table-cell table:style-name="ce38" office:value-type="string" calcext:value-type="string">
            <text:p>FIRST_NAME</text:p>
          </table:table-cell>
          <table:table-cell table:style-name="ce38" office:value-type="string" calcext:value-type="string">
            <text:p>LAST_NAME</text:p>
          </table:table-cell>
          <table:table-cell table:style-name="ce38" office:value-type="string" calcext:value-type="string">
            <text:p>NAME</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S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42" table:number-columns-repeated="13"/>
          <table:table-cell table:number-columns-repeated="31"/>
        </table:table-row>
        <table:table-row table:style-name="ro4">
          <table:table-cell table:style-name="ce35" office:value-type="string" calcext:value-type="string">
            <text:p>Lilliam</text:p>
          </table:table-cell>
          <table:table-cell table:style-name="ce35" office:value-type="string" calcext:value-type="string">
            <text:p>Cathie</text:p>
          </table:table-cell>
          <table:table-cell table:style-name="ce35" table:formula="of:=[.A2]&amp;&quot; &quot;&amp;[.B2]" office:value-type="string" office:string-value="Lilliam Cathie" calcext:value-type="string">
            <text:p>Lilliam Cathi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infra24</text:p>
          </table:table-cell>
          <table:table-cell table:style-name="ce35" table:content-validation-name="val9" office:value-type="string" calcext:value-type="string">
            <text:p>Admins</text:p>
          </table:table-cell>
          <table:table-cell table:style-name="ce35" table:formula="of:=[.A2]&amp;&quot;@&quot;&amp;[.B2]&amp;&quot;.com&quot;" office:value-type="string" office:string-value="Lilliam@Cathie.com" calcext:value-type="string">
            <text:p>Lilliam@Cathie.com</text:p>
          </table:table-cell>
          <table:table-cell table:style-name="ce35" office:value-type="string" calcext:value-type="string">
            <text:p>397-113-1319</text:p>
          </table:table-cell>
          <table:table-cell table:style-name="ce35" office:value-type="string" calcext:value-type="string">
            <text:p>Leeuward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2]&amp;&quot;+&quot;&amp;[.B2]&amp;&quot;&amp;background=&quot;&amp;[.T2]&amp;&quot;&amp;color=fff&quot;" office:value-type="string" office:string-value="https://eu.ui-avatars.com/api/?name=Lilliam+Cathie&amp;background=#A94248&amp;color=fff" calcext:value-type="string">
            <text:p>https://eu.ui-avatars.com/api/?name=Lilliam+Cathie&amp;background=#A94248&amp;color=fff</text:p>
          </table:table-cell>
          <table:table-cell table:style-name="ce35" office:value-type="string" calcext:value-type="string">
            <text:p>DBK</text:p>
          </table:table-cell>
          <table:table-cell table:style-name="ce35" office:value-type="string" calcext:value-type="string">
            <text:p>Account Executive</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office:value-type="string" calcext:value-type="string">
            <text:p>Accounting,Audit,Business development,Circular economy,Investing/funding,Research</text:p>
          </table:table-cell>
          <table:table-cell table:style-name="ce35" office:value-type="string" calcext:value-type="string">
            <text:p>Event design, internet culture, collaboration, epic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4248" calcext:value-type="string">
            <text:p>#A94248</text:p>
          </table:table-cell>
          <table:table-cell table:number-columns-repeated="44"/>
        </table:table-row>
        <table:table-row table:style-name="ro4">
          <table:table-cell table:style-name="ce35" office:value-type="string" calcext:value-type="string">
            <text:p>Dorcas</text:p>
          </table:table-cell>
          <table:table-cell table:style-name="ce35" office:value-type="string" calcext:value-type="string">
            <text:p>Christinia</text:p>
          </table:table-cell>
          <table:table-cell table:style-name="ce35" table:formula="of:=[.A3]&amp;&quot; &quot;&amp;[.B3]" office:value-type="string" office:string-value="Dorcas Christinia" calcext:value-type="string">
            <text:p>Dorcas Christin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 infra24</text:p>
          </table:table-cell>
          <table:table-cell table:style-name="ce35" table:content-validation-name="val9"/>
          <table:table-cell table:style-name="ce35" table:formula="of:=[.A3]&amp;&quot;@&quot;&amp;[.B3]&amp;&quot;.com&quot;" office:value-type="string" office:string-value="Dorcas@Christinia.com" calcext:value-type="string">
            <text:p>Dorcas@Christinia.com</text:p>
          </table:table-cell>
          <table:table-cell table:style-name="ce35" office:value-type="string" calcext:value-type="string">
            <text:p>304-105-171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3]&amp;&quot;+&quot;&amp;[.B3]&amp;&quot;&amp;background=&quot;&amp;[.T3]&amp;&quot;&amp;color=fff&quot;" office:value-type="string" office:string-value="https://eu.ui-avatars.com/api/?name=Dorcas+Christinia&amp;background=#A99429&amp;color=fff" calcext:value-type="string">
            <text:p>https://eu.ui-avatars.com/api/?name=Dorcas+Christinia&amp;background=#A99429&amp;color=fff</text:p>
          </table:table-cell>
          <table:table-cell table:style-name="ce35" office:value-type="string" calcext:value-type="string">
            <text:p>Sigbar</text:p>
          </table:table-cell>
          <table:table-cell table:style-name="ce35" office:value-type="string" calcext:value-type="string">
            <text:p>Chemical Enginee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Business development,Circular economy,Pitching and presenting,Project management,Research,Microbiology</text:p>
          </table:table-cell>
          <table:table-cell table:style-name="ce35" office:value-type="string" calcext:value-type="string">
            <text:p>#connect #odyssey #momentum #practical #program #partnerships #process #jury #criteria #wow #delegation #overview #polaris #policy #achiever #miro #pilot #proposition #pitch</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9429" calcext:value-type="string">
            <text:p>#A99429</text:p>
          </table:table-cell>
          <table:table-cell table:number-columns-repeated="44"/>
        </table:table-row>
        <table:table-row table:style-name="ro4">
          <table:table-cell table:style-name="ce35" office:value-type="string" calcext:value-type="string">
            <text:p>Ebonie</text:p>
          </table:table-cell>
          <table:table-cell table:style-name="ce35" office:value-type="string" calcext:value-type="string">
            <text:p>Almeda</text:p>
          </table:table-cell>
          <table:table-cell table:style-name="ce35" table:formula="of:=[.A4]&amp;&quot; &quot;&amp;[.B4]" office:value-type="string" office:string-value="Ebonie Almeda" calcext:value-type="string">
            <text:p>Ebonie Almed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4]&amp;&quot;@&quot;&amp;[.B4]&amp;&quot;.com&quot;" office:value-type="string" office:string-value="Ebonie@Almeda.com" calcext:value-type="string">
            <text:p>Ebonie@Almeda.com</text:p>
          </table:table-cell>
          <table:table-cell table:style-name="ce35" office:value-type="string" calcext:value-type="string">
            <text:p>888-733-7554</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4]&amp;&quot;+&quot;&amp;[.B4]&amp;&quot;&amp;background=&quot;&amp;[.T4]&amp;&quot;&amp;color=fff&quot;" office:value-type="string" office:string-value="https://eu.ui-avatars.com/api/?name=Ebonie+Almeda&amp;background=#A41862&amp;color=fff" calcext:value-type="string">
            <text:p>https://eu.ui-avatars.com/api/?name=Ebonie+Almeda&amp;background=#A41862&amp;color=fff</text:p>
          </table:table-cell>
          <table:table-cell table:style-name="ce35" office:value-type="string" calcext:value-type="string">
            <text:p>Sigbar</text:p>
          </table:table-cell>
          <table:table-cell table:style-name="ce35" office:value-type="string" calcext:value-type="string">
            <text:p>Biostatistician IV</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Project management,Research,Technical</text:p>
          </table:table-cell>
          <table:table-cell table:style-name="ce35" office:value-type="string" calcext:value-type="string">
            <text:p>teams, collaboration, community, partnership, connect, social media, program, event, communication</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862" calcext:value-type="string">
            <text:p>#A41862</text:p>
          </table:table-cell>
          <table:table-cell table:number-columns-repeated="44"/>
        </table:table-row>
        <table:table-row table:style-name="ro4">
          <table:table-cell table:style-name="ce35" office:value-type="string" calcext:value-type="string">
            <text:p>Lilliam</text:p>
          </table:table-cell>
          <table:table-cell table:style-name="ce35" office:value-type="string" calcext:value-type="string">
            <text:p>Sonny</text:p>
          </table:table-cell>
          <table:table-cell table:style-name="ce35" table:formula="of:=[.A5]&amp;&quot; &quot;&amp;[.B5]" office:value-type="string" office:string-value="Lilliam Sonny" calcext:value-type="string">
            <text:p>Lilliam Sonny</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5]&amp;&quot;@&quot;&amp;[.B5]&amp;&quot;.com&quot;" office:value-type="string" office:string-value="Lilliam@Sonny.com" calcext:value-type="string">
            <text:p>Lilliam@Sonny.com</text:p>
          </table:table-cell>
          <table:table-cell table:style-name="ce35" office:value-type="string" calcext:value-type="string">
            <text:p>323-455-1267</text:p>
          </table:table-cell>
          <table:table-cell table:style-name="ce35" office:value-type="string" calcext:value-type="string">
            <text:p>Mutton</text:p>
          </table:table-cell>
          <table:table-cell table:style-name="ce35" office:value-type="string" calcext:value-type="string">
            <text:p>Scotland</text:p>
          </table:table-cell>
          <table:table-cell table:style-name="ce35" office:value-type="string" calcext:value-type="string">
            <text:p>Male</text:p>
          </table:table-cell>
          <table:table-cell table:style-name="ce41" table:formula="of:=&quot;https://eu.ui-avatars.com/api/?name=&quot;&amp;[.A5]&amp;&quot;+&quot;&amp;[.B5]&amp;&quot;&amp;background=&quot;&amp;[.T5]&amp;&quot;&amp;color=fff&quot;" office:value-type="string" office:string-value="https://eu.ui-avatars.com/api/?name=Lilliam+Sonny&amp;background=#A18819&amp;color=fff" calcext:value-type="string">
            <text:p>https://eu.ui-avatars.com/api/?name=Lilliam+Sonny&amp;background=#A18819&amp;color=fff</text:p>
          </table:table-cell>
          <table:table-cell table:style-name="ce35" office:value-type="string" calcext:value-type="string">
            <text:p>CherryTwist</text:p>
          </table:table-cell>
          <table:table-cell table:style-name="ce35" office:value-type="string" calcext:value-type="string">
            <text:p>Physical Therapy Assistant</text:p>
          </table:table-cell>
          <table:table-cell table:style-name="ce35" office:value-type="string" calcext:value-type="string">
            <text:p>odio porttitor id consequat in consequat ut nulla sed accumsan felis ut at dolor quis odio consequat</text:p>
          </table:table-cell>
          <table:table-cell table:style-name="ce35" office:value-type="string" calcext:value-type="string">
            <text:p>Accounting,Banking,Ethics,Financial</text:p>
          </table:table-cell>
          <table:table-cell table:style-name="ce35" office:value-type="string" calcext:value-type="string">
            <text:p>collaboration, organizational development, crew, event,</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819" calcext:value-type="string">
            <text:p>#A18819</text:p>
          </table:table-cell>
          <table:table-cell table:number-columns-repeated="44"/>
        </table:table-row>
        <table:table-row table:style-name="ro4">
          <table:table-cell table:style-name="ce35" office:value-type="string" calcext:value-type="string">
            <text:p>Kathern</text:p>
          </table:table-cell>
          <table:table-cell table:style-name="ce35" office:value-type="string" calcext:value-type="string">
            <text:p>Keira</text:p>
          </table:table-cell>
          <table:table-cell table:style-name="ce35" table:formula="of:=[.A6]&amp;&quot; &quot;&amp;[.B6]" office:value-type="string" office:string-value="Kathern Keira" calcext:value-type="string">
            <text:p>Kathern Keir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6]&amp;&quot;@&quot;&amp;[.B6]&amp;&quot;.com&quot;" office:value-type="string" office:string-value="Kathern@Keira.com" calcext:value-type="string">
            <text:p>Kathern@Keira.com</text:p>
          </table:table-cell>
          <table:table-cell table:style-name="ce35" office:value-type="string" calcext:value-type="string">
            <text:p>181-434-4769</text:p>
          </table:table-cell>
          <table:table-cell table:style-name="ce35" office:value-type="string" calcext:value-type="string">
            <text:p>Den Haag</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6]&amp;&quot;+&quot;&amp;[.B6]&amp;&quot;&amp;background=&quot;&amp;[.T6]&amp;&quot;&amp;color=fff&quot;" office:value-type="string" office:string-value="https://eu.ui-avatars.com/api/?name=Kathern+Keira&amp;background=#A44256&amp;color=fff" calcext:value-type="string">
            <text:p>https://eu.ui-avatars.com/api/?name=Kathern+Keira&amp;background=#A44256&amp;color=fff</text:p>
          </table:table-cell>
          <table:table-cell table:style-name="ce35" office:value-type="string" calcext:value-type="string">
            <text:p>Anton, Inc.,</text:p>
          </table:table-cell>
          <table:table-cell table:style-name="ce35" office:value-type="string" calcext:value-type="string">
            <text:p>Senior Editor</text:p>
          </table:table-cell>
          <table:table-cell table:style-name="ce35" office:value-type="string" calcext:value-type="string">
            <text:p>proin interdum mauris non ligula pellentesque ultrices phasellus id sapien in sapien iaculis congue vivamus metus</text:p>
          </table:table-cell>
          <table:table-cell table:style-name="ce35" office:value-type="string" calcext:value-type="string">
            <text:p>Blockchain technologies (no coding skills),Business development,Investing/funding,IOT,Legal,Product management,Research</text:p>
          </table:table-cell>
          <table:table-cell table:style-name="ce35" office:value-type="string" calcext:value-type="string">
            <text:p>Marketing, social media, communication</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256" calcext:value-type="string">
            <text:p>#A44256</text:p>
          </table:table-cell>
          <table:table-cell table:number-columns-repeated="44"/>
        </table:table-row>
        <table:table-row table:style-name="ro4">
          <table:table-cell table:style-name="ce35" office:value-type="string" calcext:value-type="string">
            <text:p>Elijah</text:p>
          </table:table-cell>
          <table:table-cell table:style-name="ce35" office:value-type="string" calcext:value-type="string">
            <text:p>Kena</text:p>
          </table:table-cell>
          <table:table-cell table:style-name="ce35" table:formula="of:=[.A7]&amp;&quot; &quot;&amp;[.B7]" office:value-type="string" office:string-value="Elijah Kena" calcext:value-type="string">
            <text:p>Elijah Ken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7]&amp;&quot;@&quot;&amp;[.B7]&amp;&quot;.com&quot;" office:value-type="string" office:string-value="Elijah@Kena.com" calcext:value-type="string">
            <text:p>Elijah@Kena.com</text:p>
          </table:table-cell>
          <table:table-cell table:style-name="ce35" office:value-type="string" calcext:value-type="string">
            <text:p>196-687-5811</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7]&amp;&quot;+&quot;&amp;[.B7]&amp;&quot;&amp;background=&quot;&amp;[.T7]&amp;&quot;&amp;color=fff&quot;" office:value-type="string" office:string-value="https://eu.ui-avatars.com/api/?name=Elijah+Kena&amp;background=#A43635&amp;color=fff" calcext:value-type="string">
            <text:p>https://eu.ui-avatars.com/api/?name=Elijah+Kena&amp;background=#A43635&amp;color=fff</text:p>
          </table:table-cell>
          <table:table-cell table:style-name="ce35" office:value-type="string" calcext:value-type="string">
            <text:p>Sigbar</text:p>
          </table:table-cell>
          <table:table-cell table:style-name="ce35" office:value-type="string" calcext:value-type="string">
            <text:p>Administrative Officer</text:p>
          </table:table-cell>
          <table:table-cell table:style-name="ce35" office:value-type="string" calcext:value-type="string">
            <text:p>curae donec pharetra magna vestibulum aliquet ultrices erat tortor sollicitudin mi sit amet lobortis</text:p>
          </table:table-cell>
          <table:table-cell table:style-name="ce35" office:value-type="string" calcext:value-type="string">
            <text:p>Technical</text:p>
          </table:table-cell>
          <table:table-cell table:style-name="ce35" office:value-type="string" calcext:value-type="string">
            <text:p>#eyehear</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3635" calcext:value-type="string">
            <text:p>#A43635</text:p>
          </table:table-cell>
          <table:table-cell table:number-columns-repeated="44"/>
        </table:table-row>
        <table:table-row table:style-name="ro4">
          <table:table-cell table:style-name="ce35" office:value-type="string" calcext:value-type="string">
            <text:p>Madalyn</text:p>
          </table:table-cell>
          <table:table-cell table:style-name="ce35" office:value-type="string" calcext:value-type="string">
            <text:p>Jerold</text:p>
          </table:table-cell>
          <table:table-cell table:style-name="ce35" table:formula="of:=[.A8]&amp;&quot; &quot;&amp;[.B8]" office:value-type="string" office:string-value="Madalyn Jerold" calcext:value-type="string">
            <text:p>Madalyn Jerold</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8]&amp;&quot;@&quot;&amp;[.B8]&amp;&quot;.com&quot;" office:value-type="string" office:string-value="Madalyn@Jerold.com" calcext:value-type="string">
            <text:p>Madalyn@Jerold.com</text:p>
          </table:table-cell>
          <table:table-cell table:style-name="ce35" office:value-type="string" calcext:value-type="string">
            <text:p>170-596-1269</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8]&amp;&quot;+&quot;&amp;[.B8]&amp;&quot;&amp;background=&quot;&amp;[.T8]&amp;&quot;&amp;color=fff&quot;" office:value-type="string" office:string-value="https://eu.ui-avatars.com/api/?name=Madalyn+Jerold&amp;background=#A52692&amp;color=fff" calcext:value-type="string">
            <text:p>https://eu.ui-avatars.com/api/?name=Madalyn+Jerold&amp;background=#A52692&amp;color=fff</text:p>
          </table:table-cell>
          <table:table-cell table:style-name="ce35" office:value-type="string" calcext:value-type="string">
            <text:p>MendelBouman</text:p>
          </table:table-cell>
          <table:table-cell table:style-name="ce35" office:value-type="string" calcext:value-type="string">
            <text:p>Pharmacist</text:p>
          </table:table-cell>
          <table:table-cell table:style-name="ce35" office:value-type="string" calcext:value-type="string">
            <text:p>dapibus dolor vel est donec odio justo sollicitudin ut suscipit a feugiat et eros vestibulum ac est lacinia</text:p>
          </table:table-cell>
          <table:table-cell table:style-name="ce35" office:value-type="string" calcext:value-type="string">
            <text:p>Artificial intelligence,Blockchain technologies (no coding skills),Ethics,Financial,Pitching and presenting,Product management,Project management,Research,Technical</text:p>
          </table:table-cell>
          <table:table-cell table:style-name="ce35" office:value-type="string" calcext:value-type="string">
            <text:p>#web3 #blockchain #smartcontracts #accelerator #tokens #software #engineer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692" calcext:value-type="string">
            <text:p>#A52692</text:p>
          </table:table-cell>
          <table:table-cell table:number-columns-repeated="44"/>
        </table:table-row>
        <table:table-row table:style-name="ro4">
          <table:table-cell table:style-name="ce35" office:value-type="string" calcext:value-type="string">
            <text:p>Alisha</text:p>
          </table:table-cell>
          <table:table-cell table:style-name="ce35" office:value-type="string" calcext:value-type="string">
            <text:p>Rutha</text:p>
          </table:table-cell>
          <table:table-cell table:style-name="ce35" table:formula="of:=[.A9]&amp;&quot; &quot;&amp;[.B9]" office:value-type="string" office:string-value="Alisha Rutha" calcext:value-type="string">
            <text:p>Alisha Ruth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9]&amp;&quot;@&quot;&amp;[.B9]&amp;&quot;.com&quot;" office:value-type="string" office:string-value="Alisha@Rutha.com" calcext:value-type="string">
            <text:p>Alisha@Rutha.com</text:p>
          </table:table-cell>
          <table:table-cell table:style-name="ce35" office:value-type="string" calcext:value-type="string">
            <text:p>590-632-685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9]&amp;&quot;+&quot;&amp;[.B9]&amp;&quot;&amp;background=&quot;&amp;[.T9]&amp;&quot;&amp;color=fff&quot;" office:value-type="string" office:string-value="https://eu.ui-avatars.com/api/?name=Alisha+Rutha&amp;background=#A34933&amp;color=fff" calcext:value-type="string">
            <text:p>https://eu.ui-avatars.com/api/?name=Alisha+Rutha&amp;background=#A34933&amp;color=fff</text:p>
          </table:table-cell>
          <table:table-cell table:style-name="ce35" office:value-type="string" calcext:value-type="string">
            <text:p>HappyShip</text:p>
          </table:table-cell>
          <table:table-cell table:style-name="ce35" office:value-type="string" calcext:value-type="string">
            <text:p>Media Manager II</text:p>
          </table:table-cell>
          <table:table-cell table:style-name="ce35" office:value-type="string" calcext:value-type="string">
            <text:p>sapien arcu sed augue aliquam erat volutpat in congue etiam justo etiam pretium iaculis</text:p>
          </table:table-cell>
          <table:table-cell table:style-name="ce35" office:value-type="string" calcext:value-type="string">
            <text:p>Research,UI &amp; UX Design</text:p>
          </table:table-cell>
          <table:table-cell table:style-name="ce35" office:value-type="string" calcext:value-type="string">
            <text:p>Yedi Guid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4933" calcext:value-type="string">
            <text:p>#A34933</text:p>
          </table:table-cell>
          <table:table-cell table:number-columns-repeated="44"/>
        </table:table-row>
        <table:table-row table:style-name="ro4">
          <table:table-cell table:style-name="ce35" office:value-type="string" calcext:value-type="string">
            <text:p>Luvenia</text:p>
          </table:table-cell>
          <table:table-cell table:style-name="ce35" office:value-type="string" calcext:value-type="string">
            <text:p>Kena</text:p>
          </table:table-cell>
          <table:table-cell table:style-name="ce35" table:formula="of:=[.A10]&amp;&quot; &quot;&amp;[.B10]" office:value-type="string" office:string-value="Luvenia Kena" calcext:value-type="string">
            <text:p>Luvenia Ken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10]&amp;&quot;@&quot;&amp;[.B10]&amp;&quot;.com&quot;" office:value-type="string" office:string-value="Luvenia@Kena.com" calcext:value-type="string">
            <text:p>Luvenia@Kena.com</text:p>
          </table:table-cell>
          <table:table-cell table:style-name="ce35" office:value-type="string" calcext:value-type="string">
            <text:p>605-247-8055</text:p>
          </table:table-cell>
          <table:table-cell table:style-name="ce35" office:value-type="string" calcext:value-type="string">
            <text:p>London Dungeon</text:p>
          </table:table-cell>
          <table:table-cell table:style-name="ce35" office:value-type="string" calcext:value-type="string">
            <text:p>Untied Kingdom</text:p>
          </table:table-cell>
          <table:table-cell table:style-name="ce35" office:value-type="string" calcext:value-type="string">
            <text:p>Male</text:p>
          </table:table-cell>
          <table:table-cell table:style-name="ce41" table:formula="of:=&quot;https://eu.ui-avatars.com/api/?name=&quot;&amp;[.A10]&amp;&quot;+&quot;&amp;[.B10]&amp;&quot;&amp;background=&quot;&amp;[.T10]&amp;&quot;&amp;color=fff&quot;" office:value-type="string" office:string-value="https://eu.ui-avatars.com/api/?name=Luvenia+Kena&amp;background=#A11798&amp;color=fff" calcext:value-type="string">
            <text:p>https://eu.ui-avatars.com/api/?name=Luvenia+Kena&amp;background=#A11798&amp;color=fff</text:p>
          </table:table-cell>
          <table:table-cell table:style-name="ce35" office:value-type="string" calcext:value-type="string">
            <text:p>Fringe Planet</text:p>
          </table:table-cell>
          <table:table-cell table:style-name="ce35" office:value-type="string" calcext:value-type="string">
            <text:p>Graphic Designe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Banking,Blockchain technologies (no coding skills),Business development,Pitching and presenting</text:p>
          </table:table-cell>
          <table:table-cell table:style-name="ce35" office:value-type="string" calcext:value-type="string">
            <text:p>Natural Language Process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1798" calcext:value-type="string">
            <text:p>#A11798</text:p>
          </table:table-cell>
          <table:table-cell table:number-columns-repeated="44"/>
        </table:table-row>
        <table:table-row table:style-name="ro4">
          <table:table-cell table:style-name="ce35" office:value-type="string" calcext:value-type="string">
            <text:p>Darcy</text:p>
          </table:table-cell>
          <table:table-cell table:style-name="ce35" office:value-type="string" calcext:value-type="string">
            <text:p>Kenton</text:p>
          </table:table-cell>
          <table:table-cell table:style-name="ce35" table:formula="of:=[.A11]&amp;&quot; &quot;&amp;[.B11]" office:value-type="string" office:string-value="Darcy Kenton" calcext:value-type="string">
            <text:p>Darcy Kenton</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1]&amp;&quot;@&quot;&amp;[.B11]&amp;&quot;.com&quot;" office:value-type="string" office:string-value="Darcy@Kenton.com" calcext:value-type="string">
            <text:p>Darcy@Kenton.com</text:p>
          </table:table-cell>
          <table:table-cell table:style-name="ce35" office:value-type="string" calcext:value-type="string">
            <text:p>173-493-4496</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11]&amp;&quot;+&quot;&amp;[.B11]&amp;&quot;&amp;background=&quot;&amp;[.T11]&amp;&quot;&amp;color=fff&quot;" office:value-type="string" office:string-value="https://eu.ui-avatars.com/api/?name=Darcy+Kenton&amp;background=#A29621&amp;color=fff" calcext:value-type="string">
            <text:p>https://eu.ui-avatars.com/api/?name=Darcy+Kenton&amp;background=#A29621&amp;color=fff</text:p>
          </table:table-cell>
          <table:table-cell table:style-name="ce35" office:value-type="string" calcext:value-type="string">
            <text:p>Sigbar</text:p>
          </table:table-cell>
          <table:table-cell table:style-name="ce35" office:value-type="string" calcext:value-type="string">
            <text:p>Research Assistant III</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Artificial intelligence,Blockchain technologies (no coding skills),Business development,Pitching and presenting,Product management,Research</text:p>
          </table:table-cell>
          <table:table-cell table:style-name="ce35" office:value-type="string" calcext:value-type="string">
            <text:p>Cod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9621" calcext:value-type="string">
            <text:p>#A29621</text:p>
          </table:table-cell>
          <table:table-cell table:number-columns-repeated="44"/>
        </table:table-row>
        <table:table-row table:style-name="ro4">
          <table:table-cell table:style-name="ce35" office:value-type="string" calcext:value-type="string">
            <text:p>Haley</text:p>
          </table:table-cell>
          <table:table-cell table:style-name="ce35" office:value-type="string" calcext:value-type="string">
            <text:p>Golda</text:p>
          </table:table-cell>
          <table:table-cell table:style-name="ce35" table:formula="of:=[.A12]&amp;&quot; &quot;&amp;[.B12]" office:value-type="string" office:string-value="Haley Golda" calcext:value-type="string">
            <text:p>Haley Gold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2]&amp;&quot;@&quot;&amp;[.B12]&amp;&quot;.com&quot;" office:value-type="string" office:string-value="Haley@Golda.com" calcext:value-type="string">
            <text:p>Haley@Golda.com</text:p>
          </table:table-cell>
          <table:table-cell table:style-name="ce35" office:value-type="string" calcext:value-type="string">
            <text:p>781-661-032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12]&amp;&quot;+&quot;&amp;[.B12]&amp;&quot;&amp;background=&quot;&amp;[.T12]&amp;&quot;&amp;color=fff&quot;" office:value-type="string" office:string-value="https://eu.ui-avatars.com/api/?name=Haley+Golda&amp;background=#A77496&amp;color=fff" calcext:value-type="string">
            <text:p>https://eu.ui-avatars.com/api/?name=Haley+Golda&amp;background=#A77496&amp;color=fff</text:p>
          </table:table-cell>
          <table:table-cell table:style-name="ce35" office:value-type="string" calcext:value-type="string">
            <text:p>Odyssey</text:p>
          </table:table-cell>
          <table:table-cell table:style-name="ce35" office:value-type="string" calcext:value-type="string">
            <text:p>Geologist IV</text:p>
          </table:table-cell>
          <table:table-cell table:style-name="ce35" office:value-type="string" calcext:value-type="string">
            <text:p>morbi vel lectus in quam fringilla rhoncus mauris enim leo rhoncus</text:p>
          </table:table-cell>
          <table:table-cell table:style-name="ce35" office:value-type="string" calcext:value-type="string">
            <text:p>IOT,Technical</text:p>
          </table:table-cell>
          <table:table-cell table:style-name="ce35" office:value-type="string" calcext:value-type="string">
            <text:p>#bettercodehub #sig #security #architectur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7496" calcext:value-type="string">
            <text:p>#A77496</text:p>
          </table:table-cell>
          <table:table-cell table:number-columns-repeated="44"/>
        </table:table-row>
        <table:table-row table:style-name="ro4">
          <table:table-cell table:style-name="ce35" office:value-type="string" calcext:value-type="string">
            <text:p>Leslie</text:p>
          </table:table-cell>
          <table:table-cell table:style-name="ce35" office:value-type="string" calcext:value-type="string">
            <text:p>Claudia</text:p>
          </table:table-cell>
          <table:table-cell table:style-name="ce35" table:formula="of:=[.A13]&amp;&quot; &quot;&amp;[.B13]" office:value-type="string" office:string-value="Leslie Claudia" calcext:value-type="string">
            <text:p>Leslie Claud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3]&amp;&quot;@&quot;&amp;[.B13]&amp;&quot;.com&quot;" office:value-type="string" office:string-value="Leslie@Claudia.com" calcext:value-type="string">
            <text:p>Leslie@Claudia.com</text:p>
          </table:table-cell>
          <table:table-cell table:style-name="ce35" office:value-type="string" calcext:value-type="string">
            <text:p>578-139-9756</text:p>
          </table:table-cell>
          <table:table-cell table:style-name="ce35" office:value-type="string" calcext:value-type="string">
            <text:p>Dracht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13]&amp;&quot;+&quot;&amp;[.B13]&amp;&quot;&amp;background=&quot;&amp;[.T13]&amp;&quot;&amp;color=fff&quot;" office:value-type="string" office:string-value="https://eu.ui-avatars.com/api/?name=Leslie+Claudia&amp;background=#A73519&amp;color=fff" calcext:value-type="string">
            <text:p>https://eu.ui-avatars.com/api/?name=Leslie+Claudia&amp;background=#A73519&amp;color=fff</text:p>
          </table:table-cell>
          <table:table-cell table:style-name="ce35" office:value-type="string" calcext:value-type="string">
            <text:p>DBK</text:p>
          </table:table-cell>
          <table:table-cell table:style-name="ce35" office:value-type="string" calcext:value-type="string">
            <text:p>Assistant Media Planner</text:p>
          </table:table-cell>
          <table:table-cell table:style-name="ce35" office:value-type="string" calcext:value-type="string">
            <text:p>curae mauris viverra diam vitae quam suspendisse potenti nullam porttitor lacus at turpis donec posuere metus</text:p>
          </table:table-cell>
          <table:table-cell table:style-name="ce35" office:value-type="string" calcext:value-type="string">
            <text:p>Artificial intelligence,Technical</text:p>
          </table:table-cell>
          <table:table-cell table:style-name="ce35" office:value-type="string" calcext:value-type="string">
            <text:p>Quality, Maintainability, LowCode, Scalability, Reliability, BestPractice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519" calcext:value-type="string">
            <text:p>#A73519</text:p>
          </table:table-cell>
          <table:table-cell table:number-columns-repeated="44"/>
        </table:table-row>
        <table:table-row table:style-name="ro4">
          <table:table-cell table:style-name="ce35" office:value-type="string" calcext:value-type="string">
            <text:p>Thomasine</text:p>
          </table:table-cell>
          <table:table-cell table:style-name="ce35" office:value-type="string" calcext:value-type="string">
            <text:p>Lilia</text:p>
          </table:table-cell>
          <table:table-cell table:style-name="ce35" table:formula="of:=[.A14]&amp;&quot; &quot;&amp;[.B14]" office:value-type="string" office:string-value="Thomasine Lilia" calcext:value-type="string">
            <text:p>Thomasine Lil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4]&amp;&quot;@&quot;&amp;[.B14]&amp;&quot;.com&quot;" office:value-type="string" office:string-value="Thomasine@Lilia.com" calcext:value-type="string">
            <text:p>Thomasine@Lilia.com</text:p>
          </table:table-cell>
          <table:table-cell table:style-name="ce35" office:value-type="string" calcext:value-type="string">
            <text:p>326-310-9604</text:p>
          </table:table-cell>
          <table:table-cell table:style-name="ce35" office:value-type="string" calcext:value-type="string">
            <text:p>Washington, D.C.</text:p>
          </table:table-cell>
          <table:table-cell table:style-name="ce35" office:value-type="string" calcext:value-type="string">
            <text:p>United States of America</text:p>
          </table:table-cell>
          <table:table-cell table:style-name="ce35" office:value-type="string" calcext:value-type="string">
            <text:p>Male</text:p>
          </table:table-cell>
          <table:table-cell table:style-name="ce41" table:formula="of:=&quot;https://eu.ui-avatars.com/api/?name=&quot;&amp;[.A14]&amp;&quot;+&quot;&amp;[.B14]&amp;&quot;&amp;background=&quot;&amp;[.T14]&amp;&quot;&amp;color=fff&quot;" office:value-type="string" office:string-value="https://eu.ui-avatars.com/api/?name=Thomasine+Lilia&amp;background=#A72824&amp;color=fff" calcext:value-type="string">
            <text:p>https://eu.ui-avatars.com/api/?name=Thomasine+Lilia&amp;background=#A72824&amp;color=fff</text:p>
          </table:table-cell>
          <table:table-cell table:style-name="ce35" office:value-type="string" calcext:value-type="string">
            <text:p>Jabbertype</text:p>
          </table:table-cell>
          <table:table-cell table:style-name="ce35" office:value-type="string" calcext:value-type="string">
            <text:p>Human Resources Assistant II</text:p>
          </table:table-cell>
          <table:table-cell table:style-name="ce35" office:value-type="string" calcext:value-type="string">
            <text:p>metus arcu adipiscing molestie hendrerit at vulputate vitae nisl aenean lectus pellentesque eget nunc donec quis orci eget</text:p>
          </table:table-cell>
          <table:table-cell table:style-name="ce35" office:value-type="string" calcext:value-type="string">
            <text:p>Banking,Blockchain technologies (no coding skills),Financial,Project management,Technical</text:p>
          </table:table-cell>
          <table:table-cell table:style-name="ce35" office:value-type="string" calcext:value-type="string">
            <text:p>#softwarequality #grillsession #BCH #Sigri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824" calcext:value-type="string">
            <text:p>#A72824</text:p>
          </table:table-cell>
          <table:table-cell table:number-columns-repeated="44"/>
        </table:table-row>
        <table:table-row table:style-name="ro4">
          <table:table-cell table:style-name="ce35" office:value-type="string" calcext:value-type="string">
            <text:p>Lindsay</text:p>
          </table:table-cell>
          <table:table-cell table:style-name="ce35" office:value-type="string" calcext:value-type="string">
            <text:p>Roselyn</text:p>
          </table:table-cell>
          <table:table-cell table:style-name="ce35" table:formula="of:=[.A15]&amp;&quot; &quot;&amp;[.B15]" office:value-type="string" office:string-value="Lindsay Roselyn" calcext:value-type="string">
            <text:p>Lindsay Roselyn</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5]&amp;&quot;@&quot;&amp;[.B15]&amp;&quot;.com&quot;" office:value-type="string" office:string-value="Lindsay@Roselyn.com" calcext:value-type="string">
            <text:p>Lindsay@Roselyn.com</text:p>
          </table:table-cell>
          <table:table-cell table:style-name="ce35" office:value-type="string" calcext:value-type="string">
            <text:p>476-822-3600</text:p>
          </table:table-cell>
          <table:table-cell table:style-name="ce35" office:value-type="string" calcext:value-type="string">
            <text:p>See</text:p>
          </table:table-cell>
          <table:table-cell table:style-name="ce35" office:value-type="string" calcext:value-type="string">
            <text:p>Austria</text:p>
          </table:table-cell>
          <table:table-cell table:style-name="ce35" office:value-type="string" calcext:value-type="string">
            <text:p>Female</text:p>
          </table:table-cell>
          <table:table-cell table:style-name="ce41" table:formula="of:=&quot;https://eu.ui-avatars.com/api/?name=&quot;&amp;[.A15]&amp;&quot;+&quot;&amp;[.B15]&amp;&quot;&amp;background=&quot;&amp;[.T15]&amp;&quot;&amp;color=fff&quot;" office:value-type="string" office:string-value="https://eu.ui-avatars.com/api/?name=Lindsay+Roselyn&amp;background=#A51687&amp;color=fff" calcext:value-type="string">
            <text:p>https://eu.ui-avatars.com/api/?name=Lindsay+Roselyn&amp;background=#A51687&amp;color=fff</text:p>
          </table:table-cell>
          <table:table-cell table:style-name="ce35" office:value-type="string" calcext:value-type="string">
            <text:p>Chatterbridge</text:p>
          </table:table-cell>
          <table:table-cell table:style-name="ce35" office:value-type="string" calcext:value-type="string">
            <text:p>Recruiter</text:p>
          </table:table-cell>
          <table:table-cell table:style-name="ce35" office:value-type="string" calcext:value-type="string">
            <text:p>justo sollicitudin ut suscipit a feugiat et eros vestibulum ac est</text:p>
          </table:table-cell>
          <table:table-cell table:style-name="ce35"/>
          <table:table-cell table:style-name="ce35" office:value-type="string" calcext:value-type="string">
            <text:p>#SIG #BCH #CodeQuality #Maintainability #CodeSmell</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1687" calcext:value-type="string">
            <text:p>#A51687</text:p>
          </table:table-cell>
          <table:table-cell table:number-columns-repeated="44"/>
        </table:table-row>
        <table:table-row table:style-name="ro4">
          <table:table-cell table:style-name="ce35" office:value-type="string" calcext:value-type="string">
            <text:p>Sherika</text:p>
          </table:table-cell>
          <table:table-cell table:style-name="ce35" office:value-type="string" calcext:value-type="string">
            <text:p>Arnoldo</text:p>
          </table:table-cell>
          <table:table-cell table:style-name="ce35" table:formula="of:=[.A16]&amp;&quot; &quot;&amp;[.B16]" office:value-type="string" office:string-value="Sherika Arnoldo" calcext:value-type="string">
            <text:p>Sherika Arnoldo</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6]&amp;&quot;@&quot;&amp;[.B16]&amp;&quot;.com&quot;" office:value-type="string" office:string-value="Sherika@Arnoldo.com" calcext:value-type="string">
            <text:p>Sherika@Arnoldo.com</text:p>
          </table:table-cell>
          <table:table-cell table:style-name="ce35" office:value-type="string" calcext:value-type="string">
            <text:p>584-409-7588</text:p>
          </table:table-cell>
          <table:table-cell table:style-name="ce35" office:value-type="string" calcext:value-type="string">
            <text:p>Stockholm</text:p>
          </table:table-cell>
          <table:table-cell table:style-name="ce35" office:value-type="string" calcext:value-type="string">
            <text:p>Sweden</text:p>
          </table:table-cell>
          <table:table-cell table:style-name="ce35" office:value-type="string" calcext:value-type="string">
            <text:p>Male</text:p>
          </table:table-cell>
          <table:table-cell table:style-name="ce41" table:formula="of:=&quot;https://eu.ui-avatars.com/api/?name=&quot;&amp;[.A16]&amp;&quot;+&quot;&amp;[.B16]&amp;&quot;&amp;background=&quot;&amp;[.T16]&amp;&quot;&amp;color=fff&quot;" office:value-type="string" office:string-value="https://eu.ui-avatars.com/api/?name=Sherika+Arnoldo&amp;background=#A83324&amp;color=fff" calcext:value-type="string">
            <text:p>https://eu.ui-avatars.com/api/?name=Sherika+Arnoldo&amp;background=#A83324&amp;color=fff</text:p>
          </table:table-cell>
          <table:table-cell table:style-name="ce35" office:value-type="string" calcext:value-type="string">
            <text:p>Topicware</text:p>
          </table:table-cell>
          <table:table-cell table:style-name="ce35" office:value-type="string" calcext:value-type="string">
            <text:p>Office Assistant IV</text:p>
          </table:table-cell>
          <table:table-cell table:style-name="ce35" office:value-type="string" calcext:value-type="string">
            <text:p>Cheese</text:p>
          </table:table-cell>
          <table:table-cell table:style-name="ce35"/>
          <table:table-cell table:style-name="ce35" office:value-type="string" calcext:value-type="string">
            <text:p>software quality , softwar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83324" calcext:value-type="string">
            <text:p>#A83324</text:p>
          </table:table-cell>
          <table:table-cell table:number-columns-repeated="44"/>
        </table:table-row>
        <table:table-row table:style-name="ro4">
          <table:table-cell table:style-name="ce35" office:value-type="string" calcext:value-type="string">
            <text:p>Verdie</text:p>
          </table:table-cell>
          <table:table-cell table:style-name="ce35" office:value-type="string" calcext:value-type="string">
            <text:p>Chance</text:p>
          </table:table-cell>
          <table:table-cell table:style-name="ce35" table:formula="of:=[.A17]&amp;&quot; &quot;&amp;[.B17]" office:value-type="string" office:string-value="Verdie Chance" calcext:value-type="string">
            <text:p>Verdie Chanc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7]&amp;&quot;@&quot;&amp;[.B17]&amp;&quot;.com&quot;" office:value-type="string" office:string-value="Verdie@Chance.com" calcext:value-type="string">
            <text:p>Verdie@Chance.com</text:p>
          </table:table-cell>
          <table:table-cell table:style-name="ce35" office:value-type="string" calcext:value-type="string">
            <text:p>397-113-1319</text:p>
          </table:table-cell>
          <table:table-cell table:style-name="ce35" office:value-type="string" calcext:value-type="string">
            <text:p>Valencia</text:p>
          </table:table-cell>
          <table:table-cell table:style-name="ce35" office:value-type="string" calcext:value-type="string">
            <text:p>Spain</text:p>
          </table:table-cell>
          <table:table-cell table:style-name="ce35" office:value-type="string" calcext:value-type="string">
            <text:p>Female</text:p>
          </table:table-cell>
          <table:table-cell table:style-name="ce41" table:formula="of:=&quot;https://eu.ui-avatars.com/api/?name=&quot;&amp;[.A17]&amp;&quot;+&quot;&amp;[.B17]&amp;&quot;&amp;background=&quot;&amp;[.T17]&amp;&quot;&amp;color=fff&quot;" office:value-type="string" office:string-value="https://eu.ui-avatars.com/api/?name=Verdie+Chance&amp;background=#A37113&amp;color=fff" calcext:value-type="string">
            <text:p>https://eu.ui-avatars.com/api/?name=Verdie+Chance&amp;background=#A37113&amp;color=fff</text:p>
          </table:table-cell>
          <table:table-cell table:style-name="ce35" office:value-type="string" calcext:value-type="string">
            <text:p>Oba</text:p>
          </table:table-cell>
          <table:table-cell table:style-name="ce35" office:value-type="string" calcext:value-type="string">
            <text:p>Staff Accountant II</text:p>
          </table:table-cell>
          <table:table-cell table:style-name="ce35" office:value-type="string" calcext:value-type="string">
            <text:p>Indian</text:p>
          </table:table-cell>
          <table:table-cell table:style-name="ce35"/>
          <table:table-cell table:style-name="ce35" office:value-type="string" calcext:value-type="string">
            <text:p>#Django#Python#REST#SIG#quality#maintainability#unit#ba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7113" calcext:value-type="string">
            <text:p>#A37113</text:p>
          </table:table-cell>
          <table:table-cell table:number-columns-repeated="44"/>
        </table:table-row>
        <table:table-row table:style-name="ro4">
          <table:table-cell table:style-name="ce35" office:value-type="string" calcext:value-type="string">
            <text:p>Jess</text:p>
          </table:table-cell>
          <table:table-cell table:style-name="ce35" office:value-type="string" calcext:value-type="string">
            <text:p>Wendy</text:p>
          </table:table-cell>
          <table:table-cell table:style-name="ce35" table:formula="of:=[.A18]&amp;&quot; &quot;&amp;[.B18]" office:value-type="string" office:string-value="Jess Wendy" calcext:value-type="string">
            <text:p>Jess Wendy</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8]&amp;&quot;@&quot;&amp;[.B18]&amp;&quot;.com&quot;" office:value-type="string" office:string-value="Jess@Wendy.com" calcext:value-type="string">
            <text:p>Jess@Wendy.com</text:p>
          </table:table-cell>
          <table:table-cell table:style-name="ce35" office:value-type="string" calcext:value-type="string">
            <text:p>304-105-1713</text:p>
          </table:table-cell>
          <table:table-cell table:style-name="ce35" office:value-type="string" calcext:value-type="string">
            <text:p>Breda</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18]&amp;&quot;+&quot;&amp;[.B18]&amp;&quot;&amp;background=&quot;&amp;[.T18]&amp;&quot;&amp;color=fff&quot;" office:value-type="string" office:string-value="https://eu.ui-avatars.com/api/?name=Jess+Wendy&amp;background=#A93847&amp;color=fff" calcext:value-type="string">
            <text:p>https://eu.ui-avatars.com/api/?name=Jess+Wendy&amp;background=#A93847&amp;color=fff</text:p>
          </table:table-cell>
          <table:table-cell table:style-name="ce35" office:value-type="string" calcext:value-type="string">
            <text:p>Antea Group</text:p>
          </table:table-cell>
          <table:table-cell table:style-name="ce35" office:value-type="string" calcext:value-type="string">
            <text:p>Data Consultant</text:p>
          </table:table-cell>
          <table:table-cell table:style-name="ce35" office:value-type="string" calcext:value-type="string">
            <text:p>Cheesecake</text:p>
          </table:table-cell>
          <table:table-cell table:style-name="ce35" office:value-type="string" calcext:value-type="string">
            <text:p>Technical</text:p>
          </table:table-cell>
          <table:table-cell table:style-name="ce35" office:value-type="string" calcext:value-type="string">
            <text:p>#SIG #Consultant #Softwar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3847" calcext:value-type="string">
            <text:p>#A93847</text:p>
          </table:table-cell>
          <table:table-cell table:number-columns-repeated="44"/>
        </table:table-row>
        <table:table-row table:style-name="ro4">
          <table:table-cell table:style-name="ce35" office:value-type="string" calcext:value-type="string">
            <text:p>Coretta</text:p>
          </table:table-cell>
          <table:table-cell table:style-name="ce35" office:value-type="string" calcext:value-type="string">
            <text:p>Lovetta</text:p>
          </table:table-cell>
          <table:table-cell table:style-name="ce35" table:formula="of:=[.A19]&amp;&quot; &quot;&amp;[.B19]" office:value-type="string" office:string-value="Coretta Lovetta" calcext:value-type="string">
            <text:p>Coretta Lovett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9]&amp;&quot;@&quot;&amp;[.B19]&amp;&quot;.com&quot;" office:value-type="string" office:string-value="Coretta@Lovetta.com" calcext:value-type="string">
            <text:p>Coretta@Lovetta.com</text:p>
          </table:table-cell>
          <table:table-cell table:style-name="ce35" office:value-type="string" calcext:value-type="string">
            <text:p>888-733-7554</text:p>
          </table:table-cell>
          <table:table-cell table:style-name="ce35" office:value-type="string" calcext:value-type="string">
            <text:p>Conshohocken</text:p>
          </table:table-cell>
          <table:table-cell table:style-name="ce35" office:value-type="string" calcext:value-type="string">
            <text:p>United States</text:p>
          </table:table-cell>
          <table:table-cell table:style-name="ce35" office:value-type="string" calcext:value-type="string">
            <text:p>Female</text:p>
          </table:table-cell>
          <table:table-cell table:style-name="ce41" table:formula="of:=&quot;https://eu.ui-avatars.com/api/?name=&quot;&amp;[.A19]&amp;&quot;+&quot;&amp;[.B19]&amp;&quot;&amp;background=&quot;&amp;[.T19]&amp;&quot;&amp;color=fff&quot;" office:value-type="string" office:string-value="https://eu.ui-avatars.com/api/?name=Coretta+Lovetta&amp;background=#A92937&amp;color=fff" calcext:value-type="string">
            <text:p>https://eu.ui-avatars.com/api/?name=Coretta+Lovetta&amp;background=#A92937&amp;color=fff</text:p>
          </table:table-cell>
          <table:table-cell table:style-name="ce35" office:value-type="string" calcext:value-type="string">
            <text:p>Twitterbeat</text:p>
          </table:table-cell>
          <table:table-cell table:style-name="ce35" office:value-type="string" calcext:value-type="string">
            <text:p>Cost Accountant</text:p>
          </table:table-cell>
          <table:table-cell table:style-name="ce35" office:value-type="string" calcext:value-type="string">
            <text:p>Pizza</text:p>
          </table:table-cell>
          <table:table-cell table:style-name="ce35" office:value-type="string" calcext:value-type="string">
            <text:p>Pitching and presenting,Product management,Project management,Technical</text:p>
          </table:table-cell>
          <table:table-cell table:style-name="ce35" office:value-type="string" calcext:value-type="string">
            <text:p>quality, maintainability, consultancy, software, portfolio, analysis, technical quality, iso25010, performance, security, reliability, assessments, monitor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2937" calcext:value-type="string">
            <text:p>#A92937</text:p>
          </table:table-cell>
          <table:table-cell table:number-columns-repeated="44"/>
        </table:table-row>
        <table:table-row table:style-name="ro4">
          <table:table-cell table:style-name="ce35" office:value-type="string" calcext:value-type="string">
            <text:p>Marylynn</text:p>
          </table:table-cell>
          <table:table-cell table:style-name="ce35" office:value-type="string" calcext:value-type="string">
            <text:p>Augustus</text:p>
          </table:table-cell>
          <table:table-cell table:style-name="ce35" table:formula="of:=[.A20]&amp;&quot; &quot;&amp;[.B20]" office:value-type="string" office:string-value="Marylynn Augustus" calcext:value-type="string">
            <text:p>Marylynn Augustus</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20]&amp;&quot;@&quot;&amp;[.B20]&amp;&quot;.com&quot;" office:value-type="string" office:string-value="Marylynn@Augustus.com" calcext:value-type="string">
            <text:p>Marylynn@Augustus.com</text:p>
          </table:table-cell>
          <table:table-cell table:style-name="ce35" office:value-type="string" calcext:value-type="string">
            <text:p>323-455-1267</text:p>
          </table:table-cell>
          <table:table-cell table:style-name="ce35" office:value-type="string" calcext:value-type="string">
            <text:p>Cabanillas del Campo</text:p>
          </table:table-cell>
          <table:table-cell table:style-name="ce35" office:value-type="string" calcext:value-type="string">
            <text:p>Spain</text:p>
          </table:table-cell>
          <table:table-cell table:style-name="ce35" office:value-type="string" calcext:value-type="string">
            <text:p>Male</text:p>
          </table:table-cell>
          <table:table-cell table:style-name="ce41" table:formula="of:=&quot;https://eu.ui-avatars.com/api/?name=&quot;&amp;[.A20]&amp;&quot;+&quot;&amp;[.B20]&amp;&quot;&amp;background=&quot;&amp;[.T20]&amp;&quot;&amp;color=fff&quot;" office:value-type="string" office:string-value="https://eu.ui-avatars.com/api/?name=Marylynn+Augustus&amp;background=#A49111&amp;color=fff" calcext:value-type="string">
            <text:p>https://eu.ui-avatars.com/api/?name=Marylynn+Augustus&amp;background=#A49111&amp;color=fff</text:p>
          </table:table-cell>
          <table:table-cell table:style-name="ce35" office:value-type="string" calcext:value-type="string">
            <text:p>Operatios Supply Chain, SL</text:p>
          </table:table-cell>
          <table:table-cell table:style-name="ce35" office:value-type="string" calcext:value-type="string">
            <text:p>Manager</text:p>
          </table:table-cell>
          <table:table-cell table:style-name="ce35" office:value-type="string" calcext:value-type="string">
            <text:p>Any food</text:p>
          </table:table-cell>
          <table:table-cell table:style-name="ce35" office:value-type="string" calcext:value-type="string">
            <text:p>Business development,IOT,Technical</text:p>
          </table:table-cell>
          <table:table-cell table:style-name="ce35" office:value-type="string" calcext:value-type="string">
            <text:p>#softwarequality #quality #portfoliomanagement #iso25010 #maintainabi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9111" calcext:value-type="string">
            <text:p>#A49111</text:p>
          </table:table-cell>
          <table:table-cell table:number-columns-repeated="44"/>
        </table:table-row>
        <table:table-row table:style-name="ro4">
          <table:table-cell table:style-name="ce35" office:value-type="string" calcext:value-type="string">
            <text:p>Shad</text:p>
          </table:table-cell>
          <table:table-cell table:style-name="ce35" office:value-type="string" calcext:value-type="string">
            <text:p>Jospeh</text:p>
          </table:table-cell>
          <table:table-cell table:style-name="ce35" table:formula="of:=[.A21]&amp;&quot; &quot;&amp;[.B21]" office:value-type="string" office:string-value="Shad Jospeh" calcext:value-type="string">
            <text:p>Shad Jospeh</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1]&amp;&quot;@&quot;&amp;[.B21]&amp;&quot;.com&quot;" office:value-type="string" office:string-value="Shad@Jospeh.com" calcext:value-type="string">
            <text:p>Shad@Jospeh.com</text:p>
          </table:table-cell>
          <table:table-cell table:style-name="ce35" office:value-type="string" calcext:value-type="string">
            <text:p>181-434-4769</text:p>
          </table:table-cell>
          <table:table-cell table:style-name="ce35" office:value-type="string" calcext:value-type="string">
            <text:p>uppsala</text:p>
          </table:table-cell>
          <table:table-cell table:style-name="ce35" office:value-type="string" calcext:value-type="string">
            <text:p>sweden</text:p>
          </table:table-cell>
          <table:table-cell table:style-name="ce35" office:value-type="string" calcext:value-type="string">
            <text:p>Male</text:p>
          </table:table-cell>
          <table:table-cell table:style-name="ce41" table:formula="of:=&quot;https://eu.ui-avatars.com/api/?name=&quot;&amp;[.A21]&amp;&quot;+&quot;&amp;[.B21]&amp;&quot;&amp;background=&quot;&amp;[.T21]&amp;&quot;&amp;color=fff&quot;" office:value-type="string" office:string-value="https://eu.ui-avatars.com/api/?name=Shad+Jospeh&amp;background=#A63995&amp;color=fff" calcext:value-type="string">
            <text:p>https://eu.ui-avatars.com/api/?name=Shad+Jospeh&amp;background=#A63995&amp;color=fff</text:p>
          </table:table-cell>
          <table:table-cell table:style-name="ce35" office:value-type="string" calcext:value-type="string">
            <text:p>Uppsala University</text:p>
          </table:table-cell>
          <table:table-cell table:style-name="ce35" office:value-type="string" calcext:value-type="string">
            <text:p>Master's student</text:p>
          </table:table-cell>
          <table:table-cell table:style-name="ce35" office:value-type="string" calcext:value-type="string">
            <text:p>spicy chicken</text:p>
          </table:table-cell>
          <table:table-cell table:style-name="ce35" office:value-type="string" calcext:value-type="string">
            <text:p>Blockchain technologies (no coding skills),Business development,IOT,Legal,Product management</text:p>
          </table:table-cell>
          <table:table-cell table:style-name="ce35" office:value-type="string" calcext:value-type="string">
            <text:p>#software-quality #softwarequality #healthierdigitalworl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63995" calcext:value-type="string">
            <text:p>#A63995</text:p>
          </table:table-cell>
          <table:table-cell table:number-columns-repeated="44"/>
        </table:table-row>
        <table:table-row table:style-name="ro4">
          <table:table-cell table:style-name="ce35" office:value-type="string" calcext:value-type="string">
            <text:p>Georgia</text:p>
          </table:table-cell>
          <table:table-cell table:style-name="ce35" office:value-type="string" calcext:value-type="string">
            <text:p>Jeffrey</text:p>
          </table:table-cell>
          <table:table-cell table:style-name="ce35" table:formula="of:=[.A22]&amp;&quot; &quot;&amp;[.B22]" office:value-type="string" office:string-value="Georgia Jeffrey" calcext:value-type="string">
            <text:p>Georgia Jeffrey</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2]&amp;&quot;@&quot;&amp;[.B22]&amp;&quot;.com&quot;" office:value-type="string" office:string-value="Georgia@Jeffrey.com" calcext:value-type="string">
            <text:p>Georgia@Jeffrey.com</text:p>
          </table:table-cell>
          <table:table-cell table:style-name="ce35" office:value-type="string" calcext:value-type="string">
            <text:p>196-687-5811</text:p>
          </table:table-cell>
          <table:table-cell table:style-name="ce35" office:value-type="string" calcext:value-type="string">
            <text:p>Utrecht</text:p>
          </table:table-cell>
          <table:table-cell table:style-name="ce35" office:value-type="string" calcext:value-type="string">
            <text:p>The Netherlands</text:p>
          </table:table-cell>
          <table:table-cell table:style-name="ce35" office:value-type="string" calcext:value-type="string">
            <text:p>Female</text:p>
          </table:table-cell>
          <table:table-cell table:style-name="ce41" table:formula="of:=&quot;https://eu.ui-avatars.com/api/?name=&quot;&amp;[.A22]&amp;&quot;+&quot;&amp;[.B22]&amp;&quot;&amp;background=&quot;&amp;[.T22]&amp;&quot;&amp;color=fff&quot;" office:value-type="string" office:string-value="https://eu.ui-avatars.com/api/?name=Georgia+Jeffrey&amp;background=#A43327&amp;color=fff" calcext:value-type="string">
            <text:p>https://eu.ui-avatars.com/api/?name=Georgia+Jeffrey&amp;background=#A43327&amp;color=fff</text:p>
          </table:table-cell>
          <table:table-cell table:style-name="ce35" office:value-type="string" calcext:value-type="string">
            <text:p>Solease</text:p>
          </table:table-cell>
          <table:table-cell table:style-name="ce35" office:value-type="string" calcext:value-type="string">
            <text:p>Founder/ CEO</text:p>
          </table:table-cell>
          <table:table-cell table:style-name="ce35" office:value-type="string" calcext:value-type="string">
            <text:p>Vegetarian Hamburger</text:p>
          </table:table-cell>
          <table:table-cell table:style-name="ce35" office:value-type="string" calcext:value-type="string">
            <text:p>Blockchain technologies (no coding skills),Technical</text:p>
          </table:table-cell>
          <table:table-cell table:style-name="ce35" office:value-type="string" calcext:value-type="string">
            <text:p>code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3327" calcext:value-type="string">
            <text:p>#A43327</text:p>
          </table:table-cell>
          <table:table-cell table:number-columns-repeated="44"/>
        </table:table-row>
        <table:table-row table:style-name="ro4">
          <table:table-cell table:style-name="ce35" office:value-type="string" calcext:value-type="string">
            <text:p>Florrie</text:p>
          </table:table-cell>
          <table:table-cell table:style-name="ce35" office:value-type="string" calcext:value-type="string">
            <text:p>Fidelia</text:p>
          </table:table-cell>
          <table:table-cell table:style-name="ce35" table:formula="of:=[.A23]&amp;&quot; &quot;&amp;[.B23]" office:value-type="string" office:string-value="Florrie Fidelia" calcext:value-type="string">
            <text:p>Florrie Fidel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3]&amp;&quot;@&quot;&amp;[.B23]&amp;&quot;.com&quot;" office:value-type="string" office:string-value="Florrie@Fidelia.com" calcext:value-type="string">
            <text:p>Florrie@Fidelia.com</text:p>
          </table:table-cell>
          <table:table-cell table:style-name="ce35" office:value-type="string" calcext:value-type="string">
            <text:p>170-596-1269</text:p>
          </table:table-cell>
          <table:table-cell table:style-name="ce35" office:value-type="string" calcext:value-type="string">
            <text:p>Scherpenzeel</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23]&amp;&quot;+&quot;&amp;[.B23]&amp;&quot;&amp;background=&quot;&amp;[.T23]&amp;&quot;&amp;color=fff&quot;" office:value-type="string" office:string-value="https://eu.ui-avatars.com/api/?name=Florrie+Fidelia&amp;background=#A37937&amp;color=fff" calcext:value-type="string">
            <text:p>https://eu.ui-avatars.com/api/?name=Florrie+Fidelia&amp;background=#A37937&amp;color=fff</text:p>
          </table:table-cell>
          <table:table-cell table:style-name="ce35" office:value-type="string" calcext:value-type="string">
            <text:p>Virtual Nation State</text:p>
          </table:table-cell>
          <table:table-cell table:style-name="ce35" office:value-type="string" calcext:value-type="string">
            <text:p>Partner</text:p>
          </table:table-cell>
          <table:table-cell table:style-name="ce35" office:value-type="string" calcext:value-type="string">
            <text:p>Italian</text:p>
          </table:table-cell>
          <table:table-cell table:style-name="ce35"/>
          <table:table-cell table:style-name="ce35" office:value-type="string" calcext:value-type="string">
            <text:p>#support #techsupport</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7937" calcext:value-type="string">
            <text:p>#A37937</text:p>
          </table:table-cell>
          <table:table-cell table:number-columns-repeated="44"/>
        </table:table-row>
        <table:table-row table:style-name="ro4">
          <table:table-cell table:style-name="ce35" office:value-type="string" calcext:value-type="string">
            <text:p>Dwain</text:p>
          </table:table-cell>
          <table:table-cell table:style-name="ce35" office:value-type="string" calcext:value-type="string">
            <text:p>Chin</text:p>
          </table:table-cell>
          <table:table-cell table:style-name="ce35" table:formula="of:=[.A24]&amp;&quot; &quot;&amp;[.B24]" office:value-type="string" office:string-value="Dwain Chin" calcext:value-type="string">
            <text:p>Dwain Chin</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4]&amp;&quot;@&quot;&amp;[.B24]&amp;&quot;.com&quot;" office:value-type="string" office:string-value="Dwain@Chin.com" calcext:value-type="string">
            <text:p>Dwain@Chin.com</text:p>
          </table:table-cell>
          <table:table-cell table:style-name="ce35" office:value-type="string" calcext:value-type="string">
            <text:p>590-632-6853</text:p>
          </table:table-cell>
          <table:table-cell table:style-name="ce35" office:value-type="string" calcext:value-type="string">
            <text:p>San jose</text:p>
          </table:table-cell>
          <table:table-cell table:style-name="ce35" office:value-type="string" calcext:value-type="string">
            <text:p>Usa</text:p>
          </table:table-cell>
          <table:table-cell table:style-name="ce35" office:value-type="string" calcext:value-type="string">
            <text:p>Female</text:p>
          </table:table-cell>
          <table:table-cell table:style-name="ce41" table:formula="of:=&quot;https://eu.ui-avatars.com/api/?name=&quot;&amp;[.A24]&amp;&quot;+&quot;&amp;[.B24]&amp;&quot;&amp;background=&quot;&amp;[.T24]&amp;&quot;&amp;color=fff&quot;" office:value-type="string" office:string-value="https://eu.ui-avatars.com/api/?name=Dwain+Chin&amp;background=#A71683&amp;color=fff" calcext:value-type="string">
            <text:p>https://eu.ui-avatars.com/api/?name=Dwain+Chin&amp;background=#A71683&amp;color=fff</text:p>
          </table:table-cell>
          <table:table-cell table:style-name="ce35" office:value-type="string" calcext:value-type="string">
            <text:p>Meejo</text:p>
          </table:table-cell>
          <table:table-cell table:style-name="ce35" office:value-type="string" calcext:value-type="string">
            <text:p>Engineer IV</text:p>
          </table:table-cell>
          <table:table-cell table:style-name="ce35" office:value-type="string" calcext:value-type="string">
            <text:p>Italian</text:p>
          </table:table-cell>
          <table:table-cell table:style-name="ce35" office:value-type="string" calcext:value-type="string">
            <text:p>Business development,Pitching and presenting,Product management,Project management,Research,Technical</text:p>
          </table:table-cell>
          <table:table-cell table:style-name="ce35" office:value-type="string" calcext:value-type="string">
            <text:p>#sig #sigri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1683" calcext:value-type="string">
            <text:p>#A71683</text:p>
          </table:table-cell>
          <table:table-cell table:number-columns-repeated="44"/>
        </table:table-row>
        <table:table-row table:style-name="ro4">
          <table:table-cell table:style-name="ce35" office:value-type="string" calcext:value-type="string">
            <text:p>Tresa</text:p>
          </table:table-cell>
          <table:table-cell table:style-name="ce35" office:value-type="string" calcext:value-type="string">
            <text:p>Ardell</text:p>
          </table:table-cell>
          <table:table-cell table:style-name="ce35" table:formula="of:=[.A25]&amp;&quot; &quot;&amp;[.B25]" office:value-type="string" office:string-value="Tresa Ardell" calcext:value-type="string">
            <text:p>Tresa Ardell</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5]&amp;&quot;@&quot;&amp;[.B25]&amp;&quot;.com&quot;" office:value-type="string" office:string-value="Tresa@Ardell.com" calcext:value-type="string">
            <text:p>Tresa@Ardell.com</text:p>
          </table:table-cell>
          <table:table-cell table:style-name="ce35" office:value-type="string" calcext:value-type="string">
            <text:p>605-247-8055</text:p>
          </table:table-cell>
          <table:table-cell table:style-name="ce35" office:value-type="string" calcext:value-type="string">
            <text:p>New Delhi</text:p>
          </table:table-cell>
          <table:table-cell table:style-name="ce35" office:value-type="string" calcext:value-type="string">
            <text:p>India</text:p>
          </table:table-cell>
          <table:table-cell table:style-name="ce35" office:value-type="string" calcext:value-type="string">
            <text:p>Female</text:p>
          </table:table-cell>
          <table:table-cell table:style-name="ce41" table:formula="of:=&quot;https://eu.ui-avatars.com/api/?name=&quot;&amp;[.A25]&amp;&quot;+&quot;&amp;[.B25]&amp;&quot;&amp;background=&quot;&amp;[.T25]&amp;&quot;&amp;color=fff&quot;" office:value-type="string" office:string-value="https://eu.ui-avatars.com/api/?name=Tresa+Ardell&amp;background=#A27685&amp;color=fff" calcext:value-type="string">
            <text:p>https://eu.ui-avatars.com/api/?name=Tresa+Ardell&amp;background=#A27685&amp;color=fff</text:p>
          </table:table-cell>
          <table:table-cell table:style-name="ce35" office:value-type="string" calcext:value-type="string">
            <text:p>Third Eye</text:p>
          </table:table-cell>
          <table:table-cell table:style-name="ce35" office:value-type="string" calcext:value-type="string">
            <text:p>Founder</text:p>
          </table:table-cell>
          <table:table-cell table:style-name="ce35" office:value-type="string" calcext:value-type="string">
            <text:p>Indian Food</text:p>
          </table:table-cell>
          <table:table-cell table:style-name="ce35" office:value-type="string" calcext:value-type="string">
            <text:p>Artificial intelligence,IOT,Research</text:p>
          </table:table-cell>
          <table:table-cell table:style-name="ce35" office:value-type="string" calcext:value-type="string">
            <text:p>softwar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27685" calcext:value-type="string">
            <text:p>#A27685</text:p>
          </table:table-cell>
          <table:table-cell table:number-columns-repeated="44"/>
        </table:table-row>
        <table:table-row table:style-name="ro4">
          <table:table-cell table:style-name="ce35" office:value-type="string" calcext:value-type="string">
            <text:p>Sumiko</text:p>
          </table:table-cell>
          <table:table-cell table:style-name="ce35" office:value-type="string" calcext:value-type="string">
            <text:p>Maryalice</text:p>
          </table:table-cell>
          <table:table-cell table:style-name="ce35" table:formula="of:=[.A26]&amp;&quot; &quot;&amp;[.B26]" office:value-type="string" office:string-value="Sumiko Maryalice" calcext:value-type="string">
            <text:p>Sumiko Maryalic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6]&amp;&quot;@&quot;&amp;[.B26]&amp;&quot;.com&quot;" office:value-type="string" office:string-value="Sumiko@Maryalice.com" calcext:value-type="string">
            <text:p>Sumiko@Maryalice.com</text:p>
          </table:table-cell>
          <table:table-cell table:style-name="ce35" office:value-type="string" calcext:value-type="string">
            <text:p>173-493-4496</text:p>
          </table:table-cell>
          <table:table-cell table:style-name="ce35" office:value-type="string" calcext:value-type="string">
            <text:p>The Hague</text:p>
          </table:table-cell>
          <table:table-cell table:style-name="ce35" office:value-type="string" calcext:value-type="string">
            <text:p>Netherlands</text:p>
          </table:table-cell>
          <table:table-cell table:style-name="ce35" office:value-type="string" calcext:value-type="string">
            <text:p>Female</text:p>
          </table:table-cell>
          <table:table-cell table:style-name="ce41" table:formula="of:=&quot;https://eu.ui-avatars.com/api/?name=&quot;&amp;[.A26]&amp;&quot;+&quot;&amp;[.B26]&amp;&quot;&amp;background=&quot;&amp;[.T26]&amp;&quot;&amp;color=fff&quot;" office:value-type="string" office:string-value="https://eu.ui-avatars.com/api/?name=Sumiko+Maryalice&amp;background=#A89673&amp;color=fff" calcext:value-type="string">
            <text:p>https://eu.ui-avatars.com/api/?name=Sumiko+Maryalice&amp;background=#A89673&amp;color=fff</text:p>
          </table:table-cell>
          <table:table-cell table:style-name="ce35" office:value-type="string" calcext:value-type="string">
            <text:p>AI Lab One</text:p>
          </table:table-cell>
          <table:table-cell table:style-name="ce35" office:value-type="string" calcext:value-type="string">
            <text:p>CEO</text:p>
          </table:table-cell>
          <table:table-cell table:style-name="ce35" office:value-type="string" calcext:value-type="string">
            <text:p>Pizza</text:p>
          </table:table-cell>
          <table:table-cell table:style-name="ce35" office:value-type="string" calcext:value-type="string">
            <text:p>IOT,Project management,Technical</text:p>
          </table:table-cell>
          <table:table-cell table:style-name="ce35" office:value-type="string" calcext:value-type="string">
            <text:p>Climate change, sustainabi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89673" calcext:value-type="string">
            <text:p>#A89673</text:p>
          </table:table-cell>
          <table:table-cell table:number-columns-repeated="44"/>
        </table:table-row>
        <table:table-row table:style-name="ro4">
          <table:table-cell table:style-name="ce35" office:value-type="string" calcext:value-type="string">
            <text:p>Marleen</text:p>
          </table:table-cell>
          <table:table-cell table:style-name="ce35" office:value-type="string" calcext:value-type="string">
            <text:p>Jeanette</text:p>
          </table:table-cell>
          <table:table-cell table:style-name="ce35" table:formula="of:=[.A27]&amp;&quot; &quot;&amp;[.B27]" office:value-type="string" office:string-value="Marleen Jeanette" calcext:value-type="string">
            <text:p>Marleen Jeanett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7]&amp;&quot;@&quot;&amp;[.B27]&amp;&quot;.com&quot;" office:value-type="string" office:string-value="Marleen@Jeanette.com" calcext:value-type="string">
            <text:p>Marleen@Jeanette.com</text:p>
          </table:table-cell>
          <table:table-cell table:style-name="ce35" office:value-type="string" calcext:value-type="string">
            <text:p>781-661-0323</text:p>
          </table:table-cell>
          <table:table-cell table:style-name="ce35" office:value-type="string" calcext:value-type="string">
            <text:p>The Hague</text:p>
          </table:table-cell>
          <table:table-cell table:style-name="ce35" office:value-type="string" calcext:value-type="string">
            <text:p>The Netherlands</text:p>
          </table:table-cell>
          <table:table-cell table:style-name="ce35" office:value-type="string" calcext:value-type="string">
            <text:p>Male</text:p>
          </table:table-cell>
          <table:table-cell table:style-name="ce41" table:formula="of:=&quot;https://eu.ui-avatars.com/api/?name=&quot;&amp;[.A27]&amp;&quot;+&quot;&amp;[.B27]&amp;&quot;&amp;background=&quot;&amp;[.T27]&amp;&quot;&amp;color=fff&quot;" office:value-type="string" office:string-value="https://eu.ui-avatars.com/api/?name=Marleen+Jeanette&amp;background=#A31787&amp;color=fff" calcext:value-type="string">
            <text:p>https://eu.ui-avatars.com/api/?name=Marleen+Jeanette&amp;background=#A31787&amp;color=fff</text:p>
          </table:table-cell>
          <table:table-cell table:style-name="ce35" office:value-type="string" calcext:value-type="string">
            <text:p>Fiveclub</text:p>
          </table:table-cell>
          <table:table-cell table:style-name="ce35" office:value-type="string" calcext:value-type="string">
            <text:p>Director of Sales</text:p>
          </table:table-cell>
          <table:table-cell table:style-name="ce35" office:value-type="string" calcext:value-type="string">
            <text:p>Roti and BBQ</text:p>
          </table:table-cell>
          <table:table-cell table:style-name="ce35" office:value-type="string" calcext:value-type="string">
            <text:p>Research,Technical</text:p>
          </table:table-cell>
          <table:table-cell table:style-name="ce35" office:value-type="string" calcext:value-type="string">
            <text:p>public institution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1787" calcext:value-type="string">
            <text:p>#A31787</text:p>
          </table:table-cell>
          <table:table-cell table:number-columns-repeated="44"/>
        </table:table-row>
        <table:table-row table:style-name="ro4">
          <table:table-cell table:style-name="ce35" office:value-type="string" calcext:value-type="string">
            <text:p>Tiffany</text:p>
          </table:table-cell>
          <table:table-cell table:style-name="ce35" office:value-type="string" calcext:value-type="string">
            <text:p>Santa</text:p>
          </table:table-cell>
          <table:table-cell table:style-name="ce35" table:formula="of:=[.A28]&amp;&quot; &quot;&amp;[.B28]" office:value-type="string" office:string-value="Tiffany Santa" calcext:value-type="string">
            <text:p>Tiffany Sant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8]&amp;&quot;@&quot;&amp;[.B28]&amp;&quot;.com&quot;" office:value-type="string" office:string-value="Tiffany@Santa.com" calcext:value-type="string">
            <text:p>Tiffany@Santa.com</text:p>
          </table:table-cell>
          <table:table-cell table:style-name="ce35" office:value-type="string" calcext:value-type="string">
            <text:p>578-139-9756</text:p>
          </table:table-cell>
          <table:table-cell table:style-name="ce35" office:value-type="string" calcext:value-type="string">
            <text:p>Den Haag</text:p>
          </table:table-cell>
          <table:table-cell table:style-name="ce35" office:value-type="string" calcext:value-type="string">
            <text:p>NL</text:p>
          </table:table-cell>
          <table:table-cell table:style-name="ce35" office:value-type="string" calcext:value-type="string">
            <text:p>Female</text:p>
          </table:table-cell>
          <table:table-cell table:style-name="ce41" table:formula="of:=&quot;https://eu.ui-avatars.com/api/?name=&quot;&amp;[.A28]&amp;&quot;+&quot;&amp;[.B28]&amp;&quot;&amp;background=&quot;&amp;[.T28]&amp;&quot;&amp;color=fff&quot;" office:value-type="string" office:string-value="https://eu.ui-avatars.com/api/?name=Tiffany+Santa&amp;background=#A34499&amp;color=fff" calcext:value-type="string">
            <text:p>https://eu.ui-avatars.com/api/?name=Tiffany+Santa&amp;background=#A34499&amp;color=fff</text:p>
          </table:table-cell>
          <table:table-cell table:style-name="ce35" office:value-type="string" calcext:value-type="string">
            <text:p>Meetz</text:p>
          </table:table-cell>
          <table:table-cell table:style-name="ce35" office:value-type="string" calcext:value-type="string">
            <text:p>Account Executive</text:p>
          </table:table-cell>
          <table:table-cell table:style-name="ce35" office:value-type="string" calcext:value-type="string">
            <text:p>BBQ steak/ribs</text:p>
          </table:table-cell>
          <table:table-cell table:style-name="ce35" office:value-type="string" calcext:value-type="string">
            <text:p>Technical</text:p>
          </table:table-cell>
          <table:table-cell table:style-name="ce35" office:value-type="string" calcext:value-type="string">
            <text:p>ecosystem, consortium, sustainability, strategy, governanc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4499" calcext:value-type="string">
            <text:p>#A34499</text:p>
          </table:table-cell>
          <table:table-cell table:number-columns-repeated="44"/>
        </table:table-row>
        <table:table-row table:style-name="ro4">
          <table:table-cell table:style-name="ce35" office:value-type="string" calcext:value-type="string">
            <text:p>Clarita</text:p>
          </table:table-cell>
          <table:table-cell table:style-name="ce35" office:value-type="string" calcext:value-type="string">
            <text:p>Delana</text:p>
          </table:table-cell>
          <table:table-cell table:style-name="ce35" table:formula="of:=[.A29]&amp;&quot; &quot;&amp;[.B29]" office:value-type="string" office:string-value="Clarita Delana" calcext:value-type="string">
            <text:p>Clarita Delan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9]&amp;&quot;@&quot;&amp;[.B29]&amp;&quot;.com&quot;" office:value-type="string" office:string-value="Clarita@Delana.com" calcext:value-type="string">
            <text:p>Clarita@Delana.com</text:p>
          </table:table-cell>
          <table:table-cell table:style-name="ce35" office:value-type="string" calcext:value-type="string">
            <text:p>232-755-9219</text:p>
          </table:table-cell>
          <table:table-cell table:style-name="ce35" office:value-type="string" calcext:value-type="string">
            <text:p>Nancy</text:p>
          </table:table-cell>
          <table:table-cell table:style-name="ce35" office:value-type="string" calcext:value-type="string">
            <text:p>France</text:p>
          </table:table-cell>
          <table:table-cell table:style-name="ce35" office:value-type="string" calcext:value-type="string">
            <text:p>Female</text:p>
          </table:table-cell>
          <table:table-cell table:style-name="ce41" table:formula="of:=&quot;https://eu.ui-avatars.com/api/?name=&quot;&amp;[.A29]&amp;&quot;+&quot;&amp;[.B29]&amp;&quot;&amp;background=&quot;&amp;[.T29]&amp;&quot;&amp;color=fff&quot;" office:value-type="string" office:string-value="https://eu.ui-avatars.com/api/?name=Clarita+Delana&amp;background=#A64221&amp;color=fff" calcext:value-type="string">
            <text:p>https://eu.ui-avatars.com/api/?name=Clarita+Delana&amp;background=#A64221&amp;color=fff</text:p>
          </table:table-cell>
          <table:table-cell table:style-name="ce35" office:value-type="string" calcext:value-type="string">
            <text:p>Divavu</text:p>
          </table:table-cell>
          <table:table-cell table:style-name="ce35" office:value-type="string" calcext:value-type="string">
            <text:p>Sales Representative</text:p>
          </table:table-cell>
          <table:table-cell table:style-name="ce35" office:value-type="string" calcext:value-type="string">
            <text:p>lacus at velit vivamus vel nulla eget eros elementum pellentesque quisque porta volutpat erat</text:p>
          </table:table-cell>
          <table:table-cell table:style-name="ce35" office:value-type="string" calcext:value-type="string">
            <text:p>Artificial intelligence,Blockchain technologies (no coding skills),Pitching and presenting,Product management,Project management,Research,Technical</text:p>
          </table:table-cell>
          <table:table-cell table:style-name="ce35" office:value-type="string" calcext:value-type="string">
            <text:p>#blockchain #tech #development #python #algorithm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221" calcext:value-type="string">
            <text:p>#A64221</text:p>
          </table:table-cell>
          <table:table-cell table:number-columns-repeated="44"/>
        </table:table-row>
        <table:table-row table:style-name="ro4">
          <table:table-cell table:style-name="ce35" office:value-type="string" calcext:value-type="string">
            <text:p>Loris</text:p>
          </table:table-cell>
          <table:table-cell table:style-name="ce35" office:value-type="string" calcext:value-type="string">
            <text:p>Donny</text:p>
          </table:table-cell>
          <table:table-cell table:style-name="ce35" table:formula="of:=[.A30]&amp;&quot; &quot;&amp;[.B30]" office:value-type="string" office:string-value="Loris Donny" calcext:value-type="string">
            <text:p>Loris Donny</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0]&amp;&quot;@&quot;&amp;[.B30]&amp;&quot;.com&quot;" office:value-type="string" office:string-value="Loris@Donny.com" calcext:value-type="string">
            <text:p>Loris@Donny.com</text:p>
          </table:table-cell>
          <table:table-cell table:style-name="ce35" office:value-type="string" calcext:value-type="string">
            <text:p>165-956-7352</text:p>
          </table:table-cell>
          <table:table-cell table:style-name="ce35" office:value-type="string" calcext:value-type="string">
            <text:p>Pregrada</text:p>
          </table:table-cell>
          <table:table-cell table:style-name="ce35" office:value-type="string" calcext:value-type="string">
            <text:p>Croatia</text:p>
          </table:table-cell>
          <table:table-cell table:style-name="ce35" office:value-type="string" calcext:value-type="string">
            <text:p>Female</text:p>
          </table:table-cell>
          <table:table-cell table:style-name="ce41" table:formula="of:=&quot;https://eu.ui-avatars.com/api/?name=&quot;&amp;[.A30]&amp;&quot;+&quot;&amp;[.B30]&amp;&quot;&amp;background=&quot;&amp;[.T30]&amp;&quot;&amp;color=fff&quot;" office:value-type="string" office:string-value="https://eu.ui-avatars.com/api/?name=Loris+Donny&amp;background=#A97495&amp;color=fff" calcext:value-type="string">
            <text:p>https://eu.ui-avatars.com/api/?name=Loris+Donny&amp;background=#A97495&amp;color=fff</text:p>
          </table:table-cell>
          <table:table-cell table:style-name="ce35" office:value-type="string" calcext:value-type="string">
            <text:p>Tavu</text:p>
          </table:table-cell>
          <table:table-cell table:style-name="ce35" office:value-type="string" calcext:value-type="string">
            <text:p>Programmer IV</text:p>
          </table:table-cell>
          <table:table-cell table:style-name="ce35" office:value-type="string" calcext:value-type="string">
            <text:p>eros viverra eget congue eget semper rutrum nulla nunc purus phasellus</text:p>
          </table:table-cell>
          <table:table-cell table:style-name="ce35"/>
          <table:table-cell table:style-name="ce35" office:value-type="string" calcext:value-type="string">
            <text:p>#blockchain #entrepeneur #gdpr #waves #busi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7495" calcext:value-type="string">
            <text:p>#A97495</text:p>
          </table:table-cell>
          <table:table-cell table:number-columns-repeated="44"/>
        </table:table-row>
        <table:table-row table:style-name="ro4">
          <table:table-cell table:style-name="ce35" office:value-type="string" calcext:value-type="string">
            <text:p>Dayle</text:p>
          </table:table-cell>
          <table:table-cell table:style-name="ce35" office:value-type="string" calcext:value-type="string">
            <text:p>Yulanda</text:p>
          </table:table-cell>
          <table:table-cell table:style-name="ce35" table:formula="of:=[.A31]&amp;&quot; &quot;&amp;[.B31]" office:value-type="string" office:string-value="Dayle Yulanda" calcext:value-type="string">
            <text:p>Dayle Yuland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1]&amp;&quot;@&quot;&amp;[.B31]&amp;&quot;.com&quot;" office:value-type="string" office:string-value="Dayle@Yulanda.com" calcext:value-type="string">
            <text:p>Dayle@Yulanda.com</text:p>
          </table:table-cell>
          <table:table-cell table:style-name="ce35" office:value-type="string" calcext:value-type="string">
            <text:p>771-560-9716</text:p>
          </table:table-cell>
          <table:table-cell table:style-name="ce35" office:value-type="string" calcext:value-type="string">
            <text:p>Nossa Senhora de Machede</text:p>
          </table:table-cell>
          <table:table-cell table:style-name="ce35" office:value-type="string" calcext:value-type="string">
            <text:p>Portugal</text:p>
          </table:table-cell>
          <table:table-cell table:style-name="ce35" office:value-type="string" calcext:value-type="string">
            <text:p>Male</text:p>
          </table:table-cell>
          <table:table-cell table:style-name="ce41" table:formula="of:=&quot;https://eu.ui-avatars.com/api/?name=&quot;&amp;[.A31]&amp;&quot;+&quot;&amp;[.B31]&amp;&quot;&amp;background=&quot;&amp;[.T31]&amp;&quot;&amp;color=fff&quot;" office:value-type="string" office:string-value="https://eu.ui-avatars.com/api/?name=Dayle+Yulanda&amp;background=#A29775&amp;color=fff" calcext:value-type="string">
            <text:p>https://eu.ui-avatars.com/api/?name=Dayle+Yulanda&amp;background=#A29775&amp;color=fff</text:p>
          </table:table-cell>
          <table:table-cell table:style-name="ce35" office:value-type="string" calcext:value-type="string">
            <text:p>Fanoodle</text:p>
          </table:table-cell>
          <table:table-cell table:style-name="ce35" office:value-type="string" calcext:value-type="string">
            <text:p>Automation Specialist III</text:p>
          </table:table-cell>
          <table:table-cell table:style-name="ce35" office:value-type="string" calcext:value-type="string">
            <text:p>nibh ligula nec sem duis aliquam convallis nunc proin at turpis a pede</text:p>
          </table:table-cell>
          <table:table-cell table:style-name="ce35"/>
          <table:table-cell table:style-name="ce35" office:value-type="string" calcext:value-type="string">
            <text:p>iota, dag, dlt, python, django</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9775" calcext:value-type="string">
            <text:p>#A29775</text:p>
          </table:table-cell>
          <table:table-cell table:number-columns-repeated="44"/>
        </table:table-row>
        <table:table-row table:style-name="ro4">
          <table:table-cell table:style-name="ce35" office:value-type="string" calcext:value-type="string">
            <text:p>Myles</text:p>
          </table:table-cell>
          <table:table-cell table:style-name="ce35" office:value-type="string" calcext:value-type="string">
            <text:p>Alysia</text:p>
          </table:table-cell>
          <table:table-cell table:style-name="ce35" table:formula="of:=[.A32]&amp;&quot; &quot;&amp;[.B32]" office:value-type="string" office:string-value="Myles Alysia" calcext:value-type="string">
            <text:p>Myles Alys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2]&amp;&quot;@&quot;&amp;[.B32]&amp;&quot;.com&quot;" office:value-type="string" office:string-value="Myles@Alysia.com" calcext:value-type="string">
            <text:p>Myles@Alysia.com</text:p>
          </table:table-cell>
          <table:table-cell table:style-name="ce35" office:value-type="string" calcext:value-type="string">
            <text:p>835-141-6144</text:p>
          </table:table-cell>
          <table:table-cell table:style-name="ce35" office:value-type="string" calcext:value-type="string">
            <text:p>Nikol’skoye</text:p>
          </table:table-cell>
          <table:table-cell table:style-name="ce35" office:value-type="string" calcext:value-type="string">
            <text:p>Russia</text:p>
          </table:table-cell>
          <table:table-cell table:style-name="ce35" office:value-type="string" calcext:value-type="string">
            <text:p>Female</text:p>
          </table:table-cell>
          <table:table-cell table:style-name="ce41" table:formula="of:=&quot;https://eu.ui-avatars.com/api/?name=&quot;&amp;[.A32]&amp;&quot;+&quot;&amp;[.B32]&amp;&quot;&amp;background=&quot;&amp;[.T32]&amp;&quot;&amp;color=fff&quot;" office:value-type="string" office:string-value="https://eu.ui-avatars.com/api/?name=Myles+Alysia&amp;background=#A82972&amp;color=fff" calcext:value-type="string">
            <text:p>https://eu.ui-avatars.com/api/?name=Myles+Alysia&amp;background=#A82972&amp;color=fff</text:p>
          </table:table-cell>
          <table:table-cell table:style-name="ce35" office:value-type="string" calcext:value-type="string">
            <text:p>Meetz</text:p>
          </table:table-cell>
          <table:table-cell table:style-name="ce35" office:value-type="string" calcext:value-type="string">
            <text:p>Quality Control Specialist</text:p>
          </table:table-cell>
          <table:table-cell table:style-name="ce35" office:value-type="string" calcext:value-type="string">
            <text:p>arcu libero rutrum ac lobortis vel dapibus at diam nam tristique tortor eu pede</text:p>
          </table:table-cell>
          <table:table-cell table:style-name="ce35"/>
          <table:table-cell table:style-name="ce35" office:value-type="string" calcext:value-type="string">
            <text:p>#DLT #IOTA #SupplyChain #Blockchain #Logistic #SmartCity #Energy #AuditTrail #Mobility #IoT <text:s/>#Sustainability #longtermism</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972" calcext:value-type="string">
            <text:p>#A82972</text:p>
          </table:table-cell>
          <table:table-cell table:number-columns-repeated="44"/>
        </table:table-row>
        <table:table-row table:style-name="ro4">
          <table:table-cell table:style-name="ce35" office:value-type="string" calcext:value-type="string">
            <text:p>Graig</text:p>
          </table:table-cell>
          <table:table-cell table:style-name="ce35" office:value-type="string" calcext:value-type="string">
            <text:p>Lakisha</text:p>
          </table:table-cell>
          <table:table-cell table:style-name="ce35" table:formula="of:=[.A33]&amp;&quot; &quot;&amp;[.B33]" office:value-type="string" office:string-value="Graig Lakisha" calcext:value-type="string">
            <text:p>Graig Lakish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3]&amp;&quot;@&quot;&amp;[.B33]&amp;&quot;.com&quot;" office:value-type="string" office:string-value="Graig@Lakisha.com" calcext:value-type="string">
            <text:p>Graig@Lakisha.com</text:p>
          </table:table-cell>
          <table:table-cell table:style-name="ce35" office:value-type="string" calcext:value-type="string">
            <text:p>748-829-6851</text:p>
          </table:table-cell>
          <table:table-cell table:style-name="ce35" office:value-type="string" calcext:value-type="string">
            <text:p>Il’ka</text:p>
          </table:table-cell>
          <table:table-cell table:style-name="ce35" office:value-type="string" calcext:value-type="string">
            <text:p>Russia</text:p>
          </table:table-cell>
          <table:table-cell table:style-name="ce35" office:value-type="string" calcext:value-type="string">
            <text:p>Male</text:p>
          </table:table-cell>
          <table:table-cell table:style-name="ce41" table:formula="of:=&quot;https://eu.ui-avatars.com/api/?name=&quot;&amp;[.A33]&amp;&quot;+&quot;&amp;[.B33]&amp;&quot;&amp;background=&quot;&amp;[.T33]&amp;&quot;&amp;color=fff&quot;" office:value-type="string" office:string-value="https://eu.ui-avatars.com/api/?name=Graig+Lakisha&amp;background=#A33687&amp;color=fff" calcext:value-type="string">
            <text:p>https://eu.ui-avatars.com/api/?name=Graig+Lakisha&amp;background=#A33687&amp;color=fff</text:p>
          </table:table-cell>
          <table:table-cell table:style-name="ce35" office:value-type="string" calcext:value-type="string">
            <text:p>Kamba</text:p>
          </table:table-cell>
          <table:table-cell table:style-name="ce35" office:value-type="string" calcext:value-type="string">
            <text:p>Account Coordinator</text:p>
          </table:table-cell>
          <table:table-cell table:style-name="ce35" office:value-type="string" calcext:value-type="string">
            <text:p>ullamcorper purus sit amet nulla quisque arcu libero rutrum ac lobortis vel dapibus at diam nam tristique tortor eu pede</text:p>
          </table:table-cell>
          <table:table-cell table:style-name="ce35"/>
          <table:table-cell table:style-name="ce35" office:value-type="string" calcext:value-type="string">
            <text:p>#iota #micropayments #blockchain #tangle #dlt #m2m</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3687" calcext:value-type="string">
            <text:p>#A33687</text:p>
          </table:table-cell>
          <table:table-cell table:number-columns-repeated="44"/>
        </table:table-row>
        <table:table-row table:style-name="ro4">
          <table:table-cell table:style-name="ce35" office:value-type="string" calcext:value-type="string">
            <text:p>Emilee</text:p>
          </table:table-cell>
          <table:table-cell table:style-name="ce35" office:value-type="string" calcext:value-type="string">
            <text:p>Hong</text:p>
          </table:table-cell>
          <table:table-cell table:style-name="ce35" table:formula="of:=[.A34]&amp;&quot; &quot;&amp;[.B34]" office:value-type="string" office:string-value="Emilee Hong" calcext:value-type="string">
            <text:p>Emilee Hong</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4]&amp;&quot;@&quot;&amp;[.B34]&amp;&quot;.com&quot;" office:value-type="string" office:string-value="Emilee@Hong.com" calcext:value-type="string">
            <text:p>Emilee@Hong.com</text:p>
          </table:table-cell>
          <table:table-cell table:style-name="ce35" office:value-type="string" calcext:value-type="string">
            <text:p>704-258-4118</text:p>
          </table:table-cell>
          <table:table-cell table:style-name="ce35" office:value-type="string" calcext:value-type="string">
            <text:p>Puerto Mayor Otaño</text:p>
          </table:table-cell>
          <table:table-cell table:style-name="ce35" office:value-type="string" calcext:value-type="string">
            <text:p>Paraguay</text:p>
          </table:table-cell>
          <table:table-cell table:style-name="ce35" office:value-type="string" calcext:value-type="string">
            <text:p>Female</text:p>
          </table:table-cell>
          <table:table-cell table:style-name="ce41" table:formula="of:=&quot;https://eu.ui-avatars.com/api/?name=&quot;&amp;[.A34]&amp;&quot;+&quot;&amp;[.B34]&amp;&quot;&amp;background=&quot;&amp;[.T34]&amp;&quot;&amp;color=fff&quot;" office:value-type="string" office:string-value="https://eu.ui-avatars.com/api/?name=Emilee+Hong&amp;background=#A39519&amp;color=fff" calcext:value-type="string">
            <text:p>https://eu.ui-avatars.com/api/?name=Emilee+Hong&amp;background=#A39519&amp;color=fff</text:p>
          </table:table-cell>
          <table:table-cell table:style-name="ce35" office:value-type="string" calcext:value-type="string">
            <text:p>Eabox</text:p>
          </table:table-cell>
          <table:table-cell table:style-name="ce35" office:value-type="string" calcext:value-type="string">
            <text:p>Web Designer II</text:p>
          </table:table-cell>
          <table:table-cell table:style-name="ce35" office:value-type="string" calcext:value-type="string">
            <text:p>duis ac nibh fusce lacus purus aliquet at feugiat non pretium quis lectus suspendisse potenti in</text:p>
          </table:table-cell>
          <table:table-cell table:style-name="ce35"/>
          <table:table-cell table:style-name="ce35" office:value-type="string" calcext:value-type="string">
            <text:p>iota, iot, energy, mobility, marketplace, p2p, digital identity, smart city, autonomou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519" calcext:value-type="string">
            <text:p>#A39519</text:p>
          </table:table-cell>
          <table:table-cell table:number-columns-repeated="44"/>
        </table:table-row>
        <table:table-row table:style-name="ro4">
          <table:table-cell table:style-name="ce35" office:value-type="string" calcext:value-type="string">
            <text:p>Mickie</text:p>
          </table:table-cell>
          <table:table-cell table:style-name="ce35" office:value-type="string" calcext:value-type="string">
            <text:p>Alana</text:p>
          </table:table-cell>
          <table:table-cell table:style-name="ce35" table:formula="of:=[.A35]&amp;&quot; &quot;&amp;[.B35]" office:value-type="string" office:string-value="Mickie Alana" calcext:value-type="string">
            <text:p>Mickie Alan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5]&amp;&quot;@&quot;&amp;[.B35]&amp;&quot;.com&quot;" office:value-type="string" office:string-value="Mickie@Alana.com" calcext:value-type="string">
            <text:p>Mickie@Alana.com</text:p>
          </table:table-cell>
          <table:table-cell table:style-name="ce35" office:value-type="string" calcext:value-type="string">
            <text:p>696-895-2391</text:p>
          </table:table-cell>
          <table:table-cell table:style-name="ce35" office:value-type="string" calcext:value-type="string">
            <text:p>Pereval'noe</text:p>
          </table:table-cell>
          <table:table-cell table:style-name="ce35" office:value-type="string" calcext:value-type="string">
            <text:p>Ukraine</text:p>
          </table:table-cell>
          <table:table-cell table:style-name="ce35" office:value-type="string" calcext:value-type="string">
            <text:p>Male</text:p>
          </table:table-cell>
          <table:table-cell table:style-name="ce41" table:formula="of:=&quot;https://eu.ui-avatars.com/api/?name=&quot;&amp;[.A35]&amp;&quot;+&quot;&amp;[.B35]&amp;&quot;&amp;background=&quot;&amp;[.T35]&amp;&quot;&amp;color=fff&quot;" office:value-type="string" office:string-value="https://eu.ui-avatars.com/api/?name=Mickie+Alana&amp;background=#A49861&amp;color=fff" calcext:value-type="string">
            <text:p>https://eu.ui-avatars.com/api/?name=Mickie+Alana&amp;background=#A49861&amp;color=fff</text:p>
          </table:table-cell>
          <table:table-cell table:style-name="ce35" office:value-type="string" calcext:value-type="string">
            <text:p>Jabbertype</text:p>
          </table:table-cell>
          <table:table-cell table:style-name="ce35" office:value-type="string" calcext:value-type="string">
            <text:p>Information Systems Manager</text:p>
          </table:table-cell>
          <table:table-cell table:style-name="ce35" office:value-type="string" calcext:value-type="string">
            <text:p>augue a suscipit nulla elit ac nulla sed vel enim sit amet nunc</text:p>
          </table:table-cell>
          <table:table-cell table:style-name="ce35"/>
          <table:table-cell table:style-name="ce35" office:value-type="string" calcext:value-type="string">
            <text:p>#IOTA #Fund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9861" calcext:value-type="string">
            <text:p>#A49861</text:p>
          </table:table-cell>
          <table:table-cell table:number-columns-repeated="44"/>
        </table:table-row>
        <table:table-row table:style-name="ro4">
          <table:table-cell table:style-name="ce35" office:value-type="string" calcext:value-type="string">
            <text:p>Sang</text:p>
          </table:table-cell>
          <table:table-cell table:style-name="ce35" office:value-type="string" calcext:value-type="string">
            <text:p>Sheryll</text:p>
          </table:table-cell>
          <table:table-cell table:style-name="ce35" table:formula="of:=[.A36]&amp;&quot; &quot;&amp;[.B36]" office:value-type="string" office:string-value="Sang Sheryll" calcext:value-type="string">
            <text:p>Sang Sheryll</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6]&amp;&quot;@&quot;&amp;[.B36]&amp;&quot;.com&quot;" office:value-type="string" office:string-value="Sang@Sheryll.com" calcext:value-type="string">
            <text:p>Sang@Sheryll.com</text:p>
          </table:table-cell>
          <table:table-cell table:style-name="ce35" office:value-type="string" calcext:value-type="string">
            <text:p>673-717-4935</text:p>
          </table:table-cell>
          <table:table-cell table:style-name="ce35" office:value-type="string" calcext:value-type="string">
            <text:p>Lab</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36]&amp;&quot;+&quot;&amp;[.B36]&amp;&quot;&amp;background=&quot;&amp;[.T36]&amp;&quot;&amp;color=fff&quot;" office:value-type="string" office:string-value="https://eu.ui-avatars.com/api/?name=Sang+Sheryll&amp;background=#A23497&amp;color=fff" calcext:value-type="string">
            <text:p>https://eu.ui-avatars.com/api/?name=Sang+Sheryll&amp;background=#A23497&amp;color=fff</text:p>
          </table:table-cell>
          <table:table-cell table:style-name="ce35" office:value-type="string" calcext:value-type="string">
            <text:p>Chatterbridge</text:p>
          </table:table-cell>
          <table:table-cell table:style-name="ce35" office:value-type="string" calcext:value-type="string">
            <text:p>Community Outreach Specialist</text:p>
          </table:table-cell>
          <table:table-cell table:style-name="ce35" office:value-type="string" calcext:value-type="string">
            <text:p>nulla nisl nunc nisl duis bibendum felis sed interdum venenatis turpis enim blandit mi in porttitor</text:p>
          </table:table-cell>
          <table:table-cell table:style-name="ce35"/>
          <table:table-cell table:style-name="ce35" office:value-type="string" calcext:value-type="string">
            <text:p>#ocean #jedi #tech</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3497" calcext:value-type="string">
            <text:p>#A23497</text:p>
          </table:table-cell>
          <table:table-cell table:number-columns-repeated="44"/>
        </table:table-row>
        <table:table-row table:style-name="ro4">
          <table:table-cell table:style-name="ce35" office:value-type="string" calcext:value-type="string">
            <text:p>Tressie</text:p>
          </table:table-cell>
          <table:table-cell table:style-name="ce35" office:value-type="string" calcext:value-type="string">
            <text:p>Cinderella</text:p>
          </table:table-cell>
          <table:table-cell table:style-name="ce35" table:formula="of:=[.A37]&amp;&quot; &quot;&amp;[.B37]" office:value-type="string" office:string-value="Tressie Cinderella" calcext:value-type="string">
            <text:p>Tressie Cinderell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7]&amp;&quot;@&quot;&amp;[.B37]&amp;&quot;.com&quot;" office:value-type="string" office:string-value="Tressie@Cinderella.com" calcext:value-type="string">
            <text:p>Tressie@Cinderella.com</text:p>
          </table:table-cell>
          <table:table-cell table:style-name="ce35" office:value-type="string" calcext:value-type="string">
            <text:p>793-709-5309</text:p>
          </table:table-cell>
          <table:table-cell table:style-name="ce35" office:value-type="string" calcext:value-type="string">
            <text:p>Jingmen</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37]&amp;&quot;+&quot;&amp;[.B37]&amp;&quot;&amp;background=&quot;&amp;[.T37]&amp;&quot;&amp;color=fff&quot;" office:value-type="string" office:string-value="https://eu.ui-avatars.com/api/?name=Tressie+Cinderella&amp;background=#A19596&amp;color=fff" calcext:value-type="string">
            <text:p>https://eu.ui-avatars.com/api/?name=Tressie+Cinderella&amp;background=#A19596&amp;color=fff</text:p>
          </table:table-cell>
          <table:table-cell table:style-name="ce35" office:value-type="string" calcext:value-type="string">
            <text:p>Topicware</text:p>
          </table:table-cell>
          <table:table-cell table:style-name="ce35" office:value-type="string" calcext:value-type="string">
            <text:p>Geological Engineer</text:p>
          </table:table-cell>
          <table:table-cell table:style-name="ce35" office:value-type="string" calcext:value-type="string">
            <text:p>blandit nam nulla integer pede justo lacinia eget tincidunt eget tempus vel pede morbi porttitor lorem id ligula suspendisse ornare</text:p>
          </table:table-cell>
          <table:table-cell table:style-name="ce35"/>
          <table:table-cell table:style-name="ce35" office:value-type="string" calcext:value-type="string">
            <text:p>#datasharing #dataprivac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9596" calcext:value-type="string">
            <text:p>#A19596</text:p>
          </table:table-cell>
          <table:table-cell table:number-columns-repeated="44"/>
        </table:table-row>
        <table:table-row table:style-name="ro4">
          <table:table-cell table:style-name="ce35" office:value-type="string" calcext:value-type="string">
            <text:p>Georgann</text:p>
          </table:table-cell>
          <table:table-cell table:style-name="ce35" office:value-type="string" calcext:value-type="string">
            <text:p>Maudie</text:p>
          </table:table-cell>
          <table:table-cell table:style-name="ce35" table:formula="of:=[.A38]&amp;&quot; &quot;&amp;[.B38]" office:value-type="string" office:string-value="Georgann Maudie" calcext:value-type="string">
            <text:p>Georgann Maudi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8]&amp;&quot;@&quot;&amp;[.B38]&amp;&quot;.com&quot;" office:value-type="string" office:string-value="Georgann@Maudie.com" calcext:value-type="string">
            <text:p>Georgann@Maudie.com</text:p>
          </table:table-cell>
          <table:table-cell table:style-name="ce35" office:value-type="string" calcext:value-type="string">
            <text:p>555-855-2177</text:p>
          </table:table-cell>
          <table:table-cell table:style-name="ce35" office:value-type="string" calcext:value-type="string">
            <text:p>Karangagung Timur</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8]&amp;&quot;+&quot;&amp;[.B38]&amp;&quot;&amp;background=&quot;&amp;[.T38]&amp;&quot;&amp;color=fff&quot;" office:value-type="string" office:string-value="https://eu.ui-avatars.com/api/?name=Georgann+Maudie&amp;background=#A25951&amp;color=fff" calcext:value-type="string">
            <text:p>https://eu.ui-avatars.com/api/?name=Georgann+Maudie&amp;background=#A25951&amp;color=fff</text:p>
          </table:table-cell>
          <table:table-cell table:style-name="ce35" office:value-type="string" calcext:value-type="string">
            <text:p>Oba</text:p>
          </table:table-cell>
          <table:table-cell table:style-name="ce35" office:value-type="string" calcext:value-type="string">
            <text:p>Assistant Professor</text:p>
          </table:table-cell>
          <table:table-cell table:style-name="ce35" office:value-type="string" calcext:value-type="string">
            <text:p>lobortis sapien sapien non mi integer ac neque duis bibendum morbi non</text:p>
          </table:table-cell>
          <table:table-cell table:style-name="ce35"/>
          <table:table-cell table:style-name="ce35" office:value-type="string" calcext:value-type="string">
            <text:p>#oceanprotocol</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5951" calcext:value-type="string">
            <text:p>#A25951</text:p>
          </table:table-cell>
          <table:table-cell table:number-columns-repeated="44"/>
        </table:table-row>
        <table:table-row table:style-name="ro4">
          <table:table-cell table:style-name="ce35" office:value-type="string" calcext:value-type="string">
            <text:p>Coy</text:p>
          </table:table-cell>
          <table:table-cell table:style-name="ce35" office:value-type="string" calcext:value-type="string">
            <text:p>Andera</text:p>
          </table:table-cell>
          <table:table-cell table:style-name="ce35" table:formula="of:=[.A39]&amp;&quot; &quot;&amp;[.B39]" office:value-type="string" office:string-value="Coy Andera" calcext:value-type="string">
            <text:p>Coy Ander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9]&amp;&quot;@&quot;&amp;[.B39]&amp;&quot;.com&quot;" office:value-type="string" office:string-value="Coy@Andera.com" calcext:value-type="string">
            <text:p>Coy@Andera.com</text:p>
          </table:table-cell>
          <table:table-cell table:style-name="ce35" office:value-type="string" calcext:value-type="string">
            <text:p>708-792-7495</text:p>
          </table:table-cell>
          <table:table-cell table:style-name="ce35" office:value-type="string" calcext:value-type="string">
            <text:p>Schaumburg</text:p>
          </table:table-cell>
          <table:table-cell table:style-name="ce35" office:value-type="string" calcext:value-type="string">
            <text:p>United States</text:p>
          </table:table-cell>
          <table:table-cell table:style-name="ce35" office:value-type="string" calcext:value-type="string">
            <text:p>Male</text:p>
          </table:table-cell>
          <table:table-cell table:style-name="ce41" table:formula="of:=&quot;https://eu.ui-avatars.com/api/?name=&quot;&amp;[.A39]&amp;&quot;+&quot;&amp;[.B39]&amp;&quot;&amp;background=&quot;&amp;[.T39]&amp;&quot;&amp;color=fff&quot;" office:value-type="string" office:string-value="https://eu.ui-avatars.com/api/?name=Coy+Andera&amp;background=#A49859&amp;color=fff" calcext:value-type="string">
            <text:p>https://eu.ui-avatars.com/api/?name=Coy+Andera&amp;background=#A49859&amp;color=fff</text:p>
          </table:table-cell>
          <table:table-cell table:style-name="ce35" office:value-type="string" calcext:value-type="string">
            <text:p>Browsedrive</text:p>
          </table:table-cell>
          <table:table-cell table:style-name="ce35" office:value-type="string" calcext:value-type="string">
            <text:p>Product Engineer</text:p>
          </table:table-cell>
          <table:table-cell table:style-name="ce35" office:value-type="string" calcext:value-type="string">
            <text:p>imperdiet sapien urna pretium nisl ut volutpat sapien arcu sed augue aliquam erat volutpat in congue etiam</text:p>
          </table:table-cell>
          <table:table-cell table:style-name="ce35" office:value-type="string" calcext:value-type="string">
            <text:p>Help accelerate time to market and support utility companies in the energy transition through data-driven innovation.</text:p>
          </table:table-cell>
          <table:table-cell table:style-name="ce35" office:value-type="string" calcext:value-type="string">
            <text:p>#protection <text:s text:c="4"/>#shareviaprotection <text:s text:c="4"/>#intellectualproperty <text:s text:c="4"/>#strongerwithIP <text:s text:c="4"/># cooperationandIP</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9859" calcext:value-type="string">
            <text:p>#A49859</text:p>
          </table:table-cell>
          <table:table-cell table:number-columns-repeated="44"/>
        </table:table-row>
        <table:table-row table:style-name="ro4">
          <table:table-cell table:style-name="ce35" office:value-type="string" calcext:value-type="string">
            <text:p>Shaquana</text:p>
          </table:table-cell>
          <table:table-cell table:style-name="ce35" office:value-type="string" calcext:value-type="string">
            <text:p>Les</text:p>
          </table:table-cell>
          <table:table-cell table:style-name="ce35" table:formula="of:=[.A40]&amp;&quot; &quot;&amp;[.B40]" office:value-type="string" office:string-value="Shaquana Les" calcext:value-type="string">
            <text:p>Shaquana Les</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40]&amp;&quot;@&quot;&amp;[.B40]&amp;&quot;.com&quot;" office:value-type="string" office:string-value="Shaquana@Les.com" calcext:value-type="string">
            <text:p>Shaquana@Les.com</text:p>
          </table:table-cell>
          <table:table-cell table:style-name="ce35" office:value-type="string" calcext:value-type="string">
            <text:p>618-977-5897</text:p>
          </table:table-cell>
          <table:table-cell table:style-name="ce35" office:value-type="string" calcext:value-type="string">
            <text:p>Águas Vermelhas</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40]&amp;&quot;+&quot;&amp;[.B40]&amp;&quot;&amp;background=&quot;&amp;[.T40]&amp;&quot;&amp;color=fff&quot;" office:value-type="string" office:string-value="https://eu.ui-avatars.com/api/?name=Shaquana+Les&amp;background=#A93173&amp;color=fff" calcext:value-type="string">
            <text:p>https://eu.ui-avatars.com/api/?name=Shaquana+Les&amp;background=#A93173&amp;color=fff</text:p>
          </table:table-cell>
          <table:table-cell table:style-name="ce35" office:value-type="string" calcext:value-type="string">
            <text:p>Katz</text:p>
          </table:table-cell>
          <table:table-cell table:style-name="ce35" office:value-type="string" calcext:value-type="string">
            <text:p>Structural Engineer</text:p>
          </table:table-cell>
          <table:table-cell table:style-name="ce35" office:value-type="string" calcext:value-type="string">
            <text:p>accumsan felis ut at dolor quis odio consequat varius integer ac leo pellentesque ultrices mattis odio donec</text:p>
          </table:table-cell>
          <table:table-cell table:style-name="ce35"/>
          <table:table-cell table:style-name="ce35" office:value-type="string" calcext:value-type="string">
            <text:p>#legal #intellectualproper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3173" calcext:value-type="string">
            <text:p>#A93173</text:p>
          </table:table-cell>
          <table:table-cell table:number-columns-repeated="44"/>
        </table:table-row>
        <table:table-row table:style-name="ro4">
          <table:table-cell table:style-name="ce35" office:value-type="string" calcext:value-type="string">
            <text:p>Qiana</text:p>
          </table:table-cell>
          <table:table-cell table:style-name="ce35" office:value-type="string" calcext:value-type="string">
            <text:p>Augustine</text:p>
          </table:table-cell>
          <table:table-cell table:style-name="ce35" table:formula="of:=[.A41]&amp;&quot; &quot;&amp;[.B41]" office:value-type="string" office:string-value="Qiana Augustine" calcext:value-type="string">
            <text:p>Qiana Augustine</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1]&amp;&quot;@&quot;&amp;[.B41]&amp;&quot;.com&quot;" office:value-type="string" office:string-value="Qiana@Augustine.com" calcext:value-type="string">
            <text:p>Qiana@Augustine.com</text:p>
          </table:table-cell>
          <table:table-cell table:style-name="ce35" office:value-type="string" calcext:value-type="string">
            <text:p>833-666-6921</text:p>
          </table:table-cell>
          <table:table-cell table:style-name="ce35" office:value-type="string" calcext:value-type="string">
            <text:p>Xiya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41]&amp;&quot;+&quot;&amp;[.B41]&amp;&quot;&amp;background=&quot;&amp;[.T41]&amp;&quot;&amp;color=fff&quot;" office:value-type="string" office:string-value="https://eu.ui-avatars.com/api/?name=Qiana+Augustine&amp;background=#A44717&amp;color=fff" calcext:value-type="string">
            <text:p>https://eu.ui-avatars.com/api/?name=Qiana+Augustine&amp;background=#A44717&amp;color=fff</text:p>
          </table:table-cell>
          <table:table-cell table:style-name="ce35" office:value-type="string" calcext:value-type="string">
            <text:p>Skiba</text:p>
          </table:table-cell>
          <table:table-cell table:style-name="ce35" office:value-type="string" calcext:value-type="string">
            <text:p>Engineer I</text:p>
          </table:table-cell>
          <table:table-cell table:style-name="ce35" office:value-type="string" calcext:value-type="string">
            <text:p>luctus et ultrices posuere cubilia curae donec pharetra magna vestibulum aliquet ultrices</text:p>
          </table:table-cell>
          <table:table-cell table:style-name="ce35" office:value-type="string" calcext:value-type="string">
            <text:p>Java Script,Java,C#,CSS/HTML,Node.js,PHP,XML,Scala</text:p>
          </table:table-cell>
          <table:table-cell table:style-name="ce35" office:value-type="string" calcext:value-type="string">
            <text:p>#IP, #intellectualproperty #IPprotection #CX #customerexperienc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717" calcext:value-type="string">
            <text:p>#A44717</text:p>
          </table:table-cell>
          <table:table-cell table:number-columns-repeated="44"/>
        </table:table-row>
        <table:table-row table:style-name="ro4">
          <table:table-cell table:style-name="ce35" office:value-type="string" calcext:value-type="string">
            <text:p>Amanda</text:p>
          </table:table-cell>
          <table:table-cell table:style-name="ce35" office:value-type="string" calcext:value-type="string">
            <text:p>Jessia</text:p>
          </table:table-cell>
          <table:table-cell table:style-name="ce35" table:formula="of:=[.A42]&amp;&quot; &quot;&amp;[.B42]" office:value-type="string" office:string-value="Amanda Jessia" calcext:value-type="string">
            <text:p>Amanda Jessia</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2]&amp;&quot;@&quot;&amp;[.B42]&amp;&quot;.com&quot;" office:value-type="string" office:string-value="Amanda@Jessia.com" calcext:value-type="string">
            <text:p>Amanda@Jessia.com</text:p>
          </table:table-cell>
          <table:table-cell table:style-name="ce35" office:value-type="string" calcext:value-type="string">
            <text:p>330-286-2926</text:p>
          </table:table-cell>
          <table:table-cell table:style-name="ce35" office:value-type="string" calcext:value-type="string">
            <text:p>Canton</text:p>
          </table:table-cell>
          <table:table-cell table:style-name="ce35" office:value-type="string" calcext:value-type="string">
            <text:p>United States</text:p>
          </table:table-cell>
          <table:table-cell table:style-name="ce35" office:value-type="string" calcext:value-type="string">
            <text:p>Female</text:p>
          </table:table-cell>
          <table:table-cell table:style-name="ce41" table:formula="of:=&quot;https://eu.ui-avatars.com/api/?name=&quot;&amp;[.A42]&amp;&quot;+&quot;&amp;[.B42]&amp;&quot;&amp;background=&quot;&amp;[.T42]&amp;&quot;&amp;color=fff&quot;" office:value-type="string" office:string-value="https://eu.ui-avatars.com/api/?name=Amanda+Jessia&amp;background=#A57812&amp;color=fff" calcext:value-type="string">
            <text:p>https://eu.ui-avatars.com/api/?name=Amanda+Jessia&amp;background=#A57812&amp;color=fff</text:p>
          </table:table-cell>
          <table:table-cell table:style-name="ce35" office:value-type="string" calcext:value-type="string">
            <text:p>Vidoo</text:p>
          </table:table-cell>
          <table:table-cell table:style-name="ce35" office:value-type="string" calcext:value-type="string">
            <text:p>Account Executive</text:p>
          </table:table-cell>
          <table:table-cell table:style-name="ce35" office:value-type="string" calcext:value-type="string">
            <text:p>ac nibh fusce lacus purus aliquet at feugiat non pretium quis lectus suspendisse potenti in eleifend quam</text:p>
          </table:table-cell>
          <table:table-cell table:style-name="ce35" office:value-type="string" calcext:value-type="string">
            <text:p>Java Script,CSS/HTML</text:p>
          </table:table-cell>
          <table:table-cell table:style-name="ce35" office:value-type="string" calcext:value-type="string">
            <text:p>IP specialist</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7812" calcext:value-type="string">
            <text:p>#A57812</text:p>
          </table:table-cell>
          <table:table-cell table:number-columns-repeated="44"/>
        </table:table-row>
        <table:table-row table:style-name="ro4">
          <table:table-cell table:style-name="ce35" office:value-type="string" calcext:value-type="string">
            <text:p>Mack</text:p>
          </table:table-cell>
          <table:table-cell table:style-name="ce35" office:value-type="string" calcext:value-type="string">
            <text:p>Kerstin</text:p>
          </table:table-cell>
          <table:table-cell table:style-name="ce35" table:formula="of:=[.A43]&amp;&quot; &quot;&amp;[.B43]" office:value-type="string" office:string-value="Mack Kerstin" calcext:value-type="string">
            <text:p>Mack Kerstin</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3]&amp;&quot;@&quot;&amp;[.B43]&amp;&quot;.com&quot;" office:value-type="string" office:string-value="Mack@Kerstin.com" calcext:value-type="string">
            <text:p>Mack@Kerstin.com</text:p>
          </table:table-cell>
          <table:table-cell table:style-name="ce35" office:value-type="string" calcext:value-type="string">
            <text:p>406-852-2757</text:p>
          </table:table-cell>
          <table:table-cell table:style-name="ce35" office:value-type="string" calcext:value-type="string">
            <text:p>Qilo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3]&amp;&quot;+&quot;&amp;[.B43]&amp;&quot;&amp;background=&quot;&amp;[.T43]&amp;&quot;&amp;color=fff&quot;" office:value-type="string" office:string-value="https://eu.ui-avatars.com/api/?name=Mack+Kerstin&amp;background=#A22362&amp;color=fff" calcext:value-type="string">
            <text:p>https://eu.ui-avatars.com/api/?name=Mack+Kerstin&amp;background=#A22362&amp;color=fff</text:p>
          </table:table-cell>
          <table:table-cell table:style-name="ce35" office:value-type="string" calcext:value-type="string">
            <text:p>Gevee</text:p>
          </table:table-cell>
          <table:table-cell table:style-name="ce35" office:value-type="string" calcext:value-type="string">
            <text:p>Chemical Engineer</text:p>
          </table:table-cell>
          <table:table-cell table:style-name="ce35" office:value-type="string" calcext:value-type="string">
            <text:p>ultrices posuere cubilia curae donec pharetra magna vestibulum aliquet ultrices erat tortor sollicitudin</text:p>
          </table:table-cell>
          <table:table-cell table:style-name="ce35"/>
          <table:table-cell table:style-name="ce35" office:value-type="string" calcext:value-type="string">
            <text:p>IP</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362" calcext:value-type="string">
            <text:p>#A22362</text:p>
          </table:table-cell>
          <table:table-cell table:number-columns-repeated="44"/>
        </table:table-row>
        <table:table-row table:style-name="ro4">
          <table:table-cell table:style-name="ce35" office:value-type="string" calcext:value-type="string">
            <text:p>Ezra</text:p>
          </table:table-cell>
          <table:table-cell table:style-name="ce35" office:value-type="string" calcext:value-type="string">
            <text:p>Chester</text:p>
          </table:table-cell>
          <table:table-cell table:style-name="ce35" table:formula="of:=[.A44]&amp;&quot; &quot;&amp;[.B44]" office:value-type="string" office:string-value="Ezra Chester" calcext:value-type="string">
            <text:p>Ezra Chester</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4]&amp;&quot;@&quot;&amp;[.B44]&amp;&quot;.com&quot;" office:value-type="string" office:string-value="Ezra@Chester.com" calcext:value-type="string">
            <text:p>Ezra@Chester.com</text:p>
          </table:table-cell>
          <table:table-cell table:style-name="ce35" office:value-type="string" calcext:value-type="string">
            <text:p>452-433-6542</text:p>
          </table:table-cell>
          <table:table-cell table:style-name="ce35" office:value-type="string" calcext:value-type="string">
            <text:p>Bornu Yassu</text:p>
          </table:table-cell>
          <table:table-cell table:style-name="ce35" office:value-type="string" calcext:value-type="string">
            <text:p>Nigeria</text:p>
          </table:table-cell>
          <table:table-cell table:style-name="ce35" office:value-type="string" calcext:value-type="string">
            <text:p>Female</text:p>
          </table:table-cell>
          <table:table-cell table:style-name="ce41" table:formula="of:=&quot;https://eu.ui-avatars.com/api/?name=&quot;&amp;[.A44]&amp;&quot;+&quot;&amp;[.B44]&amp;&quot;&amp;background=&quot;&amp;[.T44]&amp;&quot;&amp;color=fff&quot;" office:value-type="string" office:string-value="https://eu.ui-avatars.com/api/?name=Ezra+Chester&amp;background=#A87886&amp;color=fff" calcext:value-type="string">
            <text:p>https://eu.ui-avatars.com/api/?name=Ezra+Chester&amp;background=#A87886&amp;color=fff</text:p>
          </table:table-cell>
          <table:table-cell table:style-name="ce35" office:value-type="string" calcext:value-type="string">
            <text:p>Jayo</text:p>
          </table:table-cell>
          <table:table-cell table:style-name="ce35" office:value-type="string" calcext:value-type="string">
            <text:p>Biostatistician IV</text:p>
          </table:table-cell>
          <table:table-cell table:style-name="ce35" office:value-type="string" calcext:value-type="string">
            <text:p>suscipit a feugiat et eros vestibulum ac est lacinia nisi venenatis tristique fusce congue</text:p>
          </table:table-cell>
          <table:table-cell table:style-name="ce35"/>
          <table:table-cell table:style-name="ce35" office:value-type="string" calcext:value-type="string">
            <text:p>#customs #trade regulations</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7886" calcext:value-type="string">
            <text:p>#A87886</text:p>
          </table:table-cell>
          <table:table-cell table:number-columns-repeated="44"/>
        </table:table-row>
        <table:table-row table:style-name="ro4">
          <table:table-cell table:style-name="ce35" office:value-type="string" calcext:value-type="string">
            <text:p>Carmelita</text:p>
          </table:table-cell>
          <table:table-cell table:style-name="ce35" office:value-type="string" calcext:value-type="string">
            <text:p>Alvina</text:p>
          </table:table-cell>
          <table:table-cell table:style-name="ce35" table:formula="of:=[.A45]&amp;&quot; &quot;&amp;[.B45]" office:value-type="string" office:string-value="Carmelita Alvina" calcext:value-type="string">
            <text:p>Carmelita Alvina</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5]&amp;&quot;@&quot;&amp;[.B45]&amp;&quot;.com&quot;" office:value-type="string" office:string-value="Carmelita@Alvina.com" calcext:value-type="string">
            <text:p>Carmelita@Alvina.com</text:p>
          </table:table-cell>
          <table:table-cell table:style-name="ce35" office:value-type="string" calcext:value-type="string">
            <text:p>135-372-1441</text:p>
          </table:table-cell>
          <table:table-cell table:style-name="ce35" office:value-type="string" calcext:value-type="string">
            <text:p>Winong</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45]&amp;&quot;+&quot;&amp;[.B45]&amp;&quot;&amp;background=&quot;&amp;[.T45]&amp;&quot;&amp;color=fff&quot;" office:value-type="string" office:string-value="https://eu.ui-avatars.com/api/?name=Carmelita+Alvina&amp;background=#A56727&amp;color=fff" calcext:value-type="string">
            <text:p>https://eu.ui-avatars.com/api/?name=Carmelita+Alvina&amp;background=#A56727&amp;color=fff</text:p>
          </table:table-cell>
          <table:table-cell table:style-name="ce35" office:value-type="string" calcext:value-type="string">
            <text:p>Shufflebeat</text:p>
          </table:table-cell>
          <table:table-cell table:style-name="ce35" office:value-type="string" calcext:value-type="string">
            <text:p>Physical Therapy Assistant</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table:table-cell table:style-name="ce35" office:value-type="string" calcext:value-type="string">
            <text:p>#internationaltradelaw #tradefinance</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6727" calcext:value-type="string">
            <text:p>#A56727</text:p>
          </table:table-cell>
          <table:table-cell table:number-columns-repeated="44"/>
        </table:table-row>
        <table:table-row table:style-name="ro4">
          <table:table-cell table:style-name="ce35" office:value-type="string" calcext:value-type="string">
            <text:p>Kena</text:p>
          </table:table-cell>
          <table:table-cell table:style-name="ce35" office:value-type="string" calcext:value-type="string">
            <text:p>Penny</text:p>
          </table:table-cell>
          <table:table-cell table:style-name="ce35" table:formula="of:=[.A46]&amp;&quot; &quot;&amp;[.B46]" office:value-type="string" office:string-value="Kena Penny" calcext:value-type="string">
            <text:p>Kena Penny</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6]&amp;&quot;@&quot;&amp;[.B46]&amp;&quot;.com&quot;" office:value-type="string" office:string-value="Kena@Penny.com" calcext:value-type="string">
            <text:p>Kena@Penny.com</text:p>
          </table:table-cell>
          <table:table-cell table:style-name="ce35" office:value-type="string" calcext:value-type="string">
            <text:p>589-639-9241</text:p>
          </table:table-cell>
          <table:table-cell table:style-name="ce35" office:value-type="string" calcext:value-type="string">
            <text:p>Uppsala</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46]&amp;&quot;+&quot;&amp;[.B46]&amp;&quot;&amp;background=&quot;&amp;[.T46]&amp;&quot;&amp;color=fff&quot;" office:value-type="string" office:string-value="https://eu.ui-avatars.com/api/?name=Kena+Penny&amp;background=#A14774&amp;color=fff" calcext:value-type="string">
            <text:p>https://eu.ui-avatars.com/api/?name=Kena+Penny&amp;background=#A14774&amp;color=fff</text:p>
          </table:table-cell>
          <table:table-cell table:style-name="ce35" office:value-type="string" calcext:value-type="string">
            <text:p>Skibox</text:p>
          </table:table-cell>
          <table:table-cell table:style-name="ce35" office:value-type="string" calcext:value-type="string">
            <text:p>Senior Edito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Java Script,Java,CSS/HTML,Node.js,Solidity</text:p>
          </table:table-cell>
          <table:table-cell table:style-name="ce35" office:value-type="string" calcext:value-type="string">
            <text:p>#legal #lawyer #competition # regulatory</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4774" calcext:value-type="string">
            <text:p>#A14774</text:p>
          </table:table-cell>
          <table:table-cell table:number-columns-repeated="44"/>
        </table:table-row>
        <table:table-row table:style-name="ro3">
          <table:table-cell table:style-name="ce35" office:value-type="string" calcext:value-type="string">
            <text:p>Jerold</text:p>
          </table:table-cell>
          <table:table-cell table:style-name="ce35" office:value-type="string" calcext:value-type="string">
            <text:p>Reda</text:p>
          </table:table-cell>
          <table:table-cell table:style-name="ce35" table:formula="of:=[.A47]&amp;&quot; &quot;&amp;[.B47]" office:value-type="string" office:string-value="Jerold Reda" calcext:value-type="string">
            <text:p>Jerold Reda</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7]&amp;&quot;@&quot;&amp;[.B47]&amp;&quot;.com&quot;" office:value-type="string" office:string-value="Jerold@Reda.com" calcext:value-type="string">
            <text:p>Jerold@Reda.com</text:p>
          </table:table-cell>
          <table:table-cell table:style-name="ce35" office:value-type="string" calcext:value-type="string">
            <text:p>223-377-6809</text:p>
          </table:table-cell>
          <table:table-cell table:style-name="ce35" office:value-type="string" calcext:value-type="string">
            <text:p>Palaiomonástiron</text:p>
          </table:table-cell>
          <table:table-cell table:style-name="ce35" office:value-type="string" calcext:value-type="string">
            <text:p>Greece</text:p>
          </table:table-cell>
          <table:table-cell table:style-name="ce35" office:value-type="string" calcext:value-type="string">
            <text:p>Male</text:p>
          </table:table-cell>
          <table:table-cell table:style-name="ce41" table:formula="of:=&quot;https://eu.ui-avatars.com/api/?name=&quot;&amp;[.A47]&amp;&quot;+&quot;&amp;[.B47]&amp;&quot;&amp;background=&quot;&amp;[.T47]&amp;&quot;&amp;color=fff&quot;" office:value-type="string" office:string-value="https://eu.ui-avatars.com/api/?name=Jerold+Reda&amp;background=#A93551&amp;color=fff" calcext:value-type="string">
            <text:p>https://eu.ui-avatars.com/api/?name=Jerold+Reda&amp;background=#A93551&amp;color=fff</text:p>
          </table:table-cell>
          <table:table-cell table:style-name="ce35" office:value-type="string" calcext:value-type="string">
            <text:p>Twitterbeat</text:p>
          </table:table-cell>
          <table:table-cell table:style-name="ce35" office:value-type="string" calcext:value-type="string">
            <text:p>Administrative Officer</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C/C++,Python,Scala,Perl,R Programming</text:p>
          </table:table-cell>
          <table:table-cell table:style-name="ce35"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93551" calcext:value-type="string">
            <text:p>#A93551</text:p>
          </table:table-cell>
          <table:table-cell table:number-columns-repeated="44"/>
        </table:table-row>
        <table:table-row table:style-name="ro3">
          <table:table-cell table:style-name="ce35" office:value-type="string" calcext:value-type="string">
            <text:p>Rutha</text:p>
          </table:table-cell>
          <table:table-cell table:style-name="ce35" office:value-type="string" calcext:value-type="string">
            <text:p>Francie</text:p>
          </table:table-cell>
          <table:table-cell table:style-name="ce35" table:formula="of:=[.A48]&amp;&quot; &quot;&amp;[.B48]" office:value-type="string" office:string-value="Rutha Francie" calcext:value-type="string">
            <text:p>Rutha Francie</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8]&amp;&quot;@&quot;&amp;[.B48]&amp;&quot;.com&quot;" office:value-type="string" office:string-value="Rutha@Francie.com" calcext:value-type="string">
            <text:p>Rutha@Francie.com</text:p>
          </table:table-cell>
          <table:table-cell table:style-name="ce35" office:value-type="string" calcext:value-type="string">
            <text:p>947-940-4070</text:p>
          </table:table-cell>
          <table:table-cell table:style-name="ce35" office:value-type="string" calcext:value-type="string">
            <text:p>Luod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48]&amp;&quot;+&quot;&amp;[.B48]&amp;&quot;&amp;background=&quot;&amp;[.T48]&amp;&quot;&amp;color=fff&quot;" office:value-type="string" office:string-value="https://eu.ui-avatars.com/api/?name=Rutha+Francie&amp;background=#A72236&amp;color=fff" calcext:value-type="string">
            <text:p>https://eu.ui-avatars.com/api/?name=Rutha+Francie&amp;background=#A72236&amp;color=fff</text:p>
          </table:table-cell>
          <table:table-cell table:style-name="ce35" office:value-type="string" calcext:value-type="string">
            <text:p>Jazzy</text:p>
          </table:table-cell>
          <table:table-cell table:style-name="ce35" office:value-type="string" calcext:value-type="string">
            <text:p>Pharmacist</text:p>
          </table:table-cell>
          <table:table-cell table:style-name="ce35" office:value-type="string" calcext:value-type="string">
            <text:p>odio porttitor id consequat in consequat ut nulla sed accumsan felis ut at dolor quis odio consequat</text:p>
          </table:table-cell>
          <table:table-cell table:style-name="ce35"/>
          <table:table-cell table:style-name="ce35"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72236" calcext:value-type="string">
            <text:p>#A72236</text:p>
          </table:table-cell>
          <table:table-cell table:number-columns-repeated="44"/>
        </table:table-row>
        <table:table-row table:style-name="ro3">
          <table:table-cell table:style-name="ce35" office:value-type="string" calcext:value-type="string">
            <text:p>Kena</text:p>
          </table:table-cell>
          <table:table-cell table:style-name="ce35" office:value-type="string" calcext:value-type="string">
            <text:p>Edris</text:p>
          </table:table-cell>
          <table:table-cell table:style-name="ce35" table:formula="of:=[.A49]&amp;&quot; &quot;&amp;[.B49]" office:value-type="string" office:string-value="Kena Edris" calcext:value-type="string">
            <text:p>Kena Edris</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9]&amp;&quot;@&quot;&amp;[.B49]&amp;&quot;.com&quot;" office:value-type="string" office:string-value="Kena@Edris.com" calcext:value-type="string">
            <text:p>Kena@Edris.com</text:p>
          </table:table-cell>
          <table:table-cell table:style-name="ce35" office:value-type="string" calcext:value-type="string">
            <text:p>867-297-0083</text:p>
          </table:table-cell>
          <table:table-cell table:style-name="ce35" office:value-type="string" calcext:value-type="string">
            <text:p>Xingf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9]&amp;&quot;+&quot;&amp;[.B49]&amp;&quot;&amp;background=&quot;&amp;[.T49]&amp;&quot;&amp;color=fff&quot;" office:value-type="string" office:string-value="https://eu.ui-avatars.com/api/?name=Kena+Edris&amp;background=#A71732&amp;color=fff" calcext:value-type="string">
            <text:p>https://eu.ui-avatars.com/api/?name=Kena+Edris&amp;background=#A71732&amp;color=fff</text:p>
          </table:table-cell>
          <table:table-cell table:style-name="ce35" office:value-type="string" calcext:value-type="string">
            <text:p>Browsecat</text:p>
          </table:table-cell>
          <table:table-cell table:style-name="ce35" office:value-type="string" calcext:value-type="string">
            <text:p>Media Manager II</text:p>
          </table:table-cell>
          <table:table-cell table:style-name="ce35" office:value-type="string" calcext:value-type="string">
            <text:p>proin interdum mauris non ligula pellentesque ultrices phasellus id sapien in sapien iaculis congue vivamus metus</text:p>
          </table:table-cell>
          <table:table-cell table:style-name="ce35"/>
          <table:table-cell table:style-name="ce35"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71732" calcext:value-type="string">
            <text:p>#A71732</text:p>
          </table:table-cell>
          <table:table-cell table:number-columns-repeated="44"/>
        </table:table-row>
        <table:table-row table:style-name="ro3">
          <table:table-cell table:style-name="ce35" office:value-type="string" calcext:value-type="string">
            <text:p>Kenton</text:p>
          </table:table-cell>
          <table:table-cell table:style-name="ce35" office:value-type="string" calcext:value-type="string">
            <text:p>Chrystal</text:p>
          </table:table-cell>
          <table:table-cell table:style-name="ce35" table:formula="of:=[.A50]&amp;&quot; &quot;&amp;[.B50]" office:value-type="string" office:string-value="Kenton Chrystal" calcext:value-type="string">
            <text:p>Kenton Chrystal</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50]&amp;&quot;@&quot;&amp;[.B50]&amp;&quot;.com&quot;" office:value-type="string" office:string-value="Kenton@Chrystal.com" calcext:value-type="string">
            <text:p>Kenton@Chrystal.com</text:p>
          </table:table-cell>
          <table:table-cell table:style-name="ce35" office:value-type="string" calcext:value-type="string">
            <text:p>867-964-2807</text:p>
          </table:table-cell>
          <table:table-cell table:style-name="ce35" office:value-type="string" calcext:value-type="string">
            <text:p>Dah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50]&amp;&quot;+&quot;&amp;[.B50]&amp;&quot;&amp;background=&quot;&amp;[.T50]&amp;&quot;&amp;color=fff&quot;" office:value-type="string" office:string-value="https://eu.ui-avatars.com/api/?name=Kenton+Chrystal&amp;background=#A93657&amp;color=fff" calcext:value-type="string">
            <text:p>https://eu.ui-avatars.com/api/?name=Kenton+Chrystal&amp;background=#A93657&amp;color=fff</text:p>
          </table:table-cell>
          <table:table-cell table:style-name="ce35" office:value-type="string" calcext:value-type="string">
            <text:p>Dynazzy</text:p>
          </table:table-cell>
          <table:table-cell table:style-name="ce35" office:value-type="string" calcext:value-type="string">
            <text:p>Teacher</text:p>
          </table:table-cell>
          <table:table-cell table:style-name="ce35" office:value-type="string" calcext:value-type="string">
            <text:p>curae donec pharetra magna vestibulum aliquet ultrices erat tortor sollicitudin mi sit amet lobortis</text:p>
          </table:table-cell>
          <table:table-cell table:style-name="ce35"/>
          <table:table-cell table:style-name="ce35"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93657" calcext:value-type="string">
            <text:p>#A93657</text:p>
          </table:table-cell>
          <table:table-cell table:number-columns-repeated="44"/>
        </table:table-row>
        <table:table-row table:style-name="ro3">
          <table:table-cell table:style-name="ce35" office:value-type="string" calcext:value-type="string">
            <text:p>Golda</text:p>
          </table:table-cell>
          <table:table-cell table:style-name="ce35" office:value-type="string" calcext:value-type="string">
            <text:p>Donette</text:p>
          </table:table-cell>
          <table:table-cell table:style-name="ce35" table:formula="of:=[.A51]&amp;&quot; &quot;&amp;[.B51]" office:value-type="string" office:string-value="Golda Donette" calcext:value-type="string">
            <text:p>Golda Donett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1]&amp;&quot;@&quot;&amp;[.B51]&amp;&quot;.com&quot;" office:value-type="string" office:string-value="Golda@Donette.com" calcext:value-type="string">
            <text:p>Golda@Donette.com</text:p>
          </table:table-cell>
          <table:table-cell table:style-name="ce35" office:value-type="string" calcext:value-type="string">
            <text:p>602-483-3694</text:p>
          </table:table-cell>
          <table:table-cell table:style-name="ce35" office:value-type="string" calcext:value-type="string">
            <text:p>Guarapari</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51]&amp;&quot;+&quot;&amp;[.B51]&amp;&quot;&amp;background=&quot;&amp;[.T51]&amp;&quot;&amp;color=fff&quot;" office:value-type="string" office:string-value="https://eu.ui-avatars.com/api/?name=Golda+Donette&amp;background=#A24184&amp;color=fff" calcext:value-type="string">
            <text:p>https://eu.ui-avatars.com/api/?name=Golda+Donette&amp;background=#A24184&amp;color=fff</text:p>
          </table:table-cell>
          <table:table-cell table:style-name="ce35" office:value-type="string" calcext:value-type="string">
            <text:p>Jaloo</text:p>
          </table:table-cell>
          <table:table-cell table:style-name="ce35" office:value-type="string" calcext:value-type="string">
            <text:p>Marketing Manager</text:p>
          </table:table-cell>
          <table:table-cell table:style-name="ce35" office:value-type="string" calcext:value-type="string">
            <text:p>dapibus dolor vel est donec odio justo sollicitudin ut suscipit a feugiat et eros vestibulum ac est lacinia</text:p>
          </table:table-cell>
          <table:table-cell table:style-name="ce35" office:value-type="string" calcext:value-type="string">
            <text:p>Java,Python,Ruby,Solidity,Scala,R Programming</text:p>
          </table:table-cell>
          <table:table-cell table:style-name="ce35"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24184" calcext:value-type="string">
            <text:p>#A24184</text:p>
          </table:table-cell>
          <table:table-cell table:number-columns-repeated="44"/>
        </table:table-row>
        <table:table-row table:style-name="ro3">
          <table:table-cell table:style-name="ce35" office:value-type="string" calcext:value-type="string">
            <text:p>Claudia</text:p>
          </table:table-cell>
          <table:table-cell table:style-name="ce35" office:value-type="string" calcext:value-type="string">
            <text:p>Lourdes</text:p>
          </table:table-cell>
          <table:table-cell table:style-name="ce35" table:formula="of:=[.A52]&amp;&quot; &quot;&amp;[.B52]" office:value-type="string" office:string-value="Claudia Lourdes" calcext:value-type="string">
            <text:p>Claudia Lourdes</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2]&amp;&quot;@&quot;&amp;[.B52]&amp;&quot;.com&quot;" office:value-type="string" office:string-value="Claudia@Lourdes.com" calcext:value-type="string">
            <text:p>Claudia@Lourdes.com</text:p>
          </table:table-cell>
          <table:table-cell table:style-name="ce35" office:value-type="string" calcext:value-type="string">
            <text:p>934-274-0381</text:p>
          </table:table-cell>
          <table:table-cell table:style-name="ce35" office:value-type="string" calcext:value-type="string">
            <text:p>Metsovo</text:p>
          </table:table-cell>
          <table:table-cell table:style-name="ce35" office:value-type="string" calcext:value-type="string">
            <text:p>Greece</text:p>
          </table:table-cell>
          <table:table-cell table:style-name="ce35" office:value-type="string" calcext:value-type="string">
            <text:p>Female</text:p>
          </table:table-cell>
          <table:table-cell table:style-name="ce41" table:formula="of:=&quot;https://eu.ui-avatars.com/api/?name=&quot;&amp;[.A52]&amp;&quot;+&quot;&amp;[.B52]&amp;&quot;&amp;background=&quot;&amp;[.T52]&amp;&quot;&amp;color=fff&quot;" office:value-type="string" office:string-value="https://eu.ui-avatars.com/api/?name=Claudia+Lourdes&amp;background=#A54417&amp;color=fff" calcext:value-type="string">
            <text:p>https://eu.ui-avatars.com/api/?name=Claudia+Lourdes&amp;background=#A54417&amp;color=fff</text:p>
          </table:table-cell>
          <table:table-cell table:style-name="ce35" office:value-type="string" calcext:value-type="string">
            <text:p>Zoomlounge</text:p>
          </table:table-cell>
          <table:table-cell table:style-name="ce35" office:value-type="string" calcext:value-type="string">
            <text:p>Technical Writer</text:p>
          </table:table-cell>
          <table:table-cell table:style-name="ce35" office:value-type="string" calcext:value-type="string">
            <text:p>sapien arcu sed augue aliquam erat volutpat in congue etiam justo etiam pretium iaculis</text:p>
          </table:table-cell>
          <table:table-cell table:style-name="ce35" office:value-type="string" calcext:value-type="string">
            <text:p>Python</text:p>
          </table:table-cell>
          <table:table-cell table:style-name="ce35"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54417" calcext:value-type="string">
            <text:p>#A54417</text:p>
          </table:table-cell>
          <table:table-cell table:number-columns-repeated="44"/>
        </table:table-row>
        <table:table-row table:style-name="ro3">
          <table:table-cell table:style-name="ce35" office:value-type="string" calcext:value-type="string">
            <text:p>Lilia</text:p>
          </table:table-cell>
          <table:table-cell table:style-name="ce35" office:value-type="string" calcext:value-type="string">
            <text:p>Jennette</text:p>
          </table:table-cell>
          <table:table-cell table:style-name="ce35" table:formula="of:=[.A53]&amp;&quot; &quot;&amp;[.B53]" office:value-type="string" office:string-value="Lilia Jennette" calcext:value-type="string">
            <text:p>Lilia Jennett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3]&amp;&quot;@&quot;&amp;[.B53]&amp;&quot;.com&quot;" office:value-type="string" office:string-value="Lilia@Jennette.com" calcext:value-type="string">
            <text:p>Lilia@Jennette.com</text:p>
          </table:table-cell>
          <table:table-cell table:style-name="ce35" office:value-type="string" calcext:value-type="string">
            <text:p>440-129-2176</text:p>
          </table:table-cell>
          <table:table-cell table:style-name="ce35" office:value-type="string" calcext:value-type="string">
            <text:p>Fuy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53]&amp;&quot;+&quot;&amp;[.B53]&amp;&quot;&amp;background=&quot;&amp;[.T53]&amp;&quot;&amp;color=fff&quot;" office:value-type="string" office:string-value="https://eu.ui-avatars.com/api/?name=Lilia+Jennette&amp;background=#A54334&amp;color=fff" calcext:value-type="string">
            <text:p>https://eu.ui-avatars.com/api/?name=Lilia+Jennette&amp;background=#A54334&amp;color=fff</text:p>
          </table:table-cell>
          <table:table-cell table:style-name="ce35" office:value-type="string" calcext:value-type="string">
            <text:p>Innojam</text:p>
          </table:table-cell>
          <table:table-cell table:style-name="ce35" office:value-type="string" calcext:value-type="string">
            <text:p>Edito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R Programming</text:p>
          </table:table-cell>
          <table:table-cell table:style-name="ce35"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54334" calcext:value-type="string">
            <text:p>#A54334</text:p>
          </table:table-cell>
          <table:table-cell table:number-columns-repeated="44"/>
        </table:table-row>
        <table:table-row table:style-name="ro3">
          <table:table-cell table:style-name="ce35" office:value-type="string" calcext:value-type="string">
            <text:p>Roselyn</text:p>
          </table:table-cell>
          <table:table-cell table:style-name="ce35" office:value-type="string" calcext:value-type="string">
            <text:p>Beatrice</text:p>
          </table:table-cell>
          <table:table-cell table:style-name="ce35" table:formula="of:=[.A54]&amp;&quot; &quot;&amp;[.B54]" office:value-type="string" office:string-value="Roselyn Beatrice" calcext:value-type="string">
            <text:p>Roselyn Beatric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4]&amp;&quot;@&quot;&amp;[.B54]&amp;&quot;.com&quot;" office:value-type="string" office:string-value="Roselyn@Beatrice.com" calcext:value-type="string">
            <text:p>Roselyn@Beatrice.com</text:p>
          </table:table-cell>
          <table:table-cell table:style-name="ce35" office:value-type="string" calcext:value-type="string">
            <text:p>385-259-2093</text:p>
          </table:table-cell>
          <table:table-cell table:style-name="ce35" office:value-type="string" calcext:value-type="string">
            <text:p>Jatak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54]&amp;&quot;+&quot;&amp;[.B54]&amp;&quot;&amp;background=&quot;&amp;[.T54]&amp;&quot;&amp;color=fff&quot;" office:value-type="string" office:string-value="https://eu.ui-avatars.com/api/?name=Roselyn+Beatrice&amp;background=#A41781&amp;color=fff" calcext:value-type="string">
            <text:p>https://eu.ui-avatars.com/api/?name=Roselyn+Beatrice&amp;background=#A41781&amp;color=fff</text:p>
          </table:table-cell>
          <table:table-cell table:style-name="ce35" office:value-type="string" calcext:value-type="string">
            <text:p>Bubbletube</text:p>
          </table:table-cell>
          <table:table-cell table:style-name="ce35" office:value-type="string" calcext:value-type="string">
            <text:p>Professor</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R Programming</text:p>
          </table:table-cell>
          <table:table-cell table:style-name="ce35"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41781" calcext:value-type="string">
            <text:p>#A41781</text:p>
          </table:table-cell>
          <table:table-cell table:number-columns-repeated="44"/>
        </table:table-row>
        <table:table-row table:style-name="ro3">
          <table:table-cell table:style-name="ce35" office:value-type="string" calcext:value-type="string">
            <text:p>Arnoldo</text:p>
          </table:table-cell>
          <table:table-cell table:style-name="ce35" office:value-type="string" calcext:value-type="string">
            <text:p>Joanne</text:p>
          </table:table-cell>
          <table:table-cell table:style-name="ce35" table:formula="of:=[.A55]&amp;&quot; &quot;&amp;[.B55]" office:value-type="string" office:string-value="Arnoldo Joanne" calcext:value-type="string">
            <text:p>Arnoldo Joann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5]&amp;&quot;@&quot;&amp;[.B55]&amp;&quot;.com&quot;" office:value-type="string" office:string-value="Arnoldo@Joanne.com" calcext:value-type="string">
            <text:p>Arnoldo@Joanne.com</text:p>
          </table:table-cell>
          <table:table-cell table:style-name="ce35" office:value-type="string" calcext:value-type="string">
            <text:p>952-636-8341</text:p>
          </table:table-cell>
          <table:table-cell table:style-name="ce35" office:value-type="string" calcext:value-type="string">
            <text:p>Trat</text:p>
          </table:table-cell>
          <table:table-cell table:style-name="ce35" office:value-type="string" calcext:value-type="string">
            <text:p>Thailand</text:p>
          </table:table-cell>
          <table:table-cell table:style-name="ce35" office:value-type="string" calcext:value-type="string">
            <text:p>Female</text:p>
          </table:table-cell>
          <table:table-cell table:style-name="ce41" table:formula="of:=&quot;https://eu.ui-avatars.com/api/?name=&quot;&amp;[.A55]&amp;&quot;+&quot;&amp;[.B55]&amp;&quot;&amp;background=&quot;&amp;[.T55]&amp;&quot;&amp;color=fff&quot;" office:value-type="string" office:string-value="https://eu.ui-avatars.com/api/?name=Arnoldo+Joanne&amp;background=#A42759&amp;color=fff" calcext:value-type="string">
            <text:p>https://eu.ui-avatars.com/api/?name=Arnoldo+Joanne&amp;background=#A42759&amp;color=fff</text:p>
          </table:table-cell>
          <table:table-cell table:style-name="ce35" office:value-type="string" calcext:value-type="string">
            <text:p>Lazzy</text:p>
          </table:table-cell>
          <table:table-cell table:style-name="ce35" office:value-type="string" calcext:value-type="string">
            <text:p>Director of Sales</text:p>
          </table:table-cell>
          <table:table-cell table:style-name="ce35" office:value-type="string" calcext:value-type="string">
            <text:p>morbi vel lectus in quam fringilla rhoncus mauris enim leo rhoncus</text:p>
          </table:table-cell>
          <table:table-cell table:style-name="ce35" office:value-type="string" calcext:value-type="string">
            <text:p>Java,C/C++,Python,R Programming</text:p>
          </table:table-cell>
          <table:table-cell table:style-name="ce35" office:value-type="string" calcext:value-type="string">
            <text:p>#IntellectualProperty #DataProtection #IP #Privacy #PersonalData</text:p>
          </table:table-cell>
          <table:table-cell table:content-validation-name="val11" table:number-columns-repeated="2"/>
          <table:table-cell table:formula="of:=&quot;#A&quot;&amp;RANDBETWEEN(1; 9)&amp;RANDBETWEEN(1; 9)&amp;RANDBETWEEN(1; 9)&amp;RANDBETWEEN(1; 9)&amp;RANDBETWEEN(1; 9)" office:value-type="string" office:string-value="#A42759" calcext:value-type="string">
            <text:p>#A42759</text:p>
          </table:table-cell>
          <table:table-cell table:number-columns-repeated="44"/>
        </table:table-row>
        <table:table-row table:style-name="ro3">
          <table:table-cell table:style-name="ce35" office:value-type="string" calcext:value-type="string">
            <text:p>Chance</text:p>
          </table:table-cell>
          <table:table-cell table:style-name="ce35" office:value-type="string" calcext:value-type="string">
            <text:p>Melaine</text:p>
          </table:table-cell>
          <table:table-cell table:style-name="ce35" table:formula="of:=[.A56]&amp;&quot; &quot;&amp;[.B56]" office:value-type="string" office:string-value="Chance Melaine" calcext:value-type="string">
            <text:p>Chance Melain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6]&amp;&quot;@&quot;&amp;[.B56]&amp;&quot;.com&quot;" office:value-type="string" office:string-value="Chance@Melaine.com" calcext:value-type="string">
            <text:p>Chance@Melaine.com</text:p>
          </table:table-cell>
          <table:table-cell table:style-name="ce35" office:value-type="string" calcext:value-type="string">
            <text:p>771-261-2110</text:p>
          </table:table-cell>
          <table:table-cell table:style-name="ce35" office:value-type="string" calcext:value-type="string">
            <text:p>Stara Kiszewa</text:p>
          </table:table-cell>
          <table:table-cell table:style-name="ce35" office:value-type="string" calcext:value-type="string">
            <text:p>Poland</text:p>
          </table:table-cell>
          <table:table-cell table:style-name="ce35" office:value-type="string" calcext:value-type="string">
            <text:p>Male</text:p>
          </table:table-cell>
          <table:table-cell table:style-name="ce41" table:formula="of:=&quot;https://eu.ui-avatars.com/api/?name=&quot;&amp;[.A56]&amp;&quot;+&quot;&amp;[.B56]&amp;&quot;&amp;background=&quot;&amp;[.T56]&amp;&quot;&amp;color=fff&quot;" office:value-type="string" office:string-value="https://eu.ui-avatars.com/api/?name=Chance+Melaine&amp;background=#A55943&amp;color=fff" calcext:value-type="string">
            <text:p>https://eu.ui-avatars.com/api/?name=Chance+Melaine&amp;background=#A55943&amp;color=fff</text:p>
          </table:table-cell>
          <table:table-cell table:style-name="ce35" office:value-type="string" calcext:value-type="string">
            <text:p>Brainlounge</text:p>
          </table:table-cell>
          <table:table-cell table:style-name="ce35" office:value-type="string" calcext:value-type="string">
            <text:p>Marketing Assistant</text:p>
          </table:table-cell>
          <table:table-cell table:style-name="ce35" office:value-type="string" calcext:value-type="string">
            <text:p>curae mauris viverra diam vitae quam suspendisse potenti nullam porttitor lacus at turpis donec posuere metus</text:p>
          </table:table-cell>
          <table:table-cell table:style-name="ce35" office:value-type="string" calcext:value-type="string">
            <text:p>Java Script,Python,Node.js,PHP,Scala,R Programming</text:p>
          </table:table-cell>
          <table:table-cell table:style-name="ce35" office:value-type="string" calcext:value-type="string">
            <text:p>GDPR, data protection, legal advice, personal data, privacy</text:p>
          </table:table-cell>
          <table:table-cell table:content-validation-name="val11" table:number-columns-repeated="2"/>
          <table:table-cell table:formula="of:=&quot;#A&quot;&amp;RANDBETWEEN(1; 9)&amp;RANDBETWEEN(1; 9)&amp;RANDBETWEEN(1; 9)&amp;RANDBETWEEN(1; 9)&amp;RANDBETWEEN(1; 9)" office:value-type="string" office:string-value="#A55943" calcext:value-type="string">
            <text:p>#A55943</text:p>
          </table:table-cell>
          <table:table-cell table:number-columns-repeated="44"/>
        </table:table-row>
        <table:table-row table:style-name="ro3">
          <table:table-cell table:style-name="ce35" office:value-type="string" calcext:value-type="string">
            <text:p>Wendy</text:p>
          </table:table-cell>
          <table:table-cell table:style-name="ce35" office:value-type="string" calcext:value-type="string">
            <text:p>Ghislaine</text:p>
          </table:table-cell>
          <table:table-cell table:style-name="ce35" table:formula="of:=[.A57]&amp;&quot; &quot;&amp;[.B57]" office:value-type="string" office:string-value="Wendy Ghislaine" calcext:value-type="string">
            <text:p>Wendy Ghislain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7]&amp;&quot;@&quot;&amp;[.B57]&amp;&quot;.com&quot;" office:value-type="string" office:string-value="Wendy@Ghislaine.com" calcext:value-type="string">
            <text:p>Wendy@Ghislaine.com</text:p>
          </table:table-cell>
          <table:table-cell table:style-name="ce35" office:value-type="string" calcext:value-type="string">
            <text:p>540-725-0357</text:p>
          </table:table-cell>
          <table:table-cell table:style-name="ce35" office:value-type="string" calcext:value-type="string">
            <text:p>Jāti</text:p>
          </table:table-cell>
          <table:table-cell table:style-name="ce35" office:value-type="string" calcext:value-type="string">
            <text:p>Pakistan</text:p>
          </table:table-cell>
          <table:table-cell table:style-name="ce35" office:value-type="string" calcext:value-type="string">
            <text:p>Female</text:p>
          </table:table-cell>
          <table:table-cell table:style-name="ce41" table:formula="of:=&quot;https://eu.ui-avatars.com/api/?name=&quot;&amp;[.A57]&amp;&quot;+&quot;&amp;[.B57]&amp;&quot;&amp;background=&quot;&amp;[.T57]&amp;&quot;&amp;color=fff&quot;" office:value-type="string" office:string-value="https://eu.ui-avatars.com/api/?name=Wendy+Ghislaine&amp;background=#A47777&amp;color=fff" calcext:value-type="string">
            <text:p>https://eu.ui-avatars.com/api/?name=Wendy+Ghislaine&amp;background=#A47777&amp;color=fff</text:p>
          </table:table-cell>
          <table:table-cell table:style-name="ce35" office:value-type="string" calcext:value-type="string">
            <text:p>Zazio</text:p>
          </table:table-cell>
          <table:table-cell table:style-name="ce35" office:value-type="string" calcext:value-type="string">
            <text:p>VP Product Management</text:p>
          </table:table-cell>
          <table:table-cell table:style-name="ce35" office:value-type="string" calcext:value-type="string">
            <text:p>metus arcu adipiscing molestie hendrerit at vulputate vitae nisl aenean lectus pellentesque eget nunc donec quis orci eget</text:p>
          </table:table-cell>
          <table:table-cell table:style-name="ce35" office:value-type="string" calcext:value-type="string">
            <text:p>Java Script,Java,Swift,C/C++,C#,CSS/HTML,Python,Node.js,PHP,Rust,Solidity,Go (Golang)</text:p>
          </table:table-cell>
          <table:table-cell table:style-name="ce35" office:value-type="string" calcext:value-type="string">
            <text:p>Legal, open source, licensing, copyright</text:p>
          </table:table-cell>
          <table:table-cell table:content-validation-name="val11" table:number-columns-repeated="2"/>
          <table:table-cell table:formula="of:=&quot;#A&quot;&amp;RANDBETWEEN(1; 9)&amp;RANDBETWEEN(1; 9)&amp;RANDBETWEEN(1; 9)&amp;RANDBETWEEN(1; 9)&amp;RANDBETWEEN(1; 9)" office:value-type="string" office:string-value="#A47777" calcext:value-type="string">
            <text:p>#A47777</text:p>
          </table:table-cell>
          <table:table-cell table:number-columns-repeated="44"/>
        </table:table-row>
        <table:table-row table:style-name="ro3">
          <table:table-cell table:style-name="ce35" office:value-type="string" calcext:value-type="string">
            <text:p>Lovetta</text:p>
          </table:table-cell>
          <table:table-cell table:style-name="ce35" office:value-type="string" calcext:value-type="string">
            <text:p>Florida</text:p>
          </table:table-cell>
          <table:table-cell table:style-name="ce35" table:formula="of:=[.A58]&amp;&quot; &quot;&amp;[.B58]" office:value-type="string" office:string-value="Lovetta Florida" calcext:value-type="string">
            <text:p>Lovetta Florida</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8]&amp;&quot;@&quot;&amp;[.B58]&amp;&quot;.com&quot;" office:value-type="string" office:string-value="Lovetta@Florida.com" calcext:value-type="string">
            <text:p>Lovetta@Florida.com</text:p>
          </table:table-cell>
          <table:table-cell table:style-name="ce35" office:value-type="string" calcext:value-type="string">
            <text:p>659-548-5056</text:p>
          </table:table-cell>
          <table:table-cell table:style-name="ce35" office:value-type="string" calcext:value-type="string">
            <text:p>Madan</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58]&amp;&quot;+&quot;&amp;[.B58]&amp;&quot;&amp;background=&quot;&amp;[.T58]&amp;&quot;&amp;color=fff&quot;" office:value-type="string" office:string-value="https://eu.ui-avatars.com/api/?name=Lovetta+Florida&amp;background=#A45921&amp;color=fff" calcext:value-type="string">
            <text:p>https://eu.ui-avatars.com/api/?name=Lovetta+Florida&amp;background=#A45921&amp;color=fff</text:p>
          </table:table-cell>
          <table:table-cell table:style-name="ce35" office:value-type="string" calcext:value-type="string">
            <text:p>Buzzshare</text:p>
          </table:table-cell>
          <table:table-cell table:style-name="ce35" office:value-type="string" calcext:value-type="string">
            <text:p>Food Chemist</text:p>
          </table:table-cell>
          <table:table-cell table:style-name="ce35" office:value-type="string" calcext:value-type="string">
            <text:p>justo sollicitudin ut suscipit a feugiat et eros vestibulum ac est</text:p>
          </table:table-cell>
          <table:table-cell table:style-name="ce35" office:value-type="string" calcext:value-type="string">
            <text:p>Java Script,C/C++,C#,CSS/HTML,Python,Node.js,PHP,XML,json</text:p>
          </table:table-cell>
          <table:table-cell table:style-name="ce35" office:value-type="string" calcext:value-type="string">
            <text:p>Legal, contracts, Fintech, corporate, finance, capital markets, crowdfunding</text:p>
          </table:table-cell>
          <table:table-cell table:content-validation-name="val11" table:number-columns-repeated="2"/>
          <table:table-cell table:formula="of:=&quot;#A&quot;&amp;RANDBETWEEN(1; 9)&amp;RANDBETWEEN(1; 9)&amp;RANDBETWEEN(1; 9)&amp;RANDBETWEEN(1; 9)&amp;RANDBETWEEN(1; 9)" office:value-type="string" office:string-value="#A45921" calcext:value-type="string">
            <text:p>#A45921</text:p>
          </table:table-cell>
          <table:table-cell table:number-columns-repeated="44"/>
        </table:table-row>
        <table:table-row table:style-name="ro3">
          <table:table-cell table:style-name="ce35" office:value-type="string" calcext:value-type="string">
            <text:p>Augustus</text:p>
          </table:table-cell>
          <table:table-cell table:style-name="ce35" office:value-type="string" calcext:value-type="string">
            <text:p>Heathe</text:p>
          </table:table-cell>
          <table:table-cell table:style-name="ce35" table:formula="of:=[.A59]&amp;&quot; &quot;&amp;[.B59]" office:value-type="string" office:string-value="Augustus Heathe" calcext:value-type="string">
            <text:p>Augustus Heathe</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59]&amp;&quot;@&quot;&amp;[.B59]&amp;&quot;.com&quot;" office:value-type="string" office:string-value="Augustus@Heathe.com" calcext:value-type="string">
            <text:p>Augustus@Heathe.com</text:p>
          </table:table-cell>
          <table:table-cell table:style-name="ce35" office:value-type="string" calcext:value-type="string">
            <text:p>499-547-7216</text:p>
          </table:table-cell>
          <table:table-cell table:style-name="ce35" office:value-type="string" calcext:value-type="string">
            <text:p>Xiaoq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59]&amp;&quot;+&quot;&amp;[.B59]&amp;&quot;&amp;background=&quot;&amp;[.T59]&amp;&quot;&amp;color=fff&quot;" office:value-type="string" office:string-value="https://eu.ui-avatars.com/api/?name=Augustus+Heathe&amp;background=#A11595&amp;color=fff" calcext:value-type="string">
            <text:p>https://eu.ui-avatars.com/api/?name=Augustus+Heathe&amp;background=#A11595&amp;color=fff</text:p>
          </table:table-cell>
          <table:table-cell table:style-name="ce35" office:value-type="string" calcext:value-type="string">
            <text:p>Meejo</text:p>
          </table:table-cell>
          <table:table-cell table:style-name="ce35" office:value-type="string" calcext:value-type="string">
            <text:p>Technical Writer</text:p>
          </table:table-cell>
          <table:table-cell table:style-name="ce35" office:value-type="string" calcext:value-type="string">
            <text:p>dolor morbi vel lectus in quam fringilla rhoncus mauris enim leo rhoncus sed vestibulum sit</text:p>
          </table:table-cell>
          <table:table-cell table:style-name="ce35" office:value-type="string" calcext:value-type="string">
            <text:p>Java Script,C#,Python,CSS/HTML,Java</text:p>
          </table:table-cell>
          <table:table-cell table:style-name="ce35" office:value-type="string" calcext:value-type="string">
            <text:p>#RealEstate #Law</text:p>
          </table:table-cell>
          <table:table-cell table:content-validation-name="val11" table:number-columns-repeated="2"/>
          <table:table-cell table:formula="of:=&quot;#A&quot;&amp;RANDBETWEEN(1; 9)&amp;RANDBETWEEN(1; 9)&amp;RANDBETWEEN(1; 9)&amp;RANDBETWEEN(1; 9)&amp;RANDBETWEEN(1; 9)" office:value-type="string" office:string-value="#A11595" calcext:value-type="string">
            <text:p>#A11595</text:p>
          </table:table-cell>
          <table:table-cell table:number-columns-repeated="44"/>
        </table:table-row>
        <table:table-row table:style-name="ro3">
          <table:table-cell table:style-name="ce35" office:value-type="string" calcext:value-type="string">
            <text:p>Jospeh</text:p>
          </table:table-cell>
          <table:table-cell table:style-name="ce35" office:value-type="string" calcext:value-type="string">
            <text:p>Svetlana</text:p>
          </table:table-cell>
          <table:table-cell table:style-name="ce35" table:formula="of:=[.A60]&amp;&quot; &quot;&amp;[.B60]" office:value-type="string" office:string-value="Jospeh Svetlana" calcext:value-type="string">
            <text:p>Jospeh Svetlan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0]&amp;&quot;@&quot;&amp;[.B60]&amp;&quot;.com&quot;" office:value-type="string" office:string-value="Jospeh@Svetlana.com" calcext:value-type="string">
            <text:p>Jospeh@Svetlana.com</text:p>
          </table:table-cell>
          <table:table-cell table:style-name="ce35" office:value-type="string" calcext:value-type="string">
            <text:p>786-699-9050</text:p>
          </table:table-cell>
          <table:table-cell table:style-name="ce35" office:value-type="string" calcext:value-type="string">
            <text:p>Guruafin</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60]&amp;&quot;+&quot;&amp;[.B60]&amp;&quot;&amp;background=&quot;&amp;[.T60]&amp;&quot;&amp;color=fff&quot;" office:value-type="string" office:string-value="https://eu.ui-avatars.com/api/?name=Jospeh+Svetlana&amp;background=#A51388&amp;color=fff" calcext:value-type="string">
            <text:p>https://eu.ui-avatars.com/api/?name=Jospeh+Svetlana&amp;background=#A51388&amp;color=fff</text:p>
          </table:table-cell>
          <table:table-cell table:style-name="ce35" office:value-type="string" calcext:value-type="string">
            <text:p>Babbleopia</text:p>
          </table:table-cell>
          <table:table-cell table:style-name="ce35" office:value-type="string" calcext:value-type="string">
            <text:p>Account Executive</text:p>
          </table:table-cell>
          <table:table-cell table:style-name="ce35" office:value-type="string" calcext:value-type="string">
            <text:p>amet cursus id turpis integer aliquet massa id lobortis convallis tortor risus dapibus augue vel</text:p>
          </table:table-cell>
          <table:table-cell table:style-name="ce35" office:value-type="string" calcext:value-type="string">
            <text:p>Java Script,Java,Swift,C/C++,C#,CSS/HTML,Node.js,PHP,Ruby,Solidity,XML</text:p>
          </table:table-cell>
          <table:table-cell table:style-name="ce35" office:value-type="string" calcext:value-type="string">
            <text:p>#healthcare</text:p>
          </table:table-cell>
          <table:table-cell table:content-validation-name="val11" table:number-columns-repeated="2"/>
          <table:table-cell table:formula="of:=&quot;#A&quot;&amp;RANDBETWEEN(1; 9)&amp;RANDBETWEEN(1; 9)&amp;RANDBETWEEN(1; 9)&amp;RANDBETWEEN(1; 9)&amp;RANDBETWEEN(1; 9)" office:value-type="string" office:string-value="#A51388" calcext:value-type="string">
            <text:p>#A51388</text:p>
          </table:table-cell>
          <table:table-cell table:number-columns-repeated="44"/>
        </table:table-row>
        <table:table-row table:style-name="ro3">
          <table:table-cell table:style-name="ce35" office:value-type="string" calcext:value-type="string">
            <text:p>Jeffrey</text:p>
          </table:table-cell>
          <table:table-cell table:style-name="ce35" office:value-type="string" calcext:value-type="string">
            <text:p>Edison</text:p>
          </table:table-cell>
          <table:table-cell table:style-name="ce35" table:formula="of:=[.A61]&amp;&quot; &quot;&amp;[.B61]" office:value-type="string" office:string-value="Jeffrey Edison" calcext:value-type="string">
            <text:p>Jeffrey Edison</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1]&amp;&quot;@&quot;&amp;[.B61]&amp;&quot;.com&quot;" office:value-type="string" office:string-value="Jeffrey@Edison.com" calcext:value-type="string">
            <text:p>Jeffrey@Edison.com</text:p>
          </table:table-cell>
          <table:table-cell table:style-name="ce35" office:value-type="string" calcext:value-type="string">
            <text:p>361-739-5032</text:p>
          </table:table-cell>
          <table:table-cell table:style-name="ce35" office:value-type="string" calcext:value-type="string">
            <text:p>Yanzhou</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61]&amp;&quot;+&quot;&amp;[.B61]&amp;&quot;&amp;background=&quot;&amp;[.T61]&amp;&quot;&amp;color=fff&quot;" office:value-type="string" office:string-value="https://eu.ui-avatars.com/api/?name=Jeffrey+Edison&amp;background=#A97672&amp;color=fff" calcext:value-type="string">
            <text:p>https://eu.ui-avatars.com/api/?name=Jeffrey+Edison&amp;background=#A97672&amp;color=fff</text:p>
          </table:table-cell>
          <table:table-cell table:style-name="ce35" office:value-type="string" calcext:value-type="string">
            <text:p>Skidoo</text:p>
          </table:table-cell>
          <table:table-cell table:style-name="ce35" office:value-type="string" calcext:value-type="string">
            <text:p>Graphic Designer</text:p>
          </table:table-cell>
          <table:table-cell table:style-name="ce35" office:value-type="string" calcext:value-type="string">
            <text:p>velit nec nisi vulputate nonummy maecenas tincidunt lacus at velit vivamus vel</text:p>
          </table:table-cell>
          <table:table-cell table:style-name="ce35" office:value-type="string" calcext:value-type="string">
            <text:p>CSS/HTML,PHP</text:p>
          </table:table-cell>
          <table:table-cell table:style-name="ce35" office:value-type="string" calcext:value-type="string">
            <text:p>dispute resolution / litigation / arbitration</text:p>
          </table:table-cell>
          <table:table-cell table:content-validation-name="val11" table:number-columns-repeated="2"/>
          <table:table-cell table:formula="of:=&quot;#A&quot;&amp;RANDBETWEEN(1; 9)&amp;RANDBETWEEN(1; 9)&amp;RANDBETWEEN(1; 9)&amp;RANDBETWEEN(1; 9)&amp;RANDBETWEEN(1; 9)" office:value-type="string" office:string-value="#A97672" calcext:value-type="string">
            <text:p>#A97672</text:p>
          </table:table-cell>
          <table:table-cell table:number-columns-repeated="44"/>
        </table:table-row>
        <table:table-row table:style-name="ro3">
          <table:table-cell table:style-name="ce35" office:value-type="string" calcext:value-type="string">
            <text:p>Fidelia</text:p>
          </table:table-cell>
          <table:table-cell table:style-name="ce35" office:value-type="string" calcext:value-type="string">
            <text:p>Jolene</text:p>
          </table:table-cell>
          <table:table-cell table:style-name="ce35" table:formula="of:=[.A62]&amp;&quot; &quot;&amp;[.B62]" office:value-type="string" office:string-value="Fidelia Jolene" calcext:value-type="string">
            <text:p>Fidelia Jolene</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2]&amp;&quot;@&quot;&amp;[.B62]&amp;&quot;.com&quot;" office:value-type="string" office:string-value="Fidelia@Jolene.com" calcext:value-type="string">
            <text:p>Fidelia@Jolene.com</text:p>
          </table:table-cell>
          <table:table-cell table:style-name="ce35" office:value-type="string" calcext:value-type="string">
            <text:p>616-905-1068</text:p>
          </table:table-cell>
          <table:table-cell table:style-name="ce35" office:value-type="string" calcext:value-type="string">
            <text:p>Grand Rapids</text:p>
          </table:table-cell>
          <table:table-cell table:style-name="ce35" office:value-type="string" calcext:value-type="string">
            <text:p>United States</text:p>
          </table:table-cell>
          <table:table-cell table:style-name="ce35" office:value-type="string" calcext:value-type="string">
            <text:p>Male</text:p>
          </table:table-cell>
          <table:table-cell table:style-name="ce41" table:formula="of:=&quot;https://eu.ui-avatars.com/api/?name=&quot;&amp;[.A62]&amp;&quot;+&quot;&amp;[.B62]&amp;&quot;&amp;background=&quot;&amp;[.T62]&amp;&quot;&amp;color=fff&quot;" office:value-type="string" office:string-value="https://eu.ui-avatars.com/api/?name=Fidelia+Jolene&amp;background=#A79445&amp;color=fff" calcext:value-type="string">
            <text:p>https://eu.ui-avatars.com/api/?name=Fidelia+Jolene&amp;background=#A79445&amp;color=fff</text:p>
          </table:table-cell>
          <table:table-cell table:style-name="ce35" office:value-type="string" calcext:value-type="string">
            <text:p>Eire</text:p>
          </table:table-cell>
          <table:table-cell table:style-name="ce35" office:value-type="string" calcext:value-type="string">
            <text:p>Research Assistant III</text:p>
          </table:table-cell>
          <table:table-cell table:style-name="ce35" office:value-type="string" calcext:value-type="string">
            <text:p>vestibulum vestibulum ante ipsum primis in faucibus orci luctus et ultrices posuere cubilia</text:p>
          </table:table-cell>
          <table:table-cell table:style-name="ce35" office:value-type="string" calcext:value-type="string">
            <text:p>Java Script,Java,C/C++,CSS/HTML,Python,Node.js,PHP,R Programming</text:p>
          </table:table-cell>
          <table:table-cell table:style-name="ce35" office:value-type="string" calcext:value-type="string">
            <text:p>internal investigations, ediscovery</text:p>
          </table:table-cell>
          <table:table-cell table:content-validation-name="val11" table:number-columns-repeated="2"/>
          <table:table-cell table:formula="of:=&quot;#A&quot;&amp;RANDBETWEEN(1; 9)&amp;RANDBETWEEN(1; 9)&amp;RANDBETWEEN(1; 9)&amp;RANDBETWEEN(1; 9)&amp;RANDBETWEEN(1; 9)" office:value-type="string" office:string-value="#A79445" calcext:value-type="string">
            <text:p>#A79445</text:p>
          </table:table-cell>
          <table:table-cell table:number-columns-repeated="44"/>
        </table:table-row>
        <table:table-row table:style-name="ro3">
          <table:table-cell table:style-name="ce35" office:value-type="string" calcext:value-type="string">
            <text:p>Chin</text:p>
          </table:table-cell>
          <table:table-cell table:style-name="ce35" office:value-type="string" calcext:value-type="string">
            <text:p>Qiana</text:p>
          </table:table-cell>
          <table:table-cell table:style-name="ce35" table:formula="of:=[.A63]&amp;&quot; &quot;&amp;[.B63]" office:value-type="string" office:string-value="Chin Qiana" calcext:value-type="string">
            <text:p>Chin Qian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3]&amp;&quot;@&quot;&amp;[.B63]&amp;&quot;.com&quot;" office:value-type="string" office:string-value="Chin@Qiana.com" calcext:value-type="string">
            <text:p>Chin@Qiana.com</text:p>
          </table:table-cell>
          <table:table-cell table:style-name="ce35" office:value-type="string" calcext:value-type="string">
            <text:p>911-727-2965</text:p>
          </table:table-cell>
          <table:table-cell table:style-name="ce35" office:value-type="string" calcext:value-type="string">
            <text:p>Yinjia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63]&amp;&quot;+&quot;&amp;[.B63]&amp;&quot;&amp;background=&quot;&amp;[.T63]&amp;&quot;&amp;color=fff&quot;" office:value-type="string" office:string-value="https://eu.ui-avatars.com/api/?name=Chin+Qiana&amp;background=#A79716&amp;color=fff" calcext:value-type="string">
            <text:p>https://eu.ui-avatars.com/api/?name=Chin+Qiana&amp;background=#A79716&amp;color=fff</text:p>
          </table:table-cell>
          <table:table-cell table:style-name="ce35" office:value-type="string" calcext:value-type="string">
            <text:p>Zoonoodle</text:p>
          </table:table-cell>
          <table:table-cell table:style-name="ce35" office:value-type="string" calcext:value-type="string">
            <text:p>Geologist IV</text:p>
          </table:table-cell>
          <table:table-cell table:style-name="ce35" office:value-type="string" calcext:value-type="string">
            <text:p>mauris ullamcorper purus sit amet nulla quisque arcu libero rutrum ac</text:p>
          </table:table-cell>
          <table:table-cell table:style-name="ce35" office:value-type="string" calcext:value-type="string">
            <text:p>CSS/HTML,PHP</text:p>
          </table:table-cell>
          <table:table-cell table:style-name="ce35" office:value-type="string" calcext:value-type="string">
            <text:p>#innovation</text:p>
          </table:table-cell>
          <table:table-cell table:content-validation-name="val11" table:number-columns-repeated="2"/>
          <table:table-cell table:formula="of:=&quot;#A&quot;&amp;RANDBETWEEN(1; 9)&amp;RANDBETWEEN(1; 9)&amp;RANDBETWEEN(1; 9)&amp;RANDBETWEEN(1; 9)&amp;RANDBETWEEN(1; 9)" office:value-type="string" office:string-value="#A79716" calcext:value-type="string">
            <text:p>#A79716</text:p>
          </table:table-cell>
          <table:table-cell table:number-columns-repeated="44"/>
        </table:table-row>
        <table:table-row table:style-name="ro3">
          <table:table-cell table:style-name="ce35" office:value-type="string" calcext:value-type="string">
            <text:p>Ardell</text:p>
          </table:table-cell>
          <table:table-cell table:style-name="ce35" office:value-type="string" calcext:value-type="string">
            <text:p>Svetlana</text:p>
          </table:table-cell>
          <table:table-cell table:style-name="ce35" table:formula="of:=[.A64]&amp;&quot; &quot;&amp;[.B64]" office:value-type="string" office:string-value="Ardell Svetlana" calcext:value-type="string">
            <text:p>Ardell Svetlan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4]&amp;&quot;@&quot;&amp;[.B64]&amp;&quot;.com&quot;" office:value-type="string" office:string-value="Ardell@Svetlana.com" calcext:value-type="string">
            <text:p>Ardell@Svetlana.com</text:p>
          </table:table-cell>
          <table:table-cell table:style-name="ce35" office:value-type="string" calcext:value-type="string">
            <text:p>184-269-0941</text:p>
          </table:table-cell>
          <table:table-cell table:style-name="ce35" office:value-type="string" calcext:value-type="string">
            <text:p>Sopron</text:p>
          </table:table-cell>
          <table:table-cell table:style-name="ce35" office:value-type="string" calcext:value-type="string">
            <text:p>Hungary</text:p>
          </table:table-cell>
          <table:table-cell table:style-name="ce35" office:value-type="string" calcext:value-type="string">
            <text:p>Male</text:p>
          </table:table-cell>
          <table:table-cell table:style-name="ce41" table:formula="of:=&quot;https://eu.ui-avatars.com/api/?name=&quot;&amp;[.A64]&amp;&quot;+&quot;&amp;[.B64]&amp;&quot;&amp;background=&quot;&amp;[.T64]&amp;&quot;&amp;color=fff&quot;" office:value-type="string" office:string-value="https://eu.ui-avatars.com/api/?name=Ardell+Svetlana&amp;background=#A58631&amp;color=fff" calcext:value-type="string">
            <text:p>https://eu.ui-avatars.com/api/?name=Ardell+Svetlana&amp;background=#A58631&amp;color=fff</text:p>
          </table:table-cell>
          <table:table-cell table:style-name="ce35" office:value-type="string" calcext:value-type="string">
            <text:p>Brainsphere</text:p>
          </table:table-cell>
          <table:table-cell table:style-name="ce35" office:value-type="string" calcext:value-type="string">
            <text:p>Assistant Media Planner</text:p>
          </table:table-cell>
          <table:table-cell table:style-name="ce35" office:value-type="string" calcext:value-type="string">
            <text:p>eget nunc donec quis orci eget orci vehicula condimentum curabitur in libero ut massa volutpat convallis morbi odio odio elementum</text:p>
          </table:table-cell>
          <table:table-cell table:style-name="ce35" office:value-type="string" calcext:value-type="string">
            <text:p>Java Script,CSS/HTML,PHP,XML,react</text:p>
          </table:table-cell>
          <table:table-cell table:style-name="ce35" office:value-type="string" calcext:value-type="string">
            <text:p>#Criminallaw #investigations #ediscovery</text:p>
          </table:table-cell>
          <table:table-cell table:content-validation-name="val11" table:number-columns-repeated="2"/>
          <table:table-cell table:formula="of:=&quot;#A&quot;&amp;RANDBETWEEN(1; 9)&amp;RANDBETWEEN(1; 9)&amp;RANDBETWEEN(1; 9)&amp;RANDBETWEEN(1; 9)&amp;RANDBETWEEN(1; 9)" office:value-type="string" office:string-value="#A58631" calcext:value-type="string">
            <text:p>#A58631</text:p>
          </table:table-cell>
          <table:table-cell table:number-columns-repeated="44"/>
        </table:table-row>
        <table:table-row table:style-name="ro3">
          <table:table-cell table:style-name="ce35" office:value-type="string" calcext:value-type="string">
            <text:p>Maryalice</text:p>
          </table:table-cell>
          <table:table-cell table:style-name="ce35" office:value-type="string" calcext:value-type="string">
            <text:p>Piper</text:p>
          </table:table-cell>
          <table:table-cell table:style-name="ce35" table:formula="of:=[.A65]&amp;&quot; &quot;&amp;[.B65]" office:value-type="string" office:string-value="Maryalice Piper" calcext:value-type="string">
            <text:p>Maryalice Piper</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5]&amp;&quot;@&quot;&amp;[.B65]&amp;&quot;.com&quot;" office:value-type="string" office:string-value="Maryalice@Piper.com" calcext:value-type="string">
            <text:p>Maryalice@Piper.com</text:p>
          </table:table-cell>
          <table:table-cell table:style-name="ce35" office:value-type="string" calcext:value-type="string">
            <text:p>590-511-7731</text:p>
          </table:table-cell>
          <table:table-cell table:style-name="ce35" office:value-type="string" calcext:value-type="string">
            <text:p>Nové Sedlo</text:p>
          </table:table-cell>
          <table:table-cell table:style-name="ce35" office:value-type="string" calcext:value-type="string">
            <text:p>Czech Republic</text:p>
          </table:table-cell>
          <table:table-cell table:style-name="ce35" office:value-type="string" calcext:value-type="string">
            <text:p>Female</text:p>
          </table:table-cell>
          <table:table-cell table:style-name="ce41" table:formula="of:=&quot;https://eu.ui-avatars.com/api/?name=&quot;&amp;[.A65]&amp;&quot;+&quot;&amp;[.B65]&amp;&quot;&amp;background=&quot;&amp;[.T65]&amp;&quot;&amp;color=fff&quot;" office:value-type="string" office:string-value="https://eu.ui-avatars.com/api/?name=Maryalice+Piper&amp;background=#A66312&amp;color=fff" calcext:value-type="string">
            <text:p>https://eu.ui-avatars.com/api/?name=Maryalice+Piper&amp;background=#A66312&amp;color=fff</text:p>
          </table:table-cell>
          <table:table-cell table:style-name="ce35" office:value-type="string" calcext:value-type="string">
            <text:p>Meevee</text:p>
          </table:table-cell>
          <table:table-cell table:style-name="ce35" office:value-type="string" calcext:value-type="string">
            <text:p>Human Resources Assistant II</text:p>
          </table:table-cell>
          <table:table-cell table:style-name="ce35" office:value-type="string" calcext:value-type="string">
            <text:p>nisi venenatis tristique fusce congue diam id ornare imperdiet sapien urna pretium nisl ut volutpat sapien</text:p>
          </table:table-cell>
          <table:table-cell table:style-name="ce35" office:value-type="string" calcext:value-type="string">
            <text:p>Java</text:p>
          </table:table-cell>
          <table:table-cell table:style-name="ce35" office:value-type="string" calcext:value-type="string">
            <text:p>finance, law, loyensloeff</text:p>
          </table:table-cell>
          <table:table-cell table:content-validation-name="val11" table:number-columns-repeated="2"/>
          <table:table-cell table:formula="of:=&quot;#A&quot;&amp;RANDBETWEEN(1; 9)&amp;RANDBETWEEN(1; 9)&amp;RANDBETWEEN(1; 9)&amp;RANDBETWEEN(1; 9)&amp;RANDBETWEEN(1; 9)" office:value-type="string" office:string-value="#A66312" calcext:value-type="string">
            <text:p>#A66312</text:p>
          </table:table-cell>
          <table:table-cell table:number-columns-repeated="44"/>
        </table:table-row>
        <table:table-row table:style-name="ro3">
          <table:table-cell table:style-name="ce35" office:value-type="string" calcext:value-type="string">
            <text:p>Jeanette</text:p>
          </table:table-cell>
          <table:table-cell table:style-name="ce35" office:value-type="string" calcext:value-type="string">
            <text:p>Jacinto</text:p>
          </table:table-cell>
          <table:table-cell table:style-name="ce35" table:formula="of:=[.A66]&amp;&quot; &quot;&amp;[.B66]" office:value-type="string" office:string-value="Jeanette Jacinto" calcext:value-type="string">
            <text:p>Jeanette Jacinto</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6]&amp;&quot;@&quot;&amp;[.B66]&amp;&quot;.com&quot;" office:value-type="string" office:string-value="Jeanette@Jacinto.com" calcext:value-type="string">
            <text:p>Jeanette@Jacinto.com</text:p>
          </table:table-cell>
          <table:table-cell table:style-name="ce35" office:value-type="string" calcext:value-type="string">
            <text:p>228-700-0878</text:p>
          </table:table-cell>
          <table:table-cell table:style-name="ce35" office:value-type="string" calcext:value-type="string">
            <text:p>Dolní Rychnov</text:p>
          </table:table-cell>
          <table:table-cell table:style-name="ce35" office:value-type="string" calcext:value-type="string">
            <text:p>Czech Republic</text:p>
          </table:table-cell>
          <table:table-cell table:style-name="ce35" office:value-type="string" calcext:value-type="string">
            <text:p>Female</text:p>
          </table:table-cell>
          <table:table-cell table:style-name="ce41" table:formula="of:=&quot;https://eu.ui-avatars.com/api/?name=&quot;&amp;[.A66]&amp;&quot;+&quot;&amp;[.B66]&amp;&quot;&amp;background=&quot;&amp;[.T66]&amp;&quot;&amp;color=fff&quot;" office:value-type="string" office:string-value="https://eu.ui-avatars.com/api/?name=Jeanette+Jacinto&amp;background=#A62934&amp;color=fff" calcext:value-type="string">
            <text:p>https://eu.ui-avatars.com/api/?name=Jeanette+Jacinto&amp;background=#A62934&amp;color=fff</text:p>
          </table:table-cell>
          <table:table-cell table:style-name="ce35" office:value-type="string" calcext:value-type="string">
            <text:p>Voonder</text:p>
          </table:table-cell>
          <table:table-cell table:style-name="ce35" office:value-type="string" calcext:value-type="string">
            <text:p>Recruiter</text:p>
          </table:table-cell>
          <table:table-cell table:style-name="ce35" office:value-type="string" calcext:value-type="string">
            <text:p>ac est lacinia nisi venenatis tristique fusce congue diam id ornare imperdiet sapien urna pretium nisl</text:p>
          </table:table-cell>
          <table:table-cell table:style-name="ce35" office:value-type="string" calcext:value-type="string">
            <text:p>Java,C#,CSS/HTML,Python,Solidity</text:p>
          </table:table-cell>
          <table:table-cell table:style-name="ce35" office:value-type="string" calcext:value-type="string">
            <text:p>Zorg , ICT, EGIZ, normalisatie, NEN, normen, schemabeheer</text:p>
          </table:table-cell>
          <table:table-cell table:content-validation-name="val11" table:number-columns-repeated="2"/>
          <table:table-cell table:formula="of:=&quot;#A&quot;&amp;RANDBETWEEN(1; 9)&amp;RANDBETWEEN(1; 9)&amp;RANDBETWEEN(1; 9)&amp;RANDBETWEEN(1; 9)&amp;RANDBETWEEN(1; 9)" office:value-type="string" office:string-value="#A62934" calcext:value-type="string">
            <text:p>#A62934</text:p>
          </table:table-cell>
          <table:table-cell table:number-columns-repeated="44"/>
        </table:table-row>
        <table:table-row table:style-name="ro3">
          <table:table-cell table:style-name="ce35" office:value-type="string" calcext:value-type="string">
            <text:p>Santa</text:p>
          </table:table-cell>
          <table:table-cell table:style-name="ce35" office:value-type="string" calcext:value-type="string">
            <text:p>Drew</text:p>
          </table:table-cell>
          <table:table-cell table:style-name="ce35" table:formula="of:=[.A67]&amp;&quot; &quot;&amp;[.B67]" office:value-type="string" office:string-value="Santa Drew" calcext:value-type="string">
            <text:p>Santa Drew</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7]&amp;&quot;@&quot;&amp;[.B67]&amp;&quot;.com&quot;" office:value-type="string" office:string-value="Santa@Drew.com" calcext:value-type="string">
            <text:p>Santa@Drew.com</text:p>
          </table:table-cell>
          <table:table-cell table:style-name="ce35" office:value-type="string" calcext:value-type="string">
            <text:p>332-828-2717</text:p>
          </table:table-cell>
          <table:table-cell table:style-name="ce35" office:value-type="string" calcext:value-type="string">
            <text:p>Sipocot</text:p>
          </table:table-cell>
          <table:table-cell table:style-name="ce35" office:value-type="string" calcext:value-type="string">
            <text:p>Philippines</text:p>
          </table:table-cell>
          <table:table-cell table:style-name="ce35" office:value-type="string" calcext:value-type="string">
            <text:p>Female</text:p>
          </table:table-cell>
          <table:table-cell table:style-name="ce41" table:formula="of:=&quot;https://eu.ui-avatars.com/api/?name=&quot;&amp;[.A67]&amp;&quot;+&quot;&amp;[.B67]&amp;&quot;&amp;background=&quot;&amp;[.T67]&amp;&quot;&amp;color=fff&quot;" office:value-type="string" office:string-value="https://eu.ui-avatars.com/api/?name=Santa+Drew&amp;background=#A56751&amp;color=fff" calcext:value-type="string">
            <text:p>https://eu.ui-avatars.com/api/?name=Santa+Drew&amp;background=#A56751&amp;color=fff</text:p>
          </table:table-cell>
          <table:table-cell table:style-name="ce35" office:value-type="string" calcext:value-type="string">
            <text:p>Kazio</text:p>
          </table:table-cell>
          <table:table-cell table:style-name="ce35" office:value-type="string" calcext:value-type="string">
            <text:p>Office Assistant IV</text:p>
          </table:table-cell>
          <table:table-cell table:style-name="ce35" office:value-type="string" calcext:value-type="string">
            <text:p>augue aliquam erat volutpat in congue etiam justo etiam pretium iaculis justo in hac</text:p>
          </table:table-cell>
          <table:table-cell table:style-name="ce35" office:value-type="string" calcext:value-type="string">
            <text:p>Java,C/C++,Solidity</text:p>
          </table:table-cell>
          <table:table-cell table:style-name="ce35" office:value-type="string" calcext:value-type="string">
            <text:p>standardization</text:p>
          </table:table-cell>
          <table:table-cell table:content-validation-name="val11" table:number-columns-repeated="2"/>
          <table:table-cell table:formula="of:=&quot;#A&quot;&amp;RANDBETWEEN(1; 9)&amp;RANDBETWEEN(1; 9)&amp;RANDBETWEEN(1; 9)&amp;RANDBETWEEN(1; 9)&amp;RANDBETWEEN(1; 9)" office:value-type="string" office:string-value="#A56751" calcext:value-type="string">
            <text:p>#A56751</text:p>
          </table:table-cell>
          <table:table-cell table:number-columns-repeated="44"/>
        </table:table-row>
        <table:table-row table:style-name="ro3">
          <table:table-cell table:style-name="ce35" office:value-type="string" calcext:value-type="string">
            <text:p>Delana</text:p>
          </table:table-cell>
          <table:table-cell table:style-name="ce35" office:value-type="string" calcext:value-type="string">
            <text:p>Merissa</text:p>
          </table:table-cell>
          <table:table-cell table:style-name="ce35" table:formula="of:=[.A68]&amp;&quot; &quot;&amp;[.B68]" office:value-type="string" office:string-value="Delana Merissa" calcext:value-type="string">
            <text:p>Delana Meriss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8]&amp;&quot;@&quot;&amp;[.B68]&amp;&quot;.com&quot;" office:value-type="string" office:string-value="Delana@Merissa.com" calcext:value-type="string">
            <text:p>Delana@Merissa.com</text:p>
          </table:table-cell>
          <table:table-cell table:style-name="ce35" office:value-type="string" calcext:value-type="string">
            <text:p>106-150-7750</text:p>
          </table:table-cell>
          <table:table-cell table:style-name="ce35" office:value-type="string" calcext:value-type="string">
            <text:p>Xinzhou</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68]&amp;&quot;+&quot;&amp;[.B68]&amp;&quot;&amp;background=&quot;&amp;[.T68]&amp;&quot;&amp;color=fff&quot;" office:value-type="string" office:string-value="https://eu.ui-avatars.com/api/?name=Delana+Merissa&amp;background=#A51965&amp;color=fff" calcext:value-type="string">
            <text:p>https://eu.ui-avatars.com/api/?name=Delana+Merissa&amp;background=#A51965&amp;color=fff</text:p>
          </table:table-cell>
          <table:table-cell table:style-name="ce35" office:value-type="string" calcext:value-type="string">
            <text:p>Yakidoo</text:p>
          </table:table-cell>
          <table:table-cell table:style-name="ce35" office:value-type="string" calcext:value-type="string">
            <text:p>Staff Accountant II</text:p>
          </table:table-cell>
          <table:table-cell table:style-name="ce35" office:value-type="string" calcext:value-type="string">
            <text:p>vitae mattis nibh ligula nec sem duis aliquam convallis nunc proin at turpis a pede posuere nonummy</text:p>
          </table:table-cell>
          <table:table-cell table:style-name="ce35" office:value-type="string" calcext:value-type="string">
            <text:p>Java Script,Java,C/C++,C#,CSS/HTML,Python,Node.js,PHP,Ruby,Solidity,Go (Golang),XML,Scala,R Programming,Kotlin</text:p>
          </table:table-cell>
          <table:table-cell table:style-name="ce35" office:value-type="string" calcext:value-type="string">
            <text:p>construction, digital, regulation, standards</text:p>
          </table:table-cell>
          <table:table-cell table:content-validation-name="val11" table:number-columns-repeated="2"/>
          <table:table-cell table:formula="of:=&quot;#A&quot;&amp;RANDBETWEEN(1; 9)&amp;RANDBETWEEN(1; 9)&amp;RANDBETWEEN(1; 9)&amp;RANDBETWEEN(1; 9)&amp;RANDBETWEEN(1; 9)" office:value-type="string" office:string-value="#A51965" calcext:value-type="string">
            <text:p>#A51965</text:p>
          </table:table-cell>
          <table:table-cell table:number-columns-repeated="44"/>
        </table:table-row>
        <table:table-row table:style-name="ro3">
          <table:table-cell table:style-name="ce35" office:value-type="string" calcext:value-type="string">
            <text:p>Donny</text:p>
          </table:table-cell>
          <table:table-cell table:style-name="ce35" office:value-type="string" calcext:value-type="string">
            <text:p>Betsey</text:p>
          </table:table-cell>
          <table:table-cell table:style-name="ce35" table:formula="of:=[.A69]&amp;&quot; &quot;&amp;[.B69]" office:value-type="string" office:string-value="Donny Betsey" calcext:value-type="string">
            <text:p>Donny Betsey</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9]&amp;&quot;@&quot;&amp;[.B69]&amp;&quot;.com&quot;" office:value-type="string" office:string-value="Donny@Betsey.com" calcext:value-type="string">
            <text:p>Donny@Betsey.com</text:p>
          </table:table-cell>
          <table:table-cell table:style-name="ce35" office:value-type="string" calcext:value-type="string">
            <text:p>185-812-3201</text:p>
          </table:table-cell>
          <table:table-cell table:style-name="ce35" office:value-type="string" calcext:value-type="string">
            <text:p>Songzhua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69]&amp;&quot;+&quot;&amp;[.B69]&amp;&quot;&amp;background=&quot;&amp;[.T69]&amp;&quot;&amp;color=fff&quot;" office:value-type="string" office:string-value="https://eu.ui-avatars.com/api/?name=Donny+Betsey&amp;background=#A12267&amp;color=fff" calcext:value-type="string">
            <text:p>https://eu.ui-avatars.com/api/?name=Donny+Betsey&amp;background=#A12267&amp;color=fff</text:p>
          </table:table-cell>
          <table:table-cell table:style-name="ce35" office:value-type="string" calcext:value-type="string">
            <text:p>Dazzlesphere</text:p>
          </table:table-cell>
          <table:table-cell table:style-name="ce35" office:value-type="string" calcext:value-type="string">
            <text:p>Systems Administrator III</text:p>
          </table:table-cell>
          <table:table-cell table:style-name="ce35" office:value-type="string" calcext:value-type="string">
            <text:p>dui luctus rutrum nulla tellus in sagittis dui vel nisl duis ac nibh</text:p>
          </table:table-cell>
          <table:table-cell table:style-name="ce35"/>
          <table:table-cell table:style-name="ce35" office:value-type="string" calcext:value-type="string">
            <text:p>NEN, Standards, ISO, Certification, Government</text:p>
          </table:table-cell>
          <table:table-cell table:content-validation-name="val11" table:number-columns-repeated="2"/>
          <table:table-cell table:formula="of:=&quot;#A&quot;&amp;RANDBETWEEN(1; 9)&amp;RANDBETWEEN(1; 9)&amp;RANDBETWEEN(1; 9)&amp;RANDBETWEEN(1; 9)&amp;RANDBETWEEN(1; 9)" office:value-type="string" office:string-value="#A12267" calcext:value-type="string">
            <text:p>#A12267</text:p>
          </table:table-cell>
          <table:table-cell table:number-columns-repeated="44"/>
        </table:table-row>
        <table:table-row table:style-name="ro3">
          <table:table-cell table:style-name="ce35" office:value-type="string" calcext:value-type="string">
            <text:p>Yulanda</text:p>
          </table:table-cell>
          <table:table-cell table:style-name="ce35" office:value-type="string" calcext:value-type="string">
            <text:p>Versie</text:p>
          </table:table-cell>
          <table:table-cell table:style-name="ce35" table:formula="of:=[.A70]&amp;&quot; &quot;&amp;[.B70]" office:value-type="string" office:string-value="Yulanda Versie" calcext:value-type="string">
            <text:p>Yulanda Versie</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70]&amp;&quot;@&quot;&amp;[.B70]&amp;&quot;.com&quot;" office:value-type="string" office:string-value="Yulanda@Versie.com" calcext:value-type="string">
            <text:p>Yulanda@Versie.com</text:p>
          </table:table-cell>
          <table:table-cell table:style-name="ce35" office:value-type="string" calcext:value-type="string">
            <text:p>695-207-6883</text:p>
          </table:table-cell>
          <table:table-cell table:style-name="ce35" office:value-type="string" calcext:value-type="string">
            <text:p>Dowlatyār</text:p>
          </table:table-cell>
          <table:table-cell table:style-name="ce35" office:value-type="string" calcext:value-type="string">
            <text:p>Afghanistan</text:p>
          </table:table-cell>
          <table:table-cell table:style-name="ce35" office:value-type="string" calcext:value-type="string">
            <text:p>Female</text:p>
          </table:table-cell>
          <table:table-cell table:style-name="ce41" table:formula="of:=&quot;https://eu.ui-avatars.com/api/?name=&quot;&amp;[.A70]&amp;&quot;+&quot;&amp;[.B70]&amp;&quot;&amp;background=&quot;&amp;[.T70]&amp;&quot;&amp;color=fff&quot;" office:value-type="string" office:string-value="https://eu.ui-avatars.com/api/?name=Yulanda+Versie&amp;background=#A56279&amp;color=fff" calcext:value-type="string">
            <text:p>https://eu.ui-avatars.com/api/?name=Yulanda+Versie&amp;background=#A56279&amp;color=fff</text:p>
          </table:table-cell>
          <table:table-cell table:style-name="ce35" office:value-type="string" calcext:value-type="string">
            <text:p>Rhynyx</text:p>
          </table:table-cell>
          <table:table-cell table:style-name="ce35" office:value-type="string" calcext:value-type="string">
            <text:p>Cost Accountant</text:p>
          </table:table-cell>
          <table:table-cell table:style-name="ce35" office:value-type="string" calcext:value-type="string">
            <text:p>risus praesent lectus vestibulum quam sapien varius ut blandit non interdum in ante vestibulum ante ipsum</text:p>
          </table:table-cell>
          <table:table-cell table:style-name="ce35"/>
          <table:table-cell table:style-name="ce35" office:value-type="string" calcext:value-type="string">
            <text:p>#environmentalpsychology #systemsthinking #moderater #sustainability</text:p>
          </table:table-cell>
          <table:table-cell table:content-validation-name="val11" table:number-columns-repeated="2"/>
          <table:table-cell table:formula="of:=&quot;#A&quot;&amp;RANDBETWEEN(1; 9)&amp;RANDBETWEEN(1; 9)&amp;RANDBETWEEN(1; 9)&amp;RANDBETWEEN(1; 9)&amp;RANDBETWEEN(1; 9)" office:value-type="string" office:string-value="#A56279" calcext:value-type="string">
            <text:p>#A56279</text:p>
          </table:table-cell>
          <table:table-cell table:number-columns-repeated="44"/>
        </table:table-row>
        <table:table-row table:style-name="ro3">
          <table:table-cell table:style-name="ce35" office:value-type="string" calcext:value-type="string">
            <text:p>Alysia</text:p>
          </table:table-cell>
          <table:table-cell table:style-name="ce35" office:value-type="string" calcext:value-type="string">
            <text:p>Janina</text:p>
          </table:table-cell>
          <table:table-cell table:style-name="ce35" table:formula="of:=[.A71]&amp;&quot; &quot;&amp;[.B71]" office:value-type="string" office:string-value="Alysia Janina" calcext:value-type="string">
            <text:p>Alysia Janin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71]&amp;&quot;@&quot;&amp;[.B71]&amp;&quot;.com&quot;" office:value-type="string" office:string-value="Alysia@Janina.com" calcext:value-type="string">
            <text:p>Alysia@Janina.com</text:p>
          </table:table-cell>
          <table:table-cell table:style-name="ce35" office:value-type="string" calcext:value-type="string">
            <text:p>919-556-1140</text:p>
          </table:table-cell>
          <table:table-cell table:style-name="ce35" office:value-type="string" calcext:value-type="string">
            <text:p>Roldanillo</text:p>
          </table:table-cell>
          <table:table-cell table:style-name="ce35" office:value-type="string" calcext:value-type="string">
            <text:p>Colombia</text:p>
          </table:table-cell>
          <table:table-cell table:style-name="ce35" office:value-type="string" calcext:value-type="string">
            <text:p>Female</text:p>
          </table:table-cell>
          <table:table-cell table:style-name="ce41" table:formula="of:=&quot;https://eu.ui-avatars.com/api/?name=&quot;&amp;[.A71]&amp;&quot;+&quot;&amp;[.B71]&amp;&quot;&amp;background=&quot;&amp;[.T71]&amp;&quot;&amp;color=fff&quot;" office:value-type="string" office:string-value="https://eu.ui-avatars.com/api/?name=Alysia+Janina&amp;background=#A11148&amp;color=fff" calcext:value-type="string">
            <text:p>https://eu.ui-avatars.com/api/?name=Alysia+Janina&amp;background=#A11148&amp;color=fff</text:p>
          </table:table-cell>
          <table:table-cell table:style-name="ce35" office:value-type="string" calcext:value-type="string">
            <text:p>InnoZ</text:p>
          </table:table-cell>
          <table:table-cell table:style-name="ce35" office:value-type="string" calcext:value-type="string">
            <text:p>Software Engineer III</text:p>
          </table:table-cell>
          <table:table-cell table:style-name="ce35" office:value-type="string" calcext:value-type="string">
            <text:p>porta volutpat erat quisque erat eros viverra eget congue eget semper</text:p>
          </table:table-cell>
          <table:table-cell table:style-name="ce35" office:value-type="string" calcext:value-type="string">
            <text:p>Java</text:p>
          </table:table-cell>
          <table:table-cell table:style-name="ce35" office:value-type="string" calcext:value-type="string">
            <text:p>#standards #interoperability #trust #market uptake #stakeholder management</text:p>
          </table:table-cell>
          <table:table-cell table:content-validation-name="val11" table:number-columns-repeated="2"/>
          <table:table-cell table:formula="of:=&quot;#A&quot;&amp;RANDBETWEEN(1; 9)&amp;RANDBETWEEN(1; 9)&amp;RANDBETWEEN(1; 9)&amp;RANDBETWEEN(1; 9)&amp;RANDBETWEEN(1; 9)" office:value-type="string" office:string-value="#A11148" calcext:value-type="string">
            <text:p>#A11148</text:p>
          </table:table-cell>
          <table:table-cell table:number-columns-repeated="44"/>
        </table:table-row>
        <table:table-row table:style-name="ro3">
          <table:table-cell table:style-name="ce35" office:value-type="string" calcext:value-type="string">
            <text:p>Lakisha</text:p>
          </table:table-cell>
          <table:table-cell table:style-name="ce35" office:value-type="string" calcext:value-type="string">
            <text:p>Kathline</text:p>
          </table:table-cell>
          <table:table-cell table:style-name="ce35" table:formula="of:=[.A72]&amp;&quot; &quot;&amp;[.B72]" office:value-type="string" office:string-value="Lakisha Kathline" calcext:value-type="string">
            <text:p>Lakisha Kathline</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table:table-cell table:style-name="ce35" table:formula="of:=[.A72]&amp;&quot;@&quot;&amp;[.B72]&amp;&quot;.com&quot;" office:value-type="string" office:string-value="Lakisha@Kathline.com" calcext:value-type="string">
            <text:p>Lakisha@Kathline.com</text:p>
          </table:table-cell>
          <table:table-cell table:style-name="ce35" office:value-type="string" calcext:value-type="string">
            <text:p>762-373-8835</text:p>
          </table:table-cell>
          <table:table-cell table:style-name="ce35" office:value-type="string" calcext:value-type="string">
            <text:p>Gangme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72]&amp;&quot;+&quot;&amp;[.B72]&amp;&quot;&amp;background=&quot;&amp;[.T72]&amp;&quot;&amp;color=fff&quot;" office:value-type="string" office:string-value="https://eu.ui-avatars.com/api/?name=Lakisha+Kathline&amp;background=#A89353&amp;color=fff" calcext:value-type="string">
            <text:p>https://eu.ui-avatars.com/api/?name=Lakisha+Kathline&amp;background=#A89353&amp;color=fff</text:p>
          </table:table-cell>
          <table:table-cell table:style-name="ce35" office:value-type="string" calcext:value-type="string">
            <text:p>Fiveclub</text:p>
          </table:table-cell>
          <table:table-cell table:style-name="ce35" office:value-type="string" calcext:value-type="string">
            <text:p>Quality Engineer</text:p>
          </table:table-cell>
          <table:table-cell table:style-name="ce35" office:value-type="string" calcext:value-type="string">
            <text:p>blandit mi in porttitor pede justo eu massa donec dapibus duis at velit eu est congue elementum in hac habitasse</text:p>
          </table:table-cell>
          <table:table-cell table:style-name="ce35"/>
          <table:table-cell table:style-name="ce35" office:value-type="string" calcext:value-type="string">
            <text:p>#businesmodelling #Leanstartupcoach #teamcoaching</text:p>
          </table:table-cell>
          <table:table-cell table:content-validation-name="val11" table:number-columns-repeated="2"/>
          <table:table-cell table:formula="of:=&quot;#A&quot;&amp;RANDBETWEEN(1; 9)&amp;RANDBETWEEN(1; 9)&amp;RANDBETWEEN(1; 9)&amp;RANDBETWEEN(1; 9)&amp;RANDBETWEEN(1; 9)" office:value-type="string" office:string-value="#A89353" calcext:value-type="string">
            <text:p>#A89353</text:p>
          </table:table-cell>
          <table:table-cell table:number-columns-repeated="44"/>
        </table:table-row>
        <table:table-row table:style-name="ro3">
          <table:table-cell table:style-name="ce35" office:value-type="string" calcext:value-type="string">
            <text:p>Hong</text:p>
          </table:table-cell>
          <table:table-cell table:style-name="ce35" office:value-type="string" calcext:value-type="string">
            <text:p>Dudley</text:p>
          </table:table-cell>
          <table:table-cell table:style-name="ce35" table:formula="of:=[.A73]&amp;&quot; &quot;&amp;[.B73]" office:value-type="string" office:string-value="Hong Dudley" calcext:value-type="string">
            <text:p>Hong Dudley</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73]&amp;&quot;@&quot;&amp;[.B73]&amp;&quot;.com&quot;" office:value-type="string" office:string-value="Hong@Dudley.com" calcext:value-type="string">
            <text:p>Hong@Dudley.com</text:p>
          </table:table-cell>
          <table:table-cell table:style-name="ce35" office:value-type="string" calcext:value-type="string">
            <text:p>390-702-8057</text:p>
          </table:table-cell>
          <table:table-cell table:style-name="ce35" office:value-type="string" calcext:value-type="string">
            <text:p>Mahendranagar</text:p>
          </table:table-cell>
          <table:table-cell table:style-name="ce35" office:value-type="string" calcext:value-type="string">
            <text:p>Nepal</text:p>
          </table:table-cell>
          <table:table-cell table:style-name="ce35" office:value-type="string" calcext:value-type="string">
            <text:p>Female</text:p>
          </table:table-cell>
          <table:table-cell table:style-name="ce41" table:formula="of:=&quot;https://eu.ui-avatars.com/api/?name=&quot;&amp;[.A73]&amp;&quot;+&quot;&amp;[.B73]&amp;&quot;&amp;background=&quot;&amp;[.T73]&amp;&quot;&amp;color=fff&quot;" office:value-type="string" office:string-value="https://eu.ui-avatars.com/api/?name=Hong+Dudley&amp;background=#A22956&amp;color=fff" calcext:value-type="string">
            <text:p>https://eu.ui-avatars.com/api/?name=Hong+Dudley&amp;background=#A22956&amp;color=fff</text:p>
          </table:table-cell>
          <table:table-cell table:style-name="ce35" office:value-type="string" calcext:value-type="string">
            <text:p>Oyondu</text:p>
          </table:table-cell>
          <table:table-cell table:style-name="ce35" office:value-type="string" calcext:value-type="string">
            <text:p>Engineer IV</text:p>
          </table:table-cell>
          <table:table-cell table:style-name="ce35" office:value-type="string" calcext:value-type="string">
            <text:p>lobortis est phasellus sit amet erat nulla tempus vivamus in felis</text:p>
          </table:table-cell>
          <table:table-cell table:style-name="ce35"/>
          <table:table-cell table:style-name="ce35" office:value-type="string" calcext:value-type="string">
            <text:p>#standardization #certification #quality #safety #standards</text:p>
          </table:table-cell>
          <table:table-cell table:content-validation-name="val11" table:number-columns-repeated="2"/>
          <table:table-cell table:formula="of:=&quot;#A&quot;&amp;RANDBETWEEN(1; 9)&amp;RANDBETWEEN(1; 9)&amp;RANDBETWEEN(1; 9)&amp;RANDBETWEEN(1; 9)&amp;RANDBETWEEN(1; 9)" office:value-type="string" office:string-value="#A22956" calcext:value-type="string">
            <text:p>#A22956</text:p>
          </table:table-cell>
          <table:table-cell table:number-columns-repeated="44"/>
        </table:table-row>
        <table:table-row table:style-name="ro3">
          <table:table-cell table:style-name="ce35" office:value-type="string" calcext:value-type="string">
            <text:p>Alana</text:p>
          </table:table-cell>
          <table:table-cell table:style-name="ce35" office:value-type="string" calcext:value-type="string">
            <text:p>Burl</text:p>
          </table:table-cell>
          <table:table-cell table:style-name="ce35" table:formula="of:=[.A74]&amp;&quot; &quot;&amp;[.B74]" office:value-type="string" office:string-value="Alana Burl" calcext:value-type="string">
            <text:p>Alana Burl</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74]&amp;&quot;@&quot;&amp;[.B74]&amp;&quot;.com&quot;" office:value-type="string" office:string-value="Alana@Burl.com" calcext:value-type="string">
            <text:p>Alana@Burl.com</text:p>
          </table:table-cell>
          <table:table-cell table:style-name="ce35" office:value-type="string" calcext:value-type="string">
            <text:p>141-309-9389</text:p>
          </table:table-cell>
          <table:table-cell table:style-name="ce35" office:value-type="string" calcext:value-type="string">
            <text:p>Arhust</text:p>
          </table:table-cell>
          <table:table-cell table:style-name="ce35" office:value-type="string" calcext:value-type="string">
            <text:p>Mongolia</text:p>
          </table:table-cell>
          <table:table-cell table:style-name="ce35" office:value-type="string" calcext:value-type="string">
            <text:p>Female</text:p>
          </table:table-cell>
          <table:table-cell table:style-name="ce41" table:formula="of:=&quot;https://eu.ui-avatars.com/api/?name=&quot;&amp;[.A74]&amp;&quot;+&quot;&amp;[.B74]&amp;&quot;&amp;background=&quot;&amp;[.T74]&amp;&quot;&amp;color=fff&quot;" office:value-type="string" office:string-value="https://eu.ui-avatars.com/api/?name=Alana+Burl&amp;background=#A34913&amp;color=fff" calcext:value-type="string">
            <text:p>https://eu.ui-avatars.com/api/?name=Alana+Burl&amp;background=#A34913&amp;color=fff</text:p>
          </table:table-cell>
          <table:table-cell table:style-name="ce35" office:value-type="string" calcext:value-type="string">
            <text:p>Ntag</text:p>
          </table:table-cell>
          <table:table-cell table:style-name="ce35" office:value-type="string" calcext:value-type="string">
            <text:p>Analog Circuit Design manager</text:p>
          </table:table-cell>
          <table:table-cell table:style-name="ce35" office:value-type="string" calcext:value-type="string">
            <text:p>sollicitudin vitae consectetuer eget rutrum at lorem integer tincidunt ante vel ipsum praesent blandit lacinia erat</text:p>
          </table:table-cell>
          <table:table-cell table:style-name="ce35"/>
          <table:table-cell table:style-name="ce35" office:value-type="string" calcext:value-type="string">
            <text:p>#standards #EPB #energy #buildings #healthybuildings #buildingphysics #noise #light #daylight #ISO52000 #bouw #NEN #consensus #CEN</text:p>
          </table:table-cell>
          <table:table-cell table:content-validation-name="val11" table:number-columns-repeated="2"/>
          <table:table-cell table:formula="of:=&quot;#A&quot;&amp;RANDBETWEEN(1; 9)&amp;RANDBETWEEN(1; 9)&amp;RANDBETWEEN(1; 9)&amp;RANDBETWEEN(1; 9)&amp;RANDBETWEEN(1; 9)" office:value-type="string" office:string-value="#A34913" calcext:value-type="string">
            <text:p>#A34913</text:p>
          </table:table-cell>
          <table:table-cell table:number-columns-repeated="44"/>
        </table:table-row>
        <table:table-row table:style-name="ro3">
          <table:table-cell table:style-name="ce35" office:value-type="string" calcext:value-type="string">
            <text:p>Sheryll</text:p>
          </table:table-cell>
          <table:table-cell table:style-name="ce35" office:value-type="string" calcext:value-type="string">
            <text:p>Renita</text:p>
          </table:table-cell>
          <table:table-cell table:style-name="ce35" table:formula="of:=[.A75]&amp;&quot; &quot;&amp;[.B75]" office:value-type="string" office:string-value="Sheryll Renita" calcext:value-type="string">
            <text:p>Sheryll Renita</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75]&amp;&quot;@&quot;&amp;[.B75]&amp;&quot;.com&quot;" office:value-type="string" office:string-value="Sheryll@Renita.com" calcext:value-type="string">
            <text:p>Sheryll@Renita.com</text:p>
          </table:table-cell>
          <table:table-cell table:style-name="ce35" office:value-type="string" calcext:value-type="string">
            <text:p>148-350-4576</text:p>
          </table:table-cell>
          <table:table-cell table:style-name="ce35" office:value-type="string" calcext:value-type="string">
            <text:p>Capanema</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75]&amp;&quot;+&quot;&amp;[.B75]&amp;&quot;&amp;background=&quot;&amp;[.T75]&amp;&quot;&amp;color=fff&quot;" office:value-type="string" office:string-value="https://eu.ui-avatars.com/api/?name=Sheryll+Renita&amp;background=#A59295&amp;color=fff" calcext:value-type="string">
            <text:p>https://eu.ui-avatars.com/api/?name=Sheryll+Renita&amp;background=#A59295&amp;color=fff</text:p>
          </table:table-cell>
          <table:table-cell table:style-name="ce35" office:value-type="string" calcext:value-type="string">
            <text:p>Jabbertype</text:p>
          </table:table-cell>
          <table:table-cell table:style-name="ce35" office:value-type="string" calcext:value-type="string">
            <text:p>Senior Quality Engineer</text:p>
          </table:table-cell>
          <table:table-cell table:style-name="ce35" office:value-type="string" calcext:value-type="string">
            <text:p>cras pellentesque volutpat dui maecenas tristique est et tempus semper est</text:p>
          </table:table-cell>
          <table:table-cell table:style-name="ce35"/>
          <table:table-cell table:style-name="ce35" office:value-type="string" calcext:value-type="string">
            <text:p>#marketing #communication</text:p>
          </table:table-cell>
          <table:table-cell table:content-validation-name="val11" table:number-columns-repeated="2"/>
          <table:table-cell table:formula="of:=&quot;#A&quot;&amp;RANDBETWEEN(1; 9)&amp;RANDBETWEEN(1; 9)&amp;RANDBETWEEN(1; 9)&amp;RANDBETWEEN(1; 9)&amp;RANDBETWEEN(1; 9)" office:value-type="string" office:string-value="#A59295" calcext:value-type="string">
            <text:p>#A59295</text:p>
          </table:table-cell>
          <table:table-cell table:number-columns-repeated="44"/>
        </table:table-row>
        <table:table-row table:style-name="ro3">
          <table:table-cell table:style-name="ce35" office:value-type="string" calcext:value-type="string">
            <text:p>Cinderella</text:p>
          </table:table-cell>
          <table:table-cell table:style-name="ce35" office:value-type="string" calcext:value-type="string">
            <text:p>Janine</text:p>
          </table:table-cell>
          <table:table-cell table:style-name="ce35" table:formula="of:=[.A76]&amp;&quot; &quot;&amp;[.B76]" office:value-type="string" office:string-value="Cinderella Janine" calcext:value-type="string">
            <text:p>Cinderella Janine</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76]&amp;&quot;@&quot;&amp;[.B76]&amp;&quot;.com&quot;" office:value-type="string" office:string-value="Cinderella@Janine.com" calcext:value-type="string">
            <text:p>Cinderella@Janine.com</text:p>
          </table:table-cell>
          <table:table-cell table:style-name="ce35" office:value-type="string" calcext:value-type="string">
            <text:p>842-449-5393</text:p>
          </table:table-cell>
          <table:table-cell table:style-name="ce35" office:value-type="string" calcext:value-type="string">
            <text:p>Lanat</text:p>
          </table:table-cell>
          <table:table-cell table:style-name="ce35" office:value-type="string" calcext:value-type="string">
            <text:p>Philippines</text:p>
          </table:table-cell>
          <table:table-cell table:style-name="ce35" office:value-type="string" calcext:value-type="string">
            <text:p>Male</text:p>
          </table:table-cell>
          <table:table-cell table:style-name="ce41" table:formula="of:=&quot;https://eu.ui-avatars.com/api/?name=&quot;&amp;[.A76]&amp;&quot;+&quot;&amp;[.B76]&amp;&quot;&amp;background=&quot;&amp;[.T76]&amp;&quot;&amp;color=fff&quot;" office:value-type="string" office:string-value="https://eu.ui-avatars.com/api/?name=Cinderella+Janine&amp;background=#A62657&amp;color=fff" calcext:value-type="string">
            <text:p>https://eu.ui-avatars.com/api/?name=Cinderella+Janine&amp;background=#A62657&amp;color=fff</text:p>
          </table:table-cell>
          <table:table-cell table:style-name="ce35" office:value-type="string" calcext:value-type="string">
            <text:p>Tanoodle</text:p>
          </table:table-cell>
          <table:table-cell table:style-name="ce35" office:value-type="string" calcext:value-type="string">
            <text:p>Design Engineer</text:p>
          </table:table-cell>
          <table:table-cell table:style-name="ce35" office:value-type="string" calcext:value-type="string">
            <text:p>massa donec dapibus duis at velit eu est congue elementum in</text:p>
          </table:table-cell>
          <table:table-cell table:style-name="ce35"/>
          <table:table-cell table:style-name="ce35" office:value-type="string" calcext:value-type="string">
            <text:p>innovatie</text:p>
          </table:table-cell>
          <table:table-cell table:content-validation-name="val11" table:number-columns-repeated="2"/>
          <table:table-cell table:formula="of:=&quot;#A&quot;&amp;RANDBETWEEN(1; 9)&amp;RANDBETWEEN(1; 9)&amp;RANDBETWEEN(1; 9)&amp;RANDBETWEEN(1; 9)&amp;RANDBETWEEN(1; 9)" office:value-type="string" office:string-value="#A62657" calcext:value-type="string">
            <text:p>#A62657</text:p>
          </table:table-cell>
          <table:table-cell table:number-columns-repeated="44"/>
        </table:table-row>
        <table:table-row table:style-name="ro3">
          <table:table-cell table:style-name="ce35" office:value-type="string" calcext:value-type="string">
            <text:p>Maudie</text:p>
          </table:table-cell>
          <table:table-cell table:style-name="ce35" office:value-type="string" calcext:value-type="string">
            <text:p>Shavonda</text:p>
          </table:table-cell>
          <table:table-cell table:style-name="ce35" table:formula="of:=[.A77]&amp;&quot; &quot;&amp;[.B77]" office:value-type="string" office:string-value="Maudie Shavonda" calcext:value-type="string">
            <text:p>Maudie Shavonda</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77]&amp;&quot;@&quot;&amp;[.B77]&amp;&quot;.com&quot;" office:value-type="string" office:string-value="Maudie@Shavonda.com" calcext:value-type="string">
            <text:p>Maudie@Shavonda.com</text:p>
          </table:table-cell>
          <table:table-cell table:style-name="ce35" office:value-type="string" calcext:value-type="string">
            <text:p>559-922-7502</text:p>
          </table:table-cell>
          <table:table-cell table:style-name="ce35" office:value-type="string" calcext:value-type="string">
            <text:p>Il’ya</text:p>
          </table:table-cell>
          <table:table-cell table:style-name="ce35" office:value-type="string" calcext:value-type="string">
            <text:p>Belarus</text:p>
          </table:table-cell>
          <table:table-cell table:style-name="ce35" office:value-type="string" calcext:value-type="string">
            <text:p>Male</text:p>
          </table:table-cell>
          <table:table-cell table:style-name="ce41" table:formula="of:=&quot;https://eu.ui-avatars.com/api/?name=&quot;&amp;[.A77]&amp;&quot;+&quot;&amp;[.B77]&amp;&quot;&amp;background=&quot;&amp;[.T77]&amp;&quot;&amp;color=fff&quot;" office:value-type="string" office:string-value="https://eu.ui-avatars.com/api/?name=Maudie+Shavonda&amp;background=#A22927&amp;color=fff" calcext:value-type="string">
            <text:p>https://eu.ui-avatars.com/api/?name=Maudie+Shavonda&amp;background=#A22927&amp;color=fff</text:p>
          </table:table-cell>
          <table:table-cell table:style-name="ce35" office:value-type="string" calcext:value-type="string">
            <text:p>LiveZ</text:p>
          </table:table-cell>
          <table:table-cell table:style-name="ce35" office:value-type="string" calcext:value-type="string">
            <text:p>Statistician II</text:p>
          </table:table-cell>
          <table:table-cell table:style-name="ce35" office:value-type="string" calcext:value-type="string">
            <text:p>et ultrices posuere cubilia curae duis faucibus accumsan odio curabitur convallis duis</text:p>
          </table:table-cell>
          <table:table-cell table:style-name="ce35" office:value-type="string" calcext:value-type="string">
            <text:p>Java Script,CSS/HTML,Node.js,PHP</text:p>
          </table:table-cell>
          <table:table-cell table:style-name="ce35"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22927" calcext:value-type="string">
            <text:p>#A22927</text:p>
          </table:table-cell>
          <table:table-cell table:number-columns-repeated="44"/>
        </table:table-row>
        <table:table-row table:style-name="ro3">
          <table:table-cell table:style-name="ce35" office:value-type="string" calcext:value-type="string">
            <text:p>Andera</text:p>
          </table:table-cell>
          <table:table-cell table:style-name="ce35" office:value-type="string" calcext:value-type="string">
            <text:p>Veda</text:p>
          </table:table-cell>
          <table:table-cell table:style-name="ce35" table:formula="of:=[.A78]&amp;&quot; &quot;&amp;[.B78]" office:value-type="string" office:string-value="Andera Veda" calcext:value-type="string">
            <text:p>Andera Veda</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78]&amp;&quot;@&quot;&amp;[.B78]&amp;&quot;.com&quot;" office:value-type="string" office:string-value="Andera@Veda.com" calcext:value-type="string">
            <text:p>Andera@Veda.com</text:p>
          </table:table-cell>
          <table:table-cell table:style-name="ce35" office:value-type="string" calcext:value-type="string">
            <text:p>848-125-9395</text:p>
          </table:table-cell>
          <table:table-cell table:style-name="ce35" office:value-type="string" calcext:value-type="string">
            <text:p>P’yŏngsŏng</text:p>
          </table:table-cell>
          <table:table-cell table:style-name="ce35" office:value-type="string" calcext:value-type="string">
            <text:p>North Korea</text:p>
          </table:table-cell>
          <table:table-cell table:style-name="ce35" office:value-type="string" calcext:value-type="string">
            <text:p>Male</text:p>
          </table:table-cell>
          <table:table-cell table:style-name="ce41" table:formula="of:=&quot;https://eu.ui-avatars.com/api/?name=&quot;&amp;[.A78]&amp;&quot;+&quot;&amp;[.B78]&amp;&quot;&amp;background=&quot;&amp;[.T78]&amp;&quot;&amp;color=fff&quot;" office:value-type="string" office:string-value="https://eu.ui-avatars.com/api/?name=Andera+Veda&amp;background=#A37538&amp;color=fff" calcext:value-type="string">
            <text:p>https://eu.ui-avatars.com/api/?name=Andera+Veda&amp;background=#A37538&amp;color=fff</text:p>
          </table:table-cell>
          <table:table-cell table:style-name="ce35" office:value-type="string" calcext:value-type="string">
            <text:p>Eire</text:p>
          </table:table-cell>
          <table:table-cell table:style-name="ce35" office:value-type="string" calcext:value-type="string">
            <text:p>Accounting Assistant IV</text:p>
          </table:table-cell>
          <table:table-cell table:style-name="ce35" office:value-type="string" calcext:value-type="string">
            <text:p>amet lobortis sapien sapien non mi integer ac neque duis bibendum morbi non quam nec dui luctus rutrum</text:p>
          </table:table-cell>
          <table:table-cell table:style-name="ce35" office:value-type="string" calcext:value-type="string">
            <text:p>CSS/HTML,Python,Node.js,Rust,Solidity</text:p>
          </table:table-cell>
          <table:table-cell table:style-name="ce35"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37538" calcext:value-type="string">
            <text:p>#A37538</text:p>
          </table:table-cell>
          <table:table-cell table:number-columns-repeated="44"/>
        </table:table-row>
        <table:table-row table:style-name="ro3">
          <table:table-cell table:style-name="ce35" office:value-type="string" calcext:value-type="string">
            <text:p>Les</text:p>
          </table:table-cell>
          <table:table-cell table:style-name="ce35" office:value-type="string" calcext:value-type="string">
            <text:p>Bobbi</text:p>
          </table:table-cell>
          <table:table-cell table:style-name="ce35" table:formula="of:=[.A79]&amp;&quot; &quot;&amp;[.B79]" office:value-type="string" office:string-value="Les Bobbi" calcext:value-type="string">
            <text:p>Les Bobbi</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79]&amp;&quot;@&quot;&amp;[.B79]&amp;&quot;.com&quot;" office:value-type="string" office:string-value="Les@Bobbi.com" calcext:value-type="string">
            <text:p>Les@Bobbi.com</text:p>
          </table:table-cell>
          <table:table-cell table:style-name="ce35" office:value-type="string" calcext:value-type="string">
            <text:p>533-889-8852</text:p>
          </table:table-cell>
          <table:table-cell table:style-name="ce35" office:value-type="string" calcext:value-type="string">
            <text:p>Penggakrajeng</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79]&amp;&quot;+&quot;&amp;[.B79]&amp;&quot;&amp;background=&quot;&amp;[.T79]&amp;&quot;&amp;color=fff&quot;" office:value-type="string" office:string-value="https://eu.ui-avatars.com/api/?name=Les+Bobbi&amp;background=#A87817&amp;color=fff" calcext:value-type="string">
            <text:p>https://eu.ui-avatars.com/api/?name=Les+Bobbi&amp;background=#A87817&amp;color=fff</text:p>
          </table:table-cell>
          <table:table-cell table:style-name="ce35" office:value-type="string" calcext:value-type="string">
            <text:p>Zoomzone</text:p>
          </table:table-cell>
          <table:table-cell table:style-name="ce35" office:value-type="string" calcext:value-type="string">
            <text:p>Senior Financial Analyst</text:p>
          </table:table-cell>
          <table:table-cell table:style-name="ce35" office:value-type="string" calcext:value-type="string">
            <text:p>ultrices posuere cubilia curae duis faucibus accumsan odio curabitur convallis duis consequat dui nec nisi volutpat eleifend donec</text:p>
          </table:table-cell>
          <table:table-cell table:style-name="ce35" office:value-type="string" calcext:value-type="string">
            <text:p>Java Script,CSS/HTML,Elm</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87817" calcext:value-type="string">
            <text:p>#A87817</text:p>
          </table:table-cell>
          <table:table-cell table:number-columns-repeated="44"/>
        </table:table-row>
        <table:table-row table:style-name="ro3">
          <table:table-cell table:style-name="ce35" office:value-type="string" calcext:value-type="string">
            <text:p>Augustine</text:p>
          </table:table-cell>
          <table:table-cell table:style-name="ce35" office:value-type="string" calcext:value-type="string">
            <text:p>Tia</text:p>
          </table:table-cell>
          <table:table-cell table:style-name="ce35" table:formula="of:=[.A80]&amp;&quot; &quot;&amp;[.B80]" office:value-type="string" office:string-value="Augustine Tia" calcext:value-type="string">
            <text:p>Augustine Tia</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0]&amp;&quot;@&quot;&amp;[.B80]&amp;&quot;.com&quot;" office:value-type="string" office:string-value="Augustine@Tia.com" calcext:value-type="string">
            <text:p>Augustine@Tia.com</text:p>
          </table:table-cell>
          <table:table-cell table:style-name="ce35" office:value-type="string" calcext:value-type="string">
            <text:p>583-122-1541</text:p>
          </table:table-cell>
          <table:table-cell table:style-name="ce35" office:value-type="string" calcext:value-type="string">
            <text:p>Panenggoed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80]&amp;&quot;+&quot;&amp;[.B80]&amp;&quot;&amp;background=&quot;&amp;[.T80]&amp;&quot;&amp;color=fff&quot;" office:value-type="string" office:string-value="https://eu.ui-avatars.com/api/?name=Augustine+Tia&amp;background=#A48538&amp;color=fff" calcext:value-type="string">
            <text:p>https://eu.ui-avatars.com/api/?name=Augustine+Tia&amp;background=#A48538&amp;color=fff</text:p>
          </table:table-cell>
          <table:table-cell table:style-name="ce35" office:value-type="string" calcext:value-type="string">
            <text:p>Quamba</text:p>
          </table:table-cell>
          <table:table-cell table:style-name="ce35" office:value-type="string" calcext:value-type="string">
            <text:p>Research Associate</text:p>
          </table:table-cell>
          <table:table-cell table:style-name="ce35" office:value-type="string" calcext:value-type="string">
            <text:p>suscipit nulla elit ac nulla sed vel enim sit amet nunc viverra dapibus nulla suscipit ligula in lacus curabitur</text:p>
          </table:table-cell>
          <table:table-cell table:style-name="ce35" office:value-type="string" calcext:value-type="string">
            <text:p>Java Script,Swift,CSS/HTML,Node.js,GraphQL</text:p>
          </table:table-cell>
          <table:table-cell table:style-name="ce35"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48538" calcext:value-type="string">
            <text:p>#A48538</text:p>
          </table:table-cell>
          <table:table-cell table:number-columns-repeated="44"/>
        </table:table-row>
        <table:table-row table:style-name="ro3">
          <table:table-cell table:style-name="ce35" office:value-type="string" calcext:value-type="string">
            <text:p>Jessia</text:p>
          </table:table-cell>
          <table:table-cell table:style-name="ce35" office:value-type="string" calcext:value-type="string">
            <text:p>Leonida</text:p>
          </table:table-cell>
          <table:table-cell table:style-name="ce35" table:formula="of:=[.A81]&amp;&quot; &quot;&amp;[.B81]" office:value-type="string" office:string-value="Jessia Leonida" calcext:value-type="string">
            <text:p>Jessia Leonida</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1]&amp;&quot;@&quot;&amp;[.B81]&amp;&quot;.com&quot;" office:value-type="string" office:string-value="Jessia@Leonida.com" calcext:value-type="string">
            <text:p>Jessia@Leonida.com</text:p>
          </table:table-cell>
          <table:table-cell table:style-name="ce35" office:value-type="string" calcext:value-type="string">
            <text:p>486-699-1969</text:p>
          </table:table-cell>
          <table:table-cell table:style-name="ce35" office:value-type="string" calcext:value-type="string">
            <text:p>Yinke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81]&amp;&quot;+&quot;&amp;[.B81]&amp;&quot;&amp;background=&quot;&amp;[.T81]&amp;&quot;&amp;color=fff&quot;" office:value-type="string" office:string-value="https://eu.ui-avatars.com/api/?name=Jessia+Leonida&amp;background=#A46749&amp;color=fff" calcext:value-type="string">
            <text:p>https://eu.ui-avatars.com/api/?name=Jessia+Leonida&amp;background=#A46749&amp;color=fff</text:p>
          </table:table-cell>
          <table:table-cell table:style-name="ce35" office:value-type="string" calcext:value-type="string">
            <text:p>Eire</text:p>
          </table:table-cell>
          <table:table-cell table:style-name="ce35" office:value-type="string" calcext:value-type="string">
            <text:p>Health Coach II</text:p>
          </table:table-cell>
          <table:table-cell table:style-name="ce35" office:value-type="string" calcext:value-type="string">
            <text:p>tellus nisi eu orci mauris lacinia sapien quis libero nullam</text:p>
          </table:table-cell>
          <table:table-cell table:style-name="ce35" office:value-type="string" calcext:value-type="string">
            <text:p>lunarpunklabs</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46749" calcext:value-type="string">
            <text:p>#A46749</text:p>
          </table:table-cell>
          <table:table-cell table:number-columns-repeated="44"/>
        </table:table-row>
        <table:table-row table:style-name="ro3">
          <table:table-cell table:style-name="ce35" office:value-type="string" calcext:value-type="string">
            <text:p>Kerstin</text:p>
          </table:table-cell>
          <table:table-cell table:style-name="ce35" office:value-type="string" calcext:value-type="string">
            <text:p>Barney</text:p>
          </table:table-cell>
          <table:table-cell table:style-name="ce35" table:formula="of:=[.A82]&amp;&quot; &quot;&amp;[.B82]" office:value-type="string" office:string-value="Kerstin Barney" calcext:value-type="string">
            <text:p>Kerstin Barney</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2]&amp;&quot;@&quot;&amp;[.B82]&amp;&quot;.com&quot;" office:value-type="string" office:string-value="Kerstin@Barney.com" calcext:value-type="string">
            <text:p>Kerstin@Barney.com</text:p>
          </table:table-cell>
          <table:table-cell table:style-name="ce35" office:value-type="string" calcext:value-type="string">
            <text:p>997-871-3231</text:p>
          </table:table-cell>
          <table:table-cell table:style-name="ce35" office:value-type="string" calcext:value-type="string">
            <text:p>Jambubol</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82]&amp;&quot;+&quot;&amp;[.B82]&amp;&quot;&amp;background=&quot;&amp;[.T82]&amp;&quot;&amp;color=fff&quot;" office:value-type="string" office:string-value="https://eu.ui-avatars.com/api/?name=Kerstin+Barney&amp;background=#A94933&amp;color=fff" calcext:value-type="string">
            <text:p>https://eu.ui-avatars.com/api/?name=Kerstin+Barney&amp;background=#A94933&amp;color=fff</text:p>
          </table:table-cell>
          <table:table-cell table:style-name="ce35" office:value-type="string" calcext:value-type="string">
            <text:p>Brainlounge</text:p>
          </table:table-cell>
          <table:table-cell table:style-name="ce35" office:value-type="string" calcext:value-type="string">
            <text:p>VP Accounting</text:p>
          </table:table-cell>
          <table:table-cell table:style-name="ce35" office:value-type="string" calcext:value-type="string">
            <text:p>luctus et ultrices posuere cubilia curae duis faucibus accumsan odio curabitur convallis</text:p>
          </table:table-cell>
          <table:table-cell table:style-name="ce35" office:value-type="string" calcext:value-type="string">
            <text:p>Java Script,CSS/HTML,Node.js,PHP,XML</text:p>
          </table:table-cell>
          <table:table-cell table:style-name="ce35"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94933" calcext:value-type="string">
            <text:p>#A94933</text:p>
          </table:table-cell>
          <table:table-cell table:number-columns-repeated="44"/>
        </table:table-row>
        <table:table-row table:style-name="ro3">
          <table:table-cell table:style-name="ce35" office:value-type="string" calcext:value-type="string">
            <text:p>Chester</text:p>
          </table:table-cell>
          <table:table-cell table:style-name="ce35" office:value-type="string" calcext:value-type="string">
            <text:p>Isiah</text:p>
          </table:table-cell>
          <table:table-cell table:style-name="ce35" table:formula="of:=[.A83]&amp;&quot; &quot;&amp;[.B83]" office:value-type="string" office:string-value="Chester Isiah" calcext:value-type="string">
            <text:p>Chester Isiah</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3]&amp;&quot;@&quot;&amp;[.B83]&amp;&quot;.com&quot;" office:value-type="string" office:string-value="Chester@Isiah.com" calcext:value-type="string">
            <text:p>Chester@Isiah.com</text:p>
          </table:table-cell>
          <table:table-cell table:style-name="ce35" office:value-type="string" calcext:value-type="string">
            <text:p>287-549-7116</text:p>
          </table:table-cell>
          <table:table-cell table:style-name="ce35" office:value-type="string" calcext:value-type="string">
            <text:p>Skibbereen</text:p>
          </table:table-cell>
          <table:table-cell table:style-name="ce35" office:value-type="string" calcext:value-type="string">
            <text:p>Ireland</text:p>
          </table:table-cell>
          <table:table-cell table:style-name="ce35" office:value-type="string" calcext:value-type="string">
            <text:p>Female</text:p>
          </table:table-cell>
          <table:table-cell table:style-name="ce41" table:formula="of:=&quot;https://eu.ui-avatars.com/api/?name=&quot;&amp;[.A83]&amp;&quot;+&quot;&amp;[.B83]&amp;&quot;&amp;background=&quot;&amp;[.T83]&amp;&quot;&amp;color=fff&quot;" office:value-type="string" office:string-value="https://eu.ui-avatars.com/api/?name=Chester+Isiah&amp;background=#A78265&amp;color=fff" calcext:value-type="string">
            <text:p>https://eu.ui-avatars.com/api/?name=Chester+Isiah&amp;background=#A78265&amp;color=fff</text:p>
          </table:table-cell>
          <table:table-cell table:style-name="ce35" office:value-type="string" calcext:value-type="string">
            <text:p>Quimm</text:p>
          </table:table-cell>
          <table:table-cell table:style-name="ce35" office:value-type="string" calcext:value-type="string">
            <text:p>Editor</text:p>
          </table:table-cell>
          <table:table-cell table:style-name="ce35" office:value-type="string" calcext:value-type="string">
            <text:p>rhoncus sed vestibulum sit amet cursus id turpis integer aliquet massa id lobortis convallis</text:p>
          </table:table-cell>
          <table:table-cell table:style-name="ce35"/>
          <table:table-cell table:style-name="ce35"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78265" calcext:value-type="string">
            <text:p>#A78265</text:p>
          </table:table-cell>
          <table:table-cell table:number-columns-repeated="44"/>
        </table:table-row>
        <table:table-row table:style-name="ro3">
          <table:table-cell table:style-name="ce35" office:value-type="string" calcext:value-type="string">
            <text:p>Alvina</text:p>
          </table:table-cell>
          <table:table-cell table:style-name="ce35" office:value-type="string" calcext:value-type="string">
            <text:p>Eloisa</text:p>
          </table:table-cell>
          <table:table-cell table:style-name="ce35" table:formula="of:=[.A84]&amp;&quot; &quot;&amp;[.B84]" office:value-type="string" office:string-value="Alvina Eloisa" calcext:value-type="string">
            <text:p>Alvina Eloisa</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4]&amp;&quot;@&quot;&amp;[.B84]&amp;&quot;.com&quot;" office:value-type="string" office:string-value="Alvina@Eloisa.com" calcext:value-type="string">
            <text:p>Alvina@Eloisa.com</text:p>
          </table:table-cell>
          <table:table-cell table:style-name="ce35" office:value-type="string" calcext:value-type="string">
            <text:p>906-886-7818</text:p>
          </table:table-cell>
          <table:table-cell table:style-name="ce35" office:value-type="string" calcext:value-type="string">
            <text:p>Langue</text:p>
          </table:table-cell>
          <table:table-cell table:style-name="ce35" office:value-type="string" calcext:value-type="string">
            <text:p>Honduras</text:p>
          </table:table-cell>
          <table:table-cell table:style-name="ce35" office:value-type="string" calcext:value-type="string">
            <text:p>Male</text:p>
          </table:table-cell>
          <table:table-cell table:style-name="ce41" table:formula="of:=&quot;https://eu.ui-avatars.com/api/?name=&quot;&amp;[.A84]&amp;&quot;+&quot;&amp;[.B84]&amp;&quot;&amp;background=&quot;&amp;[.T84]&amp;&quot;&amp;color=fff&quot;" office:value-type="string" office:string-value="https://eu.ui-avatars.com/api/?name=Alvina+Eloisa&amp;background=#A51694&amp;color=fff" calcext:value-type="string">
            <text:p>https://eu.ui-avatars.com/api/?name=Alvina+Eloisa&amp;background=#A51694&amp;color=fff</text:p>
          </table:table-cell>
          <table:table-cell table:style-name="ce35" office:value-type="string" calcext:value-type="string">
            <text:p>Katz</text:p>
          </table:table-cell>
          <table:table-cell table:style-name="ce35" office:value-type="string" calcext:value-type="string">
            <text:p>Recruiter</text:p>
          </table:table-cell>
          <table:table-cell table:style-name="ce35" office:value-type="string" calcext:value-type="string">
            <text:p>lacinia sapien quis libero nullam sit amet turpis elementum ligula vehicula consequat morbi</text:p>
          </table:table-cell>
          <table:table-cell table:style-name="ce35"/>
          <table:table-cell table:style-name="ce35"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51694" calcext:value-type="string">
            <text:p>#A51694</text:p>
          </table:table-cell>
          <table:table-cell table:number-columns-repeated="44"/>
        </table:table-row>
        <table:table-row table:style-name="ro3">
          <table:table-cell table:style-name="ce35" office:value-type="string" calcext:value-type="string">
            <text:p>Penny</text:p>
          </table:table-cell>
          <table:table-cell table:style-name="ce35" office:value-type="string" calcext:value-type="string">
            <text:p>Gracie</text:p>
          </table:table-cell>
          <table:table-cell table:style-name="ce35" table:formula="of:=[.A85]&amp;&quot; &quot;&amp;[.B85]" office:value-type="string" office:string-value="Penny Gracie" calcext:value-type="string">
            <text:p>Penny Gracie</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5]&amp;&quot;@&quot;&amp;[.B85]&amp;&quot;.com&quot;" office:value-type="string" office:string-value="Penny@Gracie.com" calcext:value-type="string">
            <text:p>Penny@Gracie.com</text:p>
          </table:table-cell>
          <table:table-cell table:style-name="ce35" office:value-type="string" calcext:value-type="string">
            <text:p>589-316-0828</text:p>
          </table:table-cell>
          <table:table-cell table:style-name="ce35" office:value-type="string" calcext:value-type="string">
            <text:p>Zhengguo</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85]&amp;&quot;+&quot;&amp;[.B85]&amp;&quot;&amp;background=&quot;&amp;[.T85]&amp;&quot;&amp;color=fff&quot;" office:value-type="string" office:string-value="https://eu.ui-avatars.com/api/?name=Penny+Gracie&amp;background=#A23851&amp;color=fff" calcext:value-type="string">
            <text:p>https://eu.ui-avatars.com/api/?name=Penny+Gracie&amp;background=#A23851&amp;color=fff</text:p>
          </table:table-cell>
          <table:table-cell table:style-name="ce35" office:value-type="string" calcext:value-type="string">
            <text:p>Gigaclub</text:p>
          </table:table-cell>
          <table:table-cell table:style-name="ce35" office:value-type="string" calcext:value-type="string">
            <text:p>VP Marketing</text:p>
          </table:table-cell>
          <table:table-cell table:style-name="ce35" office:value-type="string" calcext:value-type="string">
            <text:p>eu orci mauris lacinia sapien quis libero nullam sit amet turpis elementum</text:p>
          </table:table-cell>
          <table:table-cell table:style-name="ce35"/>
          <table:table-cell table:style-name="ce35"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23851" calcext:value-type="string">
            <text:p>#A23851</text:p>
          </table:table-cell>
          <table:table-cell table:number-columns-repeated="44"/>
        </table:table-row>
        <table:table-row table:style-name="ro3">
          <table:table-cell table:style-name="ce35" office:value-type="string" calcext:value-type="string">
            <text:p>Reda</text:p>
          </table:table-cell>
          <table:table-cell table:style-name="ce35" office:value-type="string" calcext:value-type="string">
            <text:p>Edelmira</text:p>
          </table:table-cell>
          <table:table-cell table:style-name="ce35" table:formula="of:=[.A86]&amp;&quot; &quot;&amp;[.B86]" office:value-type="string" office:string-value="Reda Edelmira" calcext:value-type="string">
            <text:p>Reda Edelmira</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6]&amp;&quot;@&quot;&amp;[.B86]&amp;&quot;.com&quot;" office:value-type="string" office:string-value="Reda@Edelmira.com" calcext:value-type="string">
            <text:p>Reda@Edelmira.com</text:p>
          </table:table-cell>
          <table:table-cell table:style-name="ce35" office:value-type="string" calcext:value-type="string">
            <text:p>779-519-3746</text:p>
          </table:table-cell>
          <table:table-cell table:style-name="ce35" office:value-type="string" calcext:value-type="string">
            <text:p>Renx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86]&amp;&quot;+&quot;&amp;[.B86]&amp;&quot;&amp;background=&quot;&amp;[.T86]&amp;&quot;&amp;color=fff&quot;" office:value-type="string" office:string-value="https://eu.ui-avatars.com/api/?name=Reda+Edelmira&amp;background=#A57343&amp;color=fff" calcext:value-type="string">
            <text:p>https://eu.ui-avatars.com/api/?name=Reda+Edelmira&amp;background=#A57343&amp;color=fff</text:p>
          </table:table-cell>
          <table:table-cell table:style-name="ce35" office:value-type="string" calcext:value-type="string">
            <text:p>Thoughtmix</text:p>
          </table:table-cell>
          <table:table-cell table:style-name="ce35" office:value-type="string" calcext:value-type="string">
            <text:p>VP Product Management</text:p>
          </table:table-cell>
          <table:table-cell table:style-name="ce35" office:value-type="string" calcext:value-type="string">
            <text:p>nisi nam ultrices libero non mattis pulvinar nulla pede ullamcorper augue a suscipit nulla elit ac nulla</text:p>
          </table:table-cell>
          <table:table-cell table:style-name="ce35"/>
          <table:table-cell table:style-name="ce35"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57343" calcext:value-type="string">
            <text:p>#A57343</text:p>
          </table:table-cell>
          <table:table-cell table:number-columns-repeated="44"/>
        </table:table-row>
        <table:table-row table:style-name="ro3">
          <table:table-cell table:style-name="ce35" office:value-type="string" calcext:value-type="string">
            <text:p>Francie</text:p>
          </table:table-cell>
          <table:table-cell table:style-name="ce35" office:value-type="string" calcext:value-type="string">
            <text:p>Jaymie</text:p>
          </table:table-cell>
          <table:table-cell table:style-name="ce35" table:formula="of:=[.A87]&amp;&quot; &quot;&amp;[.B87]" office:value-type="string" office:string-value="Francie Jaymie" calcext:value-type="string">
            <text:p>Francie Jaymie</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7]&amp;&quot;@&quot;&amp;[.B87]&amp;&quot;.com&quot;" office:value-type="string" office:string-value="Francie@Jaymie.com" calcext:value-type="string">
            <text:p>Francie@Jaymie.com</text:p>
          </table:table-cell>
          <table:table-cell table:style-name="ce35" office:value-type="string" calcext:value-type="string">
            <text:p>992-564-1784</text:p>
          </table:table-cell>
          <table:table-cell table:style-name="ce35" office:value-type="string" calcext:value-type="string">
            <text:p>Dangchang Chengguanzhen</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87]&amp;&quot;+&quot;&amp;[.B87]&amp;&quot;&amp;background=&quot;&amp;[.T87]&amp;&quot;&amp;color=fff&quot;" office:value-type="string" office:string-value="https://eu.ui-avatars.com/api/?name=Francie+Jaymie&amp;background=#A35425&amp;color=fff" calcext:value-type="string">
            <text:p>https://eu.ui-avatars.com/api/?name=Francie+Jaymie&amp;background=#A35425&amp;color=fff</text:p>
          </table:table-cell>
          <table:table-cell table:style-name="ce35" office:value-type="string" calcext:value-type="string">
            <text:p>Oyope</text:p>
          </table:table-cell>
          <table:table-cell table:style-name="ce35" office:value-type="string" calcext:value-type="string">
            <text:p>Chemical Engineer</text:p>
          </table:table-cell>
          <table:table-cell table:style-name="ce35" office:value-type="string" calcext:value-type="string">
            <text:p>vitae consectetuer eget rutrum at lorem integer tincidunt ante vel</text:p>
          </table:table-cell>
          <table:table-cell table:style-name="ce35" office:value-type="string" calcext:value-type="string">
            <text:p>Java Script,Java,C#,CSS/HTML,Node.js,PHP,Solidity</text:p>
          </table:table-cell>
          <table:table-cell table:style-name="ce35"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35425" calcext:value-type="string">
            <text:p>#A35425</text:p>
          </table:table-cell>
          <table:table-cell table:number-columns-repeated="44"/>
        </table:table-row>
        <table:table-row table:style-name="ro3">
          <table:table-cell table:style-name="ce35" office:value-type="string" calcext:value-type="string">
            <text:p>Edris</text:p>
          </table:table-cell>
          <table:table-cell table:style-name="ce35" office:value-type="string" calcext:value-type="string">
            <text:p>Pearline</text:p>
          </table:table-cell>
          <table:table-cell table:style-name="ce35" table:formula="of:=[.A88]&amp;&quot; &quot;&amp;[.B88]" office:value-type="string" office:string-value="Edris Pearline" calcext:value-type="string">
            <text:p>Edris Pearline</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8]&amp;&quot;@&quot;&amp;[.B88]&amp;&quot;.com&quot;" office:value-type="string" office:string-value="Edris@Pearline.com" calcext:value-type="string">
            <text:p>Edris@Pearline.com</text:p>
          </table:table-cell>
          <table:table-cell table:style-name="ce35" office:value-type="string" calcext:value-type="string">
            <text:p>386-730-1549</text:p>
          </table:table-cell>
          <table:table-cell table:style-name="ce35" office:value-type="string" calcext:value-type="string">
            <text:p>Dschang</text:p>
          </table:table-cell>
          <table:table-cell table:style-name="ce35" office:value-type="string" calcext:value-type="string">
            <text:p>Cameroon</text:p>
          </table:table-cell>
          <table:table-cell table:style-name="ce35" office:value-type="string" calcext:value-type="string">
            <text:p>Male</text:p>
          </table:table-cell>
          <table:table-cell table:style-name="ce41" table:formula="of:=&quot;https://eu.ui-avatars.com/api/?name=&quot;&amp;[.A88]&amp;&quot;+&quot;&amp;[.B88]&amp;&quot;&amp;background=&quot;&amp;[.T88]&amp;&quot;&amp;color=fff&quot;" office:value-type="string" office:string-value="https://eu.ui-avatars.com/api/?name=Edris+Pearline&amp;background=#A48813&amp;color=fff" calcext:value-type="string">
            <text:p>https://eu.ui-avatars.com/api/?name=Edris+Pearline&amp;background=#A48813&amp;color=fff</text:p>
          </table:table-cell>
          <table:table-cell table:style-name="ce35" office:value-type="string" calcext:value-type="string">
            <text:p>Tagpad</text:p>
          </table:table-cell>
          <table:table-cell table:style-name="ce35" office:value-type="string" calcext:value-type="string">
            <text:p>Director of Sales</text:p>
          </table:table-cell>
          <table:table-cell table:style-name="ce35" office:value-type="string" calcext:value-type="string">
            <text:p>sagittis dui vel nisl duis ac nibh fusce lacus purus</text:p>
          </table:table-cell>
          <table:table-cell table:style-name="ce35" office:value-type="string" calcext:value-type="string">
            <text:p>Solidity</text:p>
          </table:table-cell>
          <table:table-cell table:style-name="ce35"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48813" calcext:value-type="string">
            <text:p>#A48813</text:p>
          </table:table-cell>
          <table:table-cell table:number-columns-repeated="44"/>
        </table:table-row>
        <table:table-row table:style-name="ro3">
          <table:table-cell table:style-name="ce35" office:value-type="string" calcext:value-type="string">
            <text:p>Chrystal</text:p>
          </table:table-cell>
          <table:table-cell table:style-name="ce35" office:value-type="string" calcext:value-type="string">
            <text:p>Shirlee</text:p>
          </table:table-cell>
          <table:table-cell table:style-name="ce35" table:formula="of:=[.A89]&amp;&quot; &quot;&amp;[.B89]" office:value-type="string" office:string-value="Chrystal Shirlee" calcext:value-type="string">
            <text:p>Chrystal Shirlee</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89]&amp;&quot;@&quot;&amp;[.B89]&amp;&quot;.com&quot;" office:value-type="string" office:string-value="Chrystal@Shirlee.com" calcext:value-type="string">
            <text:p>Chrystal@Shirlee.com</text:p>
          </table:table-cell>
          <table:table-cell table:style-name="ce35" office:value-type="string" calcext:value-type="string">
            <text:p>694-400-7013</text:p>
          </table:table-cell>
          <table:table-cell table:style-name="ce35" office:value-type="string" calcext:value-type="string">
            <text:p>Shiji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89]&amp;&quot;+&quot;&amp;[.B89]&amp;&quot;&amp;background=&quot;&amp;[.T89]&amp;&quot;&amp;color=fff&quot;" office:value-type="string" office:string-value="https://eu.ui-avatars.com/api/?name=Chrystal+Shirlee&amp;background=#A67721&amp;color=fff" calcext:value-type="string">
            <text:p>https://eu.ui-avatars.com/api/?name=Chrystal+Shirlee&amp;background=#A67721&amp;color=fff</text:p>
          </table:table-cell>
          <table:table-cell table:style-name="ce35" office:value-type="string" calcext:value-type="string">
            <text:p>Youtags</text:p>
          </table:table-cell>
          <table:table-cell table:style-name="ce35" office:value-type="string" calcext:value-type="string">
            <text:p>Senior Quality Engineer</text:p>
          </table:table-cell>
          <table:table-cell table:style-name="ce35" office:value-type="string" calcext:value-type="string">
            <text:p>sapien iaculis congue vivamus metus arcu adipiscing molestie hendrerit at vulputate vitae</text:p>
          </table:table-cell>
          <table:table-cell table:style-name="ce35" office:value-type="string" calcext:value-type="string">
            <text:p>Ruby</text:p>
          </table:table-cell>
          <table:table-cell table:style-name="ce35"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67721" calcext:value-type="string">
            <text:p>#A67721</text:p>
          </table:table-cell>
          <table:table-cell table:number-columns-repeated="44"/>
        </table:table-row>
        <table:table-row table:style-name="ro3">
          <table:table-cell table:style-name="ce35" office:value-type="string" calcext:value-type="string">
            <text:p>Donette</text:p>
          </table:table-cell>
          <table:table-cell table:style-name="ce35" office:value-type="string" calcext:value-type="string">
            <text:p>Belen</text:p>
          </table:table-cell>
          <table:table-cell table:style-name="ce35" table:formula="of:=[.A90]&amp;&quot; &quot;&amp;[.B90]" office:value-type="string" office:string-value="Donette Belen" calcext:value-type="string">
            <text:p>Donette Belen</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90]&amp;&quot;@&quot;&amp;[.B90]&amp;&quot;.com&quot;" office:value-type="string" office:string-value="Donette@Belen.com" calcext:value-type="string">
            <text:p>Donette@Belen.com</text:p>
          </table:table-cell>
          <table:table-cell table:style-name="ce35" office:value-type="string" calcext:value-type="string">
            <text:p>678-433-8246</text:p>
          </table:table-cell>
          <table:table-cell table:style-name="ce35" office:value-type="string" calcext:value-type="string">
            <text:p>Kamyshevka Vtoraya</text:p>
          </table:table-cell>
          <table:table-cell table:style-name="ce35" office:value-type="string" calcext:value-type="string">
            <text:p>Ukraine</text:p>
          </table:table-cell>
          <table:table-cell table:style-name="ce35" office:value-type="string" calcext:value-type="string">
            <text:p>Male</text:p>
          </table:table-cell>
          <table:table-cell table:style-name="ce41" table:formula="of:=&quot;https://eu.ui-avatars.com/api/?name=&quot;&amp;[.A90]&amp;&quot;+&quot;&amp;[.B90]&amp;&quot;&amp;background=&quot;&amp;[.T90]&amp;&quot;&amp;color=fff&quot;" office:value-type="string" office:string-value="https://eu.ui-avatars.com/api/?name=Donette+Belen&amp;background=#A19396&amp;color=fff" calcext:value-type="string">
            <text:p>https://eu.ui-avatars.com/api/?name=Donette+Belen&amp;background=#A19396&amp;color=fff</text:p>
          </table:table-cell>
          <table:table-cell table:style-name="ce35" office:value-type="string" calcext:value-type="string">
            <text:p>Camido</text:p>
          </table:table-cell>
          <table:table-cell table:style-name="ce35" office:value-type="string" calcext:value-type="string">
            <text:p>Staff Accountant I</text:p>
          </table:table-cell>
          <table:table-cell table:style-name="ce35" office:value-type="string" calcext:value-type="string">
            <text:p>scelerisque mauris sit amet eros suspendisse accumsan tortor quis turpis sed</text:p>
          </table:table-cell>
          <table:table-cell table:style-name="ce35" office:value-type="string" calcext:value-type="string">
            <text:p>Java Script,CSS/HTML,Node.js,Solidity</text:p>
          </table:table-cell>
          <table:table-cell table:style-name="ce35"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19396" calcext:value-type="string">
            <text:p>#A19396</text:p>
          </table:table-cell>
          <table:table-cell table:number-columns-repeated="44"/>
        </table:table-row>
        <table:table-row table:style-name="ro3">
          <table:table-cell table:style-name="ce35" office:value-type="string" calcext:value-type="string">
            <text:p>Lourdes</text:p>
          </table:table-cell>
          <table:table-cell table:style-name="ce35" office:value-type="string" calcext:value-type="string">
            <text:p>Caroline</text:p>
          </table:table-cell>
          <table:table-cell table:style-name="ce35" table:formula="of:=[.A91]&amp;&quot; &quot;&amp;[.B91]" office:value-type="string" office:string-value="Lourdes Caroline" calcext:value-type="string">
            <text:p>Lourdes Caroline</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91]&amp;&quot;@&quot;&amp;[.B91]&amp;&quot;.com&quot;" office:value-type="string" office:string-value="Lourdes@Caroline.com" calcext:value-type="string">
            <text:p>Lourdes@Caroline.com</text:p>
          </table:table-cell>
          <table:table-cell table:style-name="ce35" office:value-type="string" calcext:value-type="string">
            <text:p>818-826-0199</text:p>
          </table:table-cell>
          <table:table-cell table:style-name="ce35" office:value-type="string" calcext:value-type="string">
            <text:p>Yongta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91]&amp;&quot;+&quot;&amp;[.B91]&amp;&quot;&amp;background=&quot;&amp;[.T91]&amp;&quot;&amp;color=fff&quot;" office:value-type="string" office:string-value="https://eu.ui-avatars.com/api/?name=Lourdes+Caroline&amp;background=#A87115&amp;color=fff" calcext:value-type="string">
            <text:p>https://eu.ui-avatars.com/api/?name=Lourdes+Caroline&amp;background=#A87115&amp;color=fff</text:p>
          </table:table-cell>
          <table:table-cell table:style-name="ce35" office:value-type="string" calcext:value-type="string">
            <text:p>Gabtype</text:p>
          </table:table-cell>
          <table:table-cell table:style-name="ce35" office:value-type="string" calcext:value-type="string">
            <text:p>Sales Representative</text:p>
          </table:table-cell>
          <table:table-cell table:style-name="ce35" office:value-type="string" calcext:value-type="string">
            <text:p>dictumst etiam faucibus cursus urna ut tellus nulla ut erat id mauris vulputate elementum nullam varius nulla facilisi cras</text:p>
          </table:table-cell>
          <table:table-cell table:style-name="ce35"/>
          <table:table-cell table:style-name="ce35"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87115" calcext:value-type="string">
            <text:p>#A87115</text:p>
          </table:table-cell>
          <table:table-cell table:number-columns-repeated="44"/>
        </table:table-row>
        <table:table-row table:style-name="ro3">
          <table:table-cell table:style-name="ce35" office:value-type="string" calcext:value-type="string">
            <text:p>Jennette</text:p>
          </table:table-cell>
          <table:table-cell table:style-name="ce35" office:value-type="string" calcext:value-type="string">
            <text:p>Yajaira</text:p>
          </table:table-cell>
          <table:table-cell table:style-name="ce35" table:formula="of:=[.A92]&amp;&quot; &quot;&amp;[.B92]" office:value-type="string" office:string-value="Jennette Yajaira" calcext:value-type="string">
            <text:p>Jennette Yajaira</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92]&amp;&quot;@&quot;&amp;[.B92]&amp;&quot;.com&quot;" office:value-type="string" office:string-value="Jennette@Yajaira.com" calcext:value-type="string">
            <text:p>Jennette@Yajaira.com</text:p>
          </table:table-cell>
          <table:table-cell table:style-name="ce35" office:value-type="string" calcext:value-type="string">
            <text:p>163-748-1192</text:p>
          </table:table-cell>
          <table:table-cell table:style-name="ce35" office:value-type="string" calcext:value-type="string">
            <text:p>Hallstahammar</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92]&amp;&quot;+&quot;&amp;[.B92]&amp;&quot;&amp;background=&quot;&amp;[.T92]&amp;&quot;&amp;color=fff&quot;" office:value-type="string" office:string-value="https://eu.ui-avatars.com/api/?name=Jennette+Yajaira&amp;background=#A19284&amp;color=fff" calcext:value-type="string">
            <text:p>https://eu.ui-avatars.com/api/?name=Jennette+Yajaira&amp;background=#A19284&amp;color=fff</text:p>
          </table:table-cell>
          <table:table-cell table:style-name="ce35" office:value-type="string" calcext:value-type="string">
            <text:p>Twimm</text:p>
          </table:table-cell>
          <table:table-cell table:style-name="ce35" office:value-type="string" calcext:value-type="string">
            <text:p>VP Accounting</text:p>
          </table:table-cell>
          <table:table-cell table:style-name="ce35" office:value-type="string" calcext:value-type="string">
            <text:p>tellus nisi eu orci mauris lacinia sapien quis libero nullam sit amet turpis elementum ligula vehicula consequat morbi</text:p>
          </table:table-cell>
          <table:table-cell table:style-name="ce35"/>
          <table:table-cell table:style-name="ce35"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19284" calcext:value-type="string">
            <text:p>#A19284</text:p>
          </table:table-cell>
          <table:table-cell table:number-columns-repeated="44"/>
        </table:table-row>
        <table:table-row table:style-name="ro3">
          <table:table-cell table:style-name="ce35" office:value-type="string" calcext:value-type="string">
            <text:p>Beatrice</text:p>
          </table:table-cell>
          <table:table-cell table:style-name="ce35" office:value-type="string" calcext:value-type="string">
            <text:p>Vicki</text:p>
          </table:table-cell>
          <table:table-cell table:style-name="ce35" table:formula="of:=[.A93]&amp;&quot; &quot;&amp;[.B93]" office:value-type="string" office:string-value="Beatrice Vicki" calcext:value-type="string">
            <text:p>Beatrice Vicki</text:p>
          </table:table-cell>
          <table:table-cell table:style-name="ce35" table:content-validation-name="val8" office:value-type="string" calcext:value-type="string">
            <text:p>Digital architecture for peace</text:p>
          </table:table-cell>
          <table:table-cell table:style-name="ce35"/>
          <table:table-cell table:style-name="ce35" table:content-validation-name="val9" office:value-type="string" calcext:value-type="string">
            <text:p>Jedis</text:p>
          </table:table-cell>
          <table:table-cell table:style-name="ce35" table:formula="of:=[.A93]&amp;&quot;@&quot;&amp;[.B93]&amp;&quot;.com&quot;" office:value-type="string" office:string-value="Beatrice@Vicki.com" calcext:value-type="string">
            <text:p>Beatrice@Vicki.com</text:p>
          </table:table-cell>
          <table:table-cell table:style-name="ce35" office:value-type="string" calcext:value-type="string">
            <text:p>944-550-4813</text:p>
          </table:table-cell>
          <table:table-cell table:style-name="ce35" office:value-type="string" calcext:value-type="string">
            <text:p>Cheqiao</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93]&amp;&quot;+&quot;&amp;[.B93]&amp;&quot;&amp;background=&quot;&amp;[.T93]&amp;&quot;&amp;color=fff&quot;" office:value-type="string" office:string-value="https://eu.ui-avatars.com/api/?name=Beatrice+Vicki&amp;background=#A62792&amp;color=fff" calcext:value-type="string">
            <text:p>https://eu.ui-avatars.com/api/?name=Beatrice+Vicki&amp;background=#A62792&amp;color=fff</text:p>
          </table:table-cell>
          <table:table-cell table:style-name="ce35" office:value-type="string" calcext:value-type="string">
            <text:p>Browsebug</text:p>
          </table:table-cell>
          <table:table-cell table:style-name="ce35" office:value-type="string" calcext:value-type="string">
            <text:p>Information Systems Manager</text:p>
          </table:table-cell>
          <table:table-cell table:style-name="ce35" office:value-type="string" calcext:value-type="string">
            <text:p>turpis sed ante vivamus tortor duis mattis egestas metus aenean fermentum donec ut mauris eget massa</text:p>
          </table:table-cell>
          <table:table-cell table:style-name="ce35" office:value-type="string" calcext:value-type="string">
            <text:p>Python</text:p>
          </table:table-cell>
          <table:table-cell table:style-name="ce35"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62792" calcext:value-type="string">
            <text:p>#A62792</text:p>
          </table:table-cell>
          <table:table-cell table:number-columns-repeated="44"/>
        </table:table-row>
        <table:table-row table:style-name="ro3">
          <table:table-cell table:style-name="ce35" office:value-type="string" calcext:value-type="string">
            <text:p>Joanne</text:p>
          </table:table-cell>
          <table:table-cell table:style-name="ce35" office:value-type="string" calcext:value-type="string">
            <text:p>Jamila</text:p>
          </table:table-cell>
          <table:table-cell table:style-name="ce35" table:formula="of:=[.A94]&amp;&quot; &quot;&amp;[.B94]" office:value-type="string" office:string-value="Joanne Jamila" calcext:value-type="string">
            <text:p>Joanne Jamil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94]&amp;&quot;@&quot;&amp;[.B94]&amp;&quot;.com&quot;" office:value-type="string" office:string-value="Joanne@Jamila.com" calcext:value-type="string">
            <text:p>Joanne@Jamila.com</text:p>
          </table:table-cell>
          <table:table-cell table:style-name="ce35" office:value-type="string" calcext:value-type="string">
            <text:p>641-596-8701</text:p>
          </table:table-cell>
          <table:table-cell table:style-name="ce35" office:value-type="string" calcext:value-type="string">
            <text:p>Krajan Timur Mlokorejo</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94]&amp;&quot;+&quot;&amp;[.B94]&amp;&quot;&amp;background=&quot;&amp;[.T94]&amp;&quot;&amp;color=fff&quot;" office:value-type="string" office:string-value="https://eu.ui-avatars.com/api/?name=Joanne+Jamila&amp;background=#A82634&amp;color=fff" calcext:value-type="string">
            <text:p>https://eu.ui-avatars.com/api/?name=Joanne+Jamila&amp;background=#A82634&amp;color=fff</text:p>
          </table:table-cell>
          <table:table-cell table:style-name="ce35" office:value-type="string" calcext:value-type="string">
            <text:p>Browsetype</text:p>
          </table:table-cell>
          <table:table-cell table:style-name="ce35" office:value-type="string" calcext:value-type="string">
            <text:p>Actuary</text:p>
          </table:table-cell>
          <table:table-cell table:style-name="ce35" office:value-type="string" calcext:value-type="string">
            <text:p>justo eu massa donec dapibus duis at velit eu est congue elementum</text:p>
          </table:table-cell>
          <table:table-cell table:style-name="ce35" office:value-type="string" calcext:value-type="string">
            <text:p>Java Script,C/C++,C#,Node.js,PHP,Solidity</text:p>
          </table:table-cell>
          <table:table-cell table:style-name="ce35" office:value-type="string" calcext:value-type="string">
            <text:p>Innovation, smart city, govtech, ecosystems, VC, startups</text:p>
          </table:table-cell>
          <table:table-cell table:content-validation-name="val11" table:number-columns-repeated="2"/>
          <table:table-cell table:formula="of:=&quot;#A&quot;&amp;RANDBETWEEN(1; 9)&amp;RANDBETWEEN(1; 9)&amp;RANDBETWEEN(1; 9)&amp;RANDBETWEEN(1; 9)&amp;RANDBETWEEN(1; 9)" office:value-type="string" office:string-value="#A82634" calcext:value-type="string">
            <text:p>#A82634</text:p>
          </table:table-cell>
          <table:table-cell table:number-columns-repeated="44"/>
        </table:table-row>
        <table:table-row table:style-name="ro3">
          <table:table-cell table:style-name="ce35" office:value-type="string" calcext:value-type="string">
            <text:p>Melaine</text:p>
          </table:table-cell>
          <table:table-cell table:style-name="ce35" office:value-type="string" calcext:value-type="string">
            <text:p>Paulita</text:p>
          </table:table-cell>
          <table:table-cell table:style-name="ce35" table:formula="of:=[.A95]&amp;&quot; &quot;&amp;[.B95]" office:value-type="string" office:string-value="Melaine Paulita" calcext:value-type="string">
            <text:p>Melaine Paulit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95]&amp;&quot;@&quot;&amp;[.B95]&amp;&quot;.com&quot;" office:value-type="string" office:string-value="Melaine@Paulita.com" calcext:value-type="string">
            <text:p>Melaine@Paulita.com</text:p>
          </table:table-cell>
          <table:table-cell table:style-name="ce35" office:value-type="string" calcext:value-type="string">
            <text:p>176-241-2683</text:p>
          </table:table-cell>
          <table:table-cell table:style-name="ce35" office:value-type="string" calcext:value-type="string">
            <text:p>Shanhou</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95]&amp;&quot;+&quot;&amp;[.B95]&amp;&quot;&amp;background=&quot;&amp;[.T95]&amp;&quot;&amp;color=fff&quot;" office:value-type="string" office:string-value="https://eu.ui-avatars.com/api/?name=Melaine+Paulita&amp;background=#A77243&amp;color=fff" calcext:value-type="string">
            <text:p>https://eu.ui-avatars.com/api/?name=Melaine+Paulita&amp;background=#A77243&amp;color=fff</text:p>
          </table:table-cell>
          <table:table-cell table:style-name="ce35" office:value-type="string" calcext:value-type="string">
            <text:p>InnoZ</text:p>
          </table:table-cell>
          <table:table-cell table:style-name="ce35" office:value-type="string" calcext:value-type="string">
            <text:p>Project Manager</text:p>
          </table:table-cell>
          <table:table-cell table:style-name="ce35" office:value-type="string" calcext:value-type="string">
            <text:p>nullam molestie nibh in lectus pellentesque at nulla suspendisse potenti cras in purus eu magna vulputate luctus cum</text:p>
          </table:table-cell>
          <table:table-cell table:style-name="ce35" office:value-type="string" calcext:value-type="string">
            <text:p>Java Script,Python</text:p>
          </table:table-cell>
          <table:table-cell table:style-name="ce35" office:value-type="string" calcext:value-type="string">
            <text:p>DAML</text:p>
          </table:table-cell>
          <table:table-cell table:content-validation-name="val11" table:number-columns-repeated="2"/>
          <table:table-cell table:formula="of:=&quot;#A&quot;&amp;RANDBETWEEN(1; 9)&amp;RANDBETWEEN(1; 9)&amp;RANDBETWEEN(1; 9)&amp;RANDBETWEEN(1; 9)&amp;RANDBETWEEN(1; 9)" office:value-type="string" office:string-value="#A77243" calcext:value-type="string">
            <text:p>#A77243</text:p>
          </table:table-cell>
          <table:table-cell table:number-columns-repeated="44"/>
        </table:table-row>
        <table:table-row table:style-name="ro3">
          <table:table-cell table:style-name="ce35" office:value-type="string" calcext:value-type="string">
            <text:p>Ghislaine</text:p>
          </table:table-cell>
          <table:table-cell table:style-name="ce35" office:value-type="string" calcext:value-type="string">
            <text:p>Willene</text:p>
          </table:table-cell>
          <table:table-cell table:style-name="ce35" table:formula="of:=[.A96]&amp;&quot; &quot;&amp;[.B96]" office:value-type="string" office:string-value="Ghislaine Willene" calcext:value-type="string">
            <text:p>Ghislaine Willene</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96]&amp;&quot;@&quot;&amp;[.B96]&amp;&quot;.com&quot;" office:value-type="string" office:string-value="Ghislaine@Willene.com" calcext:value-type="string">
            <text:p>Ghislaine@Willene.com</text:p>
          </table:table-cell>
          <table:table-cell table:style-name="ce35" office:value-type="string" calcext:value-type="string">
            <text:p>382-545-6409</text:p>
          </table:table-cell>
          <table:table-cell table:style-name="ce35" office:value-type="string" calcext:value-type="string">
            <text:p>Lluidas Vale</text:p>
          </table:table-cell>
          <table:table-cell table:style-name="ce35" office:value-type="string" calcext:value-type="string">
            <text:p>Jamaica</text:p>
          </table:table-cell>
          <table:table-cell table:style-name="ce35" office:value-type="string" calcext:value-type="string">
            <text:p>Female</text:p>
          </table:table-cell>
          <table:table-cell table:style-name="ce41" table:formula="of:=&quot;https://eu.ui-avatars.com/api/?name=&quot;&amp;[.A96]&amp;&quot;+&quot;&amp;[.B96]&amp;&quot;&amp;background=&quot;&amp;[.T96]&amp;&quot;&amp;color=fff&quot;" office:value-type="string" office:string-value="https://eu.ui-avatars.com/api/?name=Ghislaine+Willene&amp;background=#A63422&amp;color=fff" calcext:value-type="string">
            <text:p>https://eu.ui-avatars.com/api/?name=Ghislaine+Willene&amp;background=#A63422&amp;color=fff</text:p>
          </table:table-cell>
          <table:table-cell table:style-name="ce35" office:value-type="string" calcext:value-type="string">
            <text:p>Flipbug</text:p>
          </table:table-cell>
          <table:table-cell table:style-name="ce35" office:value-type="string" calcext:value-type="string">
            <text:p>Information Systems Manager</text:p>
          </table:table-cell>
          <table:table-cell table:style-name="ce35" office:value-type="string" calcext:value-type="string">
            <text:p>sagittis dui vel nisl duis ac nibh fusce lacus purus aliquet</text:p>
          </table:table-cell>
          <table:table-cell table:style-name="ce35"/>
          <table:table-cell table:style-name="ce35" office:value-type="string" calcext:value-type="string">
            <text:p>#theoryofconstraints #criticalchain</text:p>
          </table:table-cell>
          <table:table-cell table:content-validation-name="val11" table:number-columns-repeated="2"/>
          <table:table-cell table:formula="of:=&quot;#A&quot;&amp;RANDBETWEEN(1; 9)&amp;RANDBETWEEN(1; 9)&amp;RANDBETWEEN(1; 9)&amp;RANDBETWEEN(1; 9)&amp;RANDBETWEEN(1; 9)" office:value-type="string" office:string-value="#A63422" calcext:value-type="string">
            <text:p>#A63422</text:p>
          </table:table-cell>
          <table:table-cell table:number-columns-repeated="44"/>
        </table:table-row>
        <table:table-row table:style-name="ro3">
          <table:table-cell table:style-name="ce35" office:value-type="string" calcext:value-type="string">
            <text:p>Florida</text:p>
          </table:table-cell>
          <table:table-cell table:style-name="ce35" office:value-type="string" calcext:value-type="string">
            <text:p>Shirl</text:p>
          </table:table-cell>
          <table:table-cell table:style-name="ce35" table:formula="of:=[.A97]&amp;&quot; &quot;&amp;[.B97]" office:value-type="string" office:string-value="Florida Shirl" calcext:value-type="string">
            <text:p>Florida Shirl</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97]&amp;&quot;@&quot;&amp;[.B97]&amp;&quot;.com&quot;" office:value-type="string" office:string-value="Florida@Shirl.com" calcext:value-type="string">
            <text:p>Florida@Shirl.com</text:p>
          </table:table-cell>
          <table:table-cell table:style-name="ce35" office:value-type="string" calcext:value-type="string">
            <text:p>708-218-2893</text:p>
          </table:table-cell>
          <table:table-cell table:style-name="ce35" office:value-type="string" calcext:value-type="string">
            <text:p>Bato</text:p>
          </table:table-cell>
          <table:table-cell table:style-name="ce35" office:value-type="string" calcext:value-type="string">
            <text:p>Philippines</text:p>
          </table:table-cell>
          <table:table-cell table:style-name="ce35" office:value-type="string" calcext:value-type="string">
            <text:p>Male</text:p>
          </table:table-cell>
          <table:table-cell table:style-name="ce41" table:formula="of:=&quot;https://eu.ui-avatars.com/api/?name=&quot;&amp;[.A97]&amp;&quot;+&quot;&amp;[.B97]&amp;&quot;&amp;background=&quot;&amp;[.T97]&amp;&quot;&amp;color=fff&quot;" office:value-type="string" office:string-value="https://eu.ui-avatars.com/api/?name=Florida+Shirl&amp;background=#A73852&amp;color=fff" calcext:value-type="string">
            <text:p>https://eu.ui-avatars.com/api/?name=Florida+Shirl&amp;background=#A73852&amp;color=fff</text:p>
          </table:table-cell>
          <table:table-cell table:style-name="ce35" office:value-type="string" calcext:value-type="string">
            <text:p>Camimbo</text:p>
          </table:table-cell>
          <table:table-cell table:style-name="ce35" office:value-type="string" calcext:value-type="string">
            <text:p>Database Administrator IV</text:p>
          </table:table-cell>
          <table:table-cell table:style-name="ce35" office:value-type="string" calcext:value-type="string">
            <text:p>amet consectetuer adipiscing elit proin risus praesent lectus vestibulum quam sapien varius ut blandit non interdum</text:p>
          </table:table-cell>
          <table:table-cell table:style-name="ce35"/>
          <table:table-cell table:style-name="ce35" office:value-type="string" calcext:value-type="string">
            <text:p>#hydrogen, #energybalancing, #smartenergy, #smartlogistics</text:p>
          </table:table-cell>
          <table:table-cell table:content-validation-name="val11" table:number-columns-repeated="2"/>
          <table:table-cell table:formula="of:=&quot;#A&quot;&amp;RANDBETWEEN(1; 9)&amp;RANDBETWEEN(1; 9)&amp;RANDBETWEEN(1; 9)&amp;RANDBETWEEN(1; 9)&amp;RANDBETWEEN(1; 9)" office:value-type="string" office:string-value="#A73852" calcext:value-type="string">
            <text:p>#A73852</text:p>
          </table:table-cell>
          <table:table-cell table:number-columns-repeated="44"/>
        </table:table-row>
        <table:table-row table:style-name="ro3">
          <table:table-cell table:style-name="ce35" office:value-type="string" calcext:value-type="string">
            <text:p>Heathe</text:p>
          </table:table-cell>
          <table:table-cell table:style-name="ce35" office:value-type="string" calcext:value-type="string">
            <text:p>Belkis</text:p>
          </table:table-cell>
          <table:table-cell table:style-name="ce35" table:formula="of:=[.A98]&amp;&quot; &quot;&amp;[.B98]" office:value-type="string" office:string-value="Heathe Belkis" calcext:value-type="string">
            <text:p>Heathe Belkis</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98]&amp;&quot;@&quot;&amp;[.B98]&amp;&quot;.com&quot;" office:value-type="string" office:string-value="Heathe@Belkis.com" calcext:value-type="string">
            <text:p>Heathe@Belkis.com</text:p>
          </table:table-cell>
          <table:table-cell table:style-name="ce35" office:value-type="string" calcext:value-type="string">
            <text:p>171-134-6083</text:p>
          </table:table-cell>
          <table:table-cell table:style-name="ce35" office:value-type="string" calcext:value-type="string">
            <text:p>Kalayemule</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98]&amp;&quot;+&quot;&amp;[.B98]&amp;&quot;&amp;background=&quot;&amp;[.T98]&amp;&quot;&amp;color=fff&quot;" office:value-type="string" office:string-value="https://eu.ui-avatars.com/api/?name=Heathe+Belkis&amp;background=#A11881&amp;color=fff" calcext:value-type="string">
            <text:p>https://eu.ui-avatars.com/api/?name=Heathe+Belkis&amp;background=#A11881&amp;color=fff</text:p>
          </table:table-cell>
          <table:table-cell table:style-name="ce35" office:value-type="string" calcext:value-type="string">
            <text:p>Plambee</text:p>
          </table:table-cell>
          <table:table-cell table:style-name="ce35" office:value-type="string" calcext:value-type="string">
            <text:p>Account Representative IV</text:p>
          </table:table-cell>
          <table:table-cell table:style-name="ce35" office:value-type="string" calcext:value-type="string">
            <text:p>nulla sed accumsan felis ut at dolor quis odio consequat varius integer ac</text:p>
          </table:table-cell>
          <table:table-cell table:style-name="ce35" office:value-type="string" calcext:value-type="string">
            <text:p>Java Script,Java,Node.js,Ruby</text:p>
          </table:table-cell>
          <table:table-cell table:style-name="ce35" office:value-type="string" calcext:value-type="string">
            <text:p>#datapartner #ssi #compliancebydesign #govtech #tax</text:p>
          </table:table-cell>
          <table:table-cell table:content-validation-name="val11" table:number-columns-repeated="2"/>
          <table:table-cell table:formula="of:=&quot;#A&quot;&amp;RANDBETWEEN(1; 9)&amp;RANDBETWEEN(1; 9)&amp;RANDBETWEEN(1; 9)&amp;RANDBETWEEN(1; 9)&amp;RANDBETWEEN(1; 9)" office:value-type="string" office:string-value="#A11881" calcext:value-type="string">
            <text:p>#A11881</text:p>
          </table:table-cell>
          <table:table-cell table:number-columns-repeated="44"/>
        </table:table-row>
        <table:table-row table:style-name="ro3">
          <table:table-cell table:style-name="ce35" office:value-type="string" calcext:value-type="string">
            <text:p>Svetlana</text:p>
          </table:table-cell>
          <table:table-cell table:style-name="ce35" office:value-type="string" calcext:value-type="string">
            <text:p>Oda</text:p>
          </table:table-cell>
          <table:table-cell table:style-name="ce35" table:formula="of:=[.A99]&amp;&quot; &quot;&amp;[.B99]" office:value-type="string" office:string-value="Svetlana Oda" calcext:value-type="string">
            <text:p>Svetlana Od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99]&amp;&quot;@&quot;&amp;[.B99]&amp;&quot;.com&quot;" office:value-type="string" office:string-value="Svetlana@Oda.com" calcext:value-type="string">
            <text:p>Svetlana@Oda.com</text:p>
          </table:table-cell>
          <table:table-cell table:style-name="ce35" office:value-type="string" calcext:value-type="string">
            <text:p>943-864-0764</text:p>
          </table:table-cell>
          <table:table-cell table:style-name="ce35" office:value-type="string" calcext:value-type="string">
            <text:p>Shuangx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99]&amp;&quot;+&quot;&amp;[.B99]&amp;&quot;&amp;background=&quot;&amp;[.T99]&amp;&quot;&amp;color=fff&quot;" office:value-type="string" office:string-value="https://eu.ui-avatars.com/api/?name=Svetlana+Oda&amp;background=#A48228&amp;color=fff" calcext:value-type="string">
            <text:p>https://eu.ui-avatars.com/api/?name=Svetlana+Oda&amp;background=#A48228&amp;color=fff</text:p>
          </table:table-cell>
          <table:table-cell table:style-name="ce35" office:value-type="string" calcext:value-type="string">
            <text:p>Yamia</text:p>
          </table:table-cell>
          <table:table-cell table:style-name="ce35" office:value-type="string" calcext:value-type="string">
            <text:p>GIS Technical Architect</text:p>
          </table:table-cell>
          <table:table-cell table:style-name="ce35" office:value-type="string" calcext:value-type="string">
            <text:p>ipsum dolor sit amet consectetuer adipiscing elit proin risus praesent lectus vestibulum quam</text:p>
          </table:table-cell>
          <table:table-cell table:style-name="ce35"/>
          <table:table-cell table:style-name="ce35" office:value-type="string" calcext:value-type="string">
            <text:p>#SSI #DigitalIdentity #entrepreneurs #livemusic #government</text:p>
          </table:table-cell>
          <table:table-cell table:content-validation-name="val11" table:number-columns-repeated="2"/>
          <table:table-cell table:formula="of:=&quot;#A&quot;&amp;RANDBETWEEN(1; 9)&amp;RANDBETWEEN(1; 9)&amp;RANDBETWEEN(1; 9)&amp;RANDBETWEEN(1; 9)&amp;RANDBETWEEN(1; 9)" office:value-type="string" office:string-value="#A48228" calcext:value-type="string">
            <text:p>#A48228</text:p>
          </table:table-cell>
          <table:table-cell table:number-columns-repeated="44"/>
        </table:table-row>
        <table:table-row table:style-name="ro3" table:number-rows-repeated="2">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8">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5">
          <table:table-cell table:style-name="ce35" table:number-columns-repeated="3"/>
          <table:table-cell table:style-name="ce35" table:content-validation-name="val8"/>
          <table:table-cell table:style-name="ce35"/>
          <table:table-cell table:style-name="Default"/>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16">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37">
          <table:table-cell table:style-name="ce35" table:number-columns-repeated="3"/>
          <table:table-cell table:style-name="ce35" table:content-validation-name="val8"/>
          <table:table-cell table:style-name="ce35"/>
          <table:table-cell table:style-name="Default"/>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31">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37">
          <table:table-cell table:style-name="ce35" table:number-columns-repeated="3"/>
          <table:table-cell table:style-name="ce35" table:content-validation-name="val8"/>
          <table:table-cell table:style-name="ce35"/>
          <table:table-cell table:style-name="Default"/>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21">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38">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59">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37">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2">
          <table:table-cell table:style-name="ce35"/>
          <table:table-cell/>
          <table:table-cell table:style-name="ce35"/>
          <table:table-cell table:style-name="ce35" table:content-validation-name="val8"/>
          <table:table-cell table:style-name="ce3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3" table:number-rows-repeated="9">
          <table:table-cell table:style-name="ce35"/>
          <table:table-cell/>
          <table:table-cell table:style-name="ce35" table:number-columns-repeated="3"/>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1" table:number-rows-repeated="1048165">
          <table:table-cell table:number-columns-repeated="64"/>
        </table:table-row>
        <table:table-row table:style-name="ro1">
          <table:table-cell table:number-columns-repeated="64"/>
        </table:table-row>
      </table:table>
      <table:table table:name="Host" table:style-name="ta3">
        <table:table-column table:style-name="co50" table:default-cell-style-name="ce33"/>
        <table:table-column table:style-name="co51" table:default-cell-style-name="ce33"/>
        <table:table-column table:style-name="co52" table:default-cell-style-name="ce33"/>
        <table:table-column table:style-name="co53" table:default-cell-style-name="ce33"/>
        <table:table-column table:style-name="co54" table:default-cell-style-name="ce33"/>
        <table:table-column table:style-name="co3" table:default-cell-style-name="ce33"/>
        <table:table-column table:style-name="co55" table:default-cell-style-name="ce33"/>
        <table:table-column table:style-name="co18" table:number-columns-repeated="57" table:default-cell-style-name="ce33"/>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LEADING</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38" office:value-type="string" calcext:value-type="string">
            <text:p>LOGO_FILE</text:p>
          </table:table-cell>
          <table:table-cell table:style-name="ce38" office:value-type="string" calcext:value-type="string">
            <text:p>LOGO</text:p>
          </table:table-cell>
          <table:table-cell table:style-name="ce42" table:number-columns-repeated="14"/>
          <table:table-cell table:number-columns-repeated="43"/>
        </table:table-row>
        <table:table-row table:style-name="ro3">
          <table:table-cell table:style-name="ce35" office:value-type="string" calcext:value-type="string">
            <text:p>Cherrytwist</text:p>
          </table:table-cell>
          <table:table-cell table:style-name="ce35" office:value-type="string" calcext:value-type="string">
            <text:p>cherrytwist</text:p>
          </table:table-cell>
          <table:table-cell table:style-name="ce35"/>
          <table:table-cell table:style-name="ce35" office:value-type="string" calcext:value-type="string">
            <text:p>Open source Challenge Management Platform</text:p>
          </table:table-cell>
          <table:table-cell table:style-name="ce35" office:value-type="string" calcext:value-type="string">
            <text:p>Collaboration, OpenSource, Context</text:p>
          </table:table-cell>
          <table:table-cell table:style-name="ce35" office:value-type="string" calcext:value-type="string">
            <text:p>cherrytwist.png</text:p>
          </table:table-cell>
          <table:table-cell table:style-name="ce48" table:formula="of:=CONTENT_BASE_URL&amp;&quot;organisation_logos/&quot;&amp;[.F2]" office:value-type="string" office:string-value="organisation_logos/cherrytwist.png" calcext:value-type="string">
            <text:p>organisation_logos/cherrytwist.png</text:p>
          </table:table-cell>
          <table:table-cell table:number-columns-repeated="57"/>
        </table:table-row>
        <table:table-row table:style-name="ro3" table:number-rows-repeated="1048573">
          <table:table-cell table:number-columns-repeated="64"/>
        </table:table-row>
        <table:table-row table:style-name="ro3">
          <table:table-cell table:number-columns-repeated="64"/>
        </table:table-row>
      </table:table>
      <table:table table:name="Lookups" table:style-name="ta6">
        <table:table-column table:style-name="co56" table:default-cell-style-name="ce33"/>
        <table:table-column table:style-name="co18" table:number-columns-repeated="63" table:default-cell-style-name="ce33"/>
        <table:table-row table:style-name="ro3">
          <table:table-cell table:style-name="ce42"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C$3" table:cell-range-address="$ActorGroups.$A$2:.$A$1000"/>
        <table:named-range table:name="CHALLENGES" table:base-cell-address="$ActorGroups.$C$3" table:cell-range-address="$Challenges.$A$2:.$A$1000"/>
        <table:named-range table:name="CONTENT_BASE_URL" table:base-cell-address="$ActorGroups.$C$3" table:cell-range-address="$Information.$B$1000"/>
        <table:named-range table:name="GROUPS" table:base-cell-address="$ActorGroups.$C$3" table:cell-range-address="$Groups.$A$2:.$A$1000"/>
        <table:named-range table:name="OPPORTUNITIES" table:base-cell-address="$ActorGroups.$C$3" table:cell-range-address="$Opportunities.$B$2:.$B$1000"/>
        <table:named-range table:name="RelationTypes" table:base-cell-address="$ActorGroups.$C$3" table:cell-range-address="$Relations.$A$2:.$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30">00/00/0000</text:date>, <text:time style:data-style-name="N2" text:time-value="17:12:53.81507244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style:master-page style:name="mp4" style:page-layout-name="Mpm4">
      <style:header/>
      <style:header-left style:display="false"/>
      <style:footer/>
      <style:footer-left style:display="false"/>
    </style:master-page>
    <style:master-page style:name="mp5"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1-30T17:14:45.118782573</dc:date>
    <meta:editing-duration>PT1H3M20S</meta:editing-duration>
    <meta:editing-cycles>13</meta:editing-cycles>
    <meta:document-statistic meta:table-count="13" meta:cell-count="2767" meta:object-count="0"/>
  </office:meta>
</office:document-meta>
</file>